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20000000200FF54F853.jpg" manifest:media-type="image/jpeg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Pictures/100000000000020000000200FF54F853.jpg" manifest:media-type="image/jpeg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20000000200FF54F853.jpg" manifest:media-type="image/jpeg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20000000200FF54F853.jpg" manifest:media-type="image/jpeg"/>
  <manifest:file-entry manifest:full-path="Object 7/content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Pictures/100000000000020000000200FF54F853.jpg" manifest:media-type="image/jpeg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Pictures/100000000000020000000200FF54F853.jpg" manifest:media-type="image/jpeg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Pictures/100000000000020000000200FF54F853.jpg" manifest:media-type="image/jpeg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0000000020000000200FF54F853.jpg" manifest:media-type="image/jpeg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54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02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121"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Default">
      <style:table-cell-properties fo:border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121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121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121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121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121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121"/>
    <style:style style:name="ce23" style:family="table-cell" style:parent-style-name="Pivot_20_Table_20_Value" style:data-style-name="N121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121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Result" style:data-style-name="N121">
      <style:table-cell-properties fo:border-bottom="2.01pt solid #000000" fo:border-left="0.99pt solid #000000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121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121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121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Result" style:data-style-name="N121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 - Full" table:style-name="ta1" table:print-ranges="'Results - Full'.A1:'Results - Full'.J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default-cell-style-name="ce5"/>
        <table:table-column table:style-name="co10" table:default-cell-style-name="ce5"/>
        <table:table-column table:style-name="co11" table:default-cell-style-name="ce2"/>
        <table:table-column table:style-name="co12" table:default-cell-style-name="ce2"/>
        <table:table-column table:style-name="co11" table:number-columns-repeated="16372" table:default-cell-style-name="ce2"/>
        <table:table-row table:style-name="ro1">
          <table:table-cell table:style-name="ce1" office:value-type="string" calcext:value-type="string">
            <text:p>Predictor</text:p>
          </table:table-cell>
          <table:table-cell table:style-name="ce3" office:value-type="string" calcext:value-type="string">
            <text:p>BP </text:p>
            <text:p>Entries</text:p>
          </table:table-cell>
          <table:table-cell table:style-name="ce1" office:value-type="string" calcext:value-type="string">
            <text:p>Profiles</text:p>
          </table:table-cell>
          <table:table-cell table:style-name="ce1" office:value-type="string" calcext:value-type="string">
            <text:p>Trace File</text:p>
          </table:table-cell>
          <table:table-cell table:style-name="ce1" office:value-type="string" calcext:value-type="string">
            <text:p>Total Traces</text:p>
          </table:table-cell>
          <table:table-cell table:style-name="ce1" office:value-type="string" calcext:value-type="string">
            <text:p>Correct</text:p>
          </table:table-cell>
          <table:table-cell table:style-name="ce4" office:value-type="string" calcext:value-type="string">
            <text:p>Correct %</text:p>
          </table:table-cell>
          <table:table-cell table:style-name="ce1" office:value-type="string" calcext:value-type="string">
            <text:p>Incorrect</text:p>
          </table:table-cell>
          <table:table-cell table:style-name="ce4" office:value-type="string" calcext:value-type="string">
            <text:p>Incorrect %</text:p>
          </table:table-cell>
          <table:table-cell table:style-name="ce4" office:value-type="string" calcext:value-type="string">
            <text:p>Runtime (s)</text:p>
          </table:table-cell>
          <table:table-cell table:style-name="ce1" office:value-type="string" calcext:value-type="string">
            <text:p>Runtime p. Trace</text:p>
          </table:table-cell>
          <table:table-cell table:style-name="ce1" office:value-type="string" calcext:value-type="string">
            <text:p>Runtime per Correct</text:p>
          </table:table-cell>
          <table:table-cell table:style-name="ce1"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wrf.out</text:p>
          </table:table-cell>
          <table:table-cell office:value-type="float" office:value="14468676" calcext:value-type="float">
            <text:p>14468676</text:p>
          </table:table-cell>
          <table:table-cell office:value-type="float" office:value="14290271" calcext:value-type="float">
            <text:p>14290271</text:p>
          </table:table-cell>
          <table:table-cell office:value-type="float" office:value="0.98767" calcext:value-type="float">
            <text:p>0.98767</text:p>
          </table:table-cell>
          <table:table-cell office:value-type="float" office:value="178405" calcext:value-type="float">
            <text:p>178405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1.560168" calcext:value-type="float">
            <text:p>1.56017</text:p>
          </table:table-cell>
          <table:table-cell table:formula="of:=[.J2]/[.E2]" office:value-type="float" office:value="0.000000107830737242302" calcext:value-type="float">
            <text:p>1.07830737242302E-07</text:p>
          </table:table-cell>
          <table:table-cell table:formula="of:=[.J2]/[.F2]" office:value-type="float" office:value="0.000000109176935832777" calcext:value-type="float">
            <text:p>1.0917693583277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wrf.out</text:p>
          </table:table-cell>
          <table:table-cell office:value-type="float" office:value="14468676" calcext:value-type="float">
            <text:p>14468676</text:p>
          </table:table-cell>
          <table:table-cell office:value-type="float" office:value="14241199" calcext:value-type="float">
            <text:p>14241199</text:p>
          </table:table-cell>
          <table:table-cell office:value-type="float" office:value="0.984278" calcext:value-type="float">
            <text:p>0.98428</text:p>
          </table:table-cell>
          <table:table-cell office:value-type="float" office:value="227477" calcext:value-type="float">
            <text:p>227477</text:p>
          </table:table-cell>
          <table:table-cell office:value-type="float" office:value="0.015722" calcext:value-type="float">
            <text:p>0.01572</text:p>
          </table:table-cell>
          <table:table-cell office:value-type="float" office:value="1.572572" calcext:value-type="float">
            <text:p>1.57257</text:p>
          </table:table-cell>
          <table:table-cell table:formula="of:=[.J3]/[.E3]" office:value-type="float" office:value="0.000000108688037523268" calcext:value-type="float">
            <text:p>1.08688037523268E-07</text:p>
          </table:table-cell>
          <table:table-cell table:formula="of:=[.J3]/[.F3]" office:value-type="float" office:value="0.00000011042412931664" calcext:value-type="float">
            <text:p>1.104241293166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wrf.out</text:p>
          </table:table-cell>
          <table:table-cell office:value-type="float" office:value="14468676" calcext:value-type="float">
            <text:p>14468676</text:p>
          </table:table-cell>
          <table:table-cell office:value-type="float" office:value="14226170" calcext:value-type="float">
            <text:p>14226170</text:p>
          </table:table-cell>
          <table:table-cell office:value-type="float" office:value="0.983239" calcext:value-type="float">
            <text:p>0.98324</text:p>
          </table:table-cell>
          <table:table-cell office:value-type="float" office:value="242506" calcext:value-type="float">
            <text:p>242506</text:p>
          </table:table-cell>
          <table:table-cell office:value-type="float" office:value="0.016761" calcext:value-type="float">
            <text:p>0.01676</text:p>
          </table:table-cell>
          <table:table-cell office:value-type="float" office:value="1.569701" calcext:value-type="float">
            <text:p>1.56970</text:p>
          </table:table-cell>
          <table:table-cell table:formula="of:=[.J4]/[.E4]" office:value-type="float" office:value="0.000000108489608862622" calcext:value-type="float">
            <text:p>1.08489608862622E-07</text:p>
          </table:table-cell>
          <table:table-cell table:formula="of:=[.J4]/[.F4]" office:value-type="float" office:value="0.000000110338973877017" calcext:value-type="float">
            <text:p>1.1033897387701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wrf.out</text:p>
          </table:table-cell>
          <table:table-cell office:value-type="float" office:value="14468676" calcext:value-type="float">
            <text:p>14468676</text:p>
          </table:table-cell>
          <table:table-cell office:value-type="float" office:value="14219789" calcext:value-type="float">
            <text:p>14219789</text:p>
          </table:table-cell>
          <table:table-cell office:value-type="float" office:value="0.982798" calcext:value-type="float">
            <text:p>0.98280</text:p>
          </table:table-cell>
          <table:table-cell office:value-type="float" office:value="248887" calcext:value-type="float">
            <text:p>248887</text:p>
          </table:table-cell>
          <table:table-cell office:value-type="float" office:value="0.017202" calcext:value-type="float">
            <text:p>0.01720</text:p>
          </table:table-cell>
          <table:table-cell office:value-type="float" office:value="1.901706" calcext:value-type="float">
            <text:p>1.90171</text:p>
          </table:table-cell>
          <table:table-cell table:formula="of:=[.J5]/[.E5]" office:value-type="float" office:value="0.000000131436076113668" calcext:value-type="float">
            <text:p>1.31436076113668E-07</text:p>
          </table:table-cell>
          <table:table-cell table:formula="of:=[.J5]/[.F5]" office:value-type="float" office:value="0.000000133736583573779" calcext:value-type="float">
            <text:p>1.3373658357377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wrf.out</text:p>
          </table:table-cell>
          <table:table-cell office:value-type="float" office:value="14468676" calcext:value-type="float">
            <text:p>14468676</text:p>
          </table:table-cell>
          <table:table-cell office:value-type="float" office:value="14201714" calcext:value-type="float">
            <text:p>14201714</text:p>
          </table:table-cell>
          <table:table-cell office:value-type="float" office:value="0.981549" calcext:value-type="float">
            <text:p>0.98155</text:p>
          </table:table-cell>
          <table:table-cell office:value-type="float" office:value="266962" calcext:value-type="float">
            <text:p>266962</text:p>
          </table:table-cell>
          <table:table-cell office:value-type="float" office:value="0.018451" calcext:value-type="float">
            <text:p>0.01845</text:p>
          </table:table-cell>
          <table:table-cell office:value-type="float" office:value="1.893217" calcext:value-type="float">
            <text:p>1.89322</text:p>
          </table:table-cell>
          <table:table-cell table:formula="of:=[.J6]/[.E6]" office:value-type="float" office:value="0.000000130849360369947" calcext:value-type="float">
            <text:p>1.30849360369947E-07</text:p>
          </table:table-cell>
          <table:table-cell table:formula="of:=[.J6]/[.F6]" office:value-type="float" office:value="0.000000133309049879472" calcext:value-type="float">
            <text:p>1.3330904987947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wrf.out</text:p>
          </table:table-cell>
          <table:table-cell office:value-type="float" office:value="14468676" calcext:value-type="float">
            <text:p>14468676</text:p>
          </table:table-cell>
          <table:table-cell office:value-type="float" office:value="14187733" calcext:value-type="float">
            <text:p>14187733</text:p>
          </table:table-cell>
          <table:table-cell office:value-type="float" office:value="0.980583" calcext:value-type="float">
            <text:p>0.98058</text:p>
          </table:table-cell>
          <table:table-cell office:value-type="float" office:value="280943" calcext:value-type="float">
            <text:p>280943</text:p>
          </table:table-cell>
          <table:table-cell office:value-type="float" office:value="0.019417" calcext:value-type="float">
            <text:p>0.01942</text:p>
          </table:table-cell>
          <table:table-cell office:value-type="float" office:value="1.571287" calcext:value-type="float">
            <text:p>1.57129</text:p>
          </table:table-cell>
          <table:table-cell table:formula="of:=[.J7]/[.E7]" office:value-type="float" office:value="0.000000108599224974006" calcext:value-type="float">
            <text:p>1.08599224974006E-07</text:p>
          </table:table-cell>
          <table:table-cell table:formula="of:=[.J7]/[.F7]" office:value-type="float" office:value="0.000000110749687776053" calcext:value-type="float">
            <text:p>1.10749687776053E-07</text:p>
          </table:table-cell>
          <table:table-cell table:style-name="ce6"/>
          <table:table-cell table:number-columns-repeated="16371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wrf.out</text:p>
          </table:table-cell>
          <table:table-cell office:value-type="float" office:value="14468676" calcext:value-type="float">
            <text:p>14468676</text:p>
          </table:table-cell>
          <table:table-cell office:value-type="float" office:value="14156017" calcext:value-type="float">
            <text:p>14156017</text:p>
          </table:table-cell>
          <table:table-cell office:value-type="float" office:value="0.978391" calcext:value-type="float">
            <text:p>0.97839</text:p>
          </table:table-cell>
          <table:table-cell office:value-type="float" office:value="312659" calcext:value-type="float">
            <text:p>312659</text:p>
          </table:table-cell>
          <table:table-cell office:value-type="float" office:value="0.021609" calcext:value-type="float">
            <text:p>0.02161</text:p>
          </table:table-cell>
          <table:table-cell office:value-type="float" office:value="1.900208" calcext:value-type="float">
            <text:p>1.90021</text:p>
          </table:table-cell>
          <table:table-cell table:formula="of:=[.J8]/[.E8]" office:value-type="float" office:value="0.000000131332542106824" calcext:value-type="float">
            <text:p>1.31332542106824E-07</text:p>
          </table:table-cell>
          <table:table-cell table:formula="of:=[.J8]/[.F8]" office:value-type="float" office:value="0.000000134233238064068" calcext:value-type="float">
            <text:p>1.3423323806406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wrf.out</text:p>
          </table:table-cell>
          <table:table-cell office:value-type="float" office:value="14468676" calcext:value-type="float">
            <text:p>14468676</text:p>
          </table:table-cell>
          <table:table-cell office:value-type="float" office:value="14089865" calcext:value-type="float">
            <text:p>14089865</text:p>
          </table:table-cell>
          <table:table-cell office:value-type="float" office:value="0.973819" calcext:value-type="float">
            <text:p>0.97382</text:p>
          </table:table-cell>
          <table:table-cell office:value-type="float" office:value="378811" calcext:value-type="float">
            <text:p>378811</text:p>
          </table:table-cell>
          <table:table-cell office:value-type="float" office:value="0.026181" calcext:value-type="float">
            <text:p>0.02618</text:p>
          </table:table-cell>
          <table:table-cell office:value-type="float" office:value="1.892199" calcext:value-type="float">
            <text:p>1.89220</text:p>
          </table:table-cell>
          <table:table-cell table:formula="of:=[.J9]/[.E9]" office:value-type="float" office:value="0.000000130779001478781" calcext:value-type="float">
            <text:p>1.30779001478781E-07</text:p>
          </table:table-cell>
          <table:table-cell table:formula="of:=[.J9]/[.F9]" office:value-type="float" office:value="0.00000013429504115192" calcext:value-type="float">
            <text:p>1.342950411519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wrf.out</text:p>
          </table:table-cell>
          <table:table-cell office:value-type="float" office:value="14478676" calcext:value-type="float">
            <text:p>14478676</text:p>
          </table:table-cell>
          <table:table-cell office:value-type="float" office:value="14299492" calcext:value-type="float">
            <text:p>14299492</text:p>
          </table:table-cell>
          <table:table-cell office:value-type="float" office:value="0.987624" calcext:value-type="float">
            <text:p>0.98762</text:p>
          </table:table-cell>
          <table:table-cell office:value-type="float" office:value="179184" calcext:value-type="float">
            <text:p>179184</text:p>
          </table:table-cell>
          <table:table-cell office:value-type="float" office:value="0.012376" calcext:value-type="float">
            <text:p>0.01238</text:p>
          </table:table-cell>
          <table:table-cell office:value-type="float" office:value="1.568473" calcext:value-type="float">
            <text:p>1.56847</text:p>
          </table:table-cell>
          <table:table-cell table:formula="of:=[.J10]/[.E10]" office:value-type="float" office:value="0.000000108329863863243" calcext:value-type="float">
            <text:p>1.08329863863243E-07</text:p>
          </table:table-cell>
          <table:table-cell table:formula="of:=[.J10]/[.F10]" office:value-type="float" office:value="0.000000109687323158053" calcext:value-type="float">
            <text:p>1.0968732315805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wrf.out</text:p>
          </table:table-cell>
          <table:table-cell office:value-type="float" office:value="14478676" calcext:value-type="float">
            <text:p>14478676</text:p>
          </table:table-cell>
          <table:table-cell office:value-type="float" office:value="14250396" calcext:value-type="float">
            <text:p>14250396</text:p>
          </table:table-cell>
          <table:table-cell office:value-type="float" office:value="0.984233" calcext:value-type="float">
            <text:p>0.98423</text:p>
          </table:table-cell>
          <table:table-cell office:value-type="float" office:value="228280" calcext:value-type="float">
            <text:p>228280</text:p>
          </table:table-cell>
          <table:table-cell office:value-type="float" office:value="0.015767" calcext:value-type="float">
            <text:p>0.01577</text:p>
          </table:table-cell>
          <table:table-cell office:value-type="float" office:value="1.565447" calcext:value-type="float">
            <text:p>1.56545</text:p>
          </table:table-cell>
          <table:table-cell table:formula="of:=[.J11]/[.E11]" office:value-type="float" office:value="0.000000108120866852743" calcext:value-type="float">
            <text:p>1.08120866852743E-07</text:p>
          </table:table-cell>
          <table:table-cell table:formula="of:=[.J11]/[.F11]" office:value-type="float" office:value="0.000000109852877070925" calcext:value-type="float">
            <text:p>1.0985287707092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wrf.out</text:p>
          </table:table-cell>
          <table:table-cell office:value-type="float" office:value="14478676" calcext:value-type="float">
            <text:p>14478676</text:p>
          </table:table-cell>
          <table:table-cell office:value-type="float" office:value="14235355" calcext:value-type="float">
            <text:p>14235355</text:p>
          </table:table-cell>
          <table:table-cell office:value-type="float" office:value="0.983195" calcext:value-type="float">
            <text:p>0.98320</text:p>
          </table:table-cell>
          <table:table-cell office:value-type="float" office:value="243321" calcext:value-type="float">
            <text:p>243321</text:p>
          </table:table-cell>
          <table:table-cell office:value-type="float" office:value="0.016805" calcext:value-type="float">
            <text:p>0.01681</text:p>
          </table:table-cell>
          <table:table-cell office:value-type="float" office:value="1.571492" calcext:value-type="float">
            <text:p>1.57149</text:p>
          </table:table-cell>
          <table:table-cell table:formula="of:=[.J12]/[.E12]" office:value-type="float" office:value="0.000000108538377404122" calcext:value-type="float">
            <text:p>1.08538377404122E-07</text:p>
          </table:table-cell>
          <table:table-cell table:formula="of:=[.J12]/[.F12]" office:value-type="float" office:value="0.000000110393593977811" calcext:value-type="float">
            <text:p>1.1039359397781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wrf.out</text:p>
          </table:table-cell>
          <table:table-cell office:value-type="float" office:value="14478676" calcext:value-type="float">
            <text:p>14478676</text:p>
          </table:table-cell>
          <table:table-cell office:value-type="float" office:value="14228510" calcext:value-type="float">
            <text:p>14228510</text:p>
          </table:table-cell>
          <table:table-cell office:value-type="float" office:value="0.982722" calcext:value-type="float">
            <text:p>0.98272</text:p>
          </table:table-cell>
          <table:table-cell office:value-type="float" office:value="250166" calcext:value-type="float">
            <text:p>250166</text:p>
          </table:table-cell>
          <table:table-cell office:value-type="float" office:value="0.017278" calcext:value-type="float">
            <text:p>0.01728</text:p>
          </table:table-cell>
          <table:table-cell office:value-type="float" office:value="1.889858" calcext:value-type="float">
            <text:p>1.88986</text:p>
          </table:table-cell>
          <table:table-cell table:formula="of:=[.J13]/[.E13]" office:value-type="float" office:value="0.000000130526990175069" calcext:value-type="float">
            <text:p>1.30526990175069E-07</text:p>
          </table:table-cell>
          <table:table-cell table:formula="of:=[.J13]/[.F13]" office:value-type="float" office:value="0.000000132821918809489" calcext:value-type="float">
            <text:p>1.3282191880948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wrf.out</text:p>
          </table:table-cell>
          <table:table-cell office:value-type="float" office:value="14478676" calcext:value-type="float">
            <text:p>14478676</text:p>
          </table:table-cell>
          <table:table-cell office:value-type="float" office:value="14210349" calcext:value-type="float">
            <text:p>14210349</text:p>
          </table:table-cell>
          <table:table-cell office:value-type="float" office:value="0.981467" calcext:value-type="float">
            <text:p>0.98147</text:p>
          </table:table-cell>
          <table:table-cell office:value-type="float" office:value="268327" calcext:value-type="float">
            <text:p>268327</text:p>
          </table:table-cell>
          <table:table-cell office:value-type="float" office:value="0.018533" calcext:value-type="float">
            <text:p>0.01853</text:p>
          </table:table-cell>
          <table:table-cell office:value-type="float" office:value="1.899399" calcext:value-type="float">
            <text:p>1.89940</text:p>
          </table:table-cell>
          <table:table-cell table:formula="of:=[.J14]/[.E14]" office:value-type="float" office:value="0.000000131185959268651" calcext:value-type="float">
            <text:p>1.31185959268651E-07</text:p>
          </table:table-cell>
          <table:table-cell table:formula="of:=[.J14]/[.F14]" office:value-type="float" office:value="0.000000133663078929307" calcext:value-type="float">
            <text:p>1.3366307892930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wrf.out</text:p>
          </table:table-cell>
          <table:table-cell office:value-type="float" office:value="14478676" calcext:value-type="float">
            <text:p>14478676</text:p>
          </table:table-cell>
          <table:table-cell office:value-type="float" office:value="14196859" calcext:value-type="float">
            <text:p>14196859</text:p>
          </table:table-cell>
          <table:table-cell office:value-type="float" office:value="0.980536" calcext:value-type="float">
            <text:p>0.98054</text:p>
          </table:table-cell>
          <table:table-cell office:value-type="float" office:value="281817" calcext:value-type="float">
            <text:p>281817</text:p>
          </table:table-cell>
          <table:table-cell office:value-type="float" office:value="0.019464" calcext:value-type="float">
            <text:p>0.01946</text:p>
          </table:table-cell>
          <table:table-cell office:value-type="float" office:value="1.56558" calcext:value-type="float">
            <text:p>1.56558</text:p>
          </table:table-cell>
          <table:table-cell table:formula="of:=[.J15]/[.E15]" office:value-type="float" office:value="0.000000108130052775544" calcext:value-type="float">
            <text:p>1.08130052775544E-07</text:p>
          </table:table-cell>
          <table:table-cell table:formula="of:=[.J15]/[.F15]" office:value-type="float" office:value="0.000000110276505528441" calcext:value-type="float">
            <text:p>1.1027650552844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wrf.out</text:p>
          </table:table-cell>
          <table:table-cell office:value-type="float" office:value="14478676" calcext:value-type="float">
            <text:p>14478676</text:p>
          </table:table-cell>
          <table:table-cell office:value-type="float" office:value="14164615" calcext:value-type="float">
            <text:p>14164615</text:p>
          </table:table-cell>
          <table:table-cell office:value-type="float" office:value="0.978309" calcext:value-type="float">
            <text:p>0.97831</text:p>
          </table:table-cell>
          <table:table-cell office:value-type="float" office:value="314061" calcext:value-type="float">
            <text:p>314061</text:p>
          </table:table-cell>
          <table:table-cell office:value-type="float" office:value="0.021691" calcext:value-type="float">
            <text:p>0.02169</text:p>
          </table:table-cell>
          <table:table-cell office:value-type="float" office:value="1.941998" calcext:value-type="float">
            <text:p>1.94200</text:p>
          </table:table-cell>
          <table:table-cell table:formula="of:=[.J16]/[.E16]" office:value-type="float" office:value="0.000000134128148181505" calcext:value-type="float">
            <text:p>1.34128148181505E-07</text:p>
          </table:table-cell>
          <table:table-cell table:formula="of:=[.J16]/[.F16]" office:value-type="float" office:value="0.000000137102067369992" calcext:value-type="float">
            <text:p>1.3710206736999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wrf.out</text:p>
          </table:table-cell>
          <table:table-cell office:value-type="float" office:value="14478676" calcext:value-type="float">
            <text:p>14478676</text:p>
          </table:table-cell>
          <table:table-cell office:value-type="float" office:value="14098314" calcext:value-type="float">
            <text:p>14098314</text:p>
          </table:table-cell>
          <table:table-cell office:value-type="float" office:value="0.973729" calcext:value-type="float">
            <text:p>0.97373</text:p>
          </table:table-cell>
          <table:table-cell office:value-type="float" office:value="380362" calcext:value-type="float">
            <text:p>380362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1.897165" calcext:value-type="float">
            <text:p>1.89717</text:p>
          </table:table-cell>
          <table:table-cell table:formula="of:=[.J17]/[.E17]" office:value-type="float" office:value="0.000000131031663392426" calcext:value-type="float">
            <text:p>1.31031663392426E-07</text:p>
          </table:table-cell>
          <table:table-cell table:formula="of:=[.J17]/[.F17]" office:value-type="float" office:value="0.000000134566799973387" calcext:value-type="float">
            <text:p>1.3456679997338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wrf.out</text:p>
          </table:table-cell>
          <table:table-cell office:value-type="float" office:value="14483676" calcext:value-type="float">
            <text:p>14483676</text:p>
          </table:table-cell>
          <table:table-cell office:value-type="float" office:value="14303839" calcext:value-type="float">
            <text:p>14303839</text:p>
          </table:table-cell>
          <table:table-cell office:value-type="float" office:value="0.987583" calcext:value-type="float">
            <text:p>0.98758</text:p>
          </table:table-cell>
          <table:table-cell office:value-type="float" office:value="179837" calcext:value-type="float">
            <text:p>179837</text:p>
          </table:table-cell>
          <table:table-cell office:value-type="float" office:value="0.012417" calcext:value-type="float">
            <text:p>0.01242</text:p>
          </table:table-cell>
          <table:table-cell office:value-type="float" office:value="1.563801" calcext:value-type="float">
            <text:p>1.56380</text:p>
          </table:table-cell>
          <table:table-cell table:formula="of:=[.J18]/[.E18]" office:value-type="float" office:value="0.00000010796989659255" calcext:value-type="float">
            <text:p>1.0796989659255E-07</text:p>
          </table:table-cell>
          <table:table-cell table:formula="of:=[.J18]/[.F18]" office:value-type="float" office:value="0.000000109327363094621" calcext:value-type="float">
            <text:p>1.0932736309462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wrf.out</text:p>
          </table:table-cell>
          <table:table-cell office:value-type="float" office:value="14483676" calcext:value-type="float">
            <text:p>14483676</text:p>
          </table:table-cell>
          <table:table-cell office:value-type="float" office:value="14254668" calcext:value-type="float">
            <text:p>14254668</text:p>
          </table:table-cell>
          <table:table-cell office:value-type="float" office:value="0.984189" calcext:value-type="float">
            <text:p>0.98419</text:p>
          </table:table-cell>
          <table:table-cell office:value-type="float" office:value="229008" calcext:value-type="float">
            <text:p>229008</text:p>
          </table:table-cell>
          <table:table-cell office:value-type="float" office:value="0.015811" calcext:value-type="float">
            <text:p>0.01581</text:p>
          </table:table-cell>
          <table:table-cell office:value-type="float" office:value="1.564938" calcext:value-type="float">
            <text:p>1.56494</text:p>
          </table:table-cell>
          <table:table-cell table:formula="of:=[.J19]/[.E19]" office:value-type="float" office:value="0.000000108048398762856" calcext:value-type="float">
            <text:p>1.08048398762856E-07</text:p>
          </table:table-cell>
          <table:table-cell table:formula="of:=[.J19]/[.F19]" office:value-type="float" office:value="0.000000109784247518076" calcext:value-type="float">
            <text:p>1.0978424751807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wrf.out</text:p>
          </table:table-cell>
          <table:table-cell office:value-type="float" office:value="14483676" calcext:value-type="float">
            <text:p>14483676</text:p>
          </table:table-cell>
          <table:table-cell office:value-type="float" office:value="14239581" calcext:value-type="float">
            <text:p>14239581</text:p>
          </table:table-cell>
          <table:table-cell office:value-type="float" office:value="0.983147" calcext:value-type="float">
            <text:p>0.98315</text:p>
          </table:table-cell>
          <table:table-cell office:value-type="float" office:value="244095" calcext:value-type="float">
            <text:p>244095</text:p>
          </table:table-cell>
          <table:table-cell office:value-type="float" office:value="0.016853" calcext:value-type="float">
            <text:p>0.01685</text:p>
          </table:table-cell>
          <table:table-cell office:value-type="float" office:value="1.561289" calcext:value-type="float">
            <text:p>1.56129</text:p>
          </table:table-cell>
          <table:table-cell table:formula="of:=[.J20]/[.E20]" office:value-type="float" office:value="0.000000107796459959474" calcext:value-type="float">
            <text:p>1.07796459959474E-07</text:p>
          </table:table-cell>
          <table:table-cell table:formula="of:=[.J20]/[.F20]" office:value-type="float" office:value="0.00000010964430765203" calcext:value-type="float">
            <text:p>1.096443076520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wrf.out</text:p>
          </table:table-cell>
          <table:table-cell office:value-type="float" office:value="14483676" calcext:value-type="float">
            <text:p>14483676</text:p>
          </table:table-cell>
          <table:table-cell office:value-type="float" office:value="14232594" calcext:value-type="float">
            <text:p>14232594</text:p>
          </table:table-cell>
          <table:table-cell office:value-type="float" office:value="0.982664" calcext:value-type="float">
            <text:p>0.98266</text:p>
          </table:table-cell>
          <table:table-cell office:value-type="float" office:value="251082" calcext:value-type="float">
            <text:p>251082</text:p>
          </table:table-cell>
          <table:table-cell office:value-type="float" office:value="0.017336" calcext:value-type="float">
            <text:p>0.01734</text:p>
          </table:table-cell>
          <table:table-cell office:value-type="float" office:value="1.890642" calcext:value-type="float">
            <text:p>1.89064</text:p>
          </table:table-cell>
          <table:table-cell table:formula="of:=[.J21]/[.E21]" office:value-type="float" office:value="0.000000130536060044425" calcext:value-type="float">
            <text:p>1.30536060044425E-07</text:p>
          </table:table-cell>
          <table:table-cell table:formula="of:=[.J21]/[.F21]" office:value-type="float" office:value="0.000000132838890788285" calcext:value-type="float">
            <text:p>1.3283889078828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wrf.out</text:p>
          </table:table-cell>
          <table:table-cell office:value-type="float" office:value="14483676" calcext:value-type="float">
            <text:p>14483676</text:p>
          </table:table-cell>
          <table:table-cell office:value-type="float" office:value="14214281" calcext:value-type="float">
            <text:p>14214281</text:p>
          </table:table-cell>
          <table:table-cell office:value-type="float" office:value="0.9814" calcext:value-type="float">
            <text:p>0.98140</text:p>
          </table:table-cell>
          <table:table-cell office:value-type="float" office:value="269395" calcext:value-type="float">
            <text:p>269395</text:p>
          </table:table-cell>
          <table:table-cell office:value-type="float" office:value="0.0186" calcext:value-type="float">
            <text:p>0.01860</text:p>
          </table:table-cell>
          <table:table-cell office:value-type="float" office:value="1.898242" calcext:value-type="float">
            <text:p>1.89824</text:p>
          </table:table-cell>
          <table:table-cell table:formula="of:=[.J22]/[.E22]" office:value-type="float" office:value="0.000000131060788711374" calcext:value-type="float">
            <text:p>1.31060788711374E-07</text:p>
          </table:table-cell>
          <table:table-cell table:formula="of:=[.J22]/[.F22]" office:value-type="float" office:value="0.000000133544707607792" calcext:value-type="float">
            <text:p>1.3354470760779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wrf.out</text:p>
          </table:table-cell>
          <table:table-cell office:value-type="float" office:value="14483676" calcext:value-type="float">
            <text:p>14483676</text:p>
          </table:table-cell>
          <table:table-cell office:value-type="float" office:value="14200938" calcext:value-type="float">
            <text:p>14200938</text:p>
          </table:table-cell>
          <table:table-cell office:value-type="float" office:value="0.980479" calcext:value-type="float">
            <text:p>0.98048</text:p>
          </table:table-cell>
          <table:table-cell office:value-type="float" office:value="282738" calcext:value-type="float">
            <text:p>282738</text:p>
          </table:table-cell>
          <table:table-cell office:value-type="float" office:value="0.019521" calcext:value-type="float">
            <text:p>0.01952</text:p>
          </table:table-cell>
          <table:table-cell office:value-type="float" office:value="1.567024" calcext:value-type="float">
            <text:p>1.56702</text:p>
          </table:table-cell>
          <table:table-cell table:formula="of:=[.J23]/[.E23]" office:value-type="float" office:value="0.000000108192422973284" calcext:value-type="float">
            <text:p>1.08192422973284E-07</text:p>
          </table:table-cell>
          <table:table-cell table:formula="of:=[.J23]/[.F23]" office:value-type="float" office:value="0.00000011034651373029" calcext:value-type="float">
            <text:p>1.103465137302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wrf.out</text:p>
          </table:table-cell>
          <table:table-cell office:value-type="float" office:value="14483676" calcext:value-type="float">
            <text:p>14483676</text:p>
          </table:table-cell>
          <table:table-cell office:value-type="float" office:value="14168409" calcext:value-type="float">
            <text:p>14168409</text:p>
          </table:table-cell>
          <table:table-cell office:value-type="float" office:value="0.978233" calcext:value-type="float">
            <text:p>0.97823</text:p>
          </table:table-cell>
          <table:table-cell office:value-type="float" office:value="315267" calcext:value-type="float">
            <text:p>315267</text:p>
          </table:table-cell>
          <table:table-cell office:value-type="float" office:value="0.021767" calcext:value-type="float">
            <text:p>0.02177</text:p>
          </table:table-cell>
          <table:table-cell office:value-type="float" office:value="1.893738" calcext:value-type="float">
            <text:p>1.89374</text:p>
          </table:table-cell>
          <table:table-cell table:formula="of:=[.J24]/[.E24]" office:value-type="float" office:value="0.000000130749817932961" calcext:value-type="float">
            <text:p>1.30749817932961E-07</text:p>
          </table:table-cell>
          <table:table-cell table:formula="of:=[.J24]/[.F24]" office:value-type="float" office:value="0.000000133659185022115" calcext:value-type="float">
            <text:p>1.3365918502211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wrf.out</text:p>
          </table:table-cell>
          <table:table-cell office:value-type="float" office:value="14483676" calcext:value-type="float">
            <text:p>14483676</text:p>
          </table:table-cell>
          <table:table-cell office:value-type="float" office:value="14101902" calcext:value-type="float">
            <text:p>14101902</text:p>
          </table:table-cell>
          <table:table-cell office:value-type="float" office:value="0.973641" calcext:value-type="float">
            <text:p>0.97364</text:p>
          </table:table-cell>
          <table:table-cell office:value-type="float" office:value="381774" calcext:value-type="float">
            <text:p>381774</text:p>
          </table:table-cell>
          <table:table-cell office:value-type="float" office:value="0.026359" calcext:value-type="float">
            <text:p>0.02636</text:p>
          </table:table-cell>
          <table:table-cell office:value-type="float" office:value="1.901398" calcext:value-type="float">
            <text:p>1.90140</text:p>
          </table:table-cell>
          <table:table-cell table:formula="of:=[.J25]/[.E25]" office:value-type="float" office:value="0.000000131278689194649" calcext:value-type="float">
            <text:p>1.31278689194649E-07</text:p>
          </table:table-cell>
          <table:table-cell table:formula="of:=[.J25]/[.F25]" office:value-type="float" office:value="0.000000134832733910646" calcext:value-type="float">
            <text:p>1.3483273391064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wrf.out</text:p>
          </table:table-cell>
          <table:table-cell office:value-type="float" office:value="14486676" calcext:value-type="float">
            <text:p>14486676</text:p>
          </table:table-cell>
          <table:table-cell office:value-type="float" office:value="14306174" calcext:value-type="float">
            <text:p>14306174</text:p>
          </table:table-cell>
          <table:table-cell office:value-type="float" office:value="0.98754" calcext:value-type="float">
            <text:p>0.98754</text:p>
          </table:table-cell>
          <table:table-cell office:value-type="float" office:value="180502" calcext:value-type="float">
            <text:p>180502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1.563457" calcext:value-type="float">
            <text:p>1.56346</text:p>
          </table:table-cell>
          <table:table-cell table:formula="of:=[.J26]/[.E26]" office:value-type="float" office:value="0.000000107923791489504" calcext:value-type="float">
            <text:p>1.07923791489504E-07</text:p>
          </table:table-cell>
          <table:table-cell table:formula="of:=[.J26]/[.F26]" office:value-type="float" office:value="0.000000109285473530519" calcext:value-type="float">
            <text:p>1.0928547353051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wrf.out</text:p>
          </table:table-cell>
          <table:table-cell office:value-type="float" office:value="14486676" calcext:value-type="float">
            <text:p>14486676</text:p>
          </table:table-cell>
          <table:table-cell office:value-type="float" office:value="14257002" calcext:value-type="float">
            <text:p>14257002</text:p>
          </table:table-cell>
          <table:table-cell office:value-type="float" office:value="0.984146" calcext:value-type="float">
            <text:p>0.98415</text:p>
          </table:table-cell>
          <table:table-cell office:value-type="float" office:value="229674" calcext:value-type="float">
            <text:p>229674</text:p>
          </table:table-cell>
          <table:table-cell office:value-type="float" office:value="0.015854" calcext:value-type="float">
            <text:p>0.01585</text:p>
          </table:table-cell>
          <table:table-cell office:value-type="float" office:value="1.559489" calcext:value-type="float">
            <text:p>1.55949</text:p>
          </table:table-cell>
          <table:table-cell table:formula="of:=[.J27]/[.E27]" office:value-type="float" office:value="0.000000107649884625017" calcext:value-type="float">
            <text:p>1.07649884625017E-07</text:p>
          </table:table-cell>
          <table:table-cell table:formula="of:=[.J27]/[.F27]" office:value-type="float" office:value="0.000000109384076680357" calcext:value-type="float">
            <text:p>1.0938407668035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wrf.out</text:p>
          </table:table-cell>
          <table:table-cell office:value-type="float" office:value="14486676" calcext:value-type="float">
            <text:p>14486676</text:p>
          </table:table-cell>
          <table:table-cell office:value-type="float" office:value="14241897" calcext:value-type="float">
            <text:p>14241897</text:p>
          </table:table-cell>
          <table:table-cell office:value-type="float" office:value="0.983103" calcext:value-type="float">
            <text:p>0.98310</text:p>
          </table:table-cell>
          <table:table-cell office:value-type="float" office:value="244779" calcext:value-type="float">
            <text:p>244779</text:p>
          </table:table-cell>
          <table:table-cell office:value-type="float" office:value="0.016897" calcext:value-type="float">
            <text:p>0.01690</text:p>
          </table:table-cell>
          <table:table-cell office:value-type="float" office:value="1.565209" calcext:value-type="float">
            <text:p>1.56521</text:p>
          </table:table-cell>
          <table:table-cell table:formula="of:=[.J28]/[.E28]" office:value-type="float" office:value="0.00000010804473020588" calcext:value-type="float">
            <text:p>1.0804473020588E-07</text:p>
          </table:table-cell>
          <table:table-cell table:formula="of:=[.J28]/[.F28]" office:value-type="float" office:value="0.000000109901721659692" calcext:value-type="float">
            <text:p>1.0990172165969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wrf.out</text:p>
          </table:table-cell>
          <table:table-cell office:value-type="float" office:value="14486676" calcext:value-type="float">
            <text:p>14486676</text:p>
          </table:table-cell>
          <table:table-cell office:value-type="float" office:value="14234713" calcext:value-type="float">
            <text:p>14234713</text:p>
          </table:table-cell>
          <table:table-cell office:value-type="float" office:value="0.982607" calcext:value-type="float">
            <text:p>0.98261</text:p>
          </table:table-cell>
          <table:table-cell office:value-type="float" office:value="251963" calcext:value-type="float">
            <text:p>251963</text:p>
          </table:table-cell>
          <table:table-cell office:value-type="float" office:value="0.017393" calcext:value-type="float">
            <text:p>0.01739</text:p>
          </table:table-cell>
          <table:table-cell office:value-type="float" office:value="1.900552" calcext:value-type="float">
            <text:p>1.90055</text:p>
          </table:table-cell>
          <table:table-cell table:formula="of:=[.J29]/[.E29]" office:value-type="float" office:value="0.000000131193104615579" calcext:value-type="float">
            <text:p>1.31193104615579E-07</text:p>
          </table:table-cell>
          <table:table-cell table:formula="of:=[.J29]/[.F29]" office:value-type="float" office:value="0.000000133515301643244" calcext:value-type="float">
            <text:p>1.3351530164324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wrf.out</text:p>
          </table:table-cell>
          <table:table-cell office:value-type="float" office:value="14486676" calcext:value-type="float">
            <text:p>14486676</text:p>
          </table:table-cell>
          <table:table-cell office:value-type="float" office:value="14216417" calcext:value-type="float">
            <text:p>14216417</text:p>
          </table:table-cell>
          <table:table-cell office:value-type="float" office:value="0.981344" calcext:value-type="float">
            <text:p>0.98134</text:p>
          </table:table-cell>
          <table:table-cell office:value-type="float" office:value="270259" calcext:value-type="float">
            <text:p>270259</text:p>
          </table:table-cell>
          <table:table-cell office:value-type="float" office:value="0.018656" calcext:value-type="float">
            <text:p>0.01866</text:p>
          </table:table-cell>
          <table:table-cell office:value-type="float" office:value="1.894829" calcext:value-type="float">
            <text:p>1.89483</text:p>
          </table:table-cell>
          <table:table-cell table:formula="of:=[.J30]/[.E30]" office:value-type="float" office:value="0.000000130798051947873" calcext:value-type="float">
            <text:p>1.30798051947873E-07</text:p>
          </table:table-cell>
          <table:table-cell table:formula="of:=[.J30]/[.F30]" office:value-type="float" office:value="0.000000133284568115862" calcext:value-type="float">
            <text:p>1.3328456811586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wrf.out</text:p>
          </table:table-cell>
          <table:table-cell office:value-type="float" office:value="14486676" calcext:value-type="float">
            <text:p>14486676</text:p>
          </table:table-cell>
          <table:table-cell office:value-type="float" office:value="14203216" calcext:value-type="float">
            <text:p>14203216</text:p>
          </table:table-cell>
          <table:table-cell office:value-type="float" office:value="0.980433" calcext:value-type="float">
            <text:p>0.98043</text:p>
          </table:table-cell>
          <table:table-cell office:value-type="float" office:value="283460" calcext:value-type="float">
            <text:p>283460</text:p>
          </table:table-cell>
          <table:table-cell office:value-type="float" office:value="0.019567" calcext:value-type="float">
            <text:p>0.01957</text:p>
          </table:table-cell>
          <table:table-cell office:value-type="float" office:value="1.569794" calcext:value-type="float">
            <text:p>1.56979</text:p>
          </table:table-cell>
          <table:table-cell table:formula="of:=[.J31]/[.E31]" office:value-type="float" office:value="0.0000001083612279311" calcext:value-type="float">
            <text:p>1.083612279311E-07</text:p>
          </table:table-cell>
          <table:table-cell table:formula="of:=[.J31]/[.F31]" office:value-type="float" office:value="0.000000110523841924252" calcext:value-type="float">
            <text:p>1.1052384192425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wrf.out</text:p>
          </table:table-cell>
          <table:table-cell office:value-type="float" office:value="14486676" calcext:value-type="float">
            <text:p>14486676</text:p>
          </table:table-cell>
          <table:table-cell office:value-type="float" office:value="14170493" calcext:value-type="float">
            <text:p>14170493</text:p>
          </table:table-cell>
          <table:table-cell office:value-type="float" office:value="0.978174" calcext:value-type="float">
            <text:p>0.97817</text:p>
          </table:table-cell>
          <table:table-cell office:value-type="float" office:value="316183" calcext:value-type="float">
            <text:p>316183</text:p>
          </table:table-cell>
          <table:table-cell office:value-type="float" office:value="0.021826" calcext:value-type="float">
            <text:p>0.02183</text:p>
          </table:table-cell>
          <table:table-cell office:value-type="float" office:value="1.900842" calcext:value-type="float">
            <text:p>1.90084</text:p>
          </table:table-cell>
          <table:table-cell table:formula="of:=[.J32]/[.E32]" office:value-type="float" office:value="0.000000131213123010413" calcext:value-type="float">
            <text:p>1.31213123010413E-07</text:p>
          </table:table-cell>
          <table:table-cell table:formula="of:=[.J32]/[.F32]" office:value-type="float" office:value="0.000000134140851697961" calcext:value-type="float">
            <text:p>1.3414085169796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wrf.out</text:p>
          </table:table-cell>
          <table:table-cell office:value-type="float" office:value="14486676" calcext:value-type="float">
            <text:p>14486676</text:p>
          </table:table-cell>
          <table:table-cell office:value-type="float" office:value="14103989" calcext:value-type="float">
            <text:p>14103989</text:p>
          </table:table-cell>
          <table:table-cell office:value-type="float" office:value="0.973584" calcext:value-type="float">
            <text:p>0.97358</text:p>
          </table:table-cell>
          <table:table-cell office:value-type="float" office:value="382687" calcext:value-type="float">
            <text:p>382687</text:p>
          </table:table-cell>
          <table:table-cell office:value-type="float" office:value="0.026416" calcext:value-type="float">
            <text:p>0.02642</text:p>
          </table:table-cell>
          <table:table-cell office:value-type="float" office:value="1.929349" calcext:value-type="float">
            <text:p>1.92935</text:p>
          </table:table-cell>
          <table:table-cell table:formula="of:=[.J33]/[.E33]" office:value-type="float" office:value="0.000000133180931222594" calcext:value-type="float">
            <text:p>1.33180931222594E-07</text:p>
          </table:table-cell>
          <table:table-cell table:formula="of:=[.J33]/[.F33]" office:value-type="float" office:value="0.00000013679456216252" calcext:value-type="float">
            <text:p>1.367945621625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wrf.out</text:p>
          </table:table-cell>
          <table:table-cell office:value-type="float" office:value="14487676" calcext:value-type="float">
            <text:p>14487676</text:p>
          </table:table-cell>
          <table:table-cell office:value-type="float" office:value="14307071" calcext:value-type="float">
            <text:p>14307071</text:p>
          </table:table-cell>
          <table:table-cell office:value-type="float" office:value="0.987534" calcext:value-type="float">
            <text:p>0.98753</text:p>
          </table:table-cell>
          <table:table-cell office:value-type="float" office:value="180605" calcext:value-type="float">
            <text:p>180605</text:p>
          </table:table-cell>
          <table:table-cell office:value-type="float" office:value="0.012466" calcext:value-type="float">
            <text:p>0.01247</text:p>
          </table:table-cell>
          <table:table-cell office:value-type="float" office:value="1.570291" calcext:value-type="float">
            <text:p>1.57029</text:p>
          </table:table-cell>
          <table:table-cell table:formula="of:=[.J34]/[.E34]" office:value-type="float" office:value="0.000000108388053404839" calcext:value-type="float">
            <text:p>1.08388053404839E-07</text:p>
          </table:table-cell>
          <table:table-cell table:formula="of:=[.J34]/[.F34]" office:value-type="float" office:value="0.000000109756287642663" calcext:value-type="float">
            <text:p>1.0975628764266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wrf.out</text:p>
          </table:table-cell>
          <table:table-cell office:value-type="float" office:value="14487676" calcext:value-type="float">
            <text:p>14487676</text:p>
          </table:table-cell>
          <table:table-cell office:value-type="float" office:value="14257899" calcext:value-type="float">
            <text:p>14257899</text:p>
          </table:table-cell>
          <table:table-cell office:value-type="float" office:value="0.98414" calcext:value-type="float">
            <text:p>0.98414</text:p>
          </table:table-cell>
          <table:table-cell office:value-type="float" office:value="229777" calcext:value-type="float">
            <text:p>229777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1.561958" calcext:value-type="float">
            <text:p>1.56196</text:p>
          </table:table-cell>
          <table:table-cell table:formula="of:=[.J35]/[.E35]" office:value-type="float" office:value="0.000000107812874887594" calcext:value-type="float">
            <text:p>1.07812874887594E-07</text:p>
          </table:table-cell>
          <table:table-cell table:formula="of:=[.J35]/[.F35]" office:value-type="float" office:value="0.000000109550362223775" calcext:value-type="float">
            <text:p>1.0955036222377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wrf.out</text:p>
          </table:table-cell>
          <table:table-cell office:value-type="float" office:value="14487676" calcext:value-type="float">
            <text:p>14487676</text:p>
          </table:table-cell>
          <table:table-cell office:value-type="float" office:value="14242794" calcext:value-type="float">
            <text:p>14242794</text:p>
          </table:table-cell>
          <table:table-cell office:value-type="float" office:value="0.983097" calcext:value-type="float">
            <text:p>0.98310</text:p>
          </table:table-cell>
          <table:table-cell office:value-type="float" office:value="244882" calcext:value-type="float">
            <text:p>244882</text:p>
          </table:table-cell>
          <table:table-cell office:value-type="float" office:value="0.016903" calcext:value-type="float">
            <text:p>0.01690</text:p>
          </table:table-cell>
          <table:table-cell office:value-type="float" office:value="1.566514" calcext:value-type="float">
            <text:p>1.56651</text:p>
          </table:table-cell>
          <table:table-cell table:formula="of:=[.J36]/[.E36]" office:value-type="float" office:value="0.000000108127349065509" calcext:value-type="float">
            <text:p>1.08127349065509E-07</text:p>
          </table:table-cell>
          <table:table-cell table:formula="of:=[.J36]/[.F36]" office:value-type="float" office:value="0.000000109986425416249" calcext:value-type="float">
            <text:p>1.0998642541624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wrf.out</text:p>
          </table:table-cell>
          <table:table-cell office:value-type="float" office:value="14487676" calcext:value-type="float">
            <text:p>14487676</text:p>
          </table:table-cell>
          <table:table-cell office:value-type="float" office:value="14235627" calcext:value-type="float">
            <text:p>14235627</text:p>
          </table:table-cell>
          <table:table-cell office:value-type="float" office:value="0.982603" calcext:value-type="float">
            <text:p>0.98260</text:p>
          </table:table-cell>
          <table:table-cell office:value-type="float" office:value="252049" calcext:value-type="float">
            <text:p>252049</text:p>
          </table:table-cell>
          <table:table-cell office:value-type="float" office:value="0.017397" calcext:value-type="float">
            <text:p>0.01740</text:p>
          </table:table-cell>
          <table:table-cell office:value-type="float" office:value="1.89149" calcext:value-type="float">
            <text:p>1.89149</text:p>
          </table:table-cell>
          <table:table-cell table:formula="of:=[.J37]/[.E37]" office:value-type="float" office:value="0.000000130558551972035" calcext:value-type="float">
            <text:p>1.30558551972035E-07</text:p>
          </table:table-cell>
          <table:table-cell table:formula="of:=[.J37]/[.F37]" office:value-type="float" office:value="0.000000132870157387518" calcext:value-type="float">
            <text:p>1.3287015738751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wrf.out</text:p>
          </table:table-cell>
          <table:table-cell office:value-type="float" office:value="14487676" calcext:value-type="float">
            <text:p>14487676</text:p>
          </table:table-cell>
          <table:table-cell office:value-type="float" office:value="14217348" calcext:value-type="float">
            <text:p>14217348</text:p>
          </table:table-cell>
          <table:table-cell office:value-type="float" office:value="0.981341" calcext:value-type="float">
            <text:p>0.98134</text:p>
          </table:table-cell>
          <table:table-cell office:value-type="float" office:value="270328" calcext:value-type="float">
            <text:p>270328</text:p>
          </table:table-cell>
          <table:table-cell office:value-type="float" office:value="0.018659" calcext:value-type="float">
            <text:p>0.01866</text:p>
          </table:table-cell>
          <table:table-cell office:value-type="float" office:value="1.893507" calcext:value-type="float">
            <text:p>1.89351</text:p>
          </table:table-cell>
          <table:table-cell table:formula="of:=[.J38]/[.E38]" office:value-type="float" office:value="0.00000013069777374922" calcext:value-type="float">
            <text:p>1.3069777374922E-07</text:p>
          </table:table-cell>
          <table:table-cell table:formula="of:=[.J38]/[.F38]" office:value-type="float" office:value="0.000000133182855199155" calcext:value-type="float">
            <text:p>1.3318285519915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wrf.out</text:p>
          </table:table-cell>
          <table:table-cell office:value-type="float" office:value="14487676" calcext:value-type="float">
            <text:p>14487676</text:p>
          </table:table-cell>
          <table:table-cell office:value-type="float" office:value="14204113" calcext:value-type="float">
            <text:p>14204113</text:p>
          </table:table-cell>
          <table:table-cell office:value-type="float" office:value="0.980427" calcext:value-type="float">
            <text:p>0.98043</text:p>
          </table:table-cell>
          <table:table-cell office:value-type="float" office:value="283563" calcext:value-type="float">
            <text:p>283563</text:p>
          </table:table-cell>
          <table:table-cell office:value-type="float" office:value="0.019573" calcext:value-type="float">
            <text:p>0.01957</text:p>
          </table:table-cell>
          <table:table-cell office:value-type="float" office:value="1.570724" calcext:value-type="float">
            <text:p>1.57072</text:p>
          </table:table-cell>
          <table:table-cell table:formula="of:=[.J39]/[.E39]" office:value-type="float" office:value="0.000000108417940876094" calcext:value-type="float">
            <text:p>1.08417940876094E-07</text:p>
          </table:table-cell>
          <table:table-cell table:formula="of:=[.J39]/[.F39]" office:value-type="float" office:value="0.000000110582336257111" calcext:value-type="float">
            <text:p>1.1058233625711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wrf.out</text:p>
          </table:table-cell>
          <table:table-cell office:value-type="float" office:value="14487676" calcext:value-type="float">
            <text:p>14487676</text:p>
          </table:table-cell>
          <table:table-cell office:value-type="float" office:value="14171424" calcext:value-type="float">
            <text:p>14171424</text:p>
          </table:table-cell>
          <table:table-cell office:value-type="float" office:value="0.978171" calcext:value-type="float">
            <text:p>0.97817</text:p>
          </table:table-cell>
          <table:table-cell office:value-type="float" office:value="316252" calcext:value-type="float">
            <text:p>316252</text:p>
          </table:table-cell>
          <table:table-cell office:value-type="float" office:value="0.021829" calcext:value-type="float">
            <text:p>0.02183</text:p>
          </table:table-cell>
          <table:table-cell office:value-type="float" office:value="1.894581" calcext:value-type="float">
            <text:p>1.89458</text:p>
          </table:table-cell>
          <table:table-cell table:formula="of:=[.J40]/[.E40]" office:value-type="float" office:value="0.000000130771905721801" calcext:value-type="float">
            <text:p>1.30771905721801E-07</text:p>
          </table:table-cell>
          <table:table-cell table:formula="of:=[.J40]/[.F40]" office:value-type="float" office:value="0.00000013369023465814" calcext:value-type="float">
            <text:p>1.336902346581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wrf.out</text:p>
          </table:table-cell>
          <table:table-cell office:value-type="float" office:value="14487676" calcext:value-type="float">
            <text:p>14487676</text:p>
          </table:table-cell>
          <table:table-cell office:value-type="float" office:value="14104915" calcext:value-type="float">
            <text:p>14104915</text:p>
          </table:table-cell>
          <table:table-cell office:value-type="float" office:value="0.97358" calcext:value-type="float">
            <text:p>0.97358</text:p>
          </table:table-cell>
          <table:table-cell office:value-type="float" office:value="382761" calcext:value-type="float">
            <text:p>382761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1.895412" calcext:value-type="float">
            <text:p>1.89541</text:p>
          </table:table-cell>
          <table:table-cell table:formula="of:=[.J41]/[.E41]" office:value-type="float" office:value="0.000000130829264817905" calcext:value-type="float">
            <text:p>1.30829264817905E-07</text:p>
          </table:table-cell>
          <table:table-cell table:formula="of:=[.J41]/[.F41]" office:value-type="float" office:value="0.000000134379540748739" calcext:value-type="float">
            <text:p>1.3437954074873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wrf.out</text:p>
          </table:table-cell>
          <table:table-cell office:value-type="float" office:value="14488176" calcext:value-type="float">
            <text:p>14488176</text:p>
          </table:table-cell>
          <table:table-cell office:value-type="float" office:value="14307496" calcext:value-type="float">
            <text:p>14307496</text:p>
          </table:table-cell>
          <table:table-cell office:value-type="float" office:value="0.987529" calcext:value-type="float">
            <text:p>0.98753</text:p>
          </table:table-cell>
          <table:table-cell office:value-type="float" office:value="180680" calcext:value-type="float">
            <text:p>180680</text:p>
          </table:table-cell>
          <table:table-cell office:value-type="float" office:value="0.012471" calcext:value-type="float">
            <text:p>0.01247</text:p>
          </table:table-cell>
          <table:table-cell office:value-type="float" office:value="1.564393" calcext:value-type="float">
            <text:p>1.56439</text:p>
          </table:table-cell>
          <table:table-cell table:formula="of:=[.J42]/[.E42]" office:value-type="float" office:value="0.000000107977222253512" calcext:value-type="float">
            <text:p>1.07977222253512E-07</text:p>
          </table:table-cell>
          <table:table-cell table:formula="of:=[.J42]/[.F42]" office:value-type="float" office:value="0.000000109340795901673" calcext:value-type="float">
            <text:p>1.0934079590167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wrf.out</text:p>
          </table:table-cell>
          <table:table-cell office:value-type="float" office:value="14488176" calcext:value-type="float">
            <text:p>14488176</text:p>
          </table:table-cell>
          <table:table-cell office:value-type="float" office:value="14258324" calcext:value-type="float">
            <text:p>14258324</text:p>
          </table:table-cell>
          <table:table-cell office:value-type="float" office:value="0.984135" calcext:value-type="float">
            <text:p>0.98414</text:p>
          </table:table-cell>
          <table:table-cell office:value-type="float" office:value="229852" calcext:value-type="float">
            <text:p>229852</text:p>
          </table:table-cell>
          <table:table-cell office:value-type="float" office:value="0.015865" calcext:value-type="float">
            <text:p>0.01587</text:p>
          </table:table-cell>
          <table:table-cell office:value-type="float" office:value="1.564915" calcext:value-type="float">
            <text:p>1.56492</text:p>
          </table:table-cell>
          <table:table-cell table:formula="of:=[.J43]/[.E43]" office:value-type="float" office:value="0.000000108013251633608" calcext:value-type="float">
            <text:p>1.08013251633608E-07</text:p>
          </table:table-cell>
          <table:table-cell table:formula="of:=[.J43]/[.F43]" office:value-type="float" office:value="0.000000109754484468161" calcext:value-type="float">
            <text:p>1.0975448446816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wrf.out</text:p>
          </table:table-cell>
          <table:table-cell office:value-type="float" office:value="14488176" calcext:value-type="float">
            <text:p>14488176</text:p>
          </table:table-cell>
          <table:table-cell office:value-type="float" office:value="14243219" calcext:value-type="float">
            <text:p>14243219</text:p>
          </table:table-cell>
          <table:table-cell office:value-type="float" office:value="0.983093" calcext:value-type="float">
            <text:p>0.98309</text:p>
          </table:table-cell>
          <table:table-cell office:value-type="float" office:value="244957" calcext:value-type="float">
            <text:p>244957</text:p>
          </table:table-cell>
          <table:table-cell office:value-type="float" office:value="0.016907" calcext:value-type="float">
            <text:p>0.01691</text:p>
          </table:table-cell>
          <table:table-cell office:value-type="float" office:value="1.56882" calcext:value-type="float">
            <text:p>1.56882</text:p>
          </table:table-cell>
          <table:table-cell table:formula="of:=[.J44]/[.E44]" office:value-type="float" office:value="0.000000108282781766318" calcext:value-type="float">
            <text:p>1.08282781766318E-07</text:p>
          </table:table-cell>
          <table:table-cell table:formula="of:=[.J44]/[.F44]" office:value-type="float" office:value="0.000000110145045161491" calcext:value-type="float">
            <text:p>1.1014504516149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wrf.out</text:p>
          </table:table-cell>
          <table:table-cell office:value-type="float" office:value="14488176" calcext:value-type="float">
            <text:p>14488176</text:p>
          </table:table-cell>
          <table:table-cell office:value-type="float" office:value="14236037" calcext:value-type="float">
            <text:p>14236037</text:p>
          </table:table-cell>
          <table:table-cell office:value-type="float" office:value="0.982597" calcext:value-type="float">
            <text:p>0.98260</text:p>
          </table:table-cell>
          <table:table-cell office:value-type="float" office:value="252139" calcext:value-type="float">
            <text:p>252139</text:p>
          </table:table-cell>
          <table:table-cell office:value-type="float" office:value="0.017403" calcext:value-type="float">
            <text:p>0.01740</text:p>
          </table:table-cell>
          <table:table-cell office:value-type="float" office:value="1.894287" calcext:value-type="float">
            <text:p>1.89429</text:p>
          </table:table-cell>
          <table:table-cell table:formula="of:=[.J45]/[.E45]" office:value-type="float" office:value="0.000000130747100256099" calcext:value-type="float">
            <text:p>1.30747100256099E-07</text:p>
          </table:table-cell>
          <table:table-cell table:formula="of:=[.J45]/[.F45]" office:value-type="float" office:value="0.000000133062803924997" calcext:value-type="float">
            <text:p>1.3306280392499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wrf.out</text:p>
          </table:table-cell>
          <table:table-cell office:value-type="float" office:value="14488176" calcext:value-type="float">
            <text:p>14488176</text:p>
          </table:table-cell>
          <table:table-cell office:value-type="float" office:value="14217767" calcext:value-type="float">
            <text:p>14217767</text:p>
          </table:table-cell>
          <table:table-cell office:value-type="float" office:value="0.981336" calcext:value-type="float">
            <text:p>0.98134</text:p>
          </table:table-cell>
          <table:table-cell office:value-type="float" office:value="270409" calcext:value-type="float">
            <text:p>270409</text:p>
          </table:table-cell>
          <table:table-cell office:value-type="float" office:value="0.018664" calcext:value-type="float">
            <text:p>0.01866</text:p>
          </table:table-cell>
          <table:table-cell office:value-type="float" office:value="1.897061" calcext:value-type="float">
            <text:p>1.89706</text:p>
          </table:table-cell>
          <table:table-cell table:formula="of:=[.J46]/[.E46]" office:value-type="float" office:value="0.000000130938566731934" calcext:value-type="float">
            <text:p>1.30938566731934E-07</text:p>
          </table:table-cell>
          <table:table-cell table:formula="of:=[.J46]/[.F46]" office:value-type="float" office:value="0.00000013342889920759" calcext:value-type="float">
            <text:p>1.334288992075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wrf.out</text:p>
          </table:table-cell>
          <table:table-cell office:value-type="float" office:value="14488176" calcext:value-type="float">
            <text:p>14488176</text:p>
          </table:table-cell>
          <table:table-cell office:value-type="float" office:value="14204535" calcext:value-type="float">
            <text:p>14204535</text:p>
          </table:table-cell>
          <table:table-cell office:value-type="float" office:value="0.980423" calcext:value-type="float">
            <text:p>0.98042</text:p>
          </table:table-cell>
          <table:table-cell office:value-type="float" office:value="283641" calcext:value-type="float">
            <text:p>283641</text:p>
          </table:table-cell>
          <table:table-cell office:value-type="float" office:value="0.019577" calcext:value-type="float">
            <text:p>0.01958</text:p>
          </table:table-cell>
          <table:table-cell office:value-type="float" office:value="1.569109" calcext:value-type="float">
            <text:p>1.56911</text:p>
          </table:table-cell>
          <table:table-cell table:formula="of:=[.J47]/[.E47]" office:value-type="float" office:value="0.000000108302729066792" calcext:value-type="float">
            <text:p>1.08302729066792E-07</text:p>
          </table:table-cell>
          <table:table-cell table:formula="of:=[.J47]/[.F47]" office:value-type="float" office:value="0.000000110465354902501" calcext:value-type="float">
            <text:p>1.1046535490250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wrf.out</text:p>
          </table:table-cell>
          <table:table-cell office:value-type="float" office:value="14488176" calcext:value-type="float">
            <text:p>14488176</text:p>
          </table:table-cell>
          <table:table-cell office:value-type="float" office:value="14171850" calcext:value-type="float">
            <text:p>14171850</text:p>
          </table:table-cell>
          <table:table-cell office:value-type="float" office:value="0.978167" calcext:value-type="float">
            <text:p>0.97817</text:p>
          </table:table-cell>
          <table:table-cell office:value-type="float" office:value="316326" calcext:value-type="float">
            <text:p>316326</text:p>
          </table:table-cell>
          <table:table-cell office:value-type="float" office:value="0.021833" calcext:value-type="float">
            <text:p>0.02183</text:p>
          </table:table-cell>
          <table:table-cell office:value-type="float" office:value="1.898049" calcext:value-type="float">
            <text:p>1.89805</text:p>
          </table:table-cell>
          <table:table-cell table:formula="of:=[.J48]/[.E48]" office:value-type="float" office:value="0.000000131006760271272" calcext:value-type="float">
            <text:p>1.31006760271272E-07</text:p>
          </table:table-cell>
          <table:table-cell table:formula="of:=[.J48]/[.F48]" office:value-type="float" office:value="0.000000133930926449264" calcext:value-type="float">
            <text:p>1.3393092644926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wrf.out</text:p>
          </table:table-cell>
          <table:table-cell office:value-type="float" office:value="14488176" calcext:value-type="float">
            <text:p>14488176</text:p>
          </table:table-cell>
          <table:table-cell office:value-type="float" office:value="14105338" calcext:value-type="float">
            <text:p>14105338</text:p>
          </table:table-cell>
          <table:table-cell office:value-type="float" office:value="0.973576" calcext:value-type="float">
            <text:p>0.97358</text:p>
          </table:table-cell>
          <table:table-cell office:value-type="float" office:value="382838" calcext:value-type="float">
            <text:p>382838</text:p>
          </table:table-cell>
          <table:table-cell office:value-type="float" office:value="0.026424" calcext:value-type="float">
            <text:p>0.02642</text:p>
          </table:table-cell>
          <table:table-cell office:value-type="float" office:value="1.90278" calcext:value-type="float">
            <text:p>1.90278</text:p>
          </table:table-cell>
          <table:table-cell table:formula="of:=[.J49]/[.E49]" office:value-type="float" office:value="0.000000131333302411567" calcext:value-type="float">
            <text:p>1.31333302411567E-07</text:p>
          </table:table-cell>
          <table:table-cell table:formula="of:=[.J49]/[.F49]" office:value-type="float" office:value="0.0000001348978663255" calcext:value-type="float">
            <text:p>1.34897866325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f.out</text:p>
          </table:table-cell>
          <table:table-cell office:value-type="float" office:value="14488576" calcext:value-type="float">
            <text:p>14488576</text:p>
          </table:table-cell>
          <table:table-cell office:value-type="float" office:value="14307874" calcext:value-type="float">
            <text:p>14307874</text:p>
          </table:table-cell>
          <table:table-cell office:value-type="float" office:value="0.987528" calcext:value-type="float">
            <text:p>0.98753</text:p>
          </table:table-cell>
          <table:table-cell office:value-type="float" office:value="180702" calcext:value-type="float">
            <text:p>180702</text:p>
          </table:table-cell>
          <table:table-cell office:value-type="float" office:value="0.012472" calcext:value-type="float">
            <text:p>0.01247</text:p>
          </table:table-cell>
          <table:table-cell office:value-type="float" office:value="1.561558" calcext:value-type="float">
            <text:p>1.56156</text:p>
          </table:table-cell>
          <table:table-cell table:formula="of:=[.J50]/[.E50]" office:value-type="float" office:value="0.000000107778569819422" calcext:value-type="float">
            <text:p>1.07778569819422E-07</text:p>
          </table:table-cell>
          <table:table-cell table:formula="of:=[.J50]/[.F50]" office:value-type="float" office:value="0.000000109139764579979" calcext:value-type="float">
            <text:p>1.0913976457997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f.out</text:p>
          </table:table-cell>
          <table:table-cell office:value-type="float" office:value="14488576" calcext:value-type="float">
            <text:p>14488576</text:p>
          </table:table-cell>
          <table:table-cell office:value-type="float" office:value="14258702" calcext:value-type="float">
            <text:p>14258702</text:p>
          </table:table-cell>
          <table:table-cell office:value-type="float" office:value="0.984134" calcext:value-type="float">
            <text:p>0.98413</text:p>
          </table:table-cell>
          <table:table-cell office:value-type="float" office:value="229874" calcext:value-type="float">
            <text:p>229874</text:p>
          </table:table-cell>
          <table:table-cell office:value-type="float" office:value="0.015866" calcext:value-type="float">
            <text:p>0.01587</text:p>
          </table:table-cell>
          <table:table-cell office:value-type="float" office:value="1.572324" calcext:value-type="float">
            <text:p>1.57232</text:p>
          </table:table-cell>
          <table:table-cell table:formula="of:=[.J51]/[.E51]" office:value-type="float" office:value="0.000000108521638013287" calcext:value-type="float">
            <text:p>1.08521638013287E-07</text:p>
          </table:table-cell>
          <table:table-cell table:formula="of:=[.J51]/[.F51]" office:value-type="float" office:value="0.000000110271187377364" calcext:value-type="float">
            <text:p>1.1027118737736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f.out</text:p>
          </table:table-cell>
          <table:table-cell office:value-type="float" office:value="14488576" calcext:value-type="float">
            <text:p>14488576</text:p>
          </table:table-cell>
          <table:table-cell office:value-type="float" office:value="14243598" calcext:value-type="float">
            <text:p>14243598</text:p>
          </table:table-cell>
          <table:table-cell office:value-type="float" office:value="0.983092" calcext:value-type="float">
            <text:p>0.98309</text:p>
          </table:table-cell>
          <table:table-cell office:value-type="float" office:value="244978" calcext:value-type="float">
            <text:p>244978</text:p>
          </table:table-cell>
          <table:table-cell office:value-type="float" office:value="0.016908" calcext:value-type="float">
            <text:p>0.01691</text:p>
          </table:table-cell>
          <table:table-cell office:value-type="float" office:value="1.566585" calcext:value-type="float">
            <text:p>1.56659</text:p>
          </table:table-cell>
          <table:table-cell table:formula="of:=[.J52]/[.E52]" office:value-type="float" office:value="0.000000108125532833592" calcext:value-type="float">
            <text:p>1.08125532833592E-07</text:p>
          </table:table-cell>
          <table:table-cell table:formula="of:=[.J52]/[.F52]" office:value-type="float" office:value="0.000000109985201772754" calcext:value-type="float">
            <text:p>1.0998520177275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f.out</text:p>
          </table:table-cell>
          <table:table-cell office:value-type="float" office:value="14488576" calcext:value-type="float">
            <text:p>14488576</text:p>
          </table:table-cell>
          <table:table-cell office:value-type="float" office:value="14236396" calcext:value-type="float">
            <text:p>14236396</text:p>
          </table:table-cell>
          <table:table-cell office:value-type="float" office:value="0.982595" calcext:value-type="float">
            <text:p>0.98260</text:p>
          </table:table-cell>
          <table:table-cell office:value-type="float" office:value="252180" calcext:value-type="float">
            <text:p>252180</text:p>
          </table:table-cell>
          <table:table-cell office:value-type="float" office:value="0.017405" calcext:value-type="float">
            <text:p>0.01741</text:p>
          </table:table-cell>
          <table:table-cell office:value-type="float" office:value="1.901072" calcext:value-type="float">
            <text:p>1.90107</text:p>
          </table:table-cell>
          <table:table-cell table:formula="of:=[.J53]/[.E53]" office:value-type="float" office:value="0.000000131211790585907" calcext:value-type="float">
            <text:p>1.31211790585907E-07</text:p>
          </table:table-cell>
          <table:table-cell table:formula="of:=[.J53]/[.F53]" office:value-type="float" office:value="0.000000133536043813336" calcext:value-type="float">
            <text:p>1.3353604381333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f.out</text:p>
          </table:table-cell>
          <table:table-cell office:value-type="float" office:value="14488576" calcext:value-type="float">
            <text:p>14488576</text:p>
          </table:table-cell>
          <table:table-cell office:value-type="float" office:value="14218127" calcext:value-type="float">
            <text:p>14218127</text:p>
          </table:table-cell>
          <table:table-cell office:value-type="float" office:value="0.981334" calcext:value-type="float">
            <text:p>0.98133</text:p>
          </table:table-cell>
          <table:table-cell office:value-type="float" office:value="270449" calcext:value-type="float">
            <text:p>270449</text:p>
          </table:table-cell>
          <table:table-cell office:value-type="float" office:value="0.018666" calcext:value-type="float">
            <text:p>0.01867</text:p>
          </table:table-cell>
          <table:table-cell office:value-type="float" office:value="1.898375" calcext:value-type="float">
            <text:p>1.89838</text:p>
          </table:table-cell>
          <table:table-cell table:formula="of:=[.J54]/[.E54]" office:value-type="float" office:value="0.000000131025643928016" calcext:value-type="float">
            <text:p>1.31025643928016E-07</text:p>
          </table:table-cell>
          <table:table-cell table:formula="of:=[.J54]/[.F54]" office:value-type="float" office:value="0.000000133517938051897" calcext:value-type="float">
            <text:p>1.3351793805189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f.out</text:p>
          </table:table-cell>
          <table:table-cell office:value-type="float" office:value="14488576" calcext:value-type="float">
            <text:p>14488576</text:p>
          </table:table-cell>
          <table:table-cell office:value-type="float" office:value="14204913" calcext:value-type="float">
            <text:p>14204913</text:p>
          </table:table-cell>
          <table:table-cell office:value-type="float" office:value="0.980422" calcext:value-type="float">
            <text:p>0.98042</text:p>
          </table:table-cell>
          <table:table-cell office:value-type="float" office:value="283663" calcext:value-type="float">
            <text:p>283663</text:p>
          </table:table-cell>
          <table:table-cell office:value-type="float" office:value="0.019578" calcext:value-type="float">
            <text:p>0.01958</text:p>
          </table:table-cell>
          <table:table-cell office:value-type="float" office:value="1.575064" calcext:value-type="float">
            <text:p>1.57506</text:p>
          </table:table-cell>
          <table:table-cell table:formula="of:=[.J55]/[.E55]" office:value-type="float" office:value="0.00000010871075252668" calcext:value-type="float">
            <text:p>1.0871075252668E-07</text:p>
          </table:table-cell>
          <table:table-cell table:formula="of:=[.J55]/[.F55]" office:value-type="float" office:value="0.000000110881636515479" calcext:value-type="float">
            <text:p>1.1088163651547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f.out</text:p>
          </table:table-cell>
          <table:table-cell office:value-type="float" office:value="14488576" calcext:value-type="float">
            <text:p>14488576</text:p>
          </table:table-cell>
          <table:table-cell office:value-type="float" office:value="14172214" calcext:value-type="float">
            <text:p>14172214</text:p>
          </table:table-cell>
          <table:table-cell office:value-type="float" office:value="0.978165" calcext:value-type="float">
            <text:p>0.97817</text:p>
          </table:table-cell>
          <table:table-cell office:value-type="float" office:value="316362" calcext:value-type="float">
            <text:p>316362</text:p>
          </table:table-cell>
          <table:table-cell office:value-type="float" office:value="0.021835" calcext:value-type="float">
            <text:p>0.02184</text:p>
          </table:table-cell>
          <table:table-cell office:value-type="float" office:value="1.893466" calcext:value-type="float">
            <text:p>1.89347</text:p>
          </table:table-cell>
          <table:table-cell table:formula="of:=[.J56]/[.E56]" office:value-type="float" office:value="0.000000130686825261503" calcext:value-type="float">
            <text:p>1.30686825261503E-07</text:p>
          </table:table-cell>
          <table:table-cell table:formula="of:=[.J56]/[.F56]" office:value-type="float" office:value="0.000000133604107304617" calcext:value-type="float">
            <text:p>1.3360410730461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f.out</text:p>
          </table:table-cell>
          <table:table-cell office:value-type="float" office:value="14488576" calcext:value-type="float">
            <text:p>14488576</text:p>
          </table:table-cell>
          <table:table-cell office:value-type="float" office:value="14105703" calcext:value-type="float">
            <text:p>14105703</text:p>
          </table:table-cell>
          <table:table-cell office:value-type="float" office:value="0.973574" calcext:value-type="float">
            <text:p>0.97357</text:p>
          </table:table-cell>
          <table:table-cell office:value-type="float" office:value="382873" calcext:value-type="float">
            <text:p>382873</text:p>
          </table:table-cell>
          <table:table-cell office:value-type="float" office:value="0.026426" calcext:value-type="float">
            <text:p>0.02643</text:p>
          </table:table-cell>
          <table:table-cell office:value-type="float" office:value="1.895298" calcext:value-type="float">
            <text:p>1.89530</text:p>
          </table:table-cell>
          <table:table-cell table:formula="of:=[.J57]/[.E57]" office:value-type="float" office:value="0.000000130813269709873" calcext:value-type="float">
            <text:p>1.30813269709873E-07</text:p>
          </table:table-cell>
          <table:table-cell table:formula="of:=[.J57]/[.F57]" office:value-type="float" office:value="0.000000134363951941991" calcext:value-type="float">
            <text:p>1.3436395194199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f.out</text:p>
          </table:table-cell>
          <table:table-cell office:value-type="float" office:value="14488676" calcext:value-type="float">
            <text:p>14488676</text:p>
          </table:table-cell>
          <table:table-cell office:value-type="float" office:value="14307943" calcext:value-type="float">
            <text:p>14307943</text:p>
          </table:table-cell>
          <table:table-cell office:value-type="float" office:value="0.987526" calcext:value-type="float">
            <text:p>0.98753</text:p>
          </table:table-cell>
          <table:table-cell office:value-type="float" office:value="180733" calcext:value-type="float">
            <text:p>180733</text:p>
          </table:table-cell>
          <table:table-cell office:value-type="float" office:value="0.012474" calcext:value-type="float">
            <text:p>0.01247</text:p>
          </table:table-cell>
          <table:table-cell office:value-type="float" office:value="1.565266" calcext:value-type="float">
            <text:p>1.56527</text:p>
          </table:table-cell>
          <table:table-cell table:formula="of:=[.J58]/[.E58]" office:value-type="float" office:value="0.000000108033749943749" calcext:value-type="float">
            <text:p>1.08033749943749E-07</text:p>
          </table:table-cell>
          <table:table-cell table:formula="of:=[.J58]/[.F58]" office:value-type="float" office:value="0.000000109398395003391" calcext:value-type="float">
            <text:p>1.0939839500339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f.out</text:p>
          </table:table-cell>
          <table:table-cell office:value-type="float" office:value="14488676" calcext:value-type="float">
            <text:p>14488676</text:p>
          </table:table-cell>
          <table:table-cell office:value-type="float" office:value="14258771" calcext:value-type="float">
            <text:p>14258771</text:p>
          </table:table-cell>
          <table:table-cell office:value-type="float" office:value="0.984132" calcext:value-type="float">
            <text:p>0.98413</text:p>
          </table:table-cell>
          <table:table-cell office:value-type="float" office:value="229905" calcext:value-type="float">
            <text:p>229905</text:p>
          </table:table-cell>
          <table:table-cell office:value-type="float" office:value="0.015868" calcext:value-type="float">
            <text:p>0.01587</text:p>
          </table:table-cell>
          <table:table-cell office:value-type="float" office:value="1.559613" calcext:value-type="float">
            <text:p>1.55961</text:p>
          </table:table-cell>
          <table:table-cell table:formula="of:=[.J59]/[.E59]" office:value-type="float" office:value="0.000000107643583167986" calcext:value-type="float">
            <text:p>1.07643583167986E-07</text:p>
          </table:table-cell>
          <table:table-cell table:formula="of:=[.J59]/[.F59]" office:value-type="float" office:value="0.00000010937920245721" calcext:value-type="float">
            <text:p>1.093792024572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f.out</text:p>
          </table:table-cell>
          <table:table-cell office:value-type="float" office:value="14488676" calcext:value-type="float">
            <text:p>14488676</text:p>
          </table:table-cell>
          <table:table-cell office:value-type="float" office:value="14243667" calcext:value-type="float">
            <text:p>14243667</text:p>
          </table:table-cell>
          <table:table-cell office:value-type="float" office:value="0.98309" calcext:value-type="float">
            <text:p>0.98309</text:p>
          </table:table-cell>
          <table:table-cell office:value-type="float" office:value="245009" calcext:value-type="float">
            <text:p>245009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1.567104" calcext:value-type="float">
            <text:p>1.56710</text:p>
          </table:table-cell>
          <table:table-cell table:formula="of:=[.J60]/[.E60]" office:value-type="float" office:value="0.000000108160607635922" calcext:value-type="float">
            <text:p>1.08160607635922E-07</text:p>
          </table:table-cell>
          <table:table-cell table:formula="of:=[.J60]/[.F60]" office:value-type="float" office:value="0.000000110021106222155" calcext:value-type="float">
            <text:p>1.1002110622215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f.out</text:p>
          </table:table-cell>
          <table:table-cell office:value-type="float" office:value="14488676" calcext:value-type="float">
            <text:p>14488676</text:p>
          </table:table-cell>
          <table:table-cell office:value-type="float" office:value="14236450" calcext:value-type="float">
            <text:p>14236450</text:p>
          </table:table-cell>
          <table:table-cell office:value-type="float" office:value="0.982592" calcext:value-type="float">
            <text:p>0.98259</text:p>
          </table:table-cell>
          <table:table-cell office:value-type="float" office:value="252226" calcext:value-type="float">
            <text:p>252226</text:p>
          </table:table-cell>
          <table:table-cell office:value-type="float" office:value="0.017408" calcext:value-type="float">
            <text:p>0.01741</text:p>
          </table:table-cell>
          <table:table-cell office:value-type="float" office:value="1.894672" calcext:value-type="float">
            <text:p>1.89467</text:p>
          </table:table-cell>
          <table:table-cell table:formula="of:=[.J61]/[.E61]" office:value-type="float" office:value="0.000000130769160687975" calcext:value-type="float">
            <text:p>1.30769160687975E-07</text:p>
          </table:table-cell>
          <table:table-cell table:formula="of:=[.J61]/[.F61]" office:value-type="float" office:value="0.00000013308598702626" calcext:value-type="float">
            <text:p>1.330859870262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f.out</text:p>
          </table:table-cell>
          <table:table-cell office:value-type="float" office:value="14488676" calcext:value-type="float">
            <text:p>14488676</text:p>
          </table:table-cell>
          <table:table-cell office:value-type="float" office:value="14218182" calcext:value-type="float">
            <text:p>14218182</text:p>
          </table:table-cell>
          <table:table-cell office:value-type="float" office:value="0.981331" calcext:value-type="float">
            <text:p>0.98133</text:p>
          </table:table-cell>
          <table:table-cell office:value-type="float" office:value="270494" calcext:value-type="float">
            <text:p>270494</text:p>
          </table:table-cell>
          <table:table-cell office:value-type="float" office:value="0.018669" calcext:value-type="float">
            <text:p>0.01867</text:p>
          </table:table-cell>
          <table:table-cell office:value-type="float" office:value="1.892904" calcext:value-type="float">
            <text:p>1.89290</text:p>
          </table:table-cell>
          <table:table-cell table:formula="of:=[.J62]/[.E62]" office:value-type="float" office:value="0.000000130647134355134" calcext:value-type="float">
            <text:p>1.30647134355134E-07</text:p>
          </table:table-cell>
          <table:table-cell table:formula="of:=[.J62]/[.F62]" office:value-type="float" office:value="0.000000133132632568636" calcext:value-type="float">
            <text:p>1.3313263256863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f.out</text:p>
          </table:table-cell>
          <table:table-cell office:value-type="float" office:value="14488676" calcext:value-type="float">
            <text:p>14488676</text:p>
          </table:table-cell>
          <table:table-cell office:value-type="float" office:value="14204982" calcext:value-type="float">
            <text:p>14204982</text:p>
          </table:table-cell>
          <table:table-cell office:value-type="float" office:value="0.98042" calcext:value-type="float">
            <text:p>0.98042</text:p>
          </table:table-cell>
          <table:table-cell office:value-type="float" office:value="283694" calcext:value-type="float">
            <text:p>283694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1.563718" calcext:value-type="float">
            <text:p>1.56372</text:p>
          </table:table-cell>
          <table:table-cell table:formula="of:=[.J63]/[.E63]" office:value-type="float" office:value="0.000000107926907883094" calcext:value-type="float">
            <text:p>1.07926907883094E-07</text:p>
          </table:table-cell>
          <table:table-cell table:formula="of:=[.J63]/[.F63]" office:value-type="float" office:value="0.000000110082364060722" calcext:value-type="float">
            <text:p>1.1008236406072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f.out</text:p>
          </table:table-cell>
          <table:table-cell office:value-type="float" office:value="14488676" calcext:value-type="float">
            <text:p>14488676</text:p>
          </table:table-cell>
          <table:table-cell office:value-type="float" office:value="14172271" calcext:value-type="float">
            <text:p>14172271</text:p>
          </table:table-cell>
          <table:table-cell office:value-type="float" office:value="0.978162" calcext:value-type="float">
            <text:p>0.97816</text:p>
          </table:table-cell>
          <table:table-cell office:value-type="float" office:value="316405" calcext:value-type="float">
            <text:p>316405</text:p>
          </table:table-cell>
          <table:table-cell office:value-type="float" office:value="0.021838" calcext:value-type="float">
            <text:p>0.02184</text:p>
          </table:table-cell>
          <table:table-cell office:value-type="float" office:value="1.902272" calcext:value-type="float">
            <text:p>1.90227</text:p>
          </table:table-cell>
          <table:table-cell table:formula="of:=[.J64]/[.E64]" office:value-type="float" office:value="0.000000131293708272585" calcext:value-type="float">
            <text:p>1.31293708272585E-07</text:p>
          </table:table-cell>
          <table:table-cell table:formula="of:=[.J64]/[.F64]" office:value-type="float" office:value="0.000000134224924149418" calcext:value-type="float">
            <text:p>1.3422492414941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f.out</text:p>
          </table:table-cell>
          <table:table-cell office:value-type="float" office:value="14488676" calcext:value-type="float">
            <text:p>14488676</text:p>
          </table:table-cell>
          <table:table-cell office:value-type="float" office:value="14105763" calcext:value-type="float">
            <text:p>14105763</text:p>
          </table:table-cell>
          <table:table-cell office:value-type="float" office:value="0.973572" calcext:value-type="float">
            <text:p>0.97357</text:p>
          </table:table-cell>
          <table:table-cell office:value-type="float" office:value="382913" calcext:value-type="float">
            <text:p>382913</text:p>
          </table:table-cell>
          <table:table-cell office:value-type="float" office:value="0.026428" calcext:value-type="float">
            <text:p>0.02643</text:p>
          </table:table-cell>
          <table:table-cell office:value-type="float" office:value="1.89618" calcext:value-type="float">
            <text:p>1.89618</text:p>
          </table:table-cell>
          <table:table-cell table:formula="of:=[.J65]/[.E65]" office:value-type="float" office:value="0.000000130873241971868" calcext:value-type="float">
            <text:p>1.30873241971868E-07</text:p>
          </table:table-cell>
          <table:table-cell table:formula="of:=[.J65]/[.F65]" office:value-type="float" office:value="0.000000134425908049072" calcext:value-type="float">
            <text:p>1.34425908049072E-0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lways true</text:p>
          </table:table-cell>
          <table:table-cell table:number-columns-repeated="2"/>
          <table:table-cell office:value-type="string" calcext:value-type="string">
            <text:p><text:s/>wrf.out</text:p>
          </table:table-cell>
          <table:table-cell office:value-type="float" office:value="14488676" calcext:value-type="float">
            <text:p>14488676</text:p>
          </table:table-cell>
          <table:table-cell office:value-type="float" office:value="12470050" calcext:value-type="float">
            <text:p>12470050</text:p>
          </table:table-cell>
          <table:table-cell office:value-type="float" office:value="0.860676" calcext:value-type="float">
            <text:p>0.86068</text:p>
          </table:table-cell>
          <table:table-cell office:value-type="float" office:value="2018626" calcext:value-type="float">
            <text:p>2018626</text:p>
          </table:table-cell>
          <table:table-cell office:value-type="float" office:value="0.139324" calcext:value-type="float">
            <text:p>0.13932</text:p>
          </table:table-cell>
          <table:table-cell office:value-type="float" office:value="1.109729" calcext:value-type="float">
            <text:p>1.10973</text:p>
          </table:table-cell>
          <table:table-cell table:formula="of:=[.J66]/[.E66]" office:value-type="float" office:value="0.0000000765928508581461" calcext:value-type="float">
            <text:p>7.65928508581461E-08</text:p>
          </table:table-cell>
          <table:table-cell table:formula="of:=[.J66]/[.F66]" office:value-type="float" office:value="0.0000000889915437387982" calcext:value-type="float">
            <text:p>8.89915437387982E-08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14918" calcext:value-type="float">
            <text:p>14614918</text:p>
          </table:table-cell>
          <table:table-cell office:value-type="float" office:value="13821565" calcext:value-type="float">
            <text:p>13821565</text:p>
          </table:table-cell>
          <table:table-cell office:value-type="float" office:value="0.945716" calcext:value-type="float">
            <text:p>0.94572</text:p>
          </table:table-cell>
          <table:table-cell office:value-type="float" office:value="793353" calcext:value-type="float">
            <text:p>793353</text:p>
          </table:table-cell>
          <table:table-cell office:value-type="float" office:value="0.054284" calcext:value-type="float">
            <text:p>0.05428</text:p>
          </table:table-cell>
          <table:table-cell office:value-type="float" office:value="1.700334" calcext:value-type="float">
            <text:p>1.70033</text:p>
          </table:table-cell>
          <table:table-cell table:formula="of:=[.J67]/[.E67]" office:value-type="float" office:value="0.000000116342356488076" calcext:value-type="float">
            <text:p>1.16342356488076E-07</text:p>
          </table:table-cell>
          <table:table-cell table:formula="of:=[.J67]/[.F67]" office:value-type="float" office:value="0.000000123020367085782" calcext:value-type="float">
            <text:p>1.2302036708578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14918" calcext:value-type="float">
            <text:p>14614918</text:p>
          </table:table-cell>
          <table:table-cell office:value-type="float" office:value="13714910" calcext:value-type="float">
            <text:p>13714910</text:p>
          </table:table-cell>
          <table:table-cell office:value-type="float" office:value="0.938419" calcext:value-type="float">
            <text:p>0.93842</text:p>
          </table:table-cell>
          <table:table-cell office:value-type="float" office:value="900008" calcext:value-type="float">
            <text:p>900008</text:p>
          </table:table-cell>
          <table:table-cell office:value-type="float" office:value="0.061581" calcext:value-type="float">
            <text:p>0.06158</text:p>
          </table:table-cell>
          <table:table-cell office:value-type="float" office:value="1.70767" calcext:value-type="float">
            <text:p>1.70767</text:p>
          </table:table-cell>
          <table:table-cell table:formula="of:=[.J68]/[.E68]" office:value-type="float" office:value="0.000000116844309355687" calcext:value-type="float">
            <text:p>1.16844309355687E-07</text:p>
          </table:table-cell>
          <table:table-cell table:formula="of:=[.J68]/[.F68]" office:value-type="float" office:value="0.000000124511936279567" calcext:value-type="float">
            <text:p>1.2451193627956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14918" calcext:value-type="float">
            <text:p>14614918</text:p>
          </table:table-cell>
          <table:table-cell office:value-type="float" office:value="13521193" calcext:value-type="float">
            <text:p>13521193</text:p>
          </table:table-cell>
          <table:table-cell office:value-type="float" office:value="0.925164" calcext:value-type="float">
            <text:p>0.92516</text:p>
          </table:table-cell>
          <table:table-cell office:value-type="float" office:value="1093725" calcext:value-type="float">
            <text:p>1093725</text:p>
          </table:table-cell>
          <table:table-cell office:value-type="float" office:value="0.074836" calcext:value-type="float">
            <text:p>0.07484</text:p>
          </table:table-cell>
          <table:table-cell office:value-type="float" office:value="1.709656" calcext:value-type="float">
            <text:p>1.70966</text:p>
          </table:table-cell>
          <table:table-cell table:formula="of:=[.J69]/[.E69]" office:value-type="float" office:value="0.000000116980197904634" calcext:value-type="float">
            <text:p>1.16980197904634E-07</text:p>
          </table:table-cell>
          <table:table-cell table:formula="of:=[.J69]/[.F69]" office:value-type="float" office:value="0.000000126442688895869" calcext:value-type="float">
            <text:p>1.2644268889586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14918" calcext:value-type="float">
            <text:p>14614918</text:p>
          </table:table-cell>
          <table:table-cell office:value-type="float" office:value="13382339" calcext:value-type="float">
            <text:p>13382339</text:p>
          </table:table-cell>
          <table:table-cell office:value-type="float" office:value="0.915663" calcext:value-type="float">
            <text:p>0.91566</text:p>
          </table:table-cell>
          <table:table-cell office:value-type="float" office:value="1232579" calcext:value-type="float">
            <text:p>1232579</text:p>
          </table:table-cell>
          <table:table-cell office:value-type="float" office:value="0.084337" calcext:value-type="float">
            <text:p>0.08434</text:p>
          </table:table-cell>
          <table:table-cell office:value-type="float" office:value="2.061976" calcext:value-type="float">
            <text:p>2.06198</text:p>
          </table:table-cell>
          <table:table-cell table:formula="of:=[.J70]/[.E70]" office:value-type="float" office:value="0.000000141087072811493" calcext:value-type="float">
            <text:p>1.41087072811493E-07</text:p>
          </table:table-cell>
          <table:table-cell table:formula="of:=[.J70]/[.F70]" office:value-type="float" office:value="0.000000154081883592995" calcext:value-type="float">
            <text:p>1.5408188359299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14918" calcext:value-type="float">
            <text:p>14614918</text:p>
          </table:table-cell>
          <table:table-cell office:value-type="float" office:value="13244999" calcext:value-type="float">
            <text:p>13244999</text:p>
          </table:table-cell>
          <table:table-cell office:value-type="float" office:value="0.906266" calcext:value-type="float">
            <text:p>0.90627</text:p>
          </table:table-cell>
          <table:table-cell office:value-type="float" office:value="1369919" calcext:value-type="float">
            <text:p>1369919</text:p>
          </table:table-cell>
          <table:table-cell office:value-type="float" office:value="0.093734" calcext:value-type="float">
            <text:p>0.09373</text:p>
          </table:table-cell>
          <table:table-cell office:value-type="float" office:value="1.720221" calcext:value-type="float">
            <text:p>1.72022</text:p>
          </table:table-cell>
          <table:table-cell table:formula="of:=[.J71]/[.E71]" office:value-type="float" office:value="0.000000117703089404949" calcext:value-type="float">
            <text:p>1.17703089404949E-07</text:p>
          </table:table-cell>
          <table:table-cell table:formula="of:=[.J71]/[.F71]" office:value-type="float" office:value="0.000000129877019998265" calcext:value-type="float">
            <text:p>1.2987701999826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14918" calcext:value-type="float">
            <text:p>14614918</text:p>
          </table:table-cell>
          <table:table-cell office:value-type="float" office:value="13104979" calcext:value-type="float">
            <text:p>13104979</text:p>
          </table:table-cell>
          <table:table-cell office:value-type="float" office:value="0.896685" calcext:value-type="float">
            <text:p>0.89669</text:p>
          </table:table-cell>
          <table:table-cell office:value-type="float" office:value="1509939" calcext:value-type="float">
            <text:p>1509939</text:p>
          </table:table-cell>
          <table:table-cell office:value-type="float" office:value="0.103315" calcext:value-type="float">
            <text:p>0.10332</text:p>
          </table:table-cell>
          <table:table-cell office:value-type="float" office:value="2.067373" calcext:value-type="float">
            <text:p>2.06737</text:p>
          </table:table-cell>
          <table:table-cell table:formula="of:=[.J72]/[.E72]" office:value-type="float" office:value="0.000000141456353022302" calcext:value-type="float">
            <text:p>1.41456353022302E-07</text:p>
          </table:table-cell>
          <table:table-cell table:formula="of:=[.J72]/[.F72]" office:value-type="float" office:value="0.00000015775477396797" calcext:value-type="float">
            <text:p>1.577547739679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14918" calcext:value-type="float">
            <text:p>14614918</text:p>
          </table:table-cell>
          <table:table-cell office:value-type="float" office:value="12743379" calcext:value-type="float">
            <text:p>12743379</text:p>
          </table:table-cell>
          <table:table-cell office:value-type="float" office:value="0.871943" calcext:value-type="float">
            <text:p>0.87194</text:p>
          </table:table-cell>
          <table:table-cell office:value-type="float" office:value="1871539" calcext:value-type="float">
            <text:p>1871539</text:p>
          </table:table-cell>
          <table:table-cell office:value-type="float" office:value="0.128057" calcext:value-type="float">
            <text:p>0.12806</text:p>
          </table:table-cell>
          <table:table-cell office:value-type="float" office:value="2.075247" calcext:value-type="float">
            <text:p>2.07525</text:p>
          </table:table-cell>
          <table:table-cell table:formula="of:=[.J73]/[.E73]" office:value-type="float" office:value="0.000000141995117591491" calcext:value-type="float">
            <text:p>1.41995117591491E-07</text:p>
          </table:table-cell>
          <table:table-cell table:formula="of:=[.J73]/[.F73]" office:value-type="float" office:value="0.000000162849037135284" calcext:value-type="float">
            <text:p>1.6284903713528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14918" calcext:value-type="float">
            <text:p>14614918</text:p>
          </table:table-cell>
          <table:table-cell office:value-type="float" office:value="12335898" calcext:value-type="float">
            <text:p>12335898</text:p>
          </table:table-cell>
          <table:table-cell office:value-type="float" office:value="0.844062" calcext:value-type="float">
            <text:p>0.84406</text:p>
          </table:table-cell>
          <table:table-cell office:value-type="float" office:value="2279020" calcext:value-type="float">
            <text:p>2279020</text:p>
          </table:table-cell>
          <table:table-cell office:value-type="float" office:value="0.155938" calcext:value-type="float">
            <text:p>0.15594</text:p>
          </table:table-cell>
          <table:table-cell office:value-type="float" office:value="2.085979" calcext:value-type="float">
            <text:p>2.08598</text:p>
          </table:table-cell>
          <table:table-cell table:formula="of:=[.J74]/[.E74]" office:value-type="float" office:value="0.000000142729435772407" calcext:value-type="float">
            <text:p>1.42729435772407E-07</text:p>
          </table:table-cell>
          <table:table-cell table:formula="of:=[.J74]/[.F74]" office:value-type="float" office:value="0.0000001690982691329" calcext:value-type="float">
            <text:p>1.69098269132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4918" calcext:value-type="float">
            <text:p>14624918</text:p>
          </table:table-cell>
          <table:table-cell office:value-type="float" office:value="13830998" calcext:value-type="float">
            <text:p>13830998</text:p>
          </table:table-cell>
          <table:table-cell office:value-type="float" office:value="0.945715" calcext:value-type="float">
            <text:p>0.94572</text:p>
          </table:table-cell>
          <table:table-cell office:value-type="float" office:value="793920" calcext:value-type="float">
            <text:p>793920</text:p>
          </table:table-cell>
          <table:table-cell office:value-type="float" office:value="0.054285" calcext:value-type="float">
            <text:p>0.05429</text:p>
          </table:table-cell>
          <table:table-cell office:value-type="float" office:value="1.703248" calcext:value-type="float">
            <text:p>1.70325</text:p>
          </table:table-cell>
          <table:table-cell table:formula="of:=[.J75]/[.E75]" office:value-type="float" office:value="0.00000011646205469323" calcext:value-type="float">
            <text:p>1.1646205469323E-07</text:p>
          </table:table-cell>
          <table:table-cell table:formula="of:=[.J75]/[.F75]" office:value-type="float" office:value="0.000000123147151058803" calcext:value-type="float">
            <text:p>1.2314715105880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4918" calcext:value-type="float">
            <text:p>14624918</text:p>
          </table:table-cell>
          <table:table-cell office:value-type="float" office:value="13724337" calcext:value-type="float">
            <text:p>13724337</text:p>
          </table:table-cell>
          <table:table-cell office:value-type="float" office:value="0.938421" calcext:value-type="float">
            <text:p>0.93842</text:p>
          </table:table-cell>
          <table:table-cell office:value-type="float" office:value="900581" calcext:value-type="float">
            <text:p>900581</text:p>
          </table:table-cell>
          <table:table-cell office:value-type="float" office:value="0.061579" calcext:value-type="float">
            <text:p>0.06158</text:p>
          </table:table-cell>
          <table:table-cell office:value-type="float" office:value="1.708169" calcext:value-type="float">
            <text:p>1.70817</text:p>
          </table:table-cell>
          <table:table-cell table:formula="of:=[.J76]/[.E76]" office:value-type="float" office:value="0.0000001167985352123" calcext:value-type="float">
            <text:p>1.167985352123E-07</text:p>
          </table:table-cell>
          <table:table-cell table:formula="of:=[.J76]/[.F76]" office:value-type="float" office:value="0.000000124462770041278" calcext:value-type="float">
            <text:p>1.2446277004127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4918" calcext:value-type="float">
            <text:p>14624918</text:p>
          </table:table-cell>
          <table:table-cell office:value-type="float" office:value="13530606" calcext:value-type="float">
            <text:p>13530606</text:p>
          </table:table-cell>
          <table:table-cell office:value-type="float" office:value="0.925175" calcext:value-type="float">
            <text:p>0.92518</text:p>
          </table:table-cell>
          <table:table-cell office:value-type="float" office:value="1094312" calcext:value-type="float">
            <text:p>1094312</text:p>
          </table:table-cell>
          <table:table-cell office:value-type="float" office:value="0.074825" calcext:value-type="float">
            <text:p>0.07483</text:p>
          </table:table-cell>
          <table:table-cell office:value-type="float" office:value="1.70751" calcext:value-type="float">
            <text:p>1.70751</text:p>
          </table:table-cell>
          <table:table-cell table:formula="of:=[.J77]/[.E77]" office:value-type="float" office:value="0.000000116753475130596" calcext:value-type="float">
            <text:p>1.16753475130596E-07</text:p>
          </table:table-cell>
          <table:table-cell table:formula="of:=[.J77]/[.F77]" office:value-type="float" office:value="0.00000012619612159278" calcext:value-type="float">
            <text:p>1.261961215927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4918" calcext:value-type="float">
            <text:p>14624918</text:p>
          </table:table-cell>
          <table:table-cell office:value-type="float" office:value="13391430" calcext:value-type="float">
            <text:p>13391430</text:p>
          </table:table-cell>
          <table:table-cell office:value-type="float" office:value="0.915658" calcext:value-type="float">
            <text:p>0.91566</text:p>
          </table:table-cell>
          <table:table-cell office:value-type="float" office:value="1233488" calcext:value-type="float">
            <text:p>1233488</text:p>
          </table:table-cell>
          <table:table-cell office:value-type="float" office:value="0.084342" calcext:value-type="float">
            <text:p>0.08434</text:p>
          </table:table-cell>
          <table:table-cell office:value-type="float" office:value="2.063111" calcext:value-type="float">
            <text:p>2.06311</text:p>
          </table:table-cell>
          <table:table-cell table:formula="of:=[.J78]/[.E78]" office:value-type="float" office:value="0.000000141068209749962" calcext:value-type="float">
            <text:p>1.41068209749962E-07</text:p>
          </table:table-cell>
          <table:table-cell table:formula="of:=[.J78]/[.F78]" office:value-type="float" office:value="0.000000154062038184122" calcext:value-type="float">
            <text:p>1.5406203818412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4918" calcext:value-type="float">
            <text:p>14624918</text:p>
          </table:table-cell>
          <table:table-cell office:value-type="float" office:value="13254381" calcext:value-type="float">
            <text:p>13254381</text:p>
          </table:table-cell>
          <table:table-cell office:value-type="float" office:value="0.906288" calcext:value-type="float">
            <text:p>0.90629</text:p>
          </table:table-cell>
          <table:table-cell office:value-type="float" office:value="1370537" calcext:value-type="float">
            <text:p>1370537</text:p>
          </table:table-cell>
          <table:table-cell office:value-type="float" office:value="0.093712" calcext:value-type="float">
            <text:p>0.09371</text:p>
          </table:table-cell>
          <table:table-cell office:value-type="float" office:value="1.720333" calcext:value-type="float">
            <text:p>1.72033</text:p>
          </table:table-cell>
          <table:table-cell table:formula="of:=[.J79]/[.E79]" office:value-type="float" office:value="0.000000117630266371408" calcext:value-type="float">
            <text:p>1.17630266371408E-07</text:p>
          </table:table-cell>
          <table:table-cell table:formula="of:=[.J79]/[.F79]" office:value-type="float" office:value="0.000000129793537698969" calcext:value-type="float">
            <text:p>1.2979353769896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4918" calcext:value-type="float">
            <text:p>14624918</text:p>
          </table:table-cell>
          <table:table-cell office:value-type="float" office:value="13114031" calcext:value-type="float">
            <text:p>13114031</text:p>
          </table:table-cell>
          <table:table-cell office:value-type="float" office:value="0.896691" calcext:value-type="float">
            <text:p>0.89669</text:p>
          </table:table-cell>
          <table:table-cell office:value-type="float" office:value="1510887" calcext:value-type="float">
            <text:p>1510887</text:p>
          </table:table-cell>
          <table:table-cell office:value-type="float" office:value="0.103309" calcext:value-type="float">
            <text:p>0.10331</text:p>
          </table:table-cell>
          <table:table-cell office:value-type="float" office:value="2.066666" calcext:value-type="float">
            <text:p>2.06667</text:p>
          </table:table-cell>
          <table:table-cell table:formula="of:=[.J80]/[.E80]" office:value-type="float" office:value="0.00000014131128803594" calcext:value-type="float">
            <text:p>1.4131128803594E-07</text:p>
          </table:table-cell>
          <table:table-cell table:formula="of:=[.J80]/[.F80]" office:value-type="float" office:value="0.00000015759197153034" calcext:value-type="float">
            <text:p>1.575919715303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4918" calcext:value-type="float">
            <text:p>14624918</text:p>
          </table:table-cell>
          <table:table-cell office:value-type="float" office:value="12752405" calcext:value-type="float">
            <text:p>12752405</text:p>
          </table:table-cell>
          <table:table-cell office:value-type="float" office:value="0.871964" calcext:value-type="float">
            <text:p>0.87196</text:p>
          </table:table-cell>
          <table:table-cell office:value-type="float" office:value="1872513" calcext:value-type="float">
            <text:p>1872513</text:p>
          </table:table-cell>
          <table:table-cell office:value-type="float" office:value="0.128036" calcext:value-type="float">
            <text:p>0.12804</text:p>
          </table:table-cell>
          <table:table-cell office:value-type="float" office:value="2.080713" calcext:value-type="float">
            <text:p>2.08071</text:p>
          </table:table-cell>
          <table:table-cell table:formula="of:=[.J81]/[.E81]" office:value-type="float" office:value="0.000000142271772053696" calcext:value-type="float">
            <text:p>1.42271772053696E-07</text:p>
          </table:table-cell>
          <table:table-cell table:formula="of:=[.J81]/[.F81]" office:value-type="float" office:value="0.000000163162399563063" calcext:value-type="float">
            <text:p>1.6316239956306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4918" calcext:value-type="float">
            <text:p>14624918</text:p>
          </table:table-cell>
          <table:table-cell office:value-type="float" office:value="12344888" calcext:value-type="float">
            <text:p>12344888</text:p>
          </table:table-cell>
          <table:table-cell office:value-type="float" office:value="0.8441" calcext:value-type="float">
            <text:p>0.84410</text:p>
          </table:table-cell>
          <table:table-cell office:value-type="float" office:value="2280030" calcext:value-type="float">
            <text:p>2280030</text:p>
          </table:table-cell>
          <table:table-cell office:value-type="float" office:value="0.1559" calcext:value-type="float">
            <text:p>0.15590</text:p>
          </table:table-cell>
          <table:table-cell office:value-type="float" office:value="2.089292" calcext:value-type="float">
            <text:p>2.08929</text:p>
          </table:table-cell>
          <table:table-cell table:formula="of:=[.J82]/[.E82]" office:value-type="float" office:value="0.000000142858373633274" calcext:value-type="float">
            <text:p>1.42858373633274E-07</text:p>
          </table:table-cell>
          <table:table-cell table:formula="of:=[.J82]/[.F82]" office:value-type="float" office:value="0.000000169243495769261" calcext:value-type="float">
            <text:p>1.6924349576926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9918" calcext:value-type="float">
            <text:p>14629918</text:p>
          </table:table-cell>
          <table:table-cell office:value-type="float" office:value="13835362" calcext:value-type="float">
            <text:p>13835362</text:p>
          </table:table-cell>
          <table:table-cell office:value-type="float" office:value="0.94569" calcext:value-type="float">
            <text:p>0.94569</text:p>
          </table:table-cell>
          <table:table-cell office:value-type="float" office:value="794556" calcext:value-type="float">
            <text:p>794556</text:p>
          </table:table-cell>
          <table:table-cell office:value-type="float" office:value="0.05431" calcext:value-type="float">
            <text:p>0.05431</text:p>
          </table:table-cell>
          <table:table-cell office:value-type="float" office:value="1.717634" calcext:value-type="float">
            <text:p>1.71763</text:p>
          </table:table-cell>
          <table:table-cell table:formula="of:=[.J83]/[.E83]" office:value-type="float" office:value="0.000000117405579443439" calcext:value-type="float">
            <text:p>1.17405579443439E-07</text:p>
          </table:table-cell>
          <table:table-cell table:formula="of:=[.J83]/[.F83]" office:value-type="float" office:value="0.000000124148106858353" calcext:value-type="float">
            <text:p>1.2414810685835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9918" calcext:value-type="float">
            <text:p>14629918</text:p>
          </table:table-cell>
          <table:table-cell office:value-type="float" office:value="13728626" calcext:value-type="float">
            <text:p>13728626</text:p>
          </table:table-cell>
          <table:table-cell office:value-type="float" office:value="0.938394" calcext:value-type="float">
            <text:p>0.93839</text:p>
          </table:table-cell>
          <table:table-cell office:value-type="float" office:value="901292" calcext:value-type="float">
            <text:p>901292</text:p>
          </table:table-cell>
          <table:table-cell office:value-type="float" office:value="0.061606" calcext:value-type="float">
            <text:p>0.06161</text:p>
          </table:table-cell>
          <table:table-cell office:value-type="float" office:value="1.711983" calcext:value-type="float">
            <text:p>1.71198</text:p>
          </table:table-cell>
          <table:table-cell table:formula="of:=[.J84]/[.E84]" office:value-type="float" office:value="0.00000011701931617115" calcext:value-type="float">
            <text:p>1.1701931617115E-07</text:p>
          </table:table-cell>
          <table:table-cell table:formula="of:=[.J84]/[.F84]" office:value-type="float" office:value="0.000000124701699937051" calcext:value-type="float">
            <text:p>1.2470169993705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9918" calcext:value-type="float">
            <text:p>14629918</text:p>
          </table:table-cell>
          <table:table-cell office:value-type="float" office:value="13534855" calcext:value-type="float">
            <text:p>13534855</text:p>
          </table:table-cell>
          <table:table-cell office:value-type="float" office:value="0.925149" calcext:value-type="float">
            <text:p>0.92515</text:p>
          </table:table-cell>
          <table:table-cell office:value-type="float" office:value="1095063" calcext:value-type="float">
            <text:p>1095063</text:p>
          </table:table-cell>
          <table:table-cell office:value-type="float" office:value="0.074851" calcext:value-type="float">
            <text:p>0.07485</text:p>
          </table:table-cell>
          <table:table-cell office:value-type="float" office:value="1.717738" calcext:value-type="float">
            <text:p>1.71774</text:p>
          </table:table-cell>
          <table:table-cell table:formula="of:=[.J85]/[.E85]" office:value-type="float" office:value="0.000000117412688164076" calcext:value-type="float">
            <text:p>1.17412688164076E-07</text:p>
          </table:table-cell>
          <table:table-cell table:formula="of:=[.J85]/[.F85]" office:value-type="float" office:value="0.000000126912183396128" calcext:value-type="float">
            <text:p>1.2691218339612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9918" calcext:value-type="float">
            <text:p>14629918</text:p>
          </table:table-cell>
          <table:table-cell office:value-type="float" office:value="13395471" calcext:value-type="float">
            <text:p>13395471</text:p>
          </table:table-cell>
          <table:table-cell office:value-type="float" office:value="0.915622" calcext:value-type="float">
            <text:p>0.91562</text:p>
          </table:table-cell>
          <table:table-cell office:value-type="float" office:value="1234447" calcext:value-type="float">
            <text:p>1234447</text:p>
          </table:table-cell>
          <table:table-cell office:value-type="float" office:value="0.084378" calcext:value-type="float">
            <text:p>0.08438</text:p>
          </table:table-cell>
          <table:table-cell office:value-type="float" office:value="2.056939" calcext:value-type="float">
            <text:p>2.05694</text:p>
          </table:table-cell>
          <table:table-cell table:formula="of:=[.J86]/[.E86]" office:value-type="float" office:value="0.000000140598122286126" calcext:value-type="float">
            <text:p>1.40598122286126E-07</text:p>
          </table:table-cell>
          <table:table-cell table:formula="of:=[.J86]/[.F86]" office:value-type="float" office:value="0.000000153554809681571" calcext:value-type="float">
            <text:p>1.5355480968157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9918" calcext:value-type="float">
            <text:p>14629918</text:p>
          </table:table-cell>
          <table:table-cell office:value-type="float" office:value="13258511" calcext:value-type="float">
            <text:p>13258511</text:p>
          </table:table-cell>
          <table:table-cell office:value-type="float" office:value="0.90626" calcext:value-type="float">
            <text:p>0.90626</text:p>
          </table:table-cell>
          <table:table-cell office:value-type="float" office:value="1371407" calcext:value-type="float">
            <text:p>1371407</text:p>
          </table:table-cell>
          <table:table-cell office:value-type="float" office:value="0.09374" calcext:value-type="float">
            <text:p>0.09374</text:p>
          </table:table-cell>
          <table:table-cell office:value-type="float" office:value="1.720929" calcext:value-type="float">
            <text:p>1.72093</text:p>
          </table:table-cell>
          <table:table-cell table:formula="of:=[.J87]/[.E87]" office:value-type="float" office:value="0.000000117630802852073" calcext:value-type="float">
            <text:p>1.17630802852073E-07</text:p>
          </table:table-cell>
          <table:table-cell table:formula="of:=[.J87]/[.F87]" office:value-type="float" office:value="0.000000129798059525689" calcext:value-type="float">
            <text:p>1.2979805952568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9918" calcext:value-type="float">
            <text:p>14629918</text:p>
          </table:table-cell>
          <table:table-cell office:value-type="float" office:value="13117918" calcext:value-type="float">
            <text:p>13117918</text:p>
          </table:table-cell>
          <table:table-cell office:value-type="float" office:value="0.89665" calcext:value-type="float">
            <text:p>0.89665</text:p>
          </table:table-cell>
          <table:table-cell office:value-type="float" office:value="1512000" calcext:value-type="float">
            <text:p>1512000</text:p>
          </table:table-cell>
          <table:table-cell office:value-type="float" office:value="0.10335" calcext:value-type="float">
            <text:p>0.10335</text:p>
          </table:table-cell>
          <table:table-cell office:value-type="float" office:value="2.06179" calcext:value-type="float">
            <text:p>2.06179</text:p>
          </table:table-cell>
          <table:table-cell table:formula="of:=[.J88]/[.E88]" office:value-type="float" office:value="0.000000140929703091979" calcext:value-type="float">
            <text:p>1.40929703091979E-07</text:p>
          </table:table-cell>
          <table:table-cell table:formula="of:=[.J88]/[.F88]" office:value-type="float" office:value="0.000000157173569769227" calcext:value-type="float">
            <text:p>1.5717356976922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9918" calcext:value-type="float">
            <text:p>14629918</text:p>
          </table:table-cell>
          <table:table-cell office:value-type="float" office:value="12756167" calcext:value-type="float">
            <text:p>12756167</text:p>
          </table:table-cell>
          <table:table-cell office:value-type="float" office:value="0.871923" calcext:value-type="float">
            <text:p>0.87192</text:p>
          </table:table-cell>
          <table:table-cell office:value-type="float" office:value="1873751" calcext:value-type="float">
            <text:p>1873751</text:p>
          </table:table-cell>
          <table:table-cell office:value-type="float" office:value="0.128077" calcext:value-type="float">
            <text:p>0.12808</text:p>
          </table:table-cell>
          <table:table-cell office:value-type="float" office:value="2.076507" calcext:value-type="float">
            <text:p>2.07651</text:p>
          </table:table-cell>
          <table:table-cell table:formula="of:=[.J89]/[.E89]" office:value-type="float" office:value="0.000000141935655415157" calcext:value-type="float">
            <text:p>1.41935655415157E-07</text:p>
          </table:table-cell>
          <table:table-cell table:formula="of:=[.J89]/[.F89]" office:value-type="float" office:value="0.000000162784557461501" calcext:value-type="float">
            <text:p>1.6278455746150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29918" calcext:value-type="float">
            <text:p>14629918</text:p>
          </table:table-cell>
          <table:table-cell office:value-type="float" office:value="12348478" calcext:value-type="float">
            <text:p>12348478</text:p>
          </table:table-cell>
          <table:table-cell office:value-type="float" office:value="0.844057" calcext:value-type="float">
            <text:p>0.84406</text:p>
          </table:table-cell>
          <table:table-cell office:value-type="float" office:value="2281440" calcext:value-type="float">
            <text:p>2281440</text:p>
          </table:table-cell>
          <table:table-cell office:value-type="float" office:value="0.155943" calcext:value-type="float">
            <text:p>0.15594</text:p>
          </table:table-cell>
          <table:table-cell office:value-type="float" office:value="2.091118" calcext:value-type="float">
            <text:p>2.09112</text:p>
          </table:table-cell>
          <table:table-cell table:formula="of:=[.J90]/[.E90]" office:value-type="float" office:value="0.000000142934362311532" calcext:value-type="float">
            <text:p>1.42934362311532E-07</text:p>
          </table:table-cell>
          <table:table-cell table:formula="of:=[.J90]/[.F90]" office:value-type="float" office:value="0.000000169342165083017" calcext:value-type="float">
            <text:p>1.6934216508301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2918" calcext:value-type="float">
            <text:p>14632918</text:p>
          </table:table-cell>
          <table:table-cell office:value-type="float" office:value="13837692" calcext:value-type="float">
            <text:p>13837692</text:p>
          </table:table-cell>
          <table:table-cell office:value-type="float" office:value="0.945655" calcext:value-type="float">
            <text:p>0.94566</text:p>
          </table:table-cell>
          <table:table-cell office:value-type="float" office:value="795226" calcext:value-type="float">
            <text:p>795226</text:p>
          </table:table-cell>
          <table:table-cell office:value-type="float" office:value="0.054345" calcext:value-type="float">
            <text:p>0.05435</text:p>
          </table:table-cell>
          <table:table-cell office:value-type="float" office:value="1.700369" calcext:value-type="float">
            <text:p>1.70037</text:p>
          </table:table-cell>
          <table:table-cell table:formula="of:=[.J91]/[.E91]" office:value-type="float" office:value="0.00000011620163524459" calcext:value-type="float">
            <text:p>1.1620163524459E-07</text:p>
          </table:table-cell>
          <table:table-cell table:formula="of:=[.J91]/[.F91]" office:value-type="float" office:value="0.000000122879523550604" calcext:value-type="float">
            <text:p>1.2287952355060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2918" calcext:value-type="float">
            <text:p>14632918</text:p>
          </table:table-cell>
          <table:table-cell office:value-type="float" office:value="13730953" calcext:value-type="float">
            <text:p>13730953</text:p>
          </table:table-cell>
          <table:table-cell office:value-type="float" office:value="0.938361" calcext:value-type="float">
            <text:p>0.93836</text:p>
          </table:table-cell>
          <table:table-cell office:value-type="float" office:value="901965" calcext:value-type="float">
            <text:p>901965</text:p>
          </table:table-cell>
          <table:table-cell office:value-type="float" office:value="0.061639" calcext:value-type="float">
            <text:p>0.06164</text:p>
          </table:table-cell>
          <table:table-cell office:value-type="float" office:value="1.701769" calcext:value-type="float">
            <text:p>1.70177</text:p>
          </table:table-cell>
          <table:table-cell table:formula="of:=[.J92]/[.E92]" office:value-type="float" office:value="0.000000116297309941872" calcext:value-type="float">
            <text:p>1.16297309941872E-07</text:p>
          </table:table-cell>
          <table:table-cell table:formula="of:=[.J92]/[.F92]" office:value-type="float" office:value="0.000000123936699805177" calcext:value-type="float">
            <text:p>1.2393669980517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2918" calcext:value-type="float">
            <text:p>14632918</text:p>
          </table:table-cell>
          <table:table-cell office:value-type="float" office:value="13537163" calcext:value-type="float">
            <text:p>13537163</text:p>
          </table:table-cell>
          <table:table-cell office:value-type="float" office:value="0.925117" calcext:value-type="float">
            <text:p>0.92512</text:p>
          </table:table-cell>
          <table:table-cell office:value-type="float" office:value="1095755" calcext:value-type="float">
            <text:p>1095755</text:p>
          </table:table-cell>
          <table:table-cell office:value-type="float" office:value="0.074883" calcext:value-type="float">
            <text:p>0.07488</text:p>
          </table:table-cell>
          <table:table-cell office:value-type="float" office:value="1.719423" calcext:value-type="float">
            <text:p>1.71942</text:p>
          </table:table-cell>
          <table:table-cell table:formula="of:=[.J93]/[.E93]" office:value-type="float" office:value="0.000000117503767874596" calcext:value-type="float">
            <text:p>1.17503767874596E-07</text:p>
          </table:table-cell>
          <table:table-cell table:formula="of:=[.J93]/[.F93]" office:value-type="float" office:value="0.000000127015017843842" calcext:value-type="float">
            <text:p>1.2701501784384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2918" calcext:value-type="float">
            <text:p>14632918</text:p>
          </table:table-cell>
          <table:table-cell office:value-type="float" office:value="13397574" calcext:value-type="float">
            <text:p>13397574</text:p>
          </table:table-cell>
          <table:table-cell office:value-type="float" office:value="0.915578" calcext:value-type="float">
            <text:p>0.91558</text:p>
          </table:table-cell>
          <table:table-cell office:value-type="float" office:value="1235344" calcext:value-type="float">
            <text:p>1235344</text:p>
          </table:table-cell>
          <table:table-cell office:value-type="float" office:value="0.084422" calcext:value-type="float">
            <text:p>0.08442</text:p>
          </table:table-cell>
          <table:table-cell office:value-type="float" office:value="2.0525" calcext:value-type="float">
            <text:p>2.05250</text:p>
          </table:table-cell>
          <table:table-cell table:formula="of:=[.J94]/[.E94]" office:value-type="float" office:value="0.000000140265940122127" calcext:value-type="float">
            <text:p>1.40265940122127E-07</text:p>
          </table:table-cell>
          <table:table-cell table:formula="of:=[.J94]/[.F94]" office:value-type="float" office:value="0.000000153199377738089" calcext:value-type="float">
            <text:p>1.5319937773808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2918" calcext:value-type="float">
            <text:p>14632918</text:p>
          </table:table-cell>
          <table:table-cell office:value-type="float" office:value="13260778" calcext:value-type="float">
            <text:p>13260778</text:p>
          </table:table-cell>
          <table:table-cell office:value-type="float" office:value="0.906229" calcext:value-type="float">
            <text:p>0.90623</text:p>
          </table:table-cell>
          <table:table-cell office:value-type="float" office:value="1372140" calcext:value-type="float">
            <text:p>1372140</text:p>
          </table:table-cell>
          <table:table-cell office:value-type="float" office:value="0.093771" calcext:value-type="float">
            <text:p>0.09377</text:p>
          </table:table-cell>
          <table:table-cell office:value-type="float" office:value="1.724975" calcext:value-type="float">
            <text:p>1.72498</text:p>
          </table:table-cell>
          <table:table-cell table:formula="of:=[.J95]/[.E95]" office:value-type="float" office:value="0.000000117883186388388" calcext:value-type="float">
            <text:p>1.17883186388388E-07</text:p>
          </table:table-cell>
          <table:table-cell table:formula="of:=[.J95]/[.F95]" office:value-type="float" office:value="0.000000130080980165719" calcext:value-type="float">
            <text:p>1.3008098016571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2918" calcext:value-type="float">
            <text:p>14632918</text:p>
          </table:table-cell>
          <table:table-cell office:value-type="float" office:value="13120032" calcext:value-type="float">
            <text:p>13120032</text:p>
          </table:table-cell>
          <table:table-cell office:value-type="float" office:value="0.896611" calcext:value-type="float">
            <text:p>0.89661</text:p>
          </table:table-cell>
          <table:table-cell office:value-type="float" office:value="1512886" calcext:value-type="float">
            <text:p>1512886</text:p>
          </table:table-cell>
          <table:table-cell office:value-type="float" office:value="0.103389" calcext:value-type="float">
            <text:p>0.10339</text:p>
          </table:table-cell>
          <table:table-cell office:value-type="float" office:value="2.088376" calcext:value-type="float">
            <text:p>2.08838</text:p>
          </table:table-cell>
          <table:table-cell table:formula="of:=[.J96]/[.E96]" office:value-type="float" office:value="0.000000142717672579044" calcext:value-type="float">
            <text:p>1.42717672579044E-07</text:p>
          </table:table-cell>
          <table:table-cell table:formula="of:=[.J96]/[.F96]" office:value-type="float" office:value="0.00000015917461176924" calcext:value-type="float">
            <text:p>1.591746117692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2918" calcext:value-type="float">
            <text:p>14632918</text:p>
          </table:table-cell>
          <table:table-cell office:value-type="float" office:value="12758228" calcext:value-type="float">
            <text:p>12758228</text:p>
          </table:table-cell>
          <table:table-cell office:value-type="float" office:value="0.871885" calcext:value-type="float">
            <text:p>0.87189</text:p>
          </table:table-cell>
          <table:table-cell office:value-type="float" office:value="1874690" calcext:value-type="float">
            <text:p>1874690</text:p>
          </table:table-cell>
          <table:table-cell office:value-type="float" office:value="0.128115" calcext:value-type="float">
            <text:p>0.12812</text:p>
          </table:table-cell>
          <table:table-cell office:value-type="float" office:value="2.072718" calcext:value-type="float">
            <text:p>2.07272</text:p>
          </table:table-cell>
          <table:table-cell table:formula="of:=[.J97]/[.E97]" office:value-type="float" office:value="0.000000141647619429016" calcext:value-type="float">
            <text:p>1.41647619429016E-07</text:p>
          </table:table-cell>
          <table:table-cell table:formula="of:=[.J97]/[.F97]" office:value-type="float" office:value="0.000000162461275970299" calcext:value-type="float">
            <text:p>1.6246127597029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2918" calcext:value-type="float">
            <text:p>14632918</text:p>
          </table:table-cell>
          <table:table-cell office:value-type="float" office:value="12350541" calcext:value-type="float">
            <text:p>12350541</text:p>
          </table:table-cell>
          <table:table-cell office:value-type="float" office:value="0.844024" calcext:value-type="float">
            <text:p>0.84402</text:p>
          </table:table-cell>
          <table:table-cell office:value-type="float" office:value="2282377" calcext:value-type="float">
            <text:p>2282377</text:p>
          </table:table-cell>
          <table:table-cell office:value-type="float" office:value="0.155976" calcext:value-type="float">
            <text:p>0.15598</text:p>
          </table:table-cell>
          <table:table-cell office:value-type="float" office:value="2.081944" calcext:value-type="float">
            <text:p>2.08194</text:p>
          </table:table-cell>
          <table:table-cell table:formula="of:=[.J98]/[.E98]" office:value-type="float" office:value="0.000000142278115684103" calcext:value-type="float">
            <text:p>1.42278115684103E-07</text:p>
          </table:table-cell>
          <table:table-cell table:formula="of:=[.J98]/[.F98]" office:value-type="float" office:value="0.000000168571077169818" calcext:value-type="float">
            <text:p>1.6857107716981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3918" calcext:value-type="float">
            <text:p>14633918</text:p>
          </table:table-cell>
          <table:table-cell office:value-type="float" office:value="13838589" calcext:value-type="float">
            <text:p>13838589</text:p>
          </table:table-cell>
          <table:table-cell office:value-type="float" office:value="0.945652" calcext:value-type="float">
            <text:p>0.94565</text:p>
          </table:table-cell>
          <table:table-cell office:value-type="float" office:value="795329" calcext:value-type="float">
            <text:p>795329</text:p>
          </table:table-cell>
          <table:table-cell office:value-type="float" office:value="0.054348" calcext:value-type="float">
            <text:p>0.05435</text:p>
          </table:table-cell>
          <table:table-cell office:value-type="float" office:value="1.702775" calcext:value-type="float">
            <text:p>1.70278</text:p>
          </table:table-cell>
          <table:table-cell table:formula="of:=[.J99]/[.E99]" office:value-type="float" office:value="0.000000116358107241" calcext:value-type="float">
            <text:p>1.16358107241E-07</text:p>
          </table:table-cell>
          <table:table-cell table:formula="of:=[.J99]/[.F99]" office:value-type="float" office:value="0.000000123045420309831" calcext:value-type="float">
            <text:p>1.2304542030983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3918" calcext:value-type="float">
            <text:p>14633918</text:p>
          </table:table-cell>
          <table:table-cell office:value-type="float" office:value="13731850" calcext:value-type="float">
            <text:p>13731850</text:p>
          </table:table-cell>
          <table:table-cell office:value-type="float" office:value="0.938358" calcext:value-type="float">
            <text:p>0.93836</text:p>
          </table:table-cell>
          <table:table-cell office:value-type="float" office:value="902068" calcext:value-type="float">
            <text:p>902068</text:p>
          </table:table-cell>
          <table:table-cell office:value-type="float" office:value="0.061642" calcext:value-type="float">
            <text:p>0.06164</text:p>
          </table:table-cell>
          <table:table-cell office:value-type="float" office:value="1.705649" calcext:value-type="float">
            <text:p>1.70565</text:p>
          </table:table-cell>
          <table:table-cell table:formula="of:=[.J100]/[.E100]" office:value-type="float" office:value="0.000000116554500305386" calcext:value-type="float">
            <text:p>1.16554500305386E-07</text:p>
          </table:table-cell>
          <table:table-cell table:formula="of:=[.J100]/[.F100]" office:value-type="float" office:value="0.000000124211158729523" calcext:value-type="float">
            <text:p>1.2421115872952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3918" calcext:value-type="float">
            <text:p>14633918</text:p>
          </table:table-cell>
          <table:table-cell office:value-type="float" office:value="13538060" calcext:value-type="float">
            <text:p>13538060</text:p>
          </table:table-cell>
          <table:table-cell office:value-type="float" office:value="0.925115" calcext:value-type="float">
            <text:p>0.92512</text:p>
          </table:table-cell>
          <table:table-cell office:value-type="float" office:value="1095858" calcext:value-type="float">
            <text:p>1095858</text:p>
          </table:table-cell>
          <table:table-cell office:value-type="float" office:value="0.074885" calcext:value-type="float">
            <text:p>0.07489</text:p>
          </table:table-cell>
          <table:table-cell office:value-type="float" office:value="1.708512" calcext:value-type="float">
            <text:p>1.70851</text:p>
          </table:table-cell>
          <table:table-cell table:formula="of:=[.J101]/[.E101]" office:value-type="float" office:value="0.000000116750141691378" calcext:value-type="float">
            <text:p>1.16750141691378E-07</text:p>
          </table:table-cell>
          <table:table-cell table:formula="of:=[.J101]/[.F101]" office:value-type="float" office:value="0.000000126200652087522" calcext:value-type="float">
            <text:p>1.2620065208752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3918" calcext:value-type="float">
            <text:p>14633918</text:p>
          </table:table-cell>
          <table:table-cell office:value-type="float" office:value="13398488" calcext:value-type="float">
            <text:p>13398488</text:p>
          </table:table-cell>
          <table:table-cell office:value-type="float" office:value="0.915578" calcext:value-type="float">
            <text:p>0.91558</text:p>
          </table:table-cell>
          <table:table-cell office:value-type="float" office:value="1235430" calcext:value-type="float">
            <text:p>1235430</text:p>
          </table:table-cell>
          <table:table-cell office:value-type="float" office:value="0.084422" calcext:value-type="float">
            <text:p>0.08442</text:p>
          </table:table-cell>
          <table:table-cell office:value-type="float" office:value="2.065301" calcext:value-type="float">
            <text:p>2.06530</text:p>
          </table:table-cell>
          <table:table-cell table:formula="of:=[.J102]/[.E102]" office:value-type="float" office:value="0.000000141131103782323" calcext:value-type="float">
            <text:p>1.41131103782323E-07</text:p>
          </table:table-cell>
          <table:table-cell table:formula="of:=[.J102]/[.F102]" office:value-type="float" office:value="0.000000154144333300892" calcext:value-type="float">
            <text:p>1.5414433330089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3918" calcext:value-type="float">
            <text:p>14633918</text:p>
          </table:table-cell>
          <table:table-cell office:value-type="float" office:value="13261675" calcext:value-type="float">
            <text:p>13261675</text:p>
          </table:table-cell>
          <table:table-cell office:value-type="float" office:value="0.906229" calcext:value-type="float">
            <text:p>0.90623</text:p>
          </table:table-cell>
          <table:table-cell office:value-type="float" office:value="1372243" calcext:value-type="float">
            <text:p>1372243</text:p>
          </table:table-cell>
          <table:table-cell office:value-type="float" office:value="0.093771" calcext:value-type="float">
            <text:p>0.09377</text:p>
          </table:table-cell>
          <table:table-cell office:value-type="float" office:value="1.721139" calcext:value-type="float">
            <text:p>1.72114</text:p>
          </table:table-cell>
          <table:table-cell table:formula="of:=[.J103]/[.E103]" office:value-type="float" office:value="0.000000117613000154846" calcext:value-type="float">
            <text:p>1.17613000154846E-07</text:p>
          </table:table-cell>
          <table:table-cell table:formula="of:=[.J103]/[.F103]" office:value-type="float" office:value="0.000000129782927118935" calcext:value-type="float">
            <text:p>1.2978292711893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3918" calcext:value-type="float">
            <text:p>14633918</text:p>
          </table:table-cell>
          <table:table-cell office:value-type="float" office:value="13120963" calcext:value-type="float">
            <text:p>13120963</text:p>
          </table:table-cell>
          <table:table-cell office:value-type="float" office:value="0.896613" calcext:value-type="float">
            <text:p>0.89661</text:p>
          </table:table-cell>
          <table:table-cell office:value-type="float" office:value="1512955" calcext:value-type="float">
            <text:p>1512955</text:p>
          </table:table-cell>
          <table:table-cell office:value-type="float" office:value="0.103387" calcext:value-type="float">
            <text:p>0.10339</text:p>
          </table:table-cell>
          <table:table-cell office:value-type="float" office:value="2.071174" calcext:value-type="float">
            <text:p>2.07117</text:p>
          </table:table-cell>
          <table:table-cell table:formula="of:=[.J104]/[.E104]" office:value-type="float" office:value="0.000000141532431711043" calcext:value-type="float">
            <text:p>1.41532431711043E-07</text:p>
          </table:table-cell>
          <table:table-cell table:formula="of:=[.J104]/[.F104]" office:value-type="float" office:value="0.000000157852285689701" calcext:value-type="float">
            <text:p>1.5785228568970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3918" calcext:value-type="float">
            <text:p>14633918</text:p>
          </table:table-cell>
          <table:table-cell office:value-type="float" office:value="12759159" calcext:value-type="float">
            <text:p>12759159</text:p>
          </table:table-cell>
          <table:table-cell office:value-type="float" office:value="0.871889" calcext:value-type="float">
            <text:p>0.87189</text:p>
          </table:table-cell>
          <table:table-cell office:value-type="float" office:value="1874759" calcext:value-type="float">
            <text:p>1874759</text:p>
          </table:table-cell>
          <table:table-cell office:value-type="float" office:value="0.128111" calcext:value-type="float">
            <text:p>0.12811</text:p>
          </table:table-cell>
          <table:table-cell office:value-type="float" office:value="2.074915" calcext:value-type="float">
            <text:p>2.07492</text:p>
          </table:table-cell>
          <table:table-cell table:formula="of:=[.J105]/[.E105]" office:value-type="float" office:value="0.000000141788070699863" calcext:value-type="float">
            <text:p>1.41788070699863E-07</text:p>
          </table:table-cell>
          <table:table-cell table:formula="of:=[.J105]/[.F105]" office:value-type="float" office:value="0.000000162621611659515" calcext:value-type="float">
            <text:p>1.6262161165951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3918" calcext:value-type="float">
            <text:p>14633918</text:p>
          </table:table-cell>
          <table:table-cell office:value-type="float" office:value="12351467" calcext:value-type="float">
            <text:p>12351467</text:p>
          </table:table-cell>
          <table:table-cell office:value-type="float" office:value="0.84403" calcext:value-type="float">
            <text:p>0.84403</text:p>
          </table:table-cell>
          <table:table-cell office:value-type="float" office:value="2282451" calcext:value-type="float">
            <text:p>2282451</text:p>
          </table:table-cell>
          <table:table-cell office:value-type="float" office:value="0.15597" calcext:value-type="float">
            <text:p>0.15597</text:p>
          </table:table-cell>
          <table:table-cell office:value-type="float" office:value="2.089486" calcext:value-type="float">
            <text:p>2.08949</text:p>
          </table:table-cell>
          <table:table-cell table:formula="of:=[.J106]/[.E106]" office:value-type="float" office:value="0.000000142783771236111" calcext:value-type="float">
            <text:p>1.42783771236111E-07</text:p>
          </table:table-cell>
          <table:table-cell table:formula="of:=[.J106]/[.F106]" office:value-type="float" office:value="0.000000169169054979461" calcext:value-type="float">
            <text:p>1.6916905497946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418" calcext:value-type="float">
            <text:p>14634418</text:p>
          </table:table-cell>
          <table:table-cell office:value-type="float" office:value="13839014" calcext:value-type="float">
            <text:p>13839014</text:p>
          </table:table-cell>
          <table:table-cell office:value-type="float" office:value="0.945648" calcext:value-type="float">
            <text:p>0.94565</text:p>
          </table:table-cell>
          <table:table-cell office:value-type="float" office:value="795404" calcext:value-type="float">
            <text:p>795404</text:p>
          </table:table-cell>
          <table:table-cell office:value-type="float" office:value="0.054352" calcext:value-type="float">
            <text:p>0.05435</text:p>
          </table:table-cell>
          <table:table-cell office:value-type="float" office:value="1.703987" calcext:value-type="float">
            <text:p>1.70399</text:p>
          </table:table-cell>
          <table:table-cell table:formula="of:=[.J107]/[.E107]" office:value-type="float" office:value="0.000000116436950208748" calcext:value-type="float">
            <text:p>1.16436950208748E-07</text:p>
          </table:table-cell>
          <table:table-cell table:formula="of:=[.J107]/[.F107]" office:value-type="float" office:value="0.000000123129220044145" calcext:value-type="float">
            <text:p>1.2312922004414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418" calcext:value-type="float">
            <text:p>14634418</text:p>
          </table:table-cell>
          <table:table-cell office:value-type="float" office:value="13732275" calcext:value-type="float">
            <text:p>13732275</text:p>
          </table:table-cell>
          <table:table-cell office:value-type="float" office:value="0.938355" calcext:value-type="float">
            <text:p>0.93836</text:p>
          </table:table-cell>
          <table:table-cell office:value-type="float" office:value="902143" calcext:value-type="float">
            <text:p>902143</text:p>
          </table:table-cell>
          <table:table-cell office:value-type="float" office:value="0.061645" calcext:value-type="float">
            <text:p>0.06165</text:p>
          </table:table-cell>
          <table:table-cell office:value-type="float" office:value="1.706519" calcext:value-type="float">
            <text:p>1.70652</text:p>
          </table:table-cell>
          <table:table-cell table:formula="of:=[.J108]/[.E108]" office:value-type="float" office:value="0.000000116609966996979" calcext:value-type="float">
            <text:p>1.16609966996979E-07</text:p>
          </table:table-cell>
          <table:table-cell table:formula="of:=[.J108]/[.F108]" office:value-type="float" office:value="0.00000012427066891684" calcext:value-type="float">
            <text:p>1.242706689168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418" calcext:value-type="float">
            <text:p>14634418</text:p>
          </table:table-cell>
          <table:table-cell office:value-type="float" office:value="13538485" calcext:value-type="float">
            <text:p>13538485</text:p>
          </table:table-cell>
          <table:table-cell office:value-type="float" office:value="0.925113" calcext:value-type="float">
            <text:p>0.92511</text:p>
          </table:table-cell>
          <table:table-cell office:value-type="float" office:value="1095933" calcext:value-type="float">
            <text:p>1095933</text:p>
          </table:table-cell>
          <table:table-cell office:value-type="float" office:value="0.074887" calcext:value-type="float">
            <text:p>0.07489</text:p>
          </table:table-cell>
          <table:table-cell office:value-type="float" office:value="1.71515" calcext:value-type="float">
            <text:p>1.71515</text:p>
          </table:table-cell>
          <table:table-cell table:formula="of:=[.J109]/[.E109]" office:value-type="float" office:value="0.000000117199741048807" calcext:value-type="float">
            <text:p>1.17199741048807E-07</text:p>
          </table:table-cell>
          <table:table-cell table:formula="of:=[.J109]/[.F109]" office:value-type="float" office:value="0.000000126686996366285" calcext:value-type="float">
            <text:p>1.2668699636628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418" calcext:value-type="float">
            <text:p>14634418</text:p>
          </table:table-cell>
          <table:table-cell office:value-type="float" office:value="13398898" calcext:value-type="float">
            <text:p>13398898</text:p>
          </table:table-cell>
          <table:table-cell office:value-type="float" office:value="0.915574" calcext:value-type="float">
            <text:p>0.91557</text:p>
          </table:table-cell>
          <table:table-cell office:value-type="float" office:value="1235520" calcext:value-type="float">
            <text:p>1235520</text:p>
          </table:table-cell>
          <table:table-cell office:value-type="float" office:value="0.084426" calcext:value-type="float">
            <text:p>0.08443</text:p>
          </table:table-cell>
          <table:table-cell office:value-type="float" office:value="2.065228" calcext:value-type="float">
            <text:p>2.06523</text:p>
          </table:table-cell>
          <table:table-cell table:formula="of:=[.J110]/[.E110]" office:value-type="float" office:value="0.000000141121293651719" calcext:value-type="float">
            <text:p>1.41121293651719E-07</text:p>
          </table:table-cell>
          <table:table-cell table:formula="of:=[.J110]/[.F110]" office:value-type="float" office:value="0.000000154134168347278" calcext:value-type="float">
            <text:p>1.5413416834727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418" calcext:value-type="float">
            <text:p>14634418</text:p>
          </table:table-cell>
          <table:table-cell office:value-type="float" office:value="13262097" calcext:value-type="float">
            <text:p>13262097</text:p>
          </table:table-cell>
          <table:table-cell office:value-type="float" office:value="0.906226" calcext:value-type="float">
            <text:p>0.90623</text:p>
          </table:table-cell>
          <table:table-cell office:value-type="float" office:value="1372321" calcext:value-type="float">
            <text:p>1372321</text:p>
          </table:table-cell>
          <table:table-cell office:value-type="float" office:value="0.093774" calcext:value-type="float">
            <text:p>0.09377</text:p>
          </table:table-cell>
          <table:table-cell office:value-type="float" office:value="1.719731" calcext:value-type="float">
            <text:p>1.71973</text:p>
          </table:table-cell>
          <table:table-cell table:formula="of:=[.J111]/[.E111]" office:value-type="float" office:value="0.000000117512770237942" calcext:value-type="float">
            <text:p>1.17512770237942E-07</text:p>
          </table:table-cell>
          <table:table-cell table:formula="of:=[.J111]/[.F111]" office:value-type="float" office:value="0.000000129672630203202" calcext:value-type="float">
            <text:p>1.2967263020320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418" calcext:value-type="float">
            <text:p>14634418</text:p>
          </table:table-cell>
          <table:table-cell office:value-type="float" office:value="13121382" calcext:value-type="float">
            <text:p>13121382</text:p>
          </table:table-cell>
          <table:table-cell office:value-type="float" office:value="0.896611" calcext:value-type="float">
            <text:p>0.89661</text:p>
          </table:table-cell>
          <table:table-cell office:value-type="float" office:value="1513036" calcext:value-type="float">
            <text:p>1513036</text:p>
          </table:table-cell>
          <table:table-cell office:value-type="float" office:value="0.103389" calcext:value-type="float">
            <text:p>0.10339</text:p>
          </table:table-cell>
          <table:table-cell office:value-type="float" office:value="2.066735" calcext:value-type="float">
            <text:p>2.06674</text:p>
          </table:table-cell>
          <table:table-cell table:formula="of:=[.J112]/[.E112]" office:value-type="float" office:value="0.000000141224270073467" calcext:value-type="float">
            <text:p>1.41224270073467E-07</text:p>
          </table:table-cell>
          <table:table-cell table:formula="of:=[.J112]/[.F112]" office:value-type="float" office:value="0.000000157508942274526" calcext:value-type="float">
            <text:p>1.5750894227452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418" calcext:value-type="float">
            <text:p>14634418</text:p>
          </table:table-cell>
          <table:table-cell office:value-type="float" office:value="12759585" calcext:value-type="float">
            <text:p>12759585</text:p>
          </table:table-cell>
          <table:table-cell office:value-type="float" office:value="0.871889" calcext:value-type="float">
            <text:p>0.87189</text:p>
          </table:table-cell>
          <table:table-cell office:value-type="float" office:value="1874833" calcext:value-type="float">
            <text:p>1874833</text:p>
          </table:table-cell>
          <table:table-cell office:value-type="float" office:value="0.128111" calcext:value-type="float">
            <text:p>0.12811</text:p>
          </table:table-cell>
          <table:table-cell office:value-type="float" office:value="2.077448" calcext:value-type="float">
            <text:p>2.07745</text:p>
          </table:table-cell>
          <table:table-cell table:formula="of:=[.J113]/[.E113]" office:value-type="float" office:value="0.000000141956311484338" calcext:value-type="float">
            <text:p>1.41956311484338E-07</text:p>
          </table:table-cell>
          <table:table-cell table:formula="of:=[.J113]/[.F113]" office:value-type="float" office:value="0.000000162814699694387" calcext:value-type="float">
            <text:p>1.6281469969438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418" calcext:value-type="float">
            <text:p>14634418</text:p>
          </table:table-cell>
          <table:table-cell office:value-type="float" office:value="12351890" calcext:value-type="float">
            <text:p>12351890</text:p>
          </table:table-cell>
          <table:table-cell office:value-type="float" office:value="0.84403" calcext:value-type="float">
            <text:p>0.84403</text:p>
          </table:table-cell>
          <table:table-cell office:value-type="float" office:value="2282528" calcext:value-type="float">
            <text:p>2282528</text:p>
          </table:table-cell>
          <table:table-cell office:value-type="float" office:value="0.15597" calcext:value-type="float">
            <text:p>0.15597</text:p>
          </table:table-cell>
          <table:table-cell office:value-type="float" office:value="2.093193" calcext:value-type="float">
            <text:p>2.09319</text:p>
          </table:table-cell>
          <table:table-cell table:formula="of:=[.J114]/[.E114]" office:value-type="float" office:value="0.000000143032199845597" calcext:value-type="float">
            <text:p>1.43032199845597E-07</text:p>
          </table:table-cell>
          <table:table-cell table:formula="of:=[.J114]/[.F114]" office:value-type="float" office:value="0.000000169463377669328" calcext:value-type="float">
            <text:p>1.6946337766932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818" calcext:value-type="float">
            <text:p>14634818</text:p>
          </table:table-cell>
          <table:table-cell office:value-type="float" office:value="13839392" calcext:value-type="float">
            <text:p>13839392</text:p>
          </table:table-cell>
          <table:table-cell office:value-type="float" office:value="0.945648" calcext:value-type="float">
            <text:p>0.94565</text:p>
          </table:table-cell>
          <table:table-cell office:value-type="float" office:value="795426" calcext:value-type="float">
            <text:p>795426</text:p>
          </table:table-cell>
          <table:table-cell office:value-type="float" office:value="0.054352" calcext:value-type="float">
            <text:p>0.05435</text:p>
          </table:table-cell>
          <table:table-cell office:value-type="float" office:value="1.7098" calcext:value-type="float">
            <text:p>1.70980</text:p>
          </table:table-cell>
          <table:table-cell table:formula="of:=[.J115]/[.E115]" office:value-type="float" office:value="0.000000116830971181193" calcext:value-type="float">
            <text:p>1.16830971181193E-07</text:p>
          </table:table-cell>
          <table:table-cell table:formula="of:=[.J115]/[.F115]" office:value-type="float" office:value="0.000000123545889877243" calcext:value-type="float">
            <text:p>1.2354588987724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818" calcext:value-type="float">
            <text:p>14634818</text:p>
          </table:table-cell>
          <table:table-cell office:value-type="float" office:value="13732653" calcext:value-type="float">
            <text:p>13732653</text:p>
          </table:table-cell>
          <table:table-cell office:value-type="float" office:value="0.938355" calcext:value-type="float">
            <text:p>0.93836</text:p>
          </table:table-cell>
          <table:table-cell office:value-type="float" office:value="902165" calcext:value-type="float">
            <text:p>902165</text:p>
          </table:table-cell>
          <table:table-cell office:value-type="float" office:value="0.061645" calcext:value-type="float">
            <text:p>0.06165</text:p>
          </table:table-cell>
          <table:table-cell office:value-type="float" office:value="1.714285" calcext:value-type="float">
            <text:p>1.71429</text:p>
          </table:table-cell>
          <table:table-cell table:formula="of:=[.J116]/[.E116]" office:value-type="float" office:value="0.000000117137432115657" calcext:value-type="float">
            <text:p>1.17137432115657E-07</text:p>
          </table:table-cell>
          <table:table-cell table:formula="of:=[.J116]/[.F116]" office:value-type="float" office:value="0.000000124832761739483" calcext:value-type="float">
            <text:p>1.2483276173948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818" calcext:value-type="float">
            <text:p>14634818</text:p>
          </table:table-cell>
          <table:table-cell office:value-type="float" office:value="13538864" calcext:value-type="float">
            <text:p>13538864</text:p>
          </table:table-cell>
          <table:table-cell office:value-type="float" office:value="0.925113" calcext:value-type="float">
            <text:p>0.92511</text:p>
          </table:table-cell>
          <table:table-cell office:value-type="float" office:value="1095954" calcext:value-type="float">
            <text:p>1095954</text:p>
          </table:table-cell>
          <table:table-cell office:value-type="float" office:value="0.074887" calcext:value-type="float">
            <text:p>0.07489</text:p>
          </table:table-cell>
          <table:table-cell office:value-type="float" office:value="1.714914" calcext:value-type="float">
            <text:p>1.71491</text:p>
          </table:table-cell>
          <table:table-cell table:formula="of:=[.J117]/[.E117]" office:value-type="float" office:value="0.000000117180411809699" calcext:value-type="float">
            <text:p>1.17180411809699E-07</text:p>
          </table:table-cell>
          <table:table-cell table:formula="of:=[.J117]/[.F117]" office:value-type="float" office:value="0.000000126666018655627" calcext:value-type="float">
            <text:p>1.2666601865562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818" calcext:value-type="float">
            <text:p>14634818</text:p>
          </table:table-cell>
          <table:table-cell office:value-type="float" office:value="13399257" calcext:value-type="float">
            <text:p>13399257</text:p>
          </table:table-cell>
          <table:table-cell office:value-type="float" office:value="0.915574" calcext:value-type="float">
            <text:p>0.91557</text:p>
          </table:table-cell>
          <table:table-cell office:value-type="float" office:value="1235561" calcext:value-type="float">
            <text:p>1235561</text:p>
          </table:table-cell>
          <table:table-cell office:value-type="float" office:value="0.084426" calcext:value-type="float">
            <text:p>0.08443</text:p>
          </table:table-cell>
          <table:table-cell office:value-type="float" office:value="2.050015" calcext:value-type="float">
            <text:p>2.05002</text:p>
          </table:table-cell>
          <table:table-cell table:formula="of:=[.J118]/[.E118]" office:value-type="float" office:value="0.000000140077929223308" calcext:value-type="float">
            <text:p>1.40077929223308E-07</text:p>
          </table:table-cell>
          <table:table-cell table:formula="of:=[.J118]/[.F118]" office:value-type="float" office:value="0.000000152994677242178" calcext:value-type="float">
            <text:p>1.5299467724217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818" calcext:value-type="float">
            <text:p>14634818</text:p>
          </table:table-cell>
          <table:table-cell office:value-type="float" office:value="13262475" calcext:value-type="float">
            <text:p>13262475</text:p>
          </table:table-cell>
          <table:table-cell office:value-type="float" office:value="0.906228" calcext:value-type="float">
            <text:p>0.90623</text:p>
          </table:table-cell>
          <table:table-cell office:value-type="float" office:value="1372343" calcext:value-type="float">
            <text:p>1372343</text:p>
          </table:table-cell>
          <table:table-cell office:value-type="float" office:value="0.093772" calcext:value-type="float">
            <text:p>0.09377</text:p>
          </table:table-cell>
          <table:table-cell office:value-type="float" office:value="1.71929" calcext:value-type="float">
            <text:p>1.71929</text:p>
          </table:table-cell>
          <table:table-cell table:formula="of:=[.J119]/[.E119]" office:value-type="float" office:value="0.000000117479424752669" calcext:value-type="float">
            <text:p>1.17479424752669E-07</text:p>
          </table:table-cell>
          <table:table-cell table:formula="of:=[.J119]/[.F119]" office:value-type="float" office:value="0.000000129635682630882" calcext:value-type="float">
            <text:p>1.2963568263088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818" calcext:value-type="float">
            <text:p>14634818</text:p>
          </table:table-cell>
          <table:table-cell office:value-type="float" office:value="13121742" calcext:value-type="float">
            <text:p>13121742</text:p>
          </table:table-cell>
          <table:table-cell office:value-type="float" office:value="0.896611" calcext:value-type="float">
            <text:p>0.89661</text:p>
          </table:table-cell>
          <table:table-cell office:value-type="float" office:value="1513076" calcext:value-type="float">
            <text:p>1513076</text:p>
          </table:table-cell>
          <table:table-cell office:value-type="float" office:value="0.103389" calcext:value-type="float">
            <text:p>0.10339</text:p>
          </table:table-cell>
          <table:table-cell office:value-type="float" office:value="2.062756" calcext:value-type="float">
            <text:p>2.06276</text:p>
          </table:table-cell>
          <table:table-cell table:formula="of:=[.J120]/[.E120]" office:value-type="float" office:value="0.000000140948524265898" calcext:value-type="float">
            <text:p>1.40948524265898E-07</text:p>
          </table:table-cell>
          <table:table-cell table:formula="of:=[.J120]/[.F120]" office:value-type="float" office:value="0.000000157201383779684" calcext:value-type="float">
            <text:p>1.5720138377968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818" calcext:value-type="float">
            <text:p>14634818</text:p>
          </table:table-cell>
          <table:table-cell office:value-type="float" office:value="12759949" calcext:value-type="float">
            <text:p>12759949</text:p>
          </table:table-cell>
          <table:table-cell office:value-type="float" office:value="0.87189" calcext:value-type="float">
            <text:p>0.87189</text:p>
          </table:table-cell>
          <table:table-cell office:value-type="float" office:value="1874869" calcext:value-type="float">
            <text:p>1874869</text:p>
          </table:table-cell>
          <table:table-cell office:value-type="float" office:value="0.12811" calcext:value-type="float">
            <text:p>0.12811</text:p>
          </table:table-cell>
          <table:table-cell office:value-type="float" office:value="2.075479" calcext:value-type="float">
            <text:p>2.07548</text:p>
          </table:table-cell>
          <table:table-cell table:formula="of:=[.J121]/[.E121]" office:value-type="float" office:value="0.000000141817889364938" calcext:value-type="float">
            <text:p>1.41817889364938E-07</text:p>
          </table:table-cell>
          <table:table-cell table:formula="of:=[.J121]/[.F121]" office:value-type="float" office:value="0.000000162655744156971" calcext:value-type="float">
            <text:p>1.6265574415697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818" calcext:value-type="float">
            <text:p>14634818</text:p>
          </table:table-cell>
          <table:table-cell office:value-type="float" office:value="12352255" calcext:value-type="float">
            <text:p>12352255</text:p>
          </table:table-cell>
          <table:table-cell office:value-type="float" office:value="0.844032" calcext:value-type="float">
            <text:p>0.84403</text:p>
          </table:table-cell>
          <table:table-cell office:value-type="float" office:value="2282563" calcext:value-type="float">
            <text:p>2282563</text:p>
          </table:table-cell>
          <table:table-cell office:value-type="float" office:value="0.155968" calcext:value-type="float">
            <text:p>0.15597</text:p>
          </table:table-cell>
          <table:table-cell office:value-type="float" office:value="2.092584" calcext:value-type="float">
            <text:p>2.09258</text:p>
          </table:table-cell>
          <table:table-cell table:formula="of:=[.J122]/[.E122]" office:value-type="float" office:value="0.00000014298667738813" calcext:value-type="float">
            <text:p>1.4298667738813E-07</text:p>
          </table:table-cell>
          <table:table-cell table:formula="of:=[.J122]/[.F122]" office:value-type="float" office:value="0.000000169409067413197" calcext:value-type="float">
            <text:p>1.6940906741319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918" calcext:value-type="float">
            <text:p>14634918</text:p>
          </table:table-cell>
          <table:table-cell office:value-type="float" office:value="13839461" calcext:value-type="float">
            <text:p>13839461</text:p>
          </table:table-cell>
          <table:table-cell office:value-type="float" office:value="0.945647" calcext:value-type="float">
            <text:p>0.94565</text:p>
          </table:table-cell>
          <table:table-cell office:value-type="float" office:value="795457" calcext:value-type="float">
            <text:p>795457</text:p>
          </table:table-cell>
          <table:table-cell office:value-type="float" office:value="0.054353" calcext:value-type="float">
            <text:p>0.05435</text:p>
          </table:table-cell>
          <table:table-cell office:value-type="float" office:value="1.710115" calcext:value-type="float">
            <text:p>1.71012</text:p>
          </table:table-cell>
          <table:table-cell table:formula="of:=[.J123]/[.E123]" office:value-type="float" office:value="0.000000116851696743364" calcext:value-type="float">
            <text:p>1.16851696743364E-07</text:p>
          </table:table-cell>
          <table:table-cell table:formula="of:=[.J123]/[.F123]" office:value-type="float" office:value="0.000000123568034911186" calcext:value-type="float">
            <text:p>1.2356803491118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918" calcext:value-type="float">
            <text:p>14634918</text:p>
          </table:table-cell>
          <table:table-cell office:value-type="float" office:value="13732722" calcext:value-type="float">
            <text:p>13732722</text:p>
          </table:table-cell>
          <table:table-cell office:value-type="float" office:value="0.938353" calcext:value-type="float">
            <text:p>0.93835</text:p>
          </table:table-cell>
          <table:table-cell office:value-type="float" office:value="902196" calcext:value-type="float">
            <text:p>902196</text:p>
          </table:table-cell>
          <table:table-cell office:value-type="float" office:value="0.061647" calcext:value-type="float">
            <text:p>0.06165</text:p>
          </table:table-cell>
          <table:table-cell office:value-type="float" office:value="1.714152" calcext:value-type="float">
            <text:p>1.71415</text:p>
          </table:table-cell>
          <table:table-cell table:formula="of:=[.J124]/[.E124]" office:value-type="float" office:value="0.000000117127543864612" calcext:value-type="float">
            <text:p>1.17127543864612E-07</text:p>
          </table:table-cell>
          <table:table-cell table:formula="of:=[.J124]/[.F124]" office:value-type="float" office:value="0.000000124822449620694" calcext:value-type="float">
            <text:p>1.2482244962069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918" calcext:value-type="float">
            <text:p>14634918</text:p>
          </table:table-cell>
          <table:table-cell office:value-type="float" office:value="13538933" calcext:value-type="float">
            <text:p>13538933</text:p>
          </table:table-cell>
          <table:table-cell office:value-type="float" office:value="0.925112" calcext:value-type="float">
            <text:p>0.92511</text:p>
          </table:table-cell>
          <table:table-cell office:value-type="float" office:value="1095985" calcext:value-type="float">
            <text:p>1095985</text:p>
          </table:table-cell>
          <table:table-cell office:value-type="float" office:value="0.074888" calcext:value-type="float">
            <text:p>0.07489</text:p>
          </table:table-cell>
          <table:table-cell office:value-type="float" office:value="1.718067" calcext:value-type="float">
            <text:p>1.71807</text:p>
          </table:table-cell>
          <table:table-cell table:formula="of:=[.J125]/[.E125]" office:value-type="float" office:value="0.000000117395054758763" calcext:value-type="float">
            <text:p>1.17395054758763E-07</text:p>
          </table:table-cell>
          <table:table-cell table:formula="of:=[.J125]/[.F125]" office:value-type="float" office:value="0.000000126898257048765" calcext:value-type="float">
            <text:p>1.2689825704876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918" calcext:value-type="float">
            <text:p>14634918</text:p>
          </table:table-cell>
          <table:table-cell office:value-type="float" office:value="13399311" calcext:value-type="float">
            <text:p>13399311</text:p>
          </table:table-cell>
          <table:table-cell office:value-type="float" office:value="0.915571" calcext:value-type="float">
            <text:p>0.91557</text:p>
          </table:table-cell>
          <table:table-cell office:value-type="float" office:value="1235607" calcext:value-type="float">
            <text:p>1235607</text:p>
          </table:table-cell>
          <table:table-cell office:value-type="float" office:value="0.084429" calcext:value-type="float">
            <text:p>0.08443</text:p>
          </table:table-cell>
          <table:table-cell office:value-type="float" office:value="2.052178" calcext:value-type="float">
            <text:p>2.05218</text:p>
          </table:table-cell>
          <table:table-cell table:formula="of:=[.J126]/[.E126]" office:value-type="float" office:value="0.000000140224769281249" calcext:value-type="float">
            <text:p>1.40224769281249E-07</text:p>
          </table:table-cell>
          <table:table-cell table:formula="of:=[.J126]/[.F126]" office:value-type="float" office:value="0.000000153155486875407" calcext:value-type="float">
            <text:p>1.5315548687540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918" calcext:value-type="float">
            <text:p>14634918</text:p>
          </table:table-cell>
          <table:table-cell office:value-type="float" office:value="13262544" calcext:value-type="float">
            <text:p>13262544</text:p>
          </table:table-cell>
          <table:table-cell office:value-type="float" office:value="0.906226" calcext:value-type="float">
            <text:p>0.90623</text:p>
          </table:table-cell>
          <table:table-cell office:value-type="float" office:value="1372374" calcext:value-type="float">
            <text:p>1372374</text:p>
          </table:table-cell>
          <table:table-cell office:value-type="float" office:value="0.093774" calcext:value-type="float">
            <text:p>0.09377</text:p>
          </table:table-cell>
          <table:table-cell office:value-type="float" office:value="1.724452" calcext:value-type="float">
            <text:p>1.72445</text:p>
          </table:table-cell>
          <table:table-cell table:formula="of:=[.J127]/[.E127]" office:value-type="float" office:value="0.000000117831340086771" calcext:value-type="float">
            <text:p>1.17831340086771E-07</text:p>
          </table:table-cell>
          <table:table-cell table:formula="of:=[.J127]/[.F127]" office:value-type="float" office:value="0.000000130024224613317" calcext:value-type="float">
            <text:p>1.3002422461331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918" calcext:value-type="float">
            <text:p>14634918</text:p>
          </table:table-cell>
          <table:table-cell office:value-type="float" office:value="13121797" calcext:value-type="float">
            <text:p>13121797</text:p>
          </table:table-cell>
          <table:table-cell office:value-type="float" office:value="0.896609" calcext:value-type="float">
            <text:p>0.89661</text:p>
          </table:table-cell>
          <table:table-cell office:value-type="float" office:value="1513121" calcext:value-type="float">
            <text:p>1513121</text:p>
          </table:table-cell>
          <table:table-cell office:value-type="float" office:value="0.103391" calcext:value-type="float">
            <text:p>0.10339</text:p>
          </table:table-cell>
          <table:table-cell office:value-type="float" office:value="2.063507" calcext:value-type="float">
            <text:p>2.06351</text:p>
          </table:table-cell>
          <table:table-cell table:formula="of:=[.J128]/[.E128]" office:value-type="float" office:value="0.000000140998876795893" calcext:value-type="float">
            <text:p>1.40998876795893E-07</text:p>
          </table:table-cell>
          <table:table-cell table:formula="of:=[.J128]/[.F128]" office:value-type="float" office:value="0.000000157257957884884" calcext:value-type="float">
            <text:p>1.5725795788488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918" calcext:value-type="float">
            <text:p>14634918</text:p>
          </table:table-cell>
          <table:table-cell office:value-type="float" office:value="12760006" calcext:value-type="float">
            <text:p>12760006</text:p>
          </table:table-cell>
          <table:table-cell office:value-type="float" office:value="0.871888" calcext:value-type="float">
            <text:p>0.87189</text:p>
          </table:table-cell>
          <table:table-cell office:value-type="float" office:value="1874912" calcext:value-type="float">
            <text:p>1874912</text:p>
          </table:table-cell>
          <table:table-cell office:value-type="float" office:value="0.128112" calcext:value-type="float">
            <text:p>0.12811</text:p>
          </table:table-cell>
          <table:table-cell office:value-type="float" office:value="2.070962" calcext:value-type="float">
            <text:p>2.07096</text:p>
          </table:table-cell>
          <table:table-cell table:formula="of:=[.J129]/[.E129]" office:value-type="float" office:value="0.000000141508274935329" calcext:value-type="float">
            <text:p>1.41508274935329E-07</text:p>
          </table:table-cell>
          <table:table-cell table:formula="of:=[.J129]/[.F129]" office:value-type="float" office:value="0.000000162301020861589" calcext:value-type="float">
            <text:p>1.6230102086158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actusbssn.out</text:p>
          </table:table-cell>
          <table:table-cell office:value-type="float" office:value="14634918" calcext:value-type="float">
            <text:p>14634918</text:p>
          </table:table-cell>
          <table:table-cell office:value-type="float" office:value="12352315" calcext:value-type="float">
            <text:p>12352315</text:p>
          </table:table-cell>
          <table:table-cell office:value-type="float" office:value="0.84403" calcext:value-type="float">
            <text:p>0.84403</text:p>
          </table:table-cell>
          <table:table-cell office:value-type="float" office:value="2282603" calcext:value-type="float">
            <text:p>2282603</text:p>
          </table:table-cell>
          <table:table-cell office:value-type="float" office:value="0.15597" calcext:value-type="float">
            <text:p>0.15597</text:p>
          </table:table-cell>
          <table:table-cell office:value-type="float" office:value="2.089778" calcext:value-type="float">
            <text:p>2.08978</text:p>
          </table:table-cell>
          <table:table-cell table:formula="of:=[.J130]/[.E130]" office:value-type="float" office:value="0.000000142793967140779" calcext:value-type="float">
            <text:p>1.42793967140779E-07</text:p>
          </table:table-cell>
          <table:table-cell table:formula="of:=[.J130]/[.F130]" office:value-type="float" office:value="0.000000169181080631444" calcext:value-type="float">
            <text:p>1.69181080631444E-0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lways true</text:p>
          </table:table-cell>
          <table:table-cell table:number-columns-repeated="2"/>
          <table:table-cell office:value-type="string" calcext:value-type="string">
            <text:p><text:s/>cactusbssn.out</text:p>
          </table:table-cell>
          <table:table-cell office:value-type="float" office:value="14634918" calcext:value-type="float">
            <text:p>14634918</text:p>
          </table:table-cell>
          <table:table-cell office:value-type="float" office:value="7600263" calcext:value-type="float">
            <text:p>7600263</text:p>
          </table:table-cell>
          <table:table-cell office:value-type="float" office:value="0.519324" calcext:value-type="float">
            <text:p>0.51932</text:p>
          </table:table-cell>
          <table:table-cell office:value-type="float" office:value="7034655" calcext:value-type="float">
            <text:p>7034655</text:p>
          </table:table-cell>
          <table:table-cell office:value-type="float" office:value="0.480676" calcext:value-type="float">
            <text:p>0.48068</text:p>
          </table:table-cell>
          <table:table-cell office:value-type="float" office:value="1.209979" calcext:value-type="float">
            <text:p>1.20998</text:p>
          </table:table-cell>
          <table:table-cell table:formula="of:=[.J131]/[.E131]" office:value-type="float" office:value="0.0000000826775387467152" calcext:value-type="float">
            <text:p>8.26775387467152E-08</text:p>
          </table:table-cell>
          <table:table-cell table:formula="of:=[.J131]/[.F131]" office:value-type="float" office:value="0.000000159202253922002" calcext:value-type="float">
            <text:p>1.5920225392200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gcc.out</text:p>
          </table:table-cell>
          <table:table-cell office:value-type="float" office:value="14635608" calcext:value-type="float">
            <text:p>14635608</text:p>
          </table:table-cell>
          <table:table-cell office:value-type="float" office:value="13678035" calcext:value-type="float">
            <text:p>13678035</text:p>
          </table:table-cell>
          <table:table-cell office:value-type="float" office:value="0.934572" calcext:value-type="float">
            <text:p>0.93457</text:p>
          </table:table-cell>
          <table:table-cell office:value-type="float" office:value="957573" calcext:value-type="float">
            <text:p>957573</text:p>
          </table:table-cell>
          <table:table-cell office:value-type="float" office:value="0.065428" calcext:value-type="float">
            <text:p>0.06543</text:p>
          </table:table-cell>
          <table:table-cell office:value-type="float" office:value="1.731128" calcext:value-type="float">
            <text:p>1.73113</text:p>
          </table:table-cell>
          <table:table-cell table:formula="of:=[.J132]/[.E132]" office:value-type="float" office:value="0.000000118281932667232" calcext:value-type="float">
            <text:p>1.18281932667232E-07</text:p>
          </table:table-cell>
          <table:table-cell table:formula="of:=[.J132]/[.F132]" office:value-type="float" office:value="0.000000126562623944156" calcext:value-type="float">
            <text:p>1.2656262394415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gcc.out</text:p>
          </table:table-cell>
          <table:table-cell office:value-type="float" office:value="14635608" calcext:value-type="float">
            <text:p>14635608</text:p>
          </table:table-cell>
          <table:table-cell office:value-type="float" office:value="13403367" calcext:value-type="float">
            <text:p>13403367</text:p>
          </table:table-cell>
          <table:table-cell office:value-type="float" office:value="0.915805" calcext:value-type="float">
            <text:p>0.91581</text:p>
          </table:table-cell>
          <table:table-cell office:value-type="float" office:value="1232241" calcext:value-type="float">
            <text:p>1232241</text:p>
          </table:table-cell>
          <table:table-cell office:value-type="float" office:value="0.084195" calcext:value-type="float">
            <text:p>0.08420</text:p>
          </table:table-cell>
          <table:table-cell office:value-type="float" office:value="1.739615" calcext:value-type="float">
            <text:p>1.73962</text:p>
          </table:table-cell>
          <table:table-cell table:formula="of:=[.J133]/[.E133]" office:value-type="float" office:value="0.00000011886181974811" calcext:value-type="float">
            <text:p>1.1886181974811E-07</text:p>
          </table:table-cell>
          <table:table-cell table:formula="of:=[.J133]/[.F133]" office:value-type="float" office:value="0.000000129789402916446" calcext:value-type="float">
            <text:p>1.2978940291644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gcc.out</text:p>
          </table:table-cell>
          <table:table-cell office:value-type="float" office:value="14635608" calcext:value-type="float">
            <text:p>14635608</text:p>
          </table:table-cell>
          <table:table-cell office:value-type="float" office:value="13080056" calcext:value-type="float">
            <text:p>13080056</text:p>
          </table:table-cell>
          <table:table-cell office:value-type="float" office:value="0.893715" calcext:value-type="float">
            <text:p>0.89372</text:p>
          </table:table-cell>
          <table:table-cell office:value-type="float" office:value="1555552" calcext:value-type="float">
            <text:p>1555552</text:p>
          </table:table-cell>
          <table:table-cell office:value-type="float" office:value="0.106285" calcext:value-type="float">
            <text:p>0.10629</text:p>
          </table:table-cell>
          <table:table-cell office:value-type="float" office:value="2.088642" calcext:value-type="float">
            <text:p>2.08864</text:p>
          </table:table-cell>
          <table:table-cell table:formula="of:=[.J134]/[.E134]" office:value-type="float" office:value="0.000000142709616163538" calcext:value-type="float">
            <text:p>1.42709616163538E-07</text:p>
          </table:table-cell>
          <table:table-cell table:formula="of:=[.J134]/[.F134]" office:value-type="float" office:value="0.000000159681426440376" calcext:value-type="float">
            <text:p>1.5968142644037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gcc.out</text:p>
          </table:table-cell>
          <table:table-cell office:value-type="float" office:value="14635608" calcext:value-type="float">
            <text:p>14635608</text:p>
          </table:table-cell>
          <table:table-cell office:value-type="float" office:value="12822466" calcext:value-type="float">
            <text:p>12822466</text:p>
          </table:table-cell>
          <table:table-cell office:value-type="float" office:value="0.876114" calcext:value-type="float">
            <text:p>0.87611</text:p>
          </table:table-cell>
          <table:table-cell office:value-type="float" office:value="1813142" calcext:value-type="float">
            <text:p>1813142</text:p>
          </table:table-cell>
          <table:table-cell office:value-type="float" office:value="0.123886" calcext:value-type="float">
            <text:p>0.12389</text:p>
          </table:table-cell>
          <table:table-cell office:value-type="float" office:value="1.750519" calcext:value-type="float">
            <text:p>1.75052</text:p>
          </table:table-cell>
          <table:table-cell table:formula="of:=[.J135]/[.E135]" office:value-type="float" office:value="0.000000119606852000955" calcext:value-type="float">
            <text:p>1.19606852000955E-07</text:p>
          </table:table-cell>
          <table:table-cell table:formula="of:=[.J135]/[.F135]" office:value-type="float" office:value="0.000000136519683499258" calcext:value-type="float">
            <text:p>1.3651968349925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gcc.out</text:p>
          </table:table-cell>
          <table:table-cell office:value-type="float" office:value="14635608" calcext:value-type="float">
            <text:p>14635608</text:p>
          </table:table-cell>
          <table:table-cell office:value-type="float" office:value="12517263" calcext:value-type="float">
            <text:p>12517263</text:p>
          </table:table-cell>
          <table:table-cell office:value-type="float" office:value="0.855261" calcext:value-type="float">
            <text:p>0.85526</text:p>
          </table:table-cell>
          <table:table-cell office:value-type="float" office:value="2118345" calcext:value-type="float">
            <text:p>2118345</text:p>
          </table:table-cell>
          <table:table-cell office:value-type="float" office:value="0.144739" calcext:value-type="float">
            <text:p>0.14474</text:p>
          </table:table-cell>
          <table:table-cell office:value-type="float" office:value="2.103926" calcext:value-type="float">
            <text:p>2.10393</text:p>
          </table:table-cell>
          <table:table-cell table:formula="of:=[.J136]/[.E136]" office:value-type="float" office:value="0.000000143753918525284" calcext:value-type="float">
            <text:p>1.43753918525284E-07</text:p>
          </table:table-cell>
          <table:table-cell table:formula="of:=[.J136]/[.F136]" office:value-type="float" office:value="0.000000168081952100871" calcext:value-type="float">
            <text:p>1.6808195210087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gcc.out</text:p>
          </table:table-cell>
          <table:table-cell office:value-type="float" office:value="14635608" calcext:value-type="float">
            <text:p>14635608</text:p>
          </table:table-cell>
          <table:table-cell office:value-type="float" office:value="11988011" calcext:value-type="float">
            <text:p>11988011</text:p>
          </table:table-cell>
          <table:table-cell office:value-type="float" office:value="0.819099" calcext:value-type="float">
            <text:p>0.81910</text:p>
          </table:table-cell>
          <table:table-cell office:value-type="float" office:value="2647597" calcext:value-type="float">
            <text:p>2647597</text:p>
          </table:table-cell>
          <table:table-cell office:value-type="float" office:value="0.180901" calcext:value-type="float">
            <text:p>0.18090</text:p>
          </table:table-cell>
          <table:table-cell office:value-type="float" office:value="1.771235" calcext:value-type="float">
            <text:p>1.77124</text:p>
          </table:table-cell>
          <table:table-cell table:formula="of:=[.J137]/[.E137]" office:value-type="float" office:value="0.000000121022303958947" calcext:value-type="float">
            <text:p>1.21022303958947E-07</text:p>
          </table:table-cell>
          <table:table-cell table:formula="of:=[.J137]/[.F137]" office:value-type="float" office:value="0.00000014775053176044" calcext:value-type="float">
            <text:p>1.477505317604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gcc.out</text:p>
          </table:table-cell>
          <table:table-cell office:value-type="float" office:value="14635608" calcext:value-type="float">
            <text:p>14635608</text:p>
          </table:table-cell>
          <table:table-cell office:value-type="float" office:value="11804090" calcext:value-type="float">
            <text:p>11804090</text:p>
          </table:table-cell>
          <table:table-cell office:value-type="float" office:value="0.806532" calcext:value-type="float">
            <text:p>0.80653</text:p>
          </table:table-cell>
          <table:table-cell office:value-type="float" office:value="2831518" calcext:value-type="float">
            <text:p>2831518</text:p>
          </table:table-cell>
          <table:table-cell office:value-type="float" office:value="0.193468" calcext:value-type="float">
            <text:p>0.19347</text:p>
          </table:table-cell>
          <table:table-cell office:value-type="float" office:value="2.134221" calcext:value-type="float">
            <text:p>2.13422</text:p>
          </table:table-cell>
          <table:table-cell table:formula="of:=[.J138]/[.E138]" office:value-type="float" office:value="0.000000145823870111853" calcext:value-type="float">
            <text:p>1.45823870111853E-07</text:p>
          </table:table-cell>
          <table:table-cell table:formula="of:=[.J138]/[.F138]" office:value-type="float" office:value="0.000000180803518102624" calcext:value-type="float">
            <text:p>1.8080351810262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gcc.out</text:p>
          </table:table-cell>
          <table:table-cell office:value-type="float" office:value="14635608" calcext:value-type="float">
            <text:p>14635608</text:p>
          </table:table-cell>
          <table:table-cell office:value-type="float" office:value="11123521" calcext:value-type="float">
            <text:p>11123521</text:p>
          </table:table-cell>
          <table:table-cell office:value-type="float" office:value="0.760031" calcext:value-type="float">
            <text:p>0.76003</text:p>
          </table:table-cell>
          <table:table-cell office:value-type="float" office:value="3512087" calcext:value-type="float">
            <text:p>3512087</text:p>
          </table:table-cell>
          <table:table-cell office:value-type="float" office:value="0.239969" calcext:value-type="float">
            <text:p>0.23997</text:p>
          </table:table-cell>
          <table:table-cell office:value-type="float" office:value="2.150187" calcext:value-type="float">
            <text:p>2.15019</text:p>
          </table:table-cell>
          <table:table-cell table:formula="of:=[.J139]/[.E139]" office:value-type="float" office:value="0.000000146914771152657" calcext:value-type="float">
            <text:p>1.46914771152657E-07</text:p>
          </table:table-cell>
          <table:table-cell table:formula="of:=[.J139]/[.F139]" office:value-type="float" office:value="0.000000193300934119691" calcext:value-type="float">
            <text:p>1.9330093411969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gcc.out</text:p>
          </table:table-cell>
          <table:table-cell office:value-type="float" office:value="14645608" calcext:value-type="float">
            <text:p>14645608</text:p>
          </table:table-cell>
          <table:table-cell office:value-type="float" office:value="13687701" calcext:value-type="float">
            <text:p>13687701</text:p>
          </table:table-cell>
          <table:table-cell office:value-type="float" office:value="0.934594" calcext:value-type="float">
            <text:p>0.93459</text:p>
          </table:table-cell>
          <table:table-cell office:value-type="float" office:value="957907" calcext:value-type="float">
            <text:p>957907</text:p>
          </table:table-cell>
          <table:table-cell office:value-type="float" office:value="0.065406" calcext:value-type="float">
            <text:p>0.06541</text:p>
          </table:table-cell>
          <table:table-cell office:value-type="float" office:value="1.723475" calcext:value-type="float">
            <text:p>1.72348</text:p>
          </table:table-cell>
          <table:table-cell table:formula="of:=[.J140]/[.E140]" office:value-type="float" office:value="0.000000117678624199146" calcext:value-type="float">
            <text:p>1.17678624199146E-07</text:p>
          </table:table-cell>
          <table:table-cell table:formula="of:=[.J140]/[.F140]" office:value-type="float" office:value="0.000000125914132694745" calcext:value-type="float">
            <text:p>1.2591413269474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gcc.out</text:p>
          </table:table-cell>
          <table:table-cell office:value-type="float" office:value="14645608" calcext:value-type="float">
            <text:p>14645608</text:p>
          </table:table-cell>
          <table:table-cell office:value-type="float" office:value="13413034" calcext:value-type="float">
            <text:p>13413034</text:p>
          </table:table-cell>
          <table:table-cell office:value-type="float" office:value="0.91584" calcext:value-type="float">
            <text:p>0.91584</text:p>
          </table:table-cell>
          <table:table-cell office:value-type="float" office:value="1232574" calcext:value-type="float">
            <text:p>1232574</text:p>
          </table:table-cell>
          <table:table-cell office:value-type="float" office:value="0.08416" calcext:value-type="float">
            <text:p>0.08416</text:p>
          </table:table-cell>
          <table:table-cell office:value-type="float" office:value="1.739592" calcext:value-type="float">
            <text:p>1.73959</text:p>
          </table:table-cell>
          <table:table-cell table:formula="of:=[.J141]/[.E141]" office:value-type="float" office:value="0.000000118779090632495" calcext:value-type="float">
            <text:p>1.18779090632495E-07</text:p>
          </table:table-cell>
          <table:table-cell table:formula="of:=[.J141]/[.F141]" office:value-type="float" office:value="0.000000129694146753076" calcext:value-type="float">
            <text:p>1.2969414675307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gcc.out</text:p>
          </table:table-cell>
          <table:table-cell office:value-type="float" office:value="14645608" calcext:value-type="float">
            <text:p>14645608</text:p>
          </table:table-cell>
          <table:table-cell office:value-type="float" office:value="13089506" calcext:value-type="float">
            <text:p>13089506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1556102" calcext:value-type="float">
            <text:p>1556102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2.078669" calcext:value-type="float">
            <text:p>2.07867</text:p>
          </table:table-cell>
          <table:table-cell table:formula="of:=[.J142]/[.E142]" office:value-type="float" office:value="0.000000141931219243339" calcext:value-type="float">
            <text:p>1.41931219243339E-07</text:p>
          </table:table-cell>
          <table:table-cell table:formula="of:=[.J142]/[.F142]" office:value-type="float" office:value="0.000000158804236004017" calcext:value-type="float">
            <text:p>1.5880423600401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gcc.out</text:p>
          </table:table-cell>
          <table:table-cell office:value-type="float" office:value="14645608" calcext:value-type="float">
            <text:p>14645608</text:p>
          </table:table-cell>
          <table:table-cell office:value-type="float" office:value="12832116" calcext:value-type="float">
            <text:p>12832116</text:p>
          </table:table-cell>
          <table:table-cell office:value-type="float" office:value="0.876175" calcext:value-type="float">
            <text:p>0.87618</text:p>
          </table:table-cell>
          <table:table-cell office:value-type="float" office:value="1813492" calcext:value-type="float">
            <text:p>1813492</text:p>
          </table:table-cell>
          <table:table-cell office:value-type="float" office:value="0.123825" calcext:value-type="float">
            <text:p>0.12383</text:p>
          </table:table-cell>
          <table:table-cell office:value-type="float" office:value="1.757704" calcext:value-type="float">
            <text:p>1.75770</text:p>
          </table:table-cell>
          <table:table-cell table:formula="of:=[.J143]/[.E143]" office:value-type="float" office:value="0.000000120015775377847" calcext:value-type="float">
            <text:p>1.20015775377847E-07</text:p>
          </table:table-cell>
          <table:table-cell table:formula="of:=[.J143]/[.F143]" office:value-type="float" office:value="0.000000136976941293236" calcext:value-type="float">
            <text:p>1.3697694129323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gcc.out</text:p>
          </table:table-cell>
          <table:table-cell office:value-type="float" office:value="14645608" calcext:value-type="float">
            <text:p>14645608</text:p>
          </table:table-cell>
          <table:table-cell office:value-type="float" office:value="12526653" calcext:value-type="float">
            <text:p>12526653</text:p>
          </table:table-cell>
          <table:table-cell office:value-type="float" office:value="0.855318" calcext:value-type="float">
            <text:p>0.85532</text:p>
          </table:table-cell>
          <table:table-cell office:value-type="float" office:value="2118955" calcext:value-type="float">
            <text:p>2118955</text:p>
          </table:table-cell>
          <table:table-cell office:value-type="float" office:value="0.144682" calcext:value-type="float">
            <text:p>0.14468</text:p>
          </table:table-cell>
          <table:table-cell office:value-type="float" office:value="2.104837" calcext:value-type="float">
            <text:p>2.10484</text:p>
          </table:table-cell>
          <table:table-cell table:formula="of:=[.J144]/[.E144]" office:value-type="float" office:value="0.000000143717966505726" calcext:value-type="float">
            <text:p>1.43717966505726E-07</text:p>
          </table:table-cell>
          <table:table-cell table:formula="of:=[.J144]/[.F144]" office:value-type="float" office:value="0.000000168028682521979" calcext:value-type="float">
            <text:p>1.6802868252197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gcc.out</text:p>
          </table:table-cell>
          <table:table-cell office:value-type="float" office:value="14645608" calcext:value-type="float">
            <text:p>14645608</text:p>
          </table:table-cell>
          <table:table-cell office:value-type="float" office:value="11997513" calcext:value-type="float">
            <text:p>11997513</text:p>
          </table:table-cell>
          <table:table-cell office:value-type="float" office:value="0.819188" calcext:value-type="float">
            <text:p>0.81919</text:p>
          </table:table-cell>
          <table:table-cell office:value-type="float" office:value="2648095" calcext:value-type="float">
            <text:p>2648095</text:p>
          </table:table-cell>
          <table:table-cell office:value-type="float" office:value="0.180812" calcext:value-type="float">
            <text:p>0.18081</text:p>
          </table:table-cell>
          <table:table-cell office:value-type="float" office:value="1.767566" calcext:value-type="float">
            <text:p>1.76757</text:p>
          </table:table-cell>
          <table:table-cell table:formula="of:=[.J145]/[.E145]" office:value-type="float" office:value="0.000000120689151314169" calcext:value-type="float">
            <text:p>1.20689151314169E-07</text:p>
          </table:table-cell>
          <table:table-cell table:formula="of:=[.J145]/[.F145]" office:value-type="float" office:value="0.000000147327700332561" calcext:value-type="float">
            <text:p>1.4732770033256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gcc.out</text:p>
          </table:table-cell>
          <table:table-cell office:value-type="float" office:value="14645608" calcext:value-type="float">
            <text:p>14645608</text:p>
          </table:table-cell>
          <table:table-cell office:value-type="float" office:value="11813459" calcext:value-type="float">
            <text:p>11813459</text:p>
          </table:table-cell>
          <table:table-cell office:value-type="float" office:value="0.806621" calcext:value-type="float">
            <text:p>0.80662</text:p>
          </table:table-cell>
          <table:table-cell office:value-type="float" office:value="2832149" calcext:value-type="float">
            <text:p>2832149</text:p>
          </table:table-cell>
          <table:table-cell office:value-type="float" office:value="0.193379" calcext:value-type="float">
            <text:p>0.19338</text:p>
          </table:table-cell>
          <table:table-cell office:value-type="float" office:value="2.12058" calcext:value-type="float">
            <text:p>2.12058</text:p>
          </table:table-cell>
          <table:table-cell table:formula="of:=[.J146]/[.E146]" office:value-type="float" office:value="0.000000144792896273067" calcext:value-type="float">
            <text:p>1.44792896273067E-07</text:p>
          </table:table-cell>
          <table:table-cell table:formula="of:=[.J146]/[.F146]" office:value-type="float" office:value="0.000000179505426818682" calcext:value-type="float">
            <text:p>1.7950542681868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gcc.out</text:p>
          </table:table-cell>
          <table:table-cell office:value-type="float" office:value="14645608" calcext:value-type="float">
            <text:p>14645608</text:p>
          </table:table-cell>
          <table:table-cell office:value-type="float" office:value="11132734" calcext:value-type="float">
            <text:p>11132734</text:p>
          </table:table-cell>
          <table:table-cell office:value-type="float" office:value="0.760141" calcext:value-type="float">
            <text:p>0.76014</text:p>
          </table:table-cell>
          <table:table-cell office:value-type="float" office:value="3512874" calcext:value-type="float">
            <text:p>3512874</text:p>
          </table:table-cell>
          <table:table-cell office:value-type="float" office:value="0.239859" calcext:value-type="float">
            <text:p>0.23986</text:p>
          </table:table-cell>
          <table:table-cell office:value-type="float" office:value="2.15518" calcext:value-type="float">
            <text:p>2.15518</text:p>
          </table:table-cell>
          <table:table-cell table:formula="of:=[.J147]/[.E147]" office:value-type="float" office:value="0.000000147155379278211" calcext:value-type="float">
            <text:p>1.47155379278211E-07</text:p>
          </table:table-cell>
          <table:table-cell table:formula="of:=[.J147]/[.F147]" office:value-type="float" office:value="0.000000193589463289072" calcext:value-type="float">
            <text:p>1.9358946328907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gcc.out</text:p>
          </table:table-cell>
          <table:table-cell office:value-type="float" office:value="14650608" calcext:value-type="float">
            <text:p>14650608</text:p>
          </table:table-cell>
          <table:table-cell office:value-type="float" office:value="13692060" calcext:value-type="float">
            <text:p>13692060</text:p>
          </table:table-cell>
          <table:table-cell office:value-type="float" office:value="0.934573" calcext:value-type="float">
            <text:p>0.93457</text:p>
          </table:table-cell>
          <table:table-cell office:value-type="float" office:value="958548" calcext:value-type="float">
            <text:p>958548</text:p>
          </table:table-cell>
          <table:table-cell office:value-type="float" office:value="0.065427" calcext:value-type="float">
            <text:p>0.06543</text:p>
          </table:table-cell>
          <table:table-cell office:value-type="float" office:value="1.725269" calcext:value-type="float">
            <text:p>1.72527</text:p>
          </table:table-cell>
          <table:table-cell table:formula="of:=[.J148]/[.E148]" office:value-type="float" office:value="0.000000117760914768861" calcext:value-type="float">
            <text:p>1.17760914768861E-07</text:p>
          </table:table-cell>
          <table:table-cell table:formula="of:=[.J148]/[.F148]" office:value-type="float" office:value="0.000000126005071552418" calcext:value-type="float">
            <text:p>1.2600507155241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gcc.out</text:p>
          </table:table-cell>
          <table:table-cell office:value-type="float" office:value="14650608" calcext:value-type="float">
            <text:p>14650608</text:p>
          </table:table-cell>
          <table:table-cell office:value-type="float" office:value="13417338" calcext:value-type="float">
            <text:p>13417338</text:p>
          </table:table-cell>
          <table:table-cell office:value-type="float" office:value="0.915821" calcext:value-type="float">
            <text:p>0.91582</text:p>
          </table:table-cell>
          <table:table-cell office:value-type="float" office:value="1233270" calcext:value-type="float">
            <text:p>1233270</text:p>
          </table:table-cell>
          <table:table-cell office:value-type="float" office:value="0.084179" calcext:value-type="float">
            <text:p>0.08418</text:p>
          </table:table-cell>
          <table:table-cell office:value-type="float" office:value="1.731111" calcext:value-type="float">
            <text:p>1.73111</text:p>
          </table:table-cell>
          <table:table-cell table:formula="of:=[.J149]/[.E149]" office:value-type="float" office:value="0.000000118159669550916" calcext:value-type="float">
            <text:p>1.18159669550916E-07</text:p>
          </table:table-cell>
          <table:table-cell table:formula="of:=[.J149]/[.F149]" office:value-type="float" office:value="0.000000129020451001533" calcext:value-type="float">
            <text:p>1.2902045100153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gcc.out</text:p>
          </table:table-cell>
          <table:table-cell office:value-type="float" office:value="14650608" calcext:value-type="float">
            <text:p>14650608</text:p>
          </table:table-cell>
          <table:table-cell office:value-type="float" office:value="13093419" calcext:value-type="float">
            <text:p>13093419</text:p>
          </table:table-cell>
          <table:table-cell office:value-type="float" office:value="0.893712" calcext:value-type="float">
            <text:p>0.89371</text:p>
          </table:table-cell>
          <table:table-cell office:value-type="float" office:value="1557189" calcext:value-type="float">
            <text:p>1557189</text:p>
          </table:table-cell>
          <table:table-cell office:value-type="float" office:value="0.106288" calcext:value-type="float">
            <text:p>0.10629</text:p>
          </table:table-cell>
          <table:table-cell office:value-type="float" office:value="2.091019" calcext:value-type="float">
            <text:p>2.09102</text:p>
          </table:table-cell>
          <table:table-cell table:formula="of:=[.J150]/[.E150]" office:value-type="float" office:value="0.000000142725748992806" calcext:value-type="float">
            <text:p>1.42725748992806E-07</text:p>
          </table:table-cell>
          <table:table-cell table:formula="of:=[.J150]/[.F150]" office:value-type="float" office:value="0.000000159699998907848" calcext:value-type="float">
            <text:p>1.5969999890784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gcc.out</text:p>
          </table:table-cell>
          <table:table-cell office:value-type="float" office:value="14650608" calcext:value-type="float">
            <text:p>14650608</text:p>
          </table:table-cell>
          <table:table-cell office:value-type="float" office:value="12836402" calcext:value-type="float">
            <text:p>12836402</text:p>
          </table:table-cell>
          <table:table-cell office:value-type="float" office:value="0.876169" calcext:value-type="float">
            <text:p>0.87617</text:p>
          </table:table-cell>
          <table:table-cell office:value-type="float" office:value="1814206" calcext:value-type="float">
            <text:p>1814206</text:p>
          </table:table-cell>
          <table:table-cell office:value-type="float" office:value="0.123831" calcext:value-type="float">
            <text:p>0.12383</text:p>
          </table:table-cell>
          <table:table-cell office:value-type="float" office:value="1.758653" calcext:value-type="float">
            <text:p>1.75865</text:p>
          </table:table-cell>
          <table:table-cell table:formula="of:=[.J151]/[.E151]" office:value-type="float" office:value="0.000000120039591530945" calcext:value-type="float">
            <text:p>1.20039591530945E-07</text:p>
          </table:table-cell>
          <table:table-cell table:formula="of:=[.J151]/[.F151]" office:value-type="float" office:value="0.000000137005135862838" calcext:value-type="float">
            <text:p>1.3700513586283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gcc.out</text:p>
          </table:table-cell>
          <table:table-cell office:value-type="float" office:value="14650608" calcext:value-type="float">
            <text:p>14650608</text:p>
          </table:table-cell>
          <table:table-cell office:value-type="float" office:value="12530494" calcext:value-type="float">
            <text:p>12530494</text:p>
          </table:table-cell>
          <table:table-cell office:value-type="float" office:value="0.855288" calcext:value-type="float">
            <text:p>0.85529</text:p>
          </table:table-cell>
          <table:table-cell office:value-type="float" office:value="2120114" calcext:value-type="float">
            <text:p>2120114</text:p>
          </table:table-cell>
          <table:table-cell office:value-type="float" office:value="0.144712" calcext:value-type="float">
            <text:p>0.14471</text:p>
          </table:table-cell>
          <table:table-cell office:value-type="float" office:value="2.100015" calcext:value-type="float">
            <text:p>2.10002</text:p>
          </table:table-cell>
          <table:table-cell table:formula="of:=[.J152]/[.E152]" office:value-type="float" office:value="0.000000143339784942714" calcext:value-type="float">
            <text:p>1.43339784942714E-07</text:p>
          </table:table-cell>
          <table:table-cell table:formula="of:=[.J152]/[.F152]" office:value-type="float" office:value="0.000000167592355097892" calcext:value-type="float">
            <text:p>1.6759235509789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gcc.out</text:p>
          </table:table-cell>
          <table:table-cell office:value-type="float" office:value="14650608" calcext:value-type="float">
            <text:p>14650608</text:p>
          </table:table-cell>
          <table:table-cell office:value-type="float" office:value="12001743" calcext:value-type="float">
            <text:p>12001743</text:p>
          </table:table-cell>
          <table:table-cell office:value-type="float" office:value="0.819198" calcext:value-type="float">
            <text:p>0.81920</text:p>
          </table:table-cell>
          <table:table-cell office:value-type="float" office:value="2648865" calcext:value-type="float">
            <text:p>2648865</text:p>
          </table:table-cell>
          <table:table-cell office:value-type="float" office:value="0.180802" calcext:value-type="float">
            <text:p>0.18080</text:p>
          </table:table-cell>
          <table:table-cell office:value-type="float" office:value="1.775403" calcext:value-type="float">
            <text:p>1.77540</text:p>
          </table:table-cell>
          <table:table-cell table:formula="of:=[.J153]/[.E153]" office:value-type="float" office:value="0.000000121182888792056" calcext:value-type="float">
            <text:p>1.21182888792056E-07</text:p>
          </table:table-cell>
          <table:table-cell table:formula="of:=[.J153]/[.F153]" office:value-type="float" office:value="0.000000147928763347124" calcext:value-type="float">
            <text:p>1.4792876334712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gcc.out</text:p>
          </table:table-cell>
          <table:table-cell office:value-type="float" office:value="14650608" calcext:value-type="float">
            <text:p>14650608</text:p>
          </table:table-cell>
          <table:table-cell office:value-type="float" office:value="11817316" calcext:value-type="float">
            <text:p>11817316</text:p>
          </table:table-cell>
          <table:table-cell office:value-type="float" office:value="0.806609" calcext:value-type="float">
            <text:p>0.80661</text:p>
          </table:table-cell>
          <table:table-cell office:value-type="float" office:value="2833292" calcext:value-type="float">
            <text:p>2833292</text:p>
          </table:table-cell>
          <table:table-cell office:value-type="float" office:value="0.193391" calcext:value-type="float">
            <text:p>0.19339</text:p>
          </table:table-cell>
          <table:table-cell office:value-type="float" office:value="2.125656" calcext:value-type="float">
            <text:p>2.12566</text:p>
          </table:table-cell>
          <table:table-cell table:formula="of:=[.J154]/[.E154]" office:value-type="float" office:value="0.000000145089951215677" calcext:value-type="float">
            <text:p>1.45089951215677E-07</text:p>
          </table:table-cell>
          <table:table-cell table:formula="of:=[.J154]/[.F154]" office:value-type="float" office:value="0.000000179876378020187" calcext:value-type="float">
            <text:p>1.7987637802018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gcc.out</text:p>
          </table:table-cell>
          <table:table-cell office:value-type="float" office:value="14650608" calcext:value-type="float">
            <text:p>14650608</text:p>
          </table:table-cell>
          <table:table-cell office:value-type="float" office:value="11136537" calcext:value-type="float">
            <text:p>11136537</text:p>
          </table:table-cell>
          <table:table-cell office:value-type="float" office:value="0.760142" calcext:value-type="float">
            <text:p>0.76014</text:p>
          </table:table-cell>
          <table:table-cell office:value-type="float" office:value="3514071" calcext:value-type="float">
            <text:p>3514071</text:p>
          </table:table-cell>
          <table:table-cell office:value-type="float" office:value="0.239858" calcext:value-type="float">
            <text:p>0.23986</text:p>
          </table:table-cell>
          <table:table-cell office:value-type="float" office:value="2.139095" calcext:value-type="float">
            <text:p>2.13910</text:p>
          </table:table-cell>
          <table:table-cell table:formula="of:=[.J155]/[.E155]" office:value-type="float" office:value="0.000000146007251030128" calcext:value-type="float">
            <text:p>1.46007251030128E-07</text:p>
          </table:table-cell>
          <table:table-cell table:formula="of:=[.J155]/[.F155]" office:value-type="float" office:value="0.000000192079009839414" calcext:value-type="float">
            <text:p>1.9207900983941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gcc.out</text:p>
          </table:table-cell>
          <table:table-cell office:value-type="float" office:value="14653608" calcext:value-type="float">
            <text:p>14653608</text:p>
          </table:table-cell>
          <table:table-cell office:value-type="float" office:value="13694391" calcext:value-type="float">
            <text:p>13694391</text:p>
          </table:table-cell>
          <table:table-cell office:value-type="float" office:value="0.934541" calcext:value-type="float">
            <text:p>0.93454</text:p>
          </table:table-cell>
          <table:table-cell office:value-type="float" office:value="959217" calcext:value-type="float">
            <text:p>959217</text:p>
          </table:table-cell>
          <table:table-cell office:value-type="float" office:value="0.065459" calcext:value-type="float">
            <text:p>0.06546</text:p>
          </table:table-cell>
          <table:table-cell office:value-type="float" office:value="1.725412" calcext:value-type="float">
            <text:p>1.72541</text:p>
          </table:table-cell>
          <table:table-cell table:formula="of:=[.J156]/[.E156]" office:value-type="float" office:value="0.000000117746564532093" calcext:value-type="float">
            <text:p>1.17746564532093E-07</text:p>
          </table:table-cell>
          <table:table-cell table:formula="of:=[.J156]/[.F156]" office:value-type="float" office:value="0.000000125994065745603" calcext:value-type="float">
            <text:p>1.2599406574560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gcc.out</text:p>
          </table:table-cell>
          <table:table-cell office:value-type="float" office:value="14653608" calcext:value-type="float">
            <text:p>14653608</text:p>
          </table:table-cell>
          <table:table-cell office:value-type="float" office:value="13419668" calcext:value-type="float">
            <text:p>13419668</text:p>
          </table:table-cell>
          <table:table-cell office:value-type="float" office:value="0.915793" calcext:value-type="float">
            <text:p>0.91579</text:p>
          </table:table-cell>
          <table:table-cell office:value-type="float" office:value="1233940" calcext:value-type="float">
            <text:p>1233940</text:p>
          </table:table-cell>
          <table:table-cell office:value-type="float" office:value="0.084207" calcext:value-type="float">
            <text:p>0.08421</text:p>
          </table:table-cell>
          <table:table-cell office:value-type="float" office:value="1.730886" calcext:value-type="float">
            <text:p>1.73089</text:p>
          </table:table-cell>
          <table:table-cell table:formula="of:=[.J157]/[.E157]" office:value-type="float" office:value="0.000000118120124408951" calcext:value-type="float">
            <text:p>1.18120124408951E-07</text:p>
          </table:table-cell>
          <table:table-cell table:formula="of:=[.J157]/[.F157]" office:value-type="float" office:value="0.000000128981283292552" calcext:value-type="float">
            <text:p>1.2898128329255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gcc.out</text:p>
          </table:table-cell>
          <table:table-cell office:value-type="float" office:value="14653608" calcext:value-type="float">
            <text:p>14653608</text:p>
          </table:table-cell>
          <table:table-cell office:value-type="float" office:value="13095528" calcext:value-type="float">
            <text:p>13095528</text:p>
          </table:table-cell>
          <table:table-cell office:value-type="float" office:value="0.893673" calcext:value-type="float">
            <text:p>0.89367</text:p>
          </table:table-cell>
          <table:table-cell office:value-type="float" office:value="1558080" calcext:value-type="float">
            <text:p>1558080</text:p>
          </table:table-cell>
          <table:table-cell office:value-type="float" office:value="0.106327" calcext:value-type="float">
            <text:p>0.10633</text:p>
          </table:table-cell>
          <table:table-cell office:value-type="float" office:value="2.086968" calcext:value-type="float">
            <text:p>2.08697</text:p>
          </table:table-cell>
          <table:table-cell table:formula="of:=[.J158]/[.E158]" office:value-type="float" office:value="0.000000142420078386156" calcext:value-type="float">
            <text:p>1.42420078386156E-07</text:p>
          </table:table-cell>
          <table:table-cell table:formula="of:=[.J158]/[.F158]" office:value-type="float" office:value="0.000000159364937404586" calcext:value-type="float">
            <text:p>1.5936493740458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gcc.out</text:p>
          </table:table-cell>
          <table:table-cell office:value-type="float" office:value="14653608" calcext:value-type="float">
            <text:p>14653608</text:p>
          </table:table-cell>
          <table:table-cell office:value-type="float" office:value="12838712" calcext:value-type="float">
            <text:p>12838712</text:p>
          </table:table-cell>
          <table:table-cell office:value-type="float" office:value="0.876147" calcext:value-type="float">
            <text:p>0.87615</text:p>
          </table:table-cell>
          <table:table-cell office:value-type="float" office:value="1814896" calcext:value-type="float">
            <text:p>1814896</text:p>
          </table:table-cell>
          <table:table-cell office:value-type="float" office:value="0.123853" calcext:value-type="float">
            <text:p>0.12385</text:p>
          </table:table-cell>
          <table:table-cell office:value-type="float" office:value="1.751423" calcext:value-type="float">
            <text:p>1.75142</text:p>
          </table:table-cell>
          <table:table-cell table:formula="of:=[.J159]/[.E159]" office:value-type="float" office:value="0.000000119521622251667" calcext:value-type="float">
            <text:p>1.19521622251667E-07</text:p>
          </table:table-cell>
          <table:table-cell table:formula="of:=[.J159]/[.F159]" office:value-type="float" office:value="0.000000136417344668219" calcext:value-type="float">
            <text:p>1.3641734466821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gcc.out</text:p>
          </table:table-cell>
          <table:table-cell office:value-type="float" office:value="14653608" calcext:value-type="float">
            <text:p>14653608</text:p>
          </table:table-cell>
          <table:table-cell office:value-type="float" office:value="12532623" calcext:value-type="float">
            <text:p>12532623</text:p>
          </table:table-cell>
          <table:table-cell office:value-type="float" office:value="0.855259" calcext:value-type="float">
            <text:p>0.85526</text:p>
          </table:table-cell>
          <table:table-cell office:value-type="float" office:value="2120985" calcext:value-type="float">
            <text:p>2120985</text:p>
          </table:table-cell>
          <table:table-cell office:value-type="float" office:value="0.144741" calcext:value-type="float">
            <text:p>0.14474</text:p>
          </table:table-cell>
          <table:table-cell office:value-type="float" office:value="2.113778" calcext:value-type="float">
            <text:p>2.11378</text:p>
          </table:table-cell>
          <table:table-cell table:formula="of:=[.J160]/[.E160]" office:value-type="float" office:value="0.000000144249661926264" calcext:value-type="float">
            <text:p>1.44249661926264E-07</text:p>
          </table:table-cell>
          <table:table-cell table:formula="of:=[.J160]/[.F160]" office:value-type="float" office:value="0.000000168662059011908" calcext:value-type="float">
            <text:p>1.6866205901190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gcc.out</text:p>
          </table:table-cell>
          <table:table-cell office:value-type="float" office:value="14653608" calcext:value-type="float">
            <text:p>14653608</text:p>
          </table:table-cell>
          <table:table-cell office:value-type="float" office:value="12004010" calcext:value-type="float">
            <text:p>12004010</text:p>
          </table:table-cell>
          <table:table-cell office:value-type="float" office:value="0.819185" calcext:value-type="float">
            <text:p>0.81919</text:p>
          </table:table-cell>
          <table:table-cell office:value-type="float" office:value="2649598" calcext:value-type="float">
            <text:p>2649598</text:p>
          </table:table-cell>
          <table:table-cell office:value-type="float" office:value="0.180815" calcext:value-type="float">
            <text:p>0.18082</text:p>
          </table:table-cell>
          <table:table-cell office:value-type="float" office:value="1.782957" calcext:value-type="float">
            <text:p>1.78296</text:p>
          </table:table-cell>
          <table:table-cell table:formula="of:=[.J161]/[.E161]" office:value-type="float" office:value="0.000000121673583734463" calcext:value-type="float">
            <text:p>1.21673583734463E-07</text:p>
          </table:table-cell>
          <table:table-cell table:formula="of:=[.J161]/[.F161]" office:value-type="float" office:value="0.000000148530116186174" calcext:value-type="float">
            <text:p>1.4853011618617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gcc.out</text:p>
          </table:table-cell>
          <table:table-cell office:value-type="float" office:value="14653608" calcext:value-type="float">
            <text:p>14653608</text:p>
          </table:table-cell>
          <table:table-cell office:value-type="float" office:value="11819390" calcext:value-type="float">
            <text:p>11819390</text:p>
          </table:table-cell>
          <table:table-cell office:value-type="float" office:value="0.806586" calcext:value-type="float">
            <text:p>0.80659</text:p>
          </table:table-cell>
          <table:table-cell office:value-type="float" office:value="2834218" calcext:value-type="float">
            <text:p>2834218</text:p>
          </table:table-cell>
          <table:table-cell office:value-type="float" office:value="0.193414" calcext:value-type="float">
            <text:p>0.19341</text:p>
          </table:table-cell>
          <table:table-cell office:value-type="float" office:value="2.126177" calcext:value-type="float">
            <text:p>2.12618</text:p>
          </table:table-cell>
          <table:table-cell table:formula="of:=[.J162]/[.E162]" office:value-type="float" office:value="0.000000145095801661952" calcext:value-type="float">
            <text:p>1.45095801661952E-07</text:p>
          </table:table-cell>
          <table:table-cell table:formula="of:=[.J162]/[.F162]" office:value-type="float" office:value="0.00000017988889443533" calcext:value-type="float">
            <text:p>1.798888944353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gcc.out</text:p>
          </table:table-cell>
          <table:table-cell office:value-type="float" office:value="14653608" calcext:value-type="float">
            <text:p>14653608</text:p>
          </table:table-cell>
          <table:table-cell office:value-type="float" office:value="11138607" calcext:value-type="float">
            <text:p>11138607</text:p>
          </table:table-cell>
          <table:table-cell office:value-type="float" office:value="0.760127" calcext:value-type="float">
            <text:p>0.76013</text:p>
          </table:table-cell>
          <table:table-cell office:value-type="float" office:value="3515001" calcext:value-type="float">
            <text:p>3515001</text:p>
          </table:table-cell>
          <table:table-cell office:value-type="float" office:value="0.239873" calcext:value-type="float">
            <text:p>0.23987</text:p>
          </table:table-cell>
          <table:table-cell office:value-type="float" office:value="2.145948" calcext:value-type="float">
            <text:p>2.14595</text:p>
          </table:table-cell>
          <table:table-cell table:formula="of:=[.J163]/[.E163]" office:value-type="float" office:value="0.000000146445025689236" calcext:value-type="float">
            <text:p>1.46445025689236E-07</text:p>
          </table:table-cell>
          <table:table-cell table:formula="of:=[.J163]/[.F163]" office:value-type="float" office:value="0.00000019265856134434" calcext:value-type="float">
            <text:p>1.926585613443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gcc.out</text:p>
          </table:table-cell>
          <table:table-cell office:value-type="float" office:value="14654608" calcext:value-type="float">
            <text:p>14654608</text:p>
          </table:table-cell>
          <table:table-cell office:value-type="float" office:value="13695288" calcext:value-type="float">
            <text:p>13695288</text:p>
          </table:table-cell>
          <table:table-cell office:value-type="float" office:value="0.934538" calcext:value-type="float">
            <text:p>0.93454</text:p>
          </table:table-cell>
          <table:table-cell office:value-type="float" office:value="959320" calcext:value-type="float">
            <text:p>959320</text:p>
          </table:table-cell>
          <table:table-cell office:value-type="float" office:value="0.065462" calcext:value-type="float">
            <text:p>0.06546</text:p>
          </table:table-cell>
          <table:table-cell office:value-type="float" office:value="1.733116" calcext:value-type="float">
            <text:p>1.73312</text:p>
          </table:table-cell>
          <table:table-cell table:formula="of:=[.J164]/[.E164]" office:value-type="float" office:value="0.000000118264234703514" calcext:value-type="float">
            <text:p>1.18264234703514E-07</text:p>
          </table:table-cell>
          <table:table-cell table:formula="of:=[.J164]/[.F164]" office:value-type="float" office:value="0.000000126548342758473" calcext:value-type="float">
            <text:p>1.2654834275847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gcc.out</text:p>
          </table:table-cell>
          <table:table-cell office:value-type="float" office:value="14654608" calcext:value-type="float">
            <text:p>14654608</text:p>
          </table:table-cell>
          <table:table-cell office:value-type="float" office:value="13420565" calcext:value-type="float">
            <text:p>13420565</text:p>
          </table:table-cell>
          <table:table-cell office:value-type="float" office:value="0.915791" calcext:value-type="float">
            <text:p>0.91579</text:p>
          </table:table-cell>
          <table:table-cell office:value-type="float" office:value="1234043" calcext:value-type="float">
            <text:p>1234043</text:p>
          </table:table-cell>
          <table:table-cell office:value-type="float" office:value="0.084209" calcext:value-type="float">
            <text:p>0.08421</text:p>
          </table:table-cell>
          <table:table-cell office:value-type="float" office:value="1.731991" calcext:value-type="float">
            <text:p>1.73199</text:p>
          </table:table-cell>
          <table:table-cell table:formula="of:=[.J165]/[.E165]" office:value-type="float" office:value="0.000000118187467041084" calcext:value-type="float">
            <text:p>1.18187467041084E-07</text:p>
          </table:table-cell>
          <table:table-cell table:formula="of:=[.J165]/[.F165]" office:value-type="float" office:value="0.000000129054998802211" calcext:value-type="float">
            <text:p>1.2905499880221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gcc.out</text:p>
          </table:table-cell>
          <table:table-cell office:value-type="float" office:value="14654608" calcext:value-type="float">
            <text:p>14654608</text:p>
          </table:table-cell>
          <table:table-cell office:value-type="float" office:value="13096442" calcext:value-type="float">
            <text:p>13096442</text:p>
          </table:table-cell>
          <table:table-cell office:value-type="float" office:value="0.893674" calcext:value-type="float">
            <text:p>0.89367</text:p>
          </table:table-cell>
          <table:table-cell office:value-type="float" office:value="1558166" calcext:value-type="float">
            <text:p>1558166</text:p>
          </table:table-cell>
          <table:table-cell office:value-type="float" office:value="0.106326" calcext:value-type="float">
            <text:p>0.10633</text:p>
          </table:table-cell>
          <table:table-cell office:value-type="float" office:value="2.088446" calcext:value-type="float">
            <text:p>2.08845</text:p>
          </table:table-cell>
          <table:table-cell table:formula="of:=[.J166]/[.E166]" office:value-type="float" office:value="0.000000142511215584886" calcext:value-type="float">
            <text:p>1.42511215584886E-07</text:p>
          </table:table-cell>
          <table:table-cell table:formula="of:=[.J166]/[.F166]" office:value-type="float" office:value="0.000000159466670413231" calcext:value-type="float">
            <text:p>1.5946667041323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gcc.out</text:p>
          </table:table-cell>
          <table:table-cell office:value-type="float" office:value="14654608" calcext:value-type="float">
            <text:p>14654608</text:p>
          </table:table-cell>
          <table:table-cell office:value-type="float" office:value="12839609" calcext:value-type="float">
            <text:p>12839609</text:p>
          </table:table-cell>
          <table:table-cell office:value-type="float" office:value="0.876148" calcext:value-type="float">
            <text:p>0.87615</text:p>
          </table:table-cell>
          <table:table-cell office:value-type="float" office:value="1814999" calcext:value-type="float">
            <text:p>1814999</text:p>
          </table:table-cell>
          <table:table-cell office:value-type="float" office:value="0.123852" calcext:value-type="float">
            <text:p>0.12385</text:p>
          </table:table-cell>
          <table:table-cell office:value-type="float" office:value="1.751781" calcext:value-type="float">
            <text:p>1.75178</text:p>
          </table:table-cell>
          <table:table-cell table:formula="of:=[.J167]/[.E167]" office:value-type="float" office:value="0.000000119537895520644" calcext:value-type="float">
            <text:p>1.19537895520644E-07</text:p>
          </table:table-cell>
          <table:table-cell table:formula="of:=[.J167]/[.F167]" office:value-type="float" office:value="0.000000136435696756809" calcext:value-type="float">
            <text:p>1.3643569675680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gcc.out</text:p>
          </table:table-cell>
          <table:table-cell office:value-type="float" office:value="14654608" calcext:value-type="float">
            <text:p>14654608</text:p>
          </table:table-cell>
          <table:table-cell office:value-type="float" office:value="12533554" calcext:value-type="float">
            <text:p>12533554</text:p>
          </table:table-cell>
          <table:table-cell office:value-type="float" office:value="0.855264" calcext:value-type="float">
            <text:p>0.85526</text:p>
          </table:table-cell>
          <table:table-cell office:value-type="float" office:value="2121054" calcext:value-type="float">
            <text:p>2121054</text:p>
          </table:table-cell>
          <table:table-cell office:value-type="float" office:value="0.144736" calcext:value-type="float">
            <text:p>0.14474</text:p>
          </table:table-cell>
          <table:table-cell office:value-type="float" office:value="2.112151" calcext:value-type="float">
            <text:p>2.11215</text:p>
          </table:table-cell>
          <table:table-cell table:formula="of:=[.J168]/[.E168]" office:value-type="float" office:value="0.000000144128795529706" calcext:value-type="float">
            <text:p>1.44128795529706E-07</text:p>
          </table:table-cell>
          <table:table-cell table:formula="of:=[.J168]/[.F168]" office:value-type="float" office:value="0.000000168519719147498" calcext:value-type="float">
            <text:p>1.6851971914749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gcc.out</text:p>
          </table:table-cell>
          <table:table-cell office:value-type="float" office:value="14654608" calcext:value-type="float">
            <text:p>14654608</text:p>
          </table:table-cell>
          <table:table-cell office:value-type="float" office:value="12004907" calcext:value-type="float">
            <text:p>12004907</text:p>
          </table:table-cell>
          <table:table-cell office:value-type="float" office:value="0.81919" calcext:value-type="float">
            <text:p>0.81919</text:p>
          </table:table-cell>
          <table:table-cell office:value-type="float" office:value="2649701" calcext:value-type="float">
            <text:p>2649701</text:p>
          </table:table-cell>
          <table:table-cell office:value-type="float" office:value="0.18081" calcext:value-type="float">
            <text:p>0.18081</text:p>
          </table:table-cell>
          <table:table-cell office:value-type="float" office:value="1.775048" calcext:value-type="float">
            <text:p>1.77505</text:p>
          </table:table-cell>
          <table:table-cell table:formula="of:=[.J169]/[.E169]" office:value-type="float" office:value="0.000000121125587255558" calcext:value-type="float">
            <text:p>1.21125587255558E-07</text:p>
          </table:table-cell>
          <table:table-cell table:formula="of:=[.J169]/[.F169]" office:value-type="float" office:value="0.000000147860204164847" calcext:value-type="float">
            <text:p>1.4786020416484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gcc.out</text:p>
          </table:table-cell>
          <table:table-cell office:value-type="float" office:value="14654608" calcext:value-type="float">
            <text:p>14654608</text:p>
          </table:table-cell>
          <table:table-cell office:value-type="float" office:value="11820321" calcext:value-type="float">
            <text:p>11820321</text:p>
          </table:table-cell>
          <table:table-cell office:value-type="float" office:value="0.806594" calcext:value-type="float">
            <text:p>0.80659</text:p>
          </table:table-cell>
          <table:table-cell office:value-type="float" office:value="2834287" calcext:value-type="float">
            <text:p>2834287</text:p>
          </table:table-cell>
          <table:table-cell office:value-type="float" office:value="0.193406" calcext:value-type="float">
            <text:p>0.19341</text:p>
          </table:table-cell>
          <table:table-cell office:value-type="float" office:value="2.133303" calcext:value-type="float">
            <text:p>2.13330</text:p>
          </table:table-cell>
          <table:table-cell table:formula="of:=[.J170]/[.E170]" office:value-type="float" office:value="0.00000014557216405925" calcext:value-type="float">
            <text:p>1.4557216405925E-07</text:p>
          </table:table-cell>
          <table:table-cell table:formula="of:=[.J170]/[.F170]" office:value-type="float" office:value="0.000000180477586014796" calcext:value-type="float">
            <text:p>1.8047758601479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gcc.out</text:p>
          </table:table-cell>
          <table:table-cell office:value-type="float" office:value="14654608" calcext:value-type="float">
            <text:p>14654608</text:p>
          </table:table-cell>
          <table:table-cell office:value-type="float" office:value="11139533" calcext:value-type="float">
            <text:p>11139533</text:p>
          </table:table-cell>
          <table:table-cell office:value-type="float" office:value="0.760139" calcext:value-type="float">
            <text:p>0.76014</text:p>
          </table:table-cell>
          <table:table-cell office:value-type="float" office:value="3515075" calcext:value-type="float">
            <text:p>3515075</text:p>
          </table:table-cell>
          <table:table-cell office:value-type="float" office:value="0.239861" calcext:value-type="float">
            <text:p>0.23986</text:p>
          </table:table-cell>
          <table:table-cell office:value-type="float" office:value="2.148384" calcext:value-type="float">
            <text:p>2.14838</text:p>
          </table:table-cell>
          <table:table-cell table:formula="of:=[.J171]/[.E171]" office:value-type="float" office:value="0.000000146601260163356" calcext:value-type="float">
            <text:p>1.46601260163356E-07</text:p>
          </table:table-cell>
          <table:table-cell table:formula="of:=[.J171]/[.F171]" office:value-type="float" office:value="0.000000192861226767765" calcext:value-type="float">
            <text:p>1.9286122676776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gcc.out</text:p>
          </table:table-cell>
          <table:table-cell office:value-type="float" office:value="14655108" calcext:value-type="float">
            <text:p>14655108</text:p>
          </table:table-cell>
          <table:table-cell office:value-type="float" office:value="13695713" calcext:value-type="float">
            <text:p>13695713</text:p>
          </table:table-cell>
          <table:table-cell office:value-type="float" office:value="0.934535" calcext:value-type="float">
            <text:p>0.93454</text:p>
          </table:table-cell>
          <table:table-cell office:value-type="float" office:value="959395" calcext:value-type="float">
            <text:p>959395</text:p>
          </table:table-cell>
          <table:table-cell office:value-type="float" office:value="0.065465" calcext:value-type="float">
            <text:p>0.06547</text:p>
          </table:table-cell>
          <table:table-cell office:value-type="float" office:value="1.729334" calcext:value-type="float">
            <text:p>1.72933</text:p>
          </table:table-cell>
          <table:table-cell table:formula="of:=[.J172]/[.E172]" office:value-type="float" office:value="0.000000118002132771727" calcext:value-type="float">
            <text:p>1.18002132771727E-07</text:p>
          </table:table-cell>
          <table:table-cell table:formula="of:=[.J172]/[.F172]" office:value-type="float" office:value="0.000000126268270954568" calcext:value-type="float">
            <text:p>1.2626827095456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gcc.out</text:p>
          </table:table-cell>
          <table:table-cell office:value-type="float" office:value="14655108" calcext:value-type="float">
            <text:p>14655108</text:p>
          </table:table-cell>
          <table:table-cell office:value-type="float" office:value="13420990" calcext:value-type="float">
            <text:p>13420990</text:p>
          </table:table-cell>
          <table:table-cell office:value-type="float" office:value="0.915789" calcext:value-type="float">
            <text:p>0.91579</text:p>
          </table:table-cell>
          <table:table-cell office:value-type="float" office:value="1234118" calcext:value-type="float">
            <text:p>1234118</text:p>
          </table:table-cell>
          <table:table-cell office:value-type="float" office:value="0.084211" calcext:value-type="float">
            <text:p>0.08421</text:p>
          </table:table-cell>
          <table:table-cell office:value-type="float" office:value="1.740512" calcext:value-type="float">
            <text:p>1.74051</text:p>
          </table:table-cell>
          <table:table-cell table:formula="of:=[.J173]/[.E173]" office:value-type="float" office:value="0.00000011876487024183" calcext:value-type="float">
            <text:p>1.1876487024183E-07</text:p>
          </table:table-cell>
          <table:table-cell table:formula="of:=[.J173]/[.F173]" office:value-type="float" office:value="0.000000129685813043598" calcext:value-type="float">
            <text:p>1.2968581304359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gcc.out</text:p>
          </table:table-cell>
          <table:table-cell office:value-type="float" office:value="14655108" calcext:value-type="float">
            <text:p>14655108</text:p>
          </table:table-cell>
          <table:table-cell office:value-type="float" office:value="13096852" calcext:value-type="float">
            <text:p>13096852</text:p>
          </table:table-cell>
          <table:table-cell office:value-type="float" office:value="0.893671" calcext:value-type="float">
            <text:p>0.89367</text:p>
          </table:table-cell>
          <table:table-cell office:value-type="float" office:value="1558256" calcext:value-type="float">
            <text:p>1558256</text:p>
          </table:table-cell>
          <table:table-cell office:value-type="float" office:value="0.106329" calcext:value-type="float">
            <text:p>0.10633</text:p>
          </table:table-cell>
          <table:table-cell office:value-type="float" office:value="2.084575" calcext:value-type="float">
            <text:p>2.08458</text:p>
          </table:table-cell>
          <table:table-cell table:formula="of:=[.J174]/[.E174]" office:value-type="float" office:value="0.000000142242213431658" calcext:value-type="float">
            <text:p>1.42242213431658E-07</text:p>
          </table:table-cell>
          <table:table-cell table:formula="of:=[.J174]/[.F174]" office:value-type="float" office:value="0.000000159166111062414" calcext:value-type="float">
            <text:p>1.5916611106241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gcc.out</text:p>
          </table:table-cell>
          <table:table-cell office:value-type="float" office:value="14655108" calcext:value-type="float">
            <text:p>14655108</text:p>
          </table:table-cell>
          <table:table-cell office:value-type="float" office:value="12840034" calcext:value-type="float">
            <text:p>12840034</text:p>
          </table:table-cell>
          <table:table-cell office:value-type="float" office:value="0.876147" calcext:value-type="float">
            <text:p>0.87615</text:p>
          </table:table-cell>
          <table:table-cell office:value-type="float" office:value="1815074" calcext:value-type="float">
            <text:p>1815074</text:p>
          </table:table-cell>
          <table:table-cell office:value-type="float" office:value="0.123853" calcext:value-type="float">
            <text:p>0.12385</text:p>
          </table:table-cell>
          <table:table-cell office:value-type="float" office:value="1.752832" calcext:value-type="float">
            <text:p>1.75283</text:p>
          </table:table-cell>
          <table:table-cell table:formula="of:=[.J175]/[.E175]" office:value-type="float" office:value="0.000000119605532760318" calcext:value-type="float">
            <text:p>1.19605532760318E-07</text:p>
          </table:table-cell>
          <table:table-cell table:formula="of:=[.J175]/[.F175]" office:value-type="float" office:value="0.000000136513034155517" calcext:value-type="float">
            <text:p>1.3651303415551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gcc.out</text:p>
          </table:table-cell>
          <table:table-cell office:value-type="float" office:value="14655108" calcext:value-type="float">
            <text:p>14655108</text:p>
          </table:table-cell>
          <table:table-cell office:value-type="float" office:value="12533973" calcext:value-type="float">
            <text:p>12533973</text:p>
          </table:table-cell>
          <table:table-cell office:value-type="float" office:value="0.855263" calcext:value-type="float">
            <text:p>0.85526</text:p>
          </table:table-cell>
          <table:table-cell office:value-type="float" office:value="2121135" calcext:value-type="float">
            <text:p>2121135</text:p>
          </table:table-cell>
          <table:table-cell office:value-type="float" office:value="0.144737" calcext:value-type="float">
            <text:p>0.14474</text:p>
          </table:table-cell>
          <table:table-cell office:value-type="float" office:value="2.102033" calcext:value-type="float">
            <text:p>2.10203</text:p>
          </table:table-cell>
          <table:table-cell table:formula="of:=[.J176]/[.E176]" office:value-type="float" office:value="0.000000143433470432289" calcext:value-type="float">
            <text:p>1.43433470432289E-07</text:p>
          </table:table-cell>
          <table:table-cell table:formula="of:=[.J176]/[.F176]" office:value-type="float" office:value="0.000000167706839642945" calcext:value-type="float">
            <text:p>1.6770683964294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gcc.out</text:p>
          </table:table-cell>
          <table:table-cell office:value-type="float" office:value="14655108" calcext:value-type="float">
            <text:p>14655108</text:p>
          </table:table-cell>
          <table:table-cell office:value-type="float" office:value="12005329" calcext:value-type="float">
            <text:p>12005329</text:p>
          </table:table-cell>
          <table:table-cell office:value-type="float" office:value="0.819191" calcext:value-type="float">
            <text:p>0.81919</text:p>
          </table:table-cell>
          <table:table-cell office:value-type="float" office:value="2649779" calcext:value-type="float">
            <text:p>2649779</text:p>
          </table:table-cell>
          <table:table-cell office:value-type="float" office:value="0.180809" calcext:value-type="float">
            <text:p>0.18081</text:p>
          </table:table-cell>
          <table:table-cell office:value-type="float" office:value="1.77183" calcext:value-type="float">
            <text:p>1.77183</text:p>
          </table:table-cell>
          <table:table-cell table:formula="of:=[.J177]/[.E177]" office:value-type="float" office:value="0.00000012090187257576" calcext:value-type="float">
            <text:p>1.2090187257576E-07</text:p>
          </table:table-cell>
          <table:table-cell table:formula="of:=[.J177]/[.F177]" office:value-type="float" office:value="0.00000014758695909125" calcext:value-type="float">
            <text:p>1.475869590912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gcc.out</text:p>
          </table:table-cell>
          <table:table-cell office:value-type="float" office:value="14655108" calcext:value-type="float">
            <text:p>14655108</text:p>
          </table:table-cell>
          <table:table-cell office:value-type="float" office:value="11820747" calcext:value-type="float">
            <text:p>11820747</text:p>
          </table:table-cell>
          <table:table-cell office:value-type="float" office:value="0.806596" calcext:value-type="float">
            <text:p>0.80660</text:p>
          </table:table-cell>
          <table:table-cell office:value-type="float" office:value="2834361" calcext:value-type="float">
            <text:p>2834361</text:p>
          </table:table-cell>
          <table:table-cell office:value-type="float" office:value="0.193404" calcext:value-type="float">
            <text:p>0.19340</text:p>
          </table:table-cell>
          <table:table-cell office:value-type="float" office:value="2.128644" calcext:value-type="float">
            <text:p>2.12864</text:p>
          </table:table-cell>
          <table:table-cell table:formula="of:=[.J178]/[.E178]" office:value-type="float" office:value="0.000000145249287825105" calcext:value-type="float">
            <text:p>1.45249287825105E-07</text:p>
          </table:table-cell>
          <table:table-cell table:formula="of:=[.J178]/[.F178]" office:value-type="float" office:value="0.00000018007694437585" calcext:value-type="float">
            <text:p>1.800769443758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gcc.out</text:p>
          </table:table-cell>
          <table:table-cell office:value-type="float" office:value="14655108" calcext:value-type="float">
            <text:p>14655108</text:p>
          </table:table-cell>
          <table:table-cell office:value-type="float" office:value="11139956" calcext:value-type="float">
            <text:p>11139956</text:p>
          </table:table-cell>
          <table:table-cell office:value-type="float" office:value="0.760141" calcext:value-type="float">
            <text:p>0.76014</text:p>
          </table:table-cell>
          <table:table-cell office:value-type="float" office:value="3515152" calcext:value-type="float">
            <text:p>3515152</text:p>
          </table:table-cell>
          <table:table-cell office:value-type="float" office:value="0.239858" calcext:value-type="float">
            <text:p>0.23986</text:p>
          </table:table-cell>
          <table:table-cell office:value-type="float" office:value="2.203636" calcext:value-type="float">
            <text:p>2.20364</text:p>
          </table:table-cell>
          <table:table-cell table:formula="of:=[.J179]/[.E179]" office:value-type="float" office:value="0.000000150366411492839" calcext:value-type="float">
            <text:p>1.50366411492839E-07</text:p>
          </table:table-cell>
          <table:table-cell table:formula="of:=[.J179]/[.F179]" office:value-type="float" office:value="0.000000197813707702257" calcext:value-type="float">
            <text:p>1.9781370770225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cc.out</text:p>
          </table:table-cell>
          <table:table-cell office:value-type="float" office:value="14655508" calcext:value-type="float">
            <text:p>14655508</text:p>
          </table:table-cell>
          <table:table-cell office:value-type="float" office:value="13696091" calcext:value-type="float">
            <text:p>13696091</text:p>
          </table:table-cell>
          <table:table-cell office:value-type="float" office:value="0.934535" calcext:value-type="float">
            <text:p>0.93454</text:p>
          </table:table-cell>
          <table:table-cell office:value-type="float" office:value="959417" calcext:value-type="float">
            <text:p>959417</text:p>
          </table:table-cell>
          <table:table-cell office:value-type="float" office:value="0.065465" calcext:value-type="float">
            <text:p>0.06547</text:p>
          </table:table-cell>
          <table:table-cell office:value-type="float" office:value="1.723496" calcext:value-type="float">
            <text:p>1.72350</text:p>
          </table:table-cell>
          <table:table-cell table:formula="of:=[.J180]/[.E180]" office:value-type="float" office:value="0.000000117600563556036" calcext:value-type="float">
            <text:p>1.17600563556036E-07</text:p>
          </table:table-cell>
          <table:table-cell table:formula="of:=[.J180]/[.F180]" office:value-type="float" office:value="0.000000125838533052971" calcext:value-type="float">
            <text:p>1.2583853305297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cc.out</text:p>
          </table:table-cell>
          <table:table-cell office:value-type="float" office:value="14655508" calcext:value-type="float">
            <text:p>14655508</text:p>
          </table:table-cell>
          <table:table-cell office:value-type="float" office:value="13421368" calcext:value-type="float">
            <text:p>13421368</text:p>
          </table:table-cell>
          <table:table-cell office:value-type="float" office:value="0.91579" calcext:value-type="float">
            <text:p>0.91579</text:p>
          </table:table-cell>
          <table:table-cell office:value-type="float" office:value="1234140" calcext:value-type="float">
            <text:p>1234140</text:p>
          </table:table-cell>
          <table:table-cell office:value-type="float" office:value="0.08421" calcext:value-type="float">
            <text:p>0.08421</text:p>
          </table:table-cell>
          <table:table-cell office:value-type="float" office:value="1.727059" calcext:value-type="float">
            <text:p>1.72706</text:p>
          </table:table-cell>
          <table:table-cell table:formula="of:=[.J181]/[.E181]" office:value-type="float" office:value="0.000000117843680341889" calcext:value-type="float">
            <text:p>1.17843680341889E-07</text:p>
          </table:table-cell>
          <table:table-cell table:formula="of:=[.J181]/[.F181]" office:value-type="float" office:value="0.000000128679803727906" calcext:value-type="float">
            <text:p>1.2867980372790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cc.out</text:p>
          </table:table-cell>
          <table:table-cell office:value-type="float" office:value="14655508" calcext:value-type="float">
            <text:p>14655508</text:p>
          </table:table-cell>
          <table:table-cell office:value-type="float" office:value="13097211" calcext:value-type="float">
            <text:p>13097211</text:p>
          </table:table-cell>
          <table:table-cell office:value-type="float" office:value="0.893672" calcext:value-type="float">
            <text:p>0.89367</text:p>
          </table:table-cell>
          <table:table-cell office:value-type="float" office:value="1558297" calcext:value-type="float">
            <text:p>1558297</text:p>
          </table:table-cell>
          <table:table-cell office:value-type="float" office:value="0.106328" calcext:value-type="float">
            <text:p>0.10633</text:p>
          </table:table-cell>
          <table:table-cell office:value-type="float" office:value="2.081701" calcext:value-type="float">
            <text:p>2.08170</text:p>
          </table:table-cell>
          <table:table-cell table:formula="of:=[.J182]/[.E182]" office:value-type="float" office:value="0.000000142042227400101" calcext:value-type="float">
            <text:p>1.42042227400101E-07</text:p>
          </table:table-cell>
          <table:table-cell table:formula="of:=[.J182]/[.F182]" office:value-type="float" office:value="0.000000158942312222045" calcext:value-type="float">
            <text:p>1.5894231222204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cc.out</text:p>
          </table:table-cell>
          <table:table-cell office:value-type="float" office:value="14655508" calcext:value-type="float">
            <text:p>14655508</text:p>
          </table:table-cell>
          <table:table-cell office:value-type="float" office:value="12840413" calcext:value-type="float">
            <text:p>12840413</text:p>
          </table:table-cell>
          <table:table-cell office:value-type="float" office:value="0.876149" calcext:value-type="float">
            <text:p>0.87615</text:p>
          </table:table-cell>
          <table:table-cell office:value-type="float" office:value="1815095" calcext:value-type="float">
            <text:p>1815095</text:p>
          </table:table-cell>
          <table:table-cell office:value-type="float" office:value="0.123851" calcext:value-type="float">
            <text:p>0.12385</text:p>
          </table:table-cell>
          <table:table-cell office:value-type="float" office:value="1.758246" calcext:value-type="float">
            <text:p>1.75825</text:p>
          </table:table-cell>
          <table:table-cell table:formula="of:=[.J183]/[.E183]" office:value-type="float" office:value="0.000000119971685730716" calcext:value-type="float">
            <text:p>1.19971685730716E-07</text:p>
          </table:table-cell>
          <table:table-cell table:formula="of:=[.J183]/[.F183]" office:value-type="float" office:value="0.000000136930642339931" calcext:value-type="float">
            <text:p>1.3693064233993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cc.out</text:p>
          </table:table-cell>
          <table:table-cell office:value-type="float" office:value="14655508" calcext:value-type="float">
            <text:p>14655508</text:p>
          </table:table-cell>
          <table:table-cell office:value-type="float" office:value="12534333" calcext:value-type="float">
            <text:p>12534333</text:p>
          </table:table-cell>
          <table:table-cell office:value-type="float" office:value="0.855264" calcext:value-type="float">
            <text:p>0.85526</text:p>
          </table:table-cell>
          <table:table-cell office:value-type="float" office:value="2121175" calcext:value-type="float">
            <text:p>2121175</text:p>
          </table:table-cell>
          <table:table-cell office:value-type="float" office:value="0.144736" calcext:value-type="float">
            <text:p>0.14474</text:p>
          </table:table-cell>
          <table:table-cell office:value-type="float" office:value="2.103504" calcext:value-type="float">
            <text:p>2.10350</text:p>
          </table:table-cell>
          <table:table-cell table:formula="of:=[.J184]/[.E184]" office:value-type="float" office:value="0.000000143529927451167" calcext:value-type="float">
            <text:p>1.43529927451167E-07</text:p>
          </table:table-cell>
          <table:table-cell table:formula="of:=[.J184]/[.F184]" office:value-type="float" office:value="0.000000167819380576533" calcext:value-type="float">
            <text:p>1.6781938057653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cc.out</text:p>
          </table:table-cell>
          <table:table-cell office:value-type="float" office:value="14655508" calcext:value-type="float">
            <text:p>14655508</text:p>
          </table:table-cell>
          <table:table-cell office:value-type="float" office:value="12005707" calcext:value-type="float">
            <text:p>12005707</text:p>
          </table:table-cell>
          <table:table-cell office:value-type="float" office:value="0.819194" calcext:value-type="float">
            <text:p>0.81919</text:p>
          </table:table-cell>
          <table:table-cell office:value-type="float" office:value="2649801" calcext:value-type="float">
            <text:p>2649801</text:p>
          </table:table-cell>
          <table:table-cell office:value-type="float" office:value="0.180806" calcext:value-type="float">
            <text:p>0.18081</text:p>
          </table:table-cell>
          <table:table-cell office:value-type="float" office:value="1.774016" calcext:value-type="float">
            <text:p>1.77402</text:p>
          </table:table-cell>
          <table:table-cell table:formula="of:=[.J185]/[.E185]" office:value-type="float" office:value="0.000000121047731678765" calcext:value-type="float">
            <text:p>1.21047731678765E-07</text:p>
          </table:table-cell>
          <table:table-cell table:formula="of:=[.J185]/[.F185]" office:value-type="float" office:value="0.000000147764392384389" calcext:value-type="float">
            <text:p>1.4776439238438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cc.out</text:p>
          </table:table-cell>
          <table:table-cell office:value-type="float" office:value="14655508" calcext:value-type="float">
            <text:p>14655508</text:p>
          </table:table-cell>
          <table:table-cell office:value-type="float" office:value="11821111" calcext:value-type="float">
            <text:p>11821111</text:p>
          </table:table-cell>
          <table:table-cell office:value-type="float" office:value="0.806599" calcext:value-type="float">
            <text:p>0.80660</text:p>
          </table:table-cell>
          <table:table-cell office:value-type="float" office:value="2834397" calcext:value-type="float">
            <text:p>2834397</text:p>
          </table:table-cell>
          <table:table-cell office:value-type="float" office:value="0.193401" calcext:value-type="float">
            <text:p>0.19340</text:p>
          </table:table-cell>
          <table:table-cell office:value-type="float" office:value="2.128897" calcext:value-type="float">
            <text:p>2.12890</text:p>
          </table:table-cell>
          <table:table-cell table:formula="of:=[.J186]/[.E186]" office:value-type="float" office:value="0.000000145262586598841" calcext:value-type="float">
            <text:p>1.45262586598841E-07</text:p>
          </table:table-cell>
          <table:table-cell table:formula="of:=[.J186]/[.F186]" office:value-type="float" office:value="0.000000180092801767956" calcext:value-type="float">
            <text:p>1.8009280176795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cc.out</text:p>
          </table:table-cell>
          <table:table-cell office:value-type="float" office:value="14655508" calcext:value-type="float">
            <text:p>14655508</text:p>
          </table:table-cell>
          <table:table-cell office:value-type="float" office:value="11140321" calcext:value-type="float">
            <text:p>11140321</text:p>
          </table:table-cell>
          <table:table-cell office:value-type="float" office:value="0.760146" calcext:value-type="float">
            <text:p>0.76015</text:p>
          </table:table-cell>
          <table:table-cell office:value-type="float" office:value="3515187" calcext:value-type="float">
            <text:p>3515187</text:p>
          </table:table-cell>
          <table:table-cell office:value-type="float" office:value="0.239854" calcext:value-type="float">
            <text:p>0.23985</text:p>
          </table:table-cell>
          <table:table-cell office:value-type="float" office:value="2.159408" calcext:value-type="float">
            <text:p>2.15941</text:p>
          </table:table-cell>
          <table:table-cell table:formula="of:=[.J187]/[.E187]" office:value-type="float" office:value="0.000000147344465985075" calcext:value-type="float">
            <text:p>1.47344465985075E-07</text:p>
          </table:table-cell>
          <table:table-cell table:formula="of:=[.J187]/[.F187]" office:value-type="float" office:value="0.000000193837143471898" calcext:value-type="float">
            <text:p>1.9383714347189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cc.out</text:p>
          </table:table-cell>
          <table:table-cell office:value-type="float" office:value="14655608" calcext:value-type="float">
            <text:p>14655608</text:p>
          </table:table-cell>
          <table:table-cell office:value-type="float" office:value="13696160" calcext:value-type="float">
            <text:p>13696160</text:p>
          </table:table-cell>
          <table:table-cell office:value-type="float" office:value="0.934534" calcext:value-type="float">
            <text:p>0.93453</text:p>
          </table:table-cell>
          <table:table-cell office:value-type="float" office:value="959448" calcext:value-type="float">
            <text:p>959448</text:p>
          </table:table-cell>
          <table:table-cell office:value-type="float" office:value="0.065466" calcext:value-type="float">
            <text:p>0.06547</text:p>
          </table:table-cell>
          <table:table-cell office:value-type="float" office:value="1.736671" calcext:value-type="float">
            <text:p>1.73667</text:p>
          </table:table-cell>
          <table:table-cell table:formula="of:=[.J188]/[.E188]" office:value-type="float" office:value="0.000000118498734409381" calcext:value-type="float">
            <text:p>1.18498734409381E-07</text:p>
          </table:table-cell>
          <table:table-cell table:formula="of:=[.J188]/[.F188]" office:value-type="float" office:value="0.00000012679984754851" calcext:value-type="float">
            <text:p>1.267998475485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cc.out</text:p>
          </table:table-cell>
          <table:table-cell office:value-type="float" office:value="14655608" calcext:value-type="float">
            <text:p>14655608</text:p>
          </table:table-cell>
          <table:table-cell office:value-type="float" office:value="13421437" calcext:value-type="float">
            <text:p>13421437</text:p>
          </table:table-cell>
          <table:table-cell office:value-type="float" office:value="0.915788" calcext:value-type="float">
            <text:p>0.91579</text:p>
          </table:table-cell>
          <table:table-cell office:value-type="float" office:value="1234171" calcext:value-type="float">
            <text:p>1234171</text:p>
          </table:table-cell>
          <table:table-cell office:value-type="float" office:value="0.084212" calcext:value-type="float">
            <text:p>0.08421</text:p>
          </table:table-cell>
          <table:table-cell office:value-type="float" office:value="1.731131" calcext:value-type="float">
            <text:p>1.73113</text:p>
          </table:table-cell>
          <table:table-cell table:formula="of:=[.J189]/[.E189]" office:value-type="float" office:value="0.000000118120722115384" calcext:value-type="float">
            <text:p>1.18120722115384E-07</text:p>
          </table:table-cell>
          <table:table-cell table:formula="of:=[.J189]/[.F189]" office:value-type="float" office:value="0.00000012898253741384" calcext:value-type="float">
            <text:p>1.289825374138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cc.out</text:p>
          </table:table-cell>
          <table:table-cell office:value-type="float" office:value="14655608" calcext:value-type="float">
            <text:p>14655608</text:p>
          </table:table-cell>
          <table:table-cell office:value-type="float" office:value="13097265" calcext:value-type="float">
            <text:p>13097265</text:p>
          </table:table-cell>
          <table:table-cell office:value-type="float" office:value="0.893669" calcext:value-type="float">
            <text:p>0.89367</text:p>
          </table:table-cell>
          <table:table-cell office:value-type="float" office:value="1558343" calcext:value-type="float">
            <text:p>1558343</text:p>
          </table:table-cell>
          <table:table-cell office:value-type="float" office:value="0.106331" calcext:value-type="float">
            <text:p>0.10633</text:p>
          </table:table-cell>
          <table:table-cell office:value-type="float" office:value="2.092396" calcext:value-type="float">
            <text:p>2.09240</text:p>
          </table:table-cell>
          <table:table-cell table:formula="of:=[.J190]/[.E190]" office:value-type="float" office:value="0.000000142771012980151" calcext:value-type="float">
            <text:p>1.42771012980151E-07</text:p>
          </table:table-cell>
          <table:table-cell table:formula="of:=[.J190]/[.F190]" office:value-type="float" office:value="0.000000159758239601932" calcext:value-type="float">
            <text:p>1.5975823960193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cc.out</text:p>
          </table:table-cell>
          <table:table-cell office:value-type="float" office:value="14655608" calcext:value-type="float">
            <text:p>14655608</text:p>
          </table:table-cell>
          <table:table-cell office:value-type="float" office:value="12840482" calcext:value-type="float">
            <text:p>12840482</text:p>
          </table:table-cell>
          <table:table-cell office:value-type="float" office:value="0.876148" calcext:value-type="float">
            <text:p>0.87615</text:p>
          </table:table-cell>
          <table:table-cell office:value-type="float" office:value="1815126" calcext:value-type="float">
            <text:p>1815126</text:p>
          </table:table-cell>
          <table:table-cell office:value-type="float" office:value="0.123852" calcext:value-type="float">
            <text:p>0.12385</text:p>
          </table:table-cell>
          <table:table-cell office:value-type="float" office:value="1.753948" calcext:value-type="float">
            <text:p>1.75395</text:p>
          </table:table-cell>
          <table:table-cell table:formula="of:=[.J191]/[.E191]" office:value-type="float" office:value="0.000000119677600547176" calcext:value-type="float">
            <text:p>1.19677600547176E-07</text:p>
          </table:table-cell>
          <table:table-cell table:formula="of:=[.J191]/[.F191]" office:value-type="float" office:value="0.000000136595183887957" calcext:value-type="float">
            <text:p>1.3659518388795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cc.out</text:p>
          </table:table-cell>
          <table:table-cell office:value-type="float" office:value="14655608" calcext:value-type="float">
            <text:p>14655608</text:p>
          </table:table-cell>
          <table:table-cell office:value-type="float" office:value="12534388" calcext:value-type="float">
            <text:p>12534388</text:p>
          </table:table-cell>
          <table:table-cell office:value-type="float" office:value="0.855262" calcext:value-type="float">
            <text:p>0.85526</text:p>
          </table:table-cell>
          <table:table-cell office:value-type="float" office:value="2121220" calcext:value-type="float">
            <text:p>2121220</text:p>
          </table:table-cell>
          <table:table-cell office:value-type="float" office:value="0.144738" calcext:value-type="float">
            <text:p>0.14474</text:p>
          </table:table-cell>
          <table:table-cell office:value-type="float" office:value="2.113293" calcext:value-type="float">
            <text:p>2.11329</text:p>
          </table:table-cell>
          <table:table-cell table:formula="of:=[.J192]/[.E192]" office:value-type="float" office:value="0.000000144196883541099" calcext:value-type="float">
            <text:p>1.44196883541099E-07</text:p>
          </table:table-cell>
          <table:table-cell table:formula="of:=[.J192]/[.F192]" office:value-type="float" office:value="0.000000168599615713188" calcext:value-type="float">
            <text:p>1.6859961571318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cc.out</text:p>
          </table:table-cell>
          <table:table-cell office:value-type="float" office:value="14655608" calcext:value-type="float">
            <text:p>14655608</text:p>
          </table:table-cell>
          <table:table-cell office:value-type="float" office:value="12005776" calcext:value-type="float">
            <text:p>12005776</text:p>
          </table:table-cell>
          <table:table-cell office:value-type="float" office:value="0.819193" calcext:value-type="float">
            <text:p>0.81919</text:p>
          </table:table-cell>
          <table:table-cell office:value-type="float" office:value="2649832" calcext:value-type="float">
            <text:p>2649832</text:p>
          </table:table-cell>
          <table:table-cell office:value-type="float" office:value="0.180807" calcext:value-type="float">
            <text:p>0.18081</text:p>
          </table:table-cell>
          <table:table-cell office:value-type="float" office:value="1.782732" calcext:value-type="float">
            <text:p>1.78273</text:p>
          </table:table-cell>
          <table:table-cell table:formula="of:=[.J193]/[.E193]" office:value-type="float" office:value="0.000000121641626877575" calcext:value-type="float">
            <text:p>1.21641626877575E-07</text:p>
          </table:table-cell>
          <table:table-cell table:formula="of:=[.J193]/[.F193]" office:value-type="float" office:value="0.000000148489527040984" calcext:value-type="float">
            <text:p>1.4848952704098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cc.out</text:p>
          </table:table-cell>
          <table:table-cell office:value-type="float" office:value="14655608" calcext:value-type="float">
            <text:p>14655608</text:p>
          </table:table-cell>
          <table:table-cell office:value-type="float" office:value="11821168" calcext:value-type="float">
            <text:p>11821168</text:p>
          </table:table-cell>
          <table:table-cell office:value-type="float" office:value="0.806597" calcext:value-type="float">
            <text:p>0.80660</text:p>
          </table:table-cell>
          <table:table-cell office:value-type="float" office:value="2834440" calcext:value-type="float">
            <text:p>2834440</text:p>
          </table:table-cell>
          <table:table-cell office:value-type="float" office:value="0.193403" calcext:value-type="float">
            <text:p>0.19340</text:p>
          </table:table-cell>
          <table:table-cell office:value-type="float" office:value="2.128301" calcext:value-type="float">
            <text:p>2.12830</text:p>
          </table:table-cell>
          <table:table-cell table:formula="of:=[.J194]/[.E194]" office:value-type="float" office:value="0.000000145220928398194" calcext:value-type="float">
            <text:p>1.45220928398194E-07</text:p>
          </table:table-cell>
          <table:table-cell table:formula="of:=[.J194]/[.F194]" office:value-type="float" office:value="0.000000180041515356181" calcext:value-type="float">
            <text:p>1.8004151535618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cc.out</text:p>
          </table:table-cell>
          <table:table-cell office:value-type="float" office:value="14655608" calcext:value-type="float">
            <text:p>14655608</text:p>
          </table:table-cell>
          <table:table-cell office:value-type="float" office:value="11140381" calcext:value-type="float">
            <text:p>11140381</text:p>
          </table:table-cell>
          <table:table-cell office:value-type="float" office:value="0.760145" calcext:value-type="float">
            <text:p>0.76015</text:p>
          </table:table-cell>
          <table:table-cell office:value-type="float" office:value="3515227" calcext:value-type="float">
            <text:p>3515227</text:p>
          </table:table-cell>
          <table:table-cell office:value-type="float" office:value="0.239855" calcext:value-type="float">
            <text:p>0.23986</text:p>
          </table:table-cell>
          <table:table-cell office:value-type="float" office:value="2.149145" calcext:value-type="float">
            <text:p>2.14915</text:p>
          </table:table-cell>
          <table:table-cell table:formula="of:=[.J195]/[.E195]" office:value-type="float" office:value="0.000000146643182596041" calcext:value-type="float">
            <text:p>1.46643182596041E-07</text:p>
          </table:table-cell>
          <table:table-cell table:formula="of:=[.J195]/[.F195]" office:value-type="float" office:value="0.000000192914856323137" calcext:value-type="float">
            <text:p>1.92914856323137E-0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lways true</text:p>
          </table:table-cell>
          <table:table-cell table:number-columns-repeated="2"/>
          <table:table-cell office:value-type="string" calcext:value-type="string">
            <text:p><text:s/>gcc.out</text:p>
          </table:table-cell>
          <table:table-cell office:value-type="float" office:value="14655608" calcext:value-type="float">
            <text:p>14655608</text:p>
          </table:table-cell>
          <table:table-cell office:value-type="float" office:value="8355606" calcext:value-type="float">
            <text:p>8355606</text:p>
          </table:table-cell>
          <table:table-cell office:value-type="float" office:value="0.57013" calcext:value-type="float">
            <text:p>0.57013</text:p>
          </table:table-cell>
          <table:table-cell office:value-type="float" office:value="6300002" calcext:value-type="float">
            <text:p>6300002</text:p>
          </table:table-cell>
          <table:table-cell office:value-type="float" office:value="0.42987" calcext:value-type="float">
            <text:p>0.42987</text:p>
          </table:table-cell>
          <table:table-cell office:value-type="float" office:value="1.250662" calcext:value-type="float">
            <text:p>1.25066</text:p>
          </table:table-cell>
          <table:table-cell table:formula="of:=[.J196]/[.E196]" office:value-type="float" office:value="0.0000000853367530026731" calcext:value-type="float">
            <text:p>8.53367530026731E-08</text:p>
          </table:table-cell>
          <table:table-cell table:formula="of:=[.J196]/[.F196]" office:value-type="float" office:value="0.000000149679388903689" calcext:value-type="float">
            <text:p>1.4967938890368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povray.out</text:p>
          </table:table-cell>
          <table:table-cell office:value-type="float" office:value="15004530" calcext:value-type="float">
            <text:p>15004530</text:p>
          </table:table-cell>
          <table:table-cell office:value-type="float" office:value="14226359" calcext:value-type="float">
            <text:p>14226359</text:p>
          </table:table-cell>
          <table:table-cell office:value-type="float" office:value="0.948138" calcext:value-type="float">
            <text:p>0.94814</text:p>
          </table:table-cell>
          <table:table-cell office:value-type="float" office:value="778171" calcext:value-type="float">
            <text:p>778171</text:p>
          </table:table-cell>
          <table:table-cell office:value-type="float" office:value="0.051862" calcext:value-type="float">
            <text:p>0.05186</text:p>
          </table:table-cell>
          <table:table-cell office:value-type="float" office:value="1.763821" calcext:value-type="float">
            <text:p>1.76382</text:p>
          </table:table-cell>
          <table:table-cell table:formula="of:=[.J197]/[.E197]" office:value-type="float" office:value="0.000000117552565791798" calcext:value-type="float">
            <text:p>1.17552565791798E-07</text:p>
          </table:table-cell>
          <table:table-cell table:formula="of:=[.J197]/[.F197]" office:value-type="float" office:value="0.000000123982601591876" calcext:value-type="float">
            <text:p>1.2398260159187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povray.out</text:p>
          </table:table-cell>
          <table:table-cell office:value-type="float" office:value="15004530" calcext:value-type="float">
            <text:p>15004530</text:p>
          </table:table-cell>
          <table:table-cell office:value-type="float" office:value="14127823" calcext:value-type="float">
            <text:p>14127823</text:p>
          </table:table-cell>
          <table:table-cell office:value-type="float" office:value="0.941571" calcext:value-type="float">
            <text:p>0.94157</text:p>
          </table:table-cell>
          <table:table-cell office:value-type="float" office:value="876707" calcext:value-type="float">
            <text:p>876707</text:p>
          </table:table-cell>
          <table:table-cell office:value-type="float" office:value="0.058429" calcext:value-type="float">
            <text:p>0.05843</text:p>
          </table:table-cell>
          <table:table-cell office:value-type="float" office:value="1.767555" calcext:value-type="float">
            <text:p>1.76756</text:p>
          </table:table-cell>
          <table:table-cell table:formula="of:=[.J198]/[.E198]" office:value-type="float" office:value="0.000000117801423969961" calcext:value-type="float">
            <text:p>1.17801423969961E-07</text:p>
          </table:table-cell>
          <table:table-cell table:formula="of:=[.J198]/[.F198]" office:value-type="float" office:value="0.000000125111632556552" calcext:value-type="float">
            <text:p>1.2511163255655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povray.out</text:p>
          </table:table-cell>
          <table:table-cell office:value-type="float" office:value="15004530" calcext:value-type="float">
            <text:p>15004530</text:p>
          </table:table-cell>
          <table:table-cell office:value-type="float" office:value="14032562" calcext:value-type="float">
            <text:p>14032562</text:p>
          </table:table-cell>
          <table:table-cell office:value-type="float" office:value="0.935222" calcext:value-type="float">
            <text:p>0.93522</text:p>
          </table:table-cell>
          <table:table-cell office:value-type="float" office:value="971968" calcext:value-type="float">
            <text:p>971968</text:p>
          </table:table-cell>
          <table:table-cell office:value-type="float" office:value="0.064778" calcext:value-type="float">
            <text:p>0.06478</text:p>
          </table:table-cell>
          <table:table-cell office:value-type="float" office:value="2.120229" calcext:value-type="float">
            <text:p>2.12023</text:p>
          </table:table-cell>
          <table:table-cell table:formula="of:=[.J199]/[.E199]" office:value-type="float" office:value="0.000000141305925610466" calcext:value-type="float">
            <text:p>1.41305925610466E-07</text:p>
          </table:table-cell>
          <table:table-cell table:formula="of:=[.J199]/[.F199]" office:value-type="float" office:value="0.000000151093506659725" calcext:value-type="float">
            <text:p>1.5109350665972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povray.out</text:p>
          </table:table-cell>
          <table:table-cell office:value-type="float" office:value="15004530" calcext:value-type="float">
            <text:p>15004530</text:p>
          </table:table-cell>
          <table:table-cell office:value-type="float" office:value="13895497" calcext:value-type="float">
            <text:p>13895497</text:p>
          </table:table-cell>
          <table:table-cell office:value-type="float" office:value="0.926087" calcext:value-type="float">
            <text:p>0.92609</text:p>
          </table:table-cell>
          <table:table-cell office:value-type="float" office:value="1109033" calcext:value-type="float">
            <text:p>1109033</text:p>
          </table:table-cell>
          <table:table-cell office:value-type="float" office:value="0.073913" calcext:value-type="float">
            <text:p>0.07391</text:p>
          </table:table-cell>
          <table:table-cell office:value-type="float" office:value="1.774063" calcext:value-type="float">
            <text:p>1.77406</text:p>
          </table:table-cell>
          <table:table-cell table:formula="of:=[.J200]/[.E200]" office:value-type="float" office:value="0.000000118235159648453" calcext:value-type="float">
            <text:p>1.18235159648453E-07</text:p>
          </table:table-cell>
          <table:table-cell table:formula="of:=[.J200]/[.F200]" office:value-type="float" office:value="0.000000127671791804208" calcext:value-type="float">
            <text:p>1.2767179180420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povray.out</text:p>
          </table:table-cell>
          <table:table-cell office:value-type="float" office:value="15004530" calcext:value-type="float">
            <text:p>15004530</text:p>
          </table:table-cell>
          <table:table-cell office:value-type="float" office:value="13758747" calcext:value-type="float">
            <text:p>13758747</text:p>
          </table:table-cell>
          <table:table-cell office:value-type="float" office:value="0.916973" calcext:value-type="float">
            <text:p>0.91697</text:p>
          </table:table-cell>
          <table:table-cell office:value-type="float" office:value="1245783" calcext:value-type="float">
            <text:p>1245783</text:p>
          </table:table-cell>
          <table:table-cell office:value-type="float" office:value="0.083027" calcext:value-type="float">
            <text:p>0.08303</text:p>
          </table:table-cell>
          <table:table-cell office:value-type="float" office:value="2.127575" calcext:value-type="float">
            <text:p>2.12758</text:p>
          </table:table-cell>
          <table:table-cell table:formula="of:=[.J201]/[.E201]" office:value-type="float" office:value="0.000000141795511088984" calcext:value-type="float">
            <text:p>1.41795511088984E-07</text:p>
          </table:table-cell>
          <table:table-cell table:formula="of:=[.J201]/[.F201]" office:value-type="float" office:value="0.000000154634357329196" calcext:value-type="float">
            <text:p>1.5463435732919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povray.out</text:p>
          </table:table-cell>
          <table:table-cell office:value-type="float" office:value="15004530" calcext:value-type="float">
            <text:p>15004530</text:p>
          </table:table-cell>
          <table:table-cell office:value-type="float" office:value="13546967" calcext:value-type="float">
            <text:p>13546967</text:p>
          </table:table-cell>
          <table:table-cell office:value-type="float" office:value="0.902858" calcext:value-type="float">
            <text:p>0.90286</text:p>
          </table:table-cell>
          <table:table-cell office:value-type="float" office:value="1457563" calcext:value-type="float">
            <text:p>1457563</text:p>
          </table:table-cell>
          <table:table-cell office:value-type="float" office:value="0.097142" calcext:value-type="float">
            <text:p>0.09714</text:p>
          </table:table-cell>
          <table:table-cell office:value-type="float" office:value="1.784247" calcext:value-type="float">
            <text:p>1.78425</text:p>
          </table:table-cell>
          <table:table-cell table:formula="of:=[.J202]/[.E202]" office:value-type="float" office:value="0.000000118913888005822" calcext:value-type="float">
            <text:p>1.18913888005822E-07</text:p>
          </table:table-cell>
          <table:table-cell table:formula="of:=[.J202]/[.F202]" office:value-type="float" office:value="0.000000131708226645861" calcext:value-type="float">
            <text:p>1.3170822664586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povray.out</text:p>
          </table:table-cell>
          <table:table-cell office:value-type="float" office:value="15004530" calcext:value-type="float">
            <text:p>15004530</text:p>
          </table:table-cell>
          <table:table-cell office:value-type="float" office:value="13387135" calcext:value-type="float">
            <text:p>13387135</text:p>
          </table:table-cell>
          <table:table-cell office:value-type="float" office:value="0.892206" calcext:value-type="float">
            <text:p>0.89221</text:p>
          </table:table-cell>
          <table:table-cell office:value-type="float" office:value="1617395" calcext:value-type="float">
            <text:p>1617395</text:p>
          </table:table-cell>
          <table:table-cell office:value-type="float" office:value="0.107794" calcext:value-type="float">
            <text:p>0.10779</text:p>
          </table:table-cell>
          <table:table-cell office:value-type="float" office:value="2.140687" calcext:value-type="float">
            <text:p>2.14069</text:p>
          </table:table-cell>
          <table:table-cell table:formula="of:=[.J203]/[.E203]" office:value-type="float" office:value="0.000000142669380513752" calcext:value-type="float">
            <text:p>1.42669380513752E-07</text:p>
          </table:table-cell>
          <table:table-cell table:formula="of:=[.J203]/[.F203]" office:value-type="float" office:value="0.000000159906283159167" calcext:value-type="float">
            <text:p>1.5990628315916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povray.out</text:p>
          </table:table-cell>
          <table:table-cell office:value-type="float" office:value="15004530" calcext:value-type="float">
            <text:p>15004530</text:p>
          </table:table-cell>
          <table:table-cell office:value-type="float" office:value="12908365" calcext:value-type="float">
            <text:p>12908365</text:p>
          </table:table-cell>
          <table:table-cell office:value-type="float" office:value="0.860298" calcext:value-type="float">
            <text:p>0.86030</text:p>
          </table:table-cell>
          <table:table-cell office:value-type="float" office:value="2096165" calcext:value-type="float">
            <text:p>2096165</text:p>
          </table:table-cell>
          <table:table-cell office:value-type="float" office:value="0.139702" calcext:value-type="float">
            <text:p>0.13970</text:p>
          </table:table-cell>
          <table:table-cell office:value-type="float" office:value="2.151354" calcext:value-type="float">
            <text:p>2.15135</text:p>
          </table:table-cell>
          <table:table-cell table:formula="of:=[.J204]/[.E204]" office:value-type="float" office:value="0.000000143380299149657" calcext:value-type="float">
            <text:p>1.43380299149657E-07</text:p>
          </table:table-cell>
          <table:table-cell table:formula="of:=[.J204]/[.F204]" office:value-type="float" office:value="0.000000166663554989342" calcext:value-type="float">
            <text:p>1.6666355498934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povray.out</text:p>
          </table:table-cell>
          <table:table-cell office:value-type="float" office:value="15014530" calcext:value-type="float">
            <text:p>15014530</text:p>
          </table:table-cell>
          <table:table-cell office:value-type="float" office:value="14235777" calcext:value-type="float">
            <text:p>14235777</text:p>
          </table:table-cell>
          <table:table-cell office:value-type="float" office:value="0.948133" calcext:value-type="float">
            <text:p>0.94813</text:p>
          </table:table-cell>
          <table:table-cell office:value-type="float" office:value="778753" calcext:value-type="float">
            <text:p>778753</text:p>
          </table:table-cell>
          <table:table-cell office:value-type="float" office:value="0.051867" calcext:value-type="float">
            <text:p>0.05187</text:p>
          </table:table-cell>
          <table:table-cell office:value-type="float" office:value="1.764741" calcext:value-type="float">
            <text:p>1.76474</text:p>
          </table:table-cell>
          <table:table-cell table:formula="of:=[.J205]/[.E205]" office:value-type="float" office:value="0.000000117535547233247" calcext:value-type="float">
            <text:p>1.17535547233247E-07</text:p>
          </table:table-cell>
          <table:table-cell table:formula="of:=[.J205]/[.F205]" office:value-type="float" office:value="0.000000123965204006778" calcext:value-type="float">
            <text:p>1.2396520400677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povray.out</text:p>
          </table:table-cell>
          <table:table-cell office:value-type="float" office:value="15014530" calcext:value-type="float">
            <text:p>15014530</text:p>
          </table:table-cell>
          <table:table-cell office:value-type="float" office:value="14137233" calcext:value-type="float">
            <text:p>14137233</text:p>
          </table:table-cell>
          <table:table-cell office:value-type="float" office:value="0.94157" calcext:value-type="float">
            <text:p>0.94157</text:p>
          </table:table-cell>
          <table:table-cell office:value-type="float" office:value="877297" calcext:value-type="float">
            <text:p>877297</text:p>
          </table:table-cell>
          <table:table-cell office:value-type="float" office:value="0.05843" calcext:value-type="float">
            <text:p>0.05843</text:p>
          </table:table-cell>
          <table:table-cell office:value-type="float" office:value="1.763976" calcext:value-type="float">
            <text:p>1.76398</text:p>
          </table:table-cell>
          <table:table-cell table:formula="of:=[.J206]/[.E206]" office:value-type="float" office:value="0.000000117484596587439" calcext:value-type="float">
            <text:p>1.17484596587439E-07</text:p>
          </table:table-cell>
          <table:table-cell table:formula="of:=[.J206]/[.F206]" office:value-type="float" office:value="0.000000124775194693332" calcext:value-type="float">
            <text:p>1.2477519469333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povray.out</text:p>
          </table:table-cell>
          <table:table-cell office:value-type="float" office:value="15014530" calcext:value-type="float">
            <text:p>15014530</text:p>
          </table:table-cell>
          <table:table-cell office:value-type="float" office:value="14041597" calcext:value-type="float">
            <text:p>14041597</text:p>
          </table:table-cell>
          <table:table-cell office:value-type="float" office:value="0.935201" calcext:value-type="float">
            <text:p>0.93520</text:p>
          </table:table-cell>
          <table:table-cell office:value-type="float" office:value="972933" calcext:value-type="float">
            <text:p>972933</text:p>
          </table:table-cell>
          <table:table-cell office:value-type="float" office:value="0.064799" calcext:value-type="float">
            <text:p>0.06480</text:p>
          </table:table-cell>
          <table:table-cell office:value-type="float" office:value="2.124685" calcext:value-type="float">
            <text:p>2.12469</text:p>
          </table:table-cell>
          <table:table-cell table:formula="of:=[.J207]/[.E207]" office:value-type="float" office:value="0.000000141508592010539" calcext:value-type="float">
            <text:p>1.41508592010539E-07</text:p>
          </table:table-cell>
          <table:table-cell table:formula="of:=[.J207]/[.F207]" office:value-type="float" office:value="0.0000001513136290694" calcext:value-type="float">
            <text:p>1.51313629069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povray.out</text:p>
          </table:table-cell>
          <table:table-cell office:value-type="float" office:value="15014530" calcext:value-type="float">
            <text:p>15014530</text:p>
          </table:table-cell>
          <table:table-cell office:value-type="float" office:value="13904879" calcext:value-type="float">
            <text:p>13904879</text:p>
          </table:table-cell>
          <table:table-cell office:value-type="float" office:value="0.926095" calcext:value-type="float">
            <text:p>0.92610</text:p>
          </table:table-cell>
          <table:table-cell office:value-type="float" office:value="1109651" calcext:value-type="float">
            <text:p>1109651</text:p>
          </table:table-cell>
          <table:table-cell office:value-type="float" office:value="0.073905" calcext:value-type="float">
            <text:p>0.07391</text:p>
          </table:table-cell>
          <table:table-cell office:value-type="float" office:value="1.782343" calcext:value-type="float">
            <text:p>1.78234</text:p>
          </table:table-cell>
          <table:table-cell table:formula="of:=[.J208]/[.E208]" office:value-type="float" office:value="0.000000118707878301885" calcext:value-type="float">
            <text:p>1.18707878301885E-07</text:p>
          </table:table-cell>
          <table:table-cell table:formula="of:=[.J208]/[.F208]" office:value-type="float" office:value="0.000000128181122611711" calcext:value-type="float">
            <text:p>1.2818112261171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povray.out</text:p>
          </table:table-cell>
          <table:table-cell office:value-type="float" office:value="15014530" calcext:value-type="float">
            <text:p>15014530</text:p>
          </table:table-cell>
          <table:table-cell office:value-type="float" office:value="13767742" calcext:value-type="float">
            <text:p>13767742</text:p>
          </table:table-cell>
          <table:table-cell office:value-type="float" office:value="0.916961" calcext:value-type="float">
            <text:p>0.91696</text:p>
          </table:table-cell>
          <table:table-cell office:value-type="float" office:value="1246788" calcext:value-type="float">
            <text:p>1246788</text:p>
          </table:table-cell>
          <table:table-cell office:value-type="float" office:value="0.083039" calcext:value-type="float">
            <text:p>0.08304</text:p>
          </table:table-cell>
          <table:table-cell office:value-type="float" office:value="2.125888" calcext:value-type="float">
            <text:p>2.12589</text:p>
          </table:table-cell>
          <table:table-cell table:formula="of:=[.J209]/[.E209]" office:value-type="float" office:value="0.000000141588714398653" calcext:value-type="float">
            <text:p>1.41588714398653E-07</text:p>
          </table:table-cell>
          <table:table-cell table:formula="of:=[.J209]/[.F209]" office:value-type="float" office:value="0.00000015441079590248" calcext:value-type="float">
            <text:p>1.544107959024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povray.out</text:p>
          </table:table-cell>
          <table:table-cell office:value-type="float" office:value="15014530" calcext:value-type="float">
            <text:p>15014530</text:p>
          </table:table-cell>
          <table:table-cell office:value-type="float" office:value="13556312" calcext:value-type="float">
            <text:p>13556312</text:p>
          </table:table-cell>
          <table:table-cell office:value-type="float" office:value="0.90288" calcext:value-type="float">
            <text:p>0.90288</text:p>
          </table:table-cell>
          <table:table-cell office:value-type="float" office:value="1458218" calcext:value-type="float">
            <text:p>1458218</text:p>
          </table:table-cell>
          <table:table-cell office:value-type="float" office:value="0.09712" calcext:value-type="float">
            <text:p>0.09712</text:p>
          </table:table-cell>
          <table:table-cell office:value-type="float" office:value="1.781637" calcext:value-type="float">
            <text:p>1.78164</text:p>
          </table:table-cell>
          <table:table-cell table:formula="of:=[.J210]/[.E210]" office:value-type="float" office:value="0.000000118660857183009" calcext:value-type="float">
            <text:p>1.18660857183009E-07</text:p>
          </table:table-cell>
          <table:table-cell table:formula="of:=[.J210]/[.F210]" office:value-type="float" office:value="0.000000131424903764387" calcext:value-type="float">
            <text:p>1.3142490376438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povray.out</text:p>
          </table:table-cell>
          <table:table-cell office:value-type="float" office:value="15014530" calcext:value-type="float">
            <text:p>15014530</text:p>
          </table:table-cell>
          <table:table-cell office:value-type="float" office:value="13396086" calcext:value-type="float">
            <text:p>13396086</text:p>
          </table:table-cell>
          <table:table-cell office:value-type="float" office:value="0.892208" calcext:value-type="float">
            <text:p>0.89221</text:p>
          </table:table-cell>
          <table:table-cell office:value-type="float" office:value="1618444" calcext:value-type="float">
            <text:p>1618444</text:p>
          </table:table-cell>
          <table:table-cell office:value-type="float" office:value="0.107792" calcext:value-type="float">
            <text:p>0.10779</text:p>
          </table:table-cell>
          <table:table-cell office:value-type="float" office:value="2.134781" calcext:value-type="float">
            <text:p>2.13478</text:p>
          </table:table-cell>
          <table:table-cell table:formula="of:=[.J211]/[.E211]" office:value-type="float" office:value="0.000000142181007330899" calcext:value-type="float">
            <text:p>1.42181007330899E-07</text:p>
          </table:table-cell>
          <table:table-cell table:formula="of:=[.J211]/[.F211]" office:value-type="float" office:value="0.000000159358561896363" calcext:value-type="float">
            <text:p>1.5935856189636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povray.out</text:p>
          </table:table-cell>
          <table:table-cell office:value-type="float" office:value="15014530" calcext:value-type="float">
            <text:p>15014530</text:p>
          </table:table-cell>
          <table:table-cell office:value-type="float" office:value="12917269" calcext:value-type="float">
            <text:p>12917269</text:p>
          </table:table-cell>
          <table:table-cell office:value-type="float" office:value="0.860318" calcext:value-type="float">
            <text:p>0.86032</text:p>
          </table:table-cell>
          <table:table-cell office:value-type="float" office:value="2097261" calcext:value-type="float">
            <text:p>2097261</text:p>
          </table:table-cell>
          <table:table-cell office:value-type="float" office:value="0.139682" calcext:value-type="float">
            <text:p>0.13968</text:p>
          </table:table-cell>
          <table:table-cell office:value-type="float" office:value="2.153968" calcext:value-type="float">
            <text:p>2.15397</text:p>
          </table:table-cell>
          <table:table-cell table:formula="of:=[.J212]/[.E212]" office:value-type="float" office:value="0.000000143458902809479" calcext:value-type="float">
            <text:p>1.43458902809479E-07</text:p>
          </table:table-cell>
          <table:table-cell table:formula="of:=[.J212]/[.F212]" office:value-type="float" office:value="0.000000166751036925839" calcext:value-type="float">
            <text:p>1.6675103692583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povray.out</text:p>
          </table:table-cell>
          <table:table-cell office:value-type="float" office:value="15019530" calcext:value-type="float">
            <text:p>15019530</text:p>
          </table:table-cell>
          <table:table-cell office:value-type="float" office:value="14240129" calcext:value-type="float">
            <text:p>14240129</text:p>
          </table:table-cell>
          <table:table-cell office:value-type="float" office:value="0.948107" calcext:value-type="float">
            <text:p>0.94811</text:p>
          </table:table-cell>
          <table:table-cell office:value-type="float" office:value="779401" calcext:value-type="float">
            <text:p>779401</text:p>
          </table:table-cell>
          <table:table-cell office:value-type="float" office:value="0.051893" calcext:value-type="float">
            <text:p>0.05189</text:p>
          </table:table-cell>
          <table:table-cell office:value-type="float" office:value="1.762228" calcext:value-type="float">
            <text:p>1.76223</text:p>
          </table:table-cell>
          <table:table-cell table:formula="of:=[.J213]/[.E213]" office:value-type="float" office:value="0.000000117329104173033" calcext:value-type="float">
            <text:p>1.17329104173033E-07</text:p>
          </table:table-cell>
          <table:table-cell table:formula="of:=[.J213]/[.F213]" office:value-type="float" office:value="0.000000123750845234618" calcext:value-type="float">
            <text:p>1.2375084523461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povray.out</text:p>
          </table:table-cell>
          <table:table-cell office:value-type="float" office:value="15019530" calcext:value-type="float">
            <text:p>15019530</text:p>
          </table:table-cell>
          <table:table-cell office:value-type="float" office:value="14141507" calcext:value-type="float">
            <text:p>14141507</text:p>
          </table:table-cell>
          <table:table-cell office:value-type="float" office:value="0.941541" calcext:value-type="float">
            <text:p>0.94154</text:p>
          </table:table-cell>
          <table:table-cell office:value-type="float" office:value="878023" calcext:value-type="float">
            <text:p>878023</text:p>
          </table:table-cell>
          <table:table-cell office:value-type="float" office:value="0.058459" calcext:value-type="float">
            <text:p>0.05846</text:p>
          </table:table-cell>
          <table:table-cell office:value-type="float" office:value="1.764009" calcext:value-type="float">
            <text:p>1.76401</text:p>
          </table:table-cell>
          <table:table-cell table:formula="of:=[.J214]/[.E214]" office:value-type="float" office:value="0.000000117447683116582" calcext:value-type="float">
            <text:p>1.17447683116582E-07</text:p>
          </table:table-cell>
          <table:table-cell table:formula="of:=[.J214]/[.F214]" office:value-type="float" office:value="0.000000124739817333471" calcext:value-type="float">
            <text:p>1.2473981733347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povray.out</text:p>
          </table:table-cell>
          <table:table-cell office:value-type="float" office:value="15019530" calcext:value-type="float">
            <text:p>15019530</text:p>
          </table:table-cell>
          <table:table-cell office:value-type="float" office:value="14045657" calcext:value-type="float">
            <text:p>14045657</text:p>
          </table:table-cell>
          <table:table-cell office:value-type="float" office:value="0.93516" calcext:value-type="float">
            <text:p>0.93516</text:p>
          </table:table-cell>
          <table:table-cell office:value-type="float" office:value="973873" calcext:value-type="float">
            <text:p>973873</text:p>
          </table:table-cell>
          <table:table-cell office:value-type="float" office:value="0.06484" calcext:value-type="float">
            <text:p>0.06484</text:p>
          </table:table-cell>
          <table:table-cell office:value-type="float" office:value="2.124972" calcext:value-type="float">
            <text:p>2.12497</text:p>
          </table:table-cell>
          <table:table-cell table:formula="of:=[.J215]/[.E215]" office:value-type="float" office:value="0.000000141480592268866" calcext:value-type="float">
            <text:p>1.41480592268866E-07</text:p>
          </table:table-cell>
          <table:table-cell table:formula="of:=[.J215]/[.F215]" office:value-type="float" office:value="0.000000151290324119406" calcext:value-type="float">
            <text:p>1.5129032411940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povray.out</text:p>
          </table:table-cell>
          <table:table-cell office:value-type="float" office:value="15019530" calcext:value-type="float">
            <text:p>15019530</text:p>
          </table:table-cell>
          <table:table-cell office:value-type="float" office:value="13909112" calcext:value-type="float">
            <text:p>13909112</text:p>
          </table:table-cell>
          <table:table-cell office:value-type="float" office:value="0.926068" calcext:value-type="float">
            <text:p>0.92607</text:p>
          </table:table-cell>
          <table:table-cell office:value-type="float" office:value="1110418" calcext:value-type="float">
            <text:p>1110418</text:p>
          </table:table-cell>
          <table:table-cell office:value-type="float" office:value="0.073932" calcext:value-type="float">
            <text:p>0.07393</text:p>
          </table:table-cell>
          <table:table-cell office:value-type="float" office:value="1.781727" calcext:value-type="float">
            <text:p>1.78173</text:p>
          </table:table-cell>
          <table:table-cell table:formula="of:=[.J216]/[.E216]" office:value-type="float" office:value="0.000000118627347193953" calcext:value-type="float">
            <text:p>1.18627347193953E-07</text:p>
          </table:table-cell>
          <table:table-cell table:formula="of:=[.J216]/[.F216]" office:value-type="float" office:value="0.000000128097825368003" calcext:value-type="float">
            <text:p>1.2809782536800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povray.out</text:p>
          </table:table-cell>
          <table:table-cell office:value-type="float" office:value="15019530" calcext:value-type="float">
            <text:p>15019530</text:p>
          </table:table-cell>
          <table:table-cell office:value-type="float" office:value="13771646" calcext:value-type="float">
            <text:p>13771646</text:p>
          </table:table-cell>
          <table:table-cell office:value-type="float" office:value="0.916916" calcext:value-type="float">
            <text:p>0.91692</text:p>
          </table:table-cell>
          <table:table-cell office:value-type="float" office:value="1247884" calcext:value-type="float">
            <text:p>1247884</text:p>
          </table:table-cell>
          <table:table-cell office:value-type="float" office:value="0.083084" calcext:value-type="float">
            <text:p>0.08308</text:p>
          </table:table-cell>
          <table:table-cell office:value-type="float" office:value="2.132074" calcext:value-type="float">
            <text:p>2.13207</text:p>
          </table:table-cell>
          <table:table-cell table:formula="of:=[.J217]/[.E217]" office:value-type="float" office:value="0.000000141953443283512" calcext:value-type="float">
            <text:p>1.41953443283512E-07</text:p>
          </table:table-cell>
          <table:table-cell table:formula="of:=[.J217]/[.F217]" office:value-type="float" office:value="0.000000154816207154904" calcext:value-type="float">
            <text:p>1.5481620715490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povray.out</text:p>
          </table:table-cell>
          <table:table-cell office:value-type="float" office:value="15019530" calcext:value-type="float">
            <text:p>15019530</text:p>
          </table:table-cell>
          <table:table-cell office:value-type="float" office:value="13560431" calcext:value-type="float">
            <text:p>13560431</text:p>
          </table:table-cell>
          <table:table-cell office:value-type="float" office:value="0.902853" calcext:value-type="float">
            <text:p>0.90285</text:p>
          </table:table-cell>
          <table:table-cell office:value-type="float" office:value="1459099" calcext:value-type="float">
            <text:p>1459099</text:p>
          </table:table-cell>
          <table:table-cell office:value-type="float" office:value="0.097147" calcext:value-type="float">
            <text:p>0.09715</text:p>
          </table:table-cell>
          <table:table-cell office:value-type="float" office:value="1.790851" calcext:value-type="float">
            <text:p>1.79085</text:p>
          </table:table-cell>
          <table:table-cell table:formula="of:=[.J218]/[.E218]" office:value-type="float" office:value="0.000000119234822927215" calcext:value-type="float">
            <text:p>1.19234822927215E-07</text:p>
          </table:table-cell>
          <table:table-cell table:formula="of:=[.J218]/[.F218]" office:value-type="float" office:value="0.000000132064460193043" calcext:value-type="float">
            <text:p>1.3206446019304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povray.out</text:p>
          </table:table-cell>
          <table:table-cell office:value-type="float" office:value="15019530" calcext:value-type="float">
            <text:p>15019530</text:p>
          </table:table-cell>
          <table:table-cell office:value-type="float" office:value="13399863" calcext:value-type="float">
            <text:p>13399863</text:p>
          </table:table-cell>
          <table:table-cell office:value-type="float" office:value="0.892163" calcext:value-type="float">
            <text:p>0.89216</text:p>
          </table:table-cell>
          <table:table-cell office:value-type="float" office:value="1619667" calcext:value-type="float">
            <text:p>1619667</text:p>
          </table:table-cell>
          <table:table-cell office:value-type="float" office:value="0.107837" calcext:value-type="float">
            <text:p>0.10784</text:p>
          </table:table-cell>
          <table:table-cell office:value-type="float" office:value="2.133153" calcext:value-type="float">
            <text:p>2.13315</text:p>
          </table:table-cell>
          <table:table-cell table:formula="of:=[.J219]/[.E219]" office:value-type="float" office:value="0.000000142025283081428" calcext:value-type="float">
            <text:p>1.42025283081428E-07</text:p>
          </table:table-cell>
          <table:table-cell table:formula="of:=[.J219]/[.F219]" office:value-type="float" office:value="0.000000159192149949593" calcext:value-type="float">
            <text:p>1.5919214994959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povray.out</text:p>
          </table:table-cell>
          <table:table-cell office:value-type="float" office:value="15019530" calcext:value-type="float">
            <text:p>15019530</text:p>
          </table:table-cell>
          <table:table-cell office:value-type="float" office:value="12920853" calcext:value-type="float">
            <text:p>12920853</text:p>
          </table:table-cell>
          <table:table-cell office:value-type="float" office:value="0.86027" calcext:value-type="float">
            <text:p>0.86027</text:p>
          </table:table-cell>
          <table:table-cell office:value-type="float" office:value="2098677" calcext:value-type="float">
            <text:p>2098677</text:p>
          </table:table-cell>
          <table:table-cell office:value-type="float" office:value="0.13973" calcext:value-type="float">
            <text:p>0.13973</text:p>
          </table:table-cell>
          <table:table-cell office:value-type="float" office:value="2.147639" calcext:value-type="float">
            <text:p>2.14764</text:p>
          </table:table-cell>
          <table:table-cell table:formula="of:=[.J220]/[.E220]" office:value-type="float" office:value="0.000000142989760664948" calcext:value-type="float">
            <text:p>1.42989760664948E-07</text:p>
          </table:table-cell>
          <table:table-cell table:formula="of:=[.J220]/[.F220]" office:value-type="float" office:value="0.000000166214955003358" calcext:value-type="float">
            <text:p>1.6621495500335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povray.out</text:p>
          </table:table-cell>
          <table:table-cell office:value-type="float" office:value="15022530" calcext:value-type="float">
            <text:p>15022530</text:p>
          </table:table-cell>
          <table:table-cell office:value-type="float" office:value="14242476" calcext:value-type="float">
            <text:p>14242476</text:p>
          </table:table-cell>
          <table:table-cell office:value-type="float" office:value="0.948074" calcext:value-type="float">
            <text:p>0.94807</text:p>
          </table:table-cell>
          <table:table-cell office:value-type="float" office:value="780054" calcext:value-type="float">
            <text:p>780054</text:p>
          </table:table-cell>
          <table:table-cell office:value-type="float" office:value="0.051926" calcext:value-type="float">
            <text:p>0.05193</text:p>
          </table:table-cell>
          <table:table-cell office:value-type="float" office:value="1.770856" calcext:value-type="float">
            <text:p>1.77086</text:p>
          </table:table-cell>
          <table:table-cell table:formula="of:=[.J221]/[.E221]" office:value-type="float" office:value="0.000000117880010890309" calcext:value-type="float">
            <text:p>1.17880010890309E-07</text:p>
          </table:table-cell>
          <table:table-cell table:formula="of:=[.J221]/[.F221]" office:value-type="float" office:value="0.000000124336246029131" calcext:value-type="float">
            <text:p>1.2433624602913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povray.out</text:p>
          </table:table-cell>
          <table:table-cell office:value-type="float" office:value="15022530" calcext:value-type="float">
            <text:p>15022530</text:p>
          </table:table-cell>
          <table:table-cell office:value-type="float" office:value="14143852" calcext:value-type="float">
            <text:p>14143852</text:p>
          </table:table-cell>
          <table:table-cell office:value-type="float" office:value="0.941509" calcext:value-type="float">
            <text:p>0.94151</text:p>
          </table:table-cell>
          <table:table-cell office:value-type="float" office:value="878678" calcext:value-type="float">
            <text:p>878678</text:p>
          </table:table-cell>
          <table:table-cell office:value-type="float" office:value="0.058491" calcext:value-type="float">
            <text:p>0.05849</text:p>
          </table:table-cell>
          <table:table-cell office:value-type="float" office:value="1.764683" calcext:value-type="float">
            <text:p>1.76468</text:p>
          </table:table-cell>
          <table:table-cell table:formula="of:=[.J222]/[.E222]" office:value-type="float" office:value="0.000000117469094753014" calcext:value-type="float">
            <text:p>1.17469094753014E-07</text:p>
          </table:table-cell>
          <table:table-cell table:formula="of:=[.J222]/[.F222]" office:value-type="float" office:value="0.000000124766789132126" calcext:value-type="float">
            <text:p>1.2476678913212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povray.out</text:p>
          </table:table-cell>
          <table:table-cell office:value-type="float" office:value="15022530" calcext:value-type="float">
            <text:p>15022530</text:p>
          </table:table-cell>
          <table:table-cell office:value-type="float" office:value="14047786" calcext:value-type="float">
            <text:p>14047786</text:p>
          </table:table-cell>
          <table:table-cell office:value-type="float" office:value="0.935115" calcext:value-type="float">
            <text:p>0.93512</text:p>
          </table:table-cell>
          <table:table-cell office:value-type="float" office:value="974744" calcext:value-type="float">
            <text:p>974744</text:p>
          </table:table-cell>
          <table:table-cell office:value-type="float" office:value="0.064885" calcext:value-type="float">
            <text:p>0.06489</text:p>
          </table:table-cell>
          <table:table-cell office:value-type="float" office:value="2.118873" calcext:value-type="float">
            <text:p>2.11887</text:p>
          </table:table-cell>
          <table:table-cell table:formula="of:=[.J223]/[.E223]" office:value-type="float" office:value="0.000000141046348384726" calcext:value-type="float">
            <text:p>1.41046348384726E-07</text:p>
          </table:table-cell>
          <table:table-cell table:formula="of:=[.J223]/[.F223]" office:value-type="float" office:value="0.000000150833234503999" calcext:value-type="float">
            <text:p>1.5083323450399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povray.out</text:p>
          </table:table-cell>
          <table:table-cell office:value-type="float" office:value="15022530" calcext:value-type="float">
            <text:p>15022530</text:p>
          </table:table-cell>
          <table:table-cell office:value-type="float" office:value="13911435" calcext:value-type="float">
            <text:p>13911435</text:p>
          </table:table-cell>
          <table:table-cell office:value-type="float" office:value="0.926038" calcext:value-type="float">
            <text:p>0.92604</text:p>
          </table:table-cell>
          <table:table-cell office:value-type="float" office:value="1111095" calcext:value-type="float">
            <text:p>1111095</text:p>
          </table:table-cell>
          <table:table-cell office:value-type="float" office:value="0.073962" calcext:value-type="float">
            <text:p>0.07396</text:p>
          </table:table-cell>
          <table:table-cell office:value-type="float" office:value="1.773956" calcext:value-type="float">
            <text:p>1.77396</text:p>
          </table:table-cell>
          <table:table-cell table:formula="of:=[.J224]/[.E224]" office:value-type="float" office:value="0.000000118086367609184" calcext:value-type="float">
            <text:p>1.18086367609184E-07</text:p>
          </table:table-cell>
          <table:table-cell table:formula="of:=[.J224]/[.F224]" office:value-type="float" office:value="0.0000001275178297566" calcext:value-type="float">
            <text:p>1.27517829756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povray.out</text:p>
          </table:table-cell>
          <table:table-cell office:value-type="float" office:value="15022530" calcext:value-type="float">
            <text:p>15022530</text:p>
          </table:table-cell>
          <table:table-cell office:value-type="float" office:value="13773789" calcext:value-type="float">
            <text:p>13773789</text:p>
          </table:table-cell>
          <table:table-cell office:value-type="float" office:value="0.916875" calcext:value-type="float">
            <text:p>0.91688</text:p>
          </table:table-cell>
          <table:table-cell office:value-type="float" office:value="1248741" calcext:value-type="float">
            <text:p>1248741</text:p>
          </table:table-cell>
          <table:table-cell office:value-type="float" office:value="0.083125" calcext:value-type="float">
            <text:p>0.08313</text:p>
          </table:table-cell>
          <table:table-cell office:value-type="float" office:value="2.134313" calcext:value-type="float">
            <text:p>2.13431</text:p>
          </table:table-cell>
          <table:table-cell table:formula="of:=[.J225]/[.E225]" office:value-type="float" office:value="0.00000014207413797809" calcext:value-type="float">
            <text:p>1.4207413797809E-07</text:p>
          </table:table-cell>
          <table:table-cell table:formula="of:=[.J225]/[.F225]" office:value-type="float" office:value="0.000000154954675144218" calcext:value-type="float">
            <text:p>1.5495467514421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povray.out</text:p>
          </table:table-cell>
          <table:table-cell office:value-type="float" office:value="15022530" calcext:value-type="float">
            <text:p>15022530</text:p>
          </table:table-cell>
          <table:table-cell office:value-type="float" office:value="13562716" calcext:value-type="float">
            <text:p>13562716</text:p>
          </table:table-cell>
          <table:table-cell office:value-type="float" office:value="0.902825" calcext:value-type="float">
            <text:p>0.90283</text:p>
          </table:table-cell>
          <table:table-cell office:value-type="float" office:value="1459814" calcext:value-type="float">
            <text:p>1459814</text:p>
          </table:table-cell>
          <table:table-cell office:value-type="float" office:value="0.097175" calcext:value-type="float">
            <text:p>0.09718</text:p>
          </table:table-cell>
          <table:table-cell office:value-type="float" office:value="1.786924" calcext:value-type="float">
            <text:p>1.78692</text:p>
          </table:table-cell>
          <table:table-cell table:formula="of:=[.J226]/[.E226]" office:value-type="float" office:value="0.000000118949604360917" calcext:value-type="float">
            <text:p>1.18949604360917E-07</text:p>
          </table:table-cell>
          <table:table-cell table:formula="of:=[.J226]/[.F226]" office:value-type="float" office:value="0.000000131752666648774" calcext:value-type="float">
            <text:p>1.3175266664877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povray.out</text:p>
          </table:table-cell>
          <table:table-cell office:value-type="float" office:value="15022530" calcext:value-type="float">
            <text:p>15022530</text:p>
          </table:table-cell>
          <table:table-cell office:value-type="float" office:value="13401954" calcext:value-type="float">
            <text:p>13401954</text:p>
          </table:table-cell>
          <table:table-cell office:value-type="float" office:value="0.892124" calcext:value-type="float">
            <text:p>0.89212</text:p>
          </table:table-cell>
          <table:table-cell office:value-type="float" office:value="1620576" calcext:value-type="float">
            <text:p>1620576</text:p>
          </table:table-cell>
          <table:table-cell office:value-type="float" office:value="0.107876" calcext:value-type="float">
            <text:p>0.10788</text:p>
          </table:table-cell>
          <table:table-cell office:value-type="float" office:value="2.127944" calcext:value-type="float">
            <text:p>2.12794</text:p>
          </table:table-cell>
          <table:table-cell table:formula="of:=[.J227]/[.E227]" office:value-type="float" office:value="0.000000141650174770828" calcext:value-type="float">
            <text:p>1.41650174770828E-07</text:p>
          </table:table-cell>
          <table:table-cell table:formula="of:=[.J227]/[.F227]" office:value-type="float" office:value="0.000000158778637801622" calcext:value-type="float">
            <text:p>1.5877863780162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povray.out</text:p>
          </table:table-cell>
          <table:table-cell office:value-type="float" office:value="15022530" calcext:value-type="float">
            <text:p>15022530</text:p>
          </table:table-cell>
          <table:table-cell office:value-type="float" office:value="12922954" calcext:value-type="float">
            <text:p>12922954</text:p>
          </table:table-cell>
          <table:table-cell office:value-type="float" office:value="0.860238" calcext:value-type="float">
            <text:p>0.86024</text:p>
          </table:table-cell>
          <table:table-cell office:value-type="float" office:value="2099576" calcext:value-type="float">
            <text:p>2099576</text:p>
          </table:table-cell>
          <table:table-cell office:value-type="float" office:value="0.139762" calcext:value-type="float">
            <text:p>0.13976</text:p>
          </table:table-cell>
          <table:table-cell office:value-type="float" office:value="2.151789" calcext:value-type="float">
            <text:p>2.15179</text:p>
          </table:table-cell>
          <table:table-cell table:formula="of:=[.J228]/[.E228]" office:value-type="float" office:value="0.000000143237457339077" calcext:value-type="float">
            <text:p>1.43237457339077E-07</text:p>
          </table:table-cell>
          <table:table-cell table:formula="of:=[.J228]/[.F228]" office:value-type="float" office:value="0.000000166509065961235" calcext:value-type="float">
            <text:p>1.6650906596123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povray.out</text:p>
          </table:table-cell>
          <table:table-cell office:value-type="float" office:value="15023530" calcext:value-type="float">
            <text:p>15023530</text:p>
          </table:table-cell>
          <table:table-cell office:value-type="float" office:value="14243365" calcext:value-type="float">
            <text:p>14243365</text:p>
          </table:table-cell>
          <table:table-cell office:value-type="float" office:value="0.94807" calcext:value-type="float">
            <text:p>0.94807</text:p>
          </table:table-cell>
          <table:table-cell office:value-type="float" office:value="780165" calcext:value-type="float">
            <text:p>780165</text:p>
          </table:table-cell>
          <table:table-cell office:value-type="float" office:value="0.05193" calcext:value-type="float">
            <text:p>0.05193</text:p>
          </table:table-cell>
          <table:table-cell office:value-type="float" office:value="1.769501" calcext:value-type="float">
            <text:p>1.76950</text:p>
          </table:table-cell>
          <table:table-cell table:formula="of:=[.J229]/[.E229]" office:value-type="float" office:value="0.000000117781972678858" calcext:value-type="float">
            <text:p>1.17781972678858E-07</text:p>
          </table:table-cell>
          <table:table-cell table:formula="of:=[.J229]/[.F229]" office:value-type="float" office:value="0.000000124233353564976" calcext:value-type="float">
            <text:p>1.2423335356497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povray.out</text:p>
          </table:table-cell>
          <table:table-cell office:value-type="float" office:value="15023530" calcext:value-type="float">
            <text:p>15023530</text:p>
          </table:table-cell>
          <table:table-cell office:value-type="float" office:value="14144741" calcext:value-type="float">
            <text:p>14144741</text:p>
          </table:table-cell>
          <table:table-cell office:value-type="float" office:value="0.941506" calcext:value-type="float">
            <text:p>0.94151</text:p>
          </table:table-cell>
          <table:table-cell office:value-type="float" office:value="878789" calcext:value-type="float">
            <text:p>878789</text:p>
          </table:table-cell>
          <table:table-cell office:value-type="float" office:value="0.058494" calcext:value-type="float">
            <text:p>0.05849</text:p>
          </table:table-cell>
          <table:table-cell office:value-type="float" office:value="1.773851" calcext:value-type="float">
            <text:p>1.77385</text:p>
          </table:table-cell>
          <table:table-cell table:formula="of:=[.J230]/[.E230]" office:value-type="float" office:value="0.000000118071518478014" calcext:value-type="float">
            <text:p>1.18071518478014E-07</text:p>
          </table:table-cell>
          <table:table-cell table:formula="of:=[.J230]/[.F230]" office:value-type="float" office:value="0.000000125407103601261" calcext:value-type="float">
            <text:p>1.2540710360126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povray.out</text:p>
          </table:table-cell>
          <table:table-cell office:value-type="float" office:value="15023530" calcext:value-type="float">
            <text:p>15023530</text:p>
          </table:table-cell>
          <table:table-cell office:value-type="float" office:value="14048698" calcext:value-type="float">
            <text:p>14048698</text:p>
          </table:table-cell>
          <table:table-cell office:value-type="float" office:value="0.935113" calcext:value-type="float">
            <text:p>0.93511</text:p>
          </table:table-cell>
          <table:table-cell office:value-type="float" office:value="974832" calcext:value-type="float">
            <text:p>974832</text:p>
          </table:table-cell>
          <table:table-cell office:value-type="float" office:value="0.064887" calcext:value-type="float">
            <text:p>0.06489</text:p>
          </table:table-cell>
          <table:table-cell office:value-type="float" office:value="2.120123" calcext:value-type="float">
            <text:p>2.12012</text:p>
          </table:table-cell>
          <table:table-cell table:formula="of:=[.J231]/[.E231]" office:value-type="float" office:value="0.000000141120162837895" calcext:value-type="float">
            <text:p>1.41120162837895E-07</text:p>
          </table:table-cell>
          <table:table-cell table:formula="of:=[.J231]/[.F231]" office:value-type="float" office:value="0.000000150912419072572" calcext:value-type="float">
            <text:p>1.5091241907257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povray.out</text:p>
          </table:table-cell>
          <table:table-cell office:value-type="float" office:value="15023530" calcext:value-type="float">
            <text:p>15023530</text:p>
          </table:table-cell>
          <table:table-cell office:value-type="float" office:value="13912324" calcext:value-type="float">
            <text:p>13912324</text:p>
          </table:table-cell>
          <table:table-cell office:value-type="float" office:value="0.926036" calcext:value-type="float">
            <text:p>0.92604</text:p>
          </table:table-cell>
          <table:table-cell office:value-type="float" office:value="1111206" calcext:value-type="float">
            <text:p>1111206</text:p>
          </table:table-cell>
          <table:table-cell office:value-type="float" office:value="0.073964" calcext:value-type="float">
            <text:p>0.07396</text:p>
          </table:table-cell>
          <table:table-cell office:value-type="float" office:value="1.773445" calcext:value-type="float">
            <text:p>1.77345</text:p>
          </table:table-cell>
          <table:table-cell table:formula="of:=[.J232]/[.E232]" office:value-type="float" office:value="0.000000118044494203426" calcext:value-type="float">
            <text:p>1.18044494203426E-07</text:p>
          </table:table-cell>
          <table:table-cell table:formula="of:=[.J232]/[.F232]" office:value-type="float" office:value="0.000000127472951319995" calcext:value-type="float">
            <text:p>1.2747295131999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povray.out</text:p>
          </table:table-cell>
          <table:table-cell office:value-type="float" office:value="15023530" calcext:value-type="float">
            <text:p>15023530</text:p>
          </table:table-cell>
          <table:table-cell office:value-type="float" office:value="13774716" calcext:value-type="float">
            <text:p>13774716</text:p>
          </table:table-cell>
          <table:table-cell office:value-type="float" office:value="0.916876" calcext:value-type="float">
            <text:p>0.91688</text:p>
          </table:table-cell>
          <table:table-cell office:value-type="float" office:value="1248814" calcext:value-type="float">
            <text:p>1248814</text:p>
          </table:table-cell>
          <table:table-cell office:value-type="float" office:value="0.083124" calcext:value-type="float">
            <text:p>0.08312</text:p>
          </table:table-cell>
          <table:table-cell office:value-type="float" office:value="2.128557" calcext:value-type="float">
            <text:p>2.12856</text:p>
          </table:table-cell>
          <table:table-cell table:formula="of:=[.J233]/[.E233]" office:value-type="float" office:value="0.000000141681548876995" calcext:value-type="float">
            <text:p>1.41681548876995E-07</text:p>
          </table:table-cell>
          <table:table-cell table:formula="of:=[.J233]/[.F233]" office:value-type="float" office:value="0.00000015452638007201" calcext:value-type="float">
            <text:p>1.545263800720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povray.out</text:p>
          </table:table-cell>
          <table:table-cell office:value-type="float" office:value="15023530" calcext:value-type="float">
            <text:p>15023530</text:p>
          </table:table-cell>
          <table:table-cell office:value-type="float" office:value="13563605" calcext:value-type="float">
            <text:p>13563605</text:p>
          </table:table-cell>
          <table:table-cell office:value-type="float" office:value="0.902824" calcext:value-type="float">
            <text:p>0.90282</text:p>
          </table:table-cell>
          <table:table-cell office:value-type="float" office:value="1459925" calcext:value-type="float">
            <text:p>1459925</text:p>
          </table:table-cell>
          <table:table-cell office:value-type="float" office:value="0.097176" calcext:value-type="float">
            <text:p>0.09718</text:p>
          </table:table-cell>
          <table:table-cell office:value-type="float" office:value="1.781978" calcext:value-type="float">
            <text:p>1.78198</text:p>
          </table:table-cell>
          <table:table-cell table:formula="of:=[.J234]/[.E234]" office:value-type="float" office:value="0.000000118612469905542" calcext:value-type="float">
            <text:p>1.18612469905542E-07</text:p>
          </table:table-cell>
          <table:table-cell table:formula="of:=[.J234]/[.F234]" office:value-type="float" office:value="0.000000131379378859824" calcext:value-type="float">
            <text:p>1.3137937885982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povray.out</text:p>
          </table:table-cell>
          <table:table-cell office:value-type="float" office:value="15023530" calcext:value-type="float">
            <text:p>15023530</text:p>
          </table:table-cell>
          <table:table-cell office:value-type="float" office:value="13402881" calcext:value-type="float">
            <text:p>13402881</text:p>
          </table:table-cell>
          <table:table-cell office:value-type="float" office:value="0.892126" calcext:value-type="float">
            <text:p>0.89213</text:p>
          </table:table-cell>
          <table:table-cell office:value-type="float" office:value="1620649" calcext:value-type="float">
            <text:p>1620649</text:p>
          </table:table-cell>
          <table:table-cell office:value-type="float" office:value="0.107874" calcext:value-type="float">
            <text:p>0.10787</text:p>
          </table:table-cell>
          <table:table-cell office:value-type="float" office:value="2.146867" calcext:value-type="float">
            <text:p>2.14687</text:p>
          </table:table-cell>
          <table:table-cell table:formula="of:=[.J235]/[.E235]" office:value-type="float" office:value="0.000000142900303723559" calcext:value-type="float">
            <text:p>1.42900303723559E-07</text:p>
          </table:table-cell>
          <table:table-cell table:formula="of:=[.J235]/[.F235]" office:value-type="float" office:value="0.000000160179516627806" calcext:value-type="float">
            <text:p>1.6017951662780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povray.out</text:p>
          </table:table-cell>
          <table:table-cell office:value-type="float" office:value="15023530" calcext:value-type="float">
            <text:p>15023530</text:p>
          </table:table-cell>
          <table:table-cell office:value-type="float" office:value="12923876" calcext:value-type="float">
            <text:p>12923876</text:p>
          </table:table-cell>
          <table:table-cell office:value-type="float" office:value="0.860242" calcext:value-type="float">
            <text:p>0.86024</text:p>
          </table:table-cell>
          <table:table-cell office:value-type="float" office:value="2099654" calcext:value-type="float">
            <text:p>2099654</text:p>
          </table:table-cell>
          <table:table-cell office:value-type="float" office:value="0.139758" calcext:value-type="float">
            <text:p>0.13976</text:p>
          </table:table-cell>
          <table:table-cell office:value-type="float" office:value="2.150086" calcext:value-type="float">
            <text:p>2.15009</text:p>
          </table:table-cell>
          <table:table-cell table:formula="of:=[.J236]/[.E236]" office:value-type="float" office:value="0.000000143114567614935" calcext:value-type="float">
            <text:p>1.43114567614935E-07</text:p>
          </table:table-cell>
          <table:table-cell table:formula="of:=[.J236]/[.F236]" office:value-type="float" office:value="0.000000166365415452764" calcext:value-type="float">
            <text:p>1.6636541545276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povray.out</text:p>
          </table:table-cell>
          <table:table-cell office:value-type="float" office:value="15024030" calcext:value-type="float">
            <text:p>15024030</text:p>
          </table:table-cell>
          <table:table-cell office:value-type="float" office:value="14243790" calcext:value-type="float">
            <text:p>14243790</text:p>
          </table:table-cell>
          <table:table-cell office:value-type="float" office:value="0.948067" calcext:value-type="float">
            <text:p>0.94807</text:p>
          </table:table-cell>
          <table:table-cell office:value-type="float" office:value="780240" calcext:value-type="float">
            <text:p>780240</text:p>
          </table:table-cell>
          <table:table-cell office:value-type="float" office:value="0.051933" calcext:value-type="float">
            <text:p>0.05193</text:p>
          </table:table-cell>
          <table:table-cell office:value-type="float" office:value="1.762987" calcext:value-type="float">
            <text:p>1.76299</text:p>
          </table:table-cell>
          <table:table-cell table:formula="of:=[.J237]/[.E237]" office:value-type="float" office:value="0.000000117344480808412" calcext:value-type="float">
            <text:p>1.17344480808412E-07</text:p>
          </table:table-cell>
          <table:table-cell table:formula="of:=[.J237]/[.F237]" office:value-type="float" office:value="0.000000123772324641124" calcext:value-type="float">
            <text:p>1.2377232464112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povray.out</text:p>
          </table:table-cell>
          <table:table-cell office:value-type="float" office:value="15024030" calcext:value-type="float">
            <text:p>15024030</text:p>
          </table:table-cell>
          <table:table-cell office:value-type="float" office:value="14145166" calcext:value-type="float">
            <text:p>14145166</text:p>
          </table:table-cell>
          <table:table-cell office:value-type="float" office:value="0.941503" calcext:value-type="float">
            <text:p>0.94150</text:p>
          </table:table-cell>
          <table:table-cell office:value-type="float" office:value="878864" calcext:value-type="float">
            <text:p>878864</text:p>
          </table:table-cell>
          <table:table-cell office:value-type="float" office:value="0.058497" calcext:value-type="float">
            <text:p>0.05850</text:p>
          </table:table-cell>
          <table:table-cell office:value-type="float" office:value="1.771108" calcext:value-type="float">
            <text:p>1.77111</text:p>
          </table:table-cell>
          <table:table-cell table:formula="of:=[.J238]/[.E238]" office:value-type="float" office:value="0.00000011788501487284" calcext:value-type="float">
            <text:p>1.1788501487284E-07</text:p>
          </table:table-cell>
          <table:table-cell table:formula="of:=[.J238]/[.F238]" office:value-type="float" office:value="0.000000125209417832212" calcext:value-type="float">
            <text:p>1.2520941783221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povray.out</text:p>
          </table:table-cell>
          <table:table-cell office:value-type="float" office:value="15024030" calcext:value-type="float">
            <text:p>15024030</text:p>
          </table:table-cell>
          <table:table-cell office:value-type="float" office:value="14049106" calcext:value-type="float">
            <text:p>14049106</text:p>
          </table:table-cell>
          <table:table-cell office:value-type="float" office:value="0.935109" calcext:value-type="float">
            <text:p>0.93511</text:p>
          </table:table-cell>
          <table:table-cell office:value-type="float" office:value="974924" calcext:value-type="float">
            <text:p>974924</text:p>
          </table:table-cell>
          <table:table-cell office:value-type="float" office:value="0.064891" calcext:value-type="float">
            <text:p>0.06489</text:p>
          </table:table-cell>
          <table:table-cell office:value-type="float" office:value="2.12033" calcext:value-type="float">
            <text:p>2.12033</text:p>
          </table:table-cell>
          <table:table-cell table:formula="of:=[.J239]/[.E239]" office:value-type="float" office:value="0.00000014112924428399" calcext:value-type="float">
            <text:p>1.4112924428399E-07</text:p>
          </table:table-cell>
          <table:table-cell table:formula="of:=[.J239]/[.F239]" office:value-type="float" office:value="0.000000150922770459558" calcext:value-type="float">
            <text:p>1.5092277045955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povray.out</text:p>
          </table:table-cell>
          <table:table-cell office:value-type="float" office:value="15024030" calcext:value-type="float">
            <text:p>15024030</text:p>
          </table:table-cell>
          <table:table-cell office:value-type="float" office:value="13912749" calcext:value-type="float">
            <text:p>13912749</text:p>
          </table:table-cell>
          <table:table-cell office:value-type="float" office:value="0.926033" calcext:value-type="float">
            <text:p>0.92603</text:p>
          </table:table-cell>
          <table:table-cell office:value-type="float" office:value="1111281" calcext:value-type="float">
            <text:p>1111281</text:p>
          </table:table-cell>
          <table:table-cell office:value-type="float" office:value="0.073967" calcext:value-type="float">
            <text:p>0.07397</text:p>
          </table:table-cell>
          <table:table-cell office:value-type="float" office:value="1.77032" calcext:value-type="float">
            <text:p>1.77032</text:p>
          </table:table-cell>
          <table:table-cell table:formula="of:=[.J240]/[.E240]" office:value-type="float" office:value="0.000000117832565563301" calcext:value-type="float">
            <text:p>1.17832565563301E-07</text:p>
          </table:table-cell>
          <table:table-cell table:formula="of:=[.J240]/[.F240]" office:value-type="float" office:value="0.000000127244443208168" calcext:value-type="float">
            <text:p>1.2724444320816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povray.out</text:p>
          </table:table-cell>
          <table:table-cell office:value-type="float" office:value="15024030" calcext:value-type="float">
            <text:p>15024030</text:p>
          </table:table-cell>
          <table:table-cell office:value-type="float" office:value="13775135" calcext:value-type="float">
            <text:p>13775135</text:p>
          </table:table-cell>
          <table:table-cell office:value-type="float" office:value="0.916874" calcext:value-type="float">
            <text:p>0.91687</text:p>
          </table:table-cell>
          <table:table-cell office:value-type="float" office:value="1248895" calcext:value-type="float">
            <text:p>1248895</text:p>
          </table:table-cell>
          <table:table-cell office:value-type="float" office:value="0.083127" calcext:value-type="float">
            <text:p>0.08313</text:p>
          </table:table-cell>
          <table:table-cell office:value-type="float" office:value="2.12759" calcext:value-type="float">
            <text:p>2.12759</text:p>
          </table:table-cell>
          <table:table-cell table:formula="of:=[.J241]/[.E241]" office:value-type="float" office:value="0.000000141612470156143" calcext:value-type="float">
            <text:p>1.41612470156143E-07</text:p>
          </table:table-cell>
          <table:table-cell table:formula="of:=[.J241]/[.F241]" office:value-type="float" office:value="0.000000154451480874779" calcext:value-type="float">
            <text:p>1.5445148087477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povray.out</text:p>
          </table:table-cell>
          <table:table-cell office:value-type="float" office:value="15024030" calcext:value-type="float">
            <text:p>15024030</text:p>
          </table:table-cell>
          <table:table-cell office:value-type="float" office:value="13564027" calcext:value-type="float">
            <text:p>13564027</text:p>
          </table:table-cell>
          <table:table-cell office:value-type="float" office:value="0.902822" calcext:value-type="float">
            <text:p>0.90282</text:p>
          </table:table-cell>
          <table:table-cell office:value-type="float" office:value="1460003" calcext:value-type="float">
            <text:p>1460003</text:p>
          </table:table-cell>
          <table:table-cell office:value-type="float" office:value="0.097178" calcext:value-type="float">
            <text:p>0.09718</text:p>
          </table:table-cell>
          <table:table-cell office:value-type="float" office:value="1.777266" calcext:value-type="float">
            <text:p>1.77727</text:p>
          </table:table-cell>
          <table:table-cell table:formula="of:=[.J242]/[.E242]" office:value-type="float" office:value="0.000000118294891583683" calcext:value-type="float">
            <text:p>1.18294891583683E-07</text:p>
          </table:table-cell>
          <table:table-cell table:formula="of:=[.J242]/[.F242]" office:value-type="float" office:value="0.000000131027901964512" calcext:value-type="float">
            <text:p>1.3102790196451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povray.out</text:p>
          </table:table-cell>
          <table:table-cell office:value-type="float" office:value="15024030" calcext:value-type="float">
            <text:p>15024030</text:p>
          </table:table-cell>
          <table:table-cell office:value-type="float" office:value="13403307" calcext:value-type="float">
            <text:p>13403307</text:p>
          </table:table-cell>
          <table:table-cell office:value-type="float" office:value="0.892125" calcext:value-type="float">
            <text:p>0.89213</text:p>
          </table:table-cell>
          <table:table-cell office:value-type="float" office:value="1620723" calcext:value-type="float">
            <text:p>1620723</text:p>
          </table:table-cell>
          <table:table-cell office:value-type="float" office:value="0.107875" calcext:value-type="float">
            <text:p>0.10788</text:p>
          </table:table-cell>
          <table:table-cell office:value-type="float" office:value="2.164103" calcext:value-type="float">
            <text:p>2.16410</text:p>
          </table:table-cell>
          <table:table-cell table:formula="of:=[.J243]/[.E243]" office:value-type="float" office:value="0.000000144042776804892" calcext:value-type="float">
            <text:p>1.44042776804892E-07</text:p>
          </table:table-cell>
          <table:table-cell table:formula="of:=[.J243]/[.F243]" office:value-type="float" office:value="0.000000161460376905491" calcext:value-type="float">
            <text:p>1.6146037690549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povray.out</text:p>
          </table:table-cell>
          <table:table-cell office:value-type="float" office:value="15024030" calcext:value-type="float">
            <text:p>15024030</text:p>
          </table:table-cell>
          <table:table-cell office:value-type="float" office:value="12924299" calcext:value-type="float">
            <text:p>12924299</text:p>
          </table:table-cell>
          <table:table-cell office:value-type="float" office:value="0.860242" calcext:value-type="float">
            <text:p>0.86024</text:p>
          </table:table-cell>
          <table:table-cell office:value-type="float" office:value="2099731" calcext:value-type="float">
            <text:p>2099731</text:p>
          </table:table-cell>
          <table:table-cell office:value-type="float" office:value="0.139758" calcext:value-type="float">
            <text:p>0.13976</text:p>
          </table:table-cell>
          <table:table-cell office:value-type="float" office:value="2.157351" calcext:value-type="float">
            <text:p>2.15735</text:p>
          </table:table-cell>
          <table:table-cell table:formula="of:=[.J244]/[.E244]" office:value-type="float" office:value="0.000000143593363431782" calcext:value-type="float">
            <text:p>1.43593363431782E-07</text:p>
          </table:table-cell>
          <table:table-cell table:formula="of:=[.J244]/[.F244]" office:value-type="float" office:value="0.000000166922089933079" calcext:value-type="float">
            <text:p>1.6692208993307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povray.out</text:p>
          </table:table-cell>
          <table:table-cell office:value-type="float" office:value="15024430" calcext:value-type="float">
            <text:p>15024430</text:p>
          </table:table-cell>
          <table:table-cell office:value-type="float" office:value="14244168" calcext:value-type="float">
            <text:p>14244168</text:p>
          </table:table-cell>
          <table:table-cell office:value-type="float" office:value="0.948067" calcext:value-type="float">
            <text:p>0.94807</text:p>
          </table:table-cell>
          <table:table-cell office:value-type="float" office:value="780262" calcext:value-type="float">
            <text:p>780262</text:p>
          </table:table-cell>
          <table:table-cell office:value-type="float" office:value="0.051933" calcext:value-type="float">
            <text:p>0.05193</text:p>
          </table:table-cell>
          <table:table-cell office:value-type="float" office:value="1.764206" calcext:value-type="float">
            <text:p>1.76421</text:p>
          </table:table-cell>
          <table:table-cell table:formula="of:=[.J245]/[.E245]" office:value-type="float" office:value="0.00000011742249123594" calcext:value-type="float">
            <text:p>1.1742249123594E-07</text:p>
          </table:table-cell>
          <table:table-cell table:formula="of:=[.J245]/[.F245]" office:value-type="float" office:value="0.000000123854618957036" calcext:value-type="float">
            <text:p>1.2385461895703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povray.out</text:p>
          </table:table-cell>
          <table:table-cell office:value-type="float" office:value="15024430" calcext:value-type="float">
            <text:p>15024430</text:p>
          </table:table-cell>
          <table:table-cell office:value-type="float" office:value="14145544" calcext:value-type="float">
            <text:p>14145544</text:p>
          </table:table-cell>
          <table:table-cell office:value-type="float" office:value="0.941503" calcext:value-type="float">
            <text:p>0.94150</text:p>
          </table:table-cell>
          <table:table-cell office:value-type="float" office:value="878886" calcext:value-type="float">
            <text:p>878886</text:p>
          </table:table-cell>
          <table:table-cell office:value-type="float" office:value="0.058497" calcext:value-type="float">
            <text:p>0.05850</text:p>
          </table:table-cell>
          <table:table-cell office:value-type="float" office:value="1.766137" calcext:value-type="float">
            <text:p>1.76614</text:p>
          </table:table-cell>
          <table:table-cell table:formula="of:=[.J246]/[.E246]" office:value-type="float" office:value="0.000000117551015246502" calcext:value-type="float">
            <text:p>1.17551015246502E-07</text:p>
          </table:table-cell>
          <table:table-cell table:formula="of:=[.J246]/[.F246]" office:value-type="float" office:value="0.000000124854653875454" calcext:value-type="float">
            <text:p>1.2485465387545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povray.out</text:p>
          </table:table-cell>
          <table:table-cell office:value-type="float" office:value="15024430" calcext:value-type="float">
            <text:p>15024430</text:p>
          </table:table-cell>
          <table:table-cell office:value-type="float" office:value="14049465" calcext:value-type="float">
            <text:p>14049465</text:p>
          </table:table-cell>
          <table:table-cell office:value-type="float" office:value="0.935108" calcext:value-type="float">
            <text:p>0.93511</text:p>
          </table:table-cell>
          <table:table-cell office:value-type="float" office:value="974965" calcext:value-type="float">
            <text:p>974965</text:p>
          </table:table-cell>
          <table:table-cell office:value-type="float" office:value="0.064892" calcext:value-type="float">
            <text:p>0.06489</text:p>
          </table:table-cell>
          <table:table-cell office:value-type="float" office:value="2.128386" calcext:value-type="float">
            <text:p>2.12839</text:p>
          </table:table-cell>
          <table:table-cell table:formula="of:=[.J247]/[.E247]" office:value-type="float" office:value="0.000000141661680343281" calcext:value-type="float">
            <text:p>1.41661680343281E-07</text:p>
          </table:table-cell>
          <table:table-cell table:formula="of:=[.J247]/[.F247]" office:value-type="float" office:value="0.000000151492316611344" calcext:value-type="float">
            <text:p>1.5149231661134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povray.out</text:p>
          </table:table-cell>
          <table:table-cell office:value-type="float" office:value="15024430" calcext:value-type="float">
            <text:p>15024430</text:p>
          </table:table-cell>
          <table:table-cell office:value-type="float" office:value="13913128" calcext:value-type="float">
            <text:p>13913128</text:p>
          </table:table-cell>
          <table:table-cell office:value-type="float" office:value="0.926034" calcext:value-type="float">
            <text:p>0.92603</text:p>
          </table:table-cell>
          <table:table-cell office:value-type="float" office:value="1111302" calcext:value-type="float">
            <text:p>1111302</text:p>
          </table:table-cell>
          <table:table-cell office:value-type="float" office:value="0.073966" calcext:value-type="float">
            <text:p>0.07397</text:p>
          </table:table-cell>
          <table:table-cell office:value-type="float" office:value="1.778252" calcext:value-type="float">
            <text:p>1.77825</text:p>
          </table:table-cell>
          <table:table-cell table:formula="of:=[.J248]/[.E248]" office:value-type="float" office:value="0.000000118357368632288" calcext:value-type="float">
            <text:p>1.18357368632288E-07</text:p>
          </table:table-cell>
          <table:table-cell table:formula="of:=[.J248]/[.F248]" office:value-type="float" office:value="0.000000127811086047652" calcext:value-type="float">
            <text:p>1.2781108604765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povray.out</text:p>
          </table:table-cell>
          <table:table-cell office:value-type="float" office:value="15024430" calcext:value-type="float">
            <text:p>15024430</text:p>
          </table:table-cell>
          <table:table-cell office:value-type="float" office:value="13775495" calcext:value-type="float">
            <text:p>13775495</text:p>
          </table:table-cell>
          <table:table-cell office:value-type="float" office:value="0.916873" calcext:value-type="float">
            <text:p>0.91687</text:p>
          </table:table-cell>
          <table:table-cell office:value-type="float" office:value="1248935" calcext:value-type="float">
            <text:p>1248935</text:p>
          </table:table-cell>
          <table:table-cell office:value-type="float" office:value="0.083127" calcext:value-type="float">
            <text:p>0.08313</text:p>
          </table:table-cell>
          <table:table-cell office:value-type="float" office:value="2.133293" calcext:value-type="float">
            <text:p>2.13329</text:p>
          </table:table-cell>
          <table:table-cell table:formula="of:=[.J249]/[.E249]" office:value-type="float" office:value="0.000000141988281751787" calcext:value-type="float">
            <text:p>1.41988281751787E-07</text:p>
          </table:table-cell>
          <table:table-cell table:formula="of:=[.J249]/[.F249]" office:value-type="float" office:value="0.000000154861440550775" calcext:value-type="float">
            <text:p>1.5486144055077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povray.out</text:p>
          </table:table-cell>
          <table:table-cell office:value-type="float" office:value="15024430" calcext:value-type="float">
            <text:p>15024430</text:p>
          </table:table-cell>
          <table:table-cell office:value-type="float" office:value="13564405" calcext:value-type="float">
            <text:p>13564405</text:p>
          </table:table-cell>
          <table:table-cell office:value-type="float" office:value="0.902823" calcext:value-type="float">
            <text:p>0.90282</text:p>
          </table:table-cell>
          <table:table-cell office:value-type="float" office:value="1460025" calcext:value-type="float">
            <text:p>1460025</text:p>
          </table:table-cell>
          <table:table-cell office:value-type="float" office:value="0.097177" calcext:value-type="float">
            <text:p>0.09718</text:p>
          </table:table-cell>
          <table:table-cell office:value-type="float" office:value="1.781302" calcext:value-type="float">
            <text:p>1.78130</text:p>
          </table:table-cell>
          <table:table-cell table:formula="of:=[.J250]/[.E250]" office:value-type="float" office:value="0.000000118560371341875" calcext:value-type="float">
            <text:p>1.18560371341875E-07</text:p>
          </table:table-cell>
          <table:table-cell table:formula="of:=[.J250]/[.F250]" office:value-type="float" office:value="0.000000131321794063212" calcext:value-type="float">
            <text:p>1.3132179406321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povray.out</text:p>
          </table:table-cell>
          <table:table-cell office:value-type="float" office:value="15024430" calcext:value-type="float">
            <text:p>15024430</text:p>
          </table:table-cell>
          <table:table-cell office:value-type="float" office:value="13403671" calcext:value-type="float">
            <text:p>13403671</text:p>
          </table:table-cell>
          <table:table-cell office:value-type="float" office:value="0.892125" calcext:value-type="float">
            <text:p>0.89213</text:p>
          </table:table-cell>
          <table:table-cell office:value-type="float" office:value="1620759" calcext:value-type="float">
            <text:p>1620759</text:p>
          </table:table-cell>
          <table:table-cell office:value-type="float" office:value="0.107875" calcext:value-type="float">
            <text:p>0.10788</text:p>
          </table:table-cell>
          <table:table-cell office:value-type="float" office:value="2.135135" calcext:value-type="float">
            <text:p>2.13514</text:p>
          </table:table-cell>
          <table:table-cell table:formula="of:=[.J251]/[.E251]" office:value-type="float" office:value="0.000000142110882076724" calcext:value-type="float">
            <text:p>1.42110882076724E-07</text:p>
          </table:table-cell>
          <table:table-cell table:formula="of:=[.J251]/[.F251]" office:value-type="float" office:value="0.000000159294793195088" calcext:value-type="float">
            <text:p>1.5929479319508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povray.out</text:p>
          </table:table-cell>
          <table:table-cell office:value-type="float" office:value="15024430" calcext:value-type="float">
            <text:p>15024430</text:p>
          </table:table-cell>
          <table:table-cell office:value-type="float" office:value="12924664" calcext:value-type="float">
            <text:p>12924664</text:p>
          </table:table-cell>
          <table:table-cell office:value-type="float" office:value="0.860243" calcext:value-type="float">
            <text:p>0.86024</text:p>
          </table:table-cell>
          <table:table-cell office:value-type="float" office:value="2099766" calcext:value-type="float">
            <text:p>2099766</text:p>
          </table:table-cell>
          <table:table-cell office:value-type="float" office:value="0.139757" calcext:value-type="float">
            <text:p>0.13976</text:p>
          </table:table-cell>
          <table:table-cell office:value-type="float" office:value="2.158261" calcext:value-type="float">
            <text:p>2.15826</text:p>
          </table:table-cell>
          <table:table-cell table:formula="of:=[.J252]/[.E252]" office:value-type="float" office:value="0.000000143650108523252" calcext:value-type="float">
            <text:p>1.43650108523252E-07</text:p>
          </table:table-cell>
          <table:table-cell table:formula="of:=[.J252]/[.F252]" office:value-type="float" office:value="0.000000166987783976435" calcext:value-type="float">
            <text:p>1.6698778397643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vray.out</text:p>
          </table:table-cell>
          <table:table-cell office:value-type="float" office:value="15024530" calcext:value-type="float">
            <text:p>15024530</text:p>
          </table:table-cell>
          <table:table-cell office:value-type="float" office:value="14244237" calcext:value-type="float">
            <text:p>14244237</text:p>
          </table:table-cell>
          <table:table-cell office:value-type="float" office:value="0.948065" calcext:value-type="float">
            <text:p>0.94807</text:p>
          </table:table-cell>
          <table:table-cell office:value-type="float" office:value="780293" calcext:value-type="float">
            <text:p>780293</text:p>
          </table:table-cell>
          <table:table-cell office:value-type="float" office:value="0.051935" calcext:value-type="float">
            <text:p>0.05194</text:p>
          </table:table-cell>
          <table:table-cell office:value-type="float" office:value="1.763286" calcext:value-type="float">
            <text:p>1.76329</text:p>
          </table:table-cell>
          <table:table-cell table:formula="of:=[.J253]/[.E253]" office:value-type="float" office:value="0.000000117360476500762" calcext:value-type="float">
            <text:p>1.17360476500762E-07</text:p>
          </table:table-cell>
          <table:table-cell table:formula="of:=[.J253]/[.F253]" office:value-type="float" office:value="0.000000123789431473234" calcext:value-type="float">
            <text:p>1.2378943147323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vray.out</text:p>
          </table:table-cell>
          <table:table-cell office:value-type="float" office:value="15024530" calcext:value-type="float">
            <text:p>15024530</text:p>
          </table:table-cell>
          <table:table-cell office:value-type="float" office:value="14145613" calcext:value-type="float">
            <text:p>14145613</text:p>
          </table:table-cell>
          <table:table-cell office:value-type="float" office:value="0.941501" calcext:value-type="float">
            <text:p>0.94150</text:p>
          </table:table-cell>
          <table:table-cell office:value-type="float" office:value="878917" calcext:value-type="float">
            <text:p>878917</text:p>
          </table:table-cell>
          <table:table-cell office:value-type="float" office:value="0.058499" calcext:value-type="float">
            <text:p>0.05850</text:p>
          </table:table-cell>
          <table:table-cell office:value-type="float" office:value="1.766473" calcext:value-type="float">
            <text:p>1.76647</text:p>
          </table:table-cell>
          <table:table-cell table:formula="of:=[.J254]/[.E254]" office:value-type="float" office:value="0.000000117572596280882" calcext:value-type="float">
            <text:p>1.17572596280882E-07</text:p>
          </table:table-cell>
          <table:table-cell table:formula="of:=[.J254]/[.F254]" office:value-type="float" office:value="0.000000124877797802046" calcext:value-type="float">
            <text:p>1.2487779780204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vray.out</text:p>
          </table:table-cell>
          <table:table-cell office:value-type="float" office:value="15024530" calcext:value-type="float">
            <text:p>15024530</text:p>
          </table:table-cell>
          <table:table-cell office:value-type="float" office:value="14049519" calcext:value-type="float">
            <text:p>14049519</text:p>
          </table:table-cell>
          <table:table-cell office:value-type="float" office:value="0.935105" calcext:value-type="float">
            <text:p>0.93511</text:p>
          </table:table-cell>
          <table:table-cell office:value-type="float" office:value="975011" calcext:value-type="float">
            <text:p>975011</text:p>
          </table:table-cell>
          <table:table-cell office:value-type="float" office:value="0.064895" calcext:value-type="float">
            <text:p>0.06490</text:p>
          </table:table-cell>
          <table:table-cell office:value-type="float" office:value="2.127927" calcext:value-type="float">
            <text:p>2.12793</text:p>
          </table:table-cell>
          <table:table-cell table:formula="of:=[.J255]/[.E255]" office:value-type="float" office:value="0.000000141630187433484" calcext:value-type="float">
            <text:p>1.41630187433484E-07</text:p>
          </table:table-cell>
          <table:table-cell table:formula="of:=[.J255]/[.F255]" office:value-type="float" office:value="0.000000151459064185756" calcext:value-type="float">
            <text:p>1.5145906418575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vray.out</text:p>
          </table:table-cell>
          <table:table-cell office:value-type="float" office:value="15024530" calcext:value-type="float">
            <text:p>15024530</text:p>
          </table:table-cell>
          <table:table-cell office:value-type="float" office:value="13913197" calcext:value-type="float">
            <text:p>13913197</text:p>
          </table:table-cell>
          <table:table-cell office:value-type="float" office:value="0.926032" calcext:value-type="float">
            <text:p>0.92603</text:p>
          </table:table-cell>
          <table:table-cell office:value-type="float" office:value="1111333" calcext:value-type="float">
            <text:p>1111333</text:p>
          </table:table-cell>
          <table:table-cell office:value-type="float" office:value="0.073968" calcext:value-type="float">
            <text:p>0.07397</text:p>
          </table:table-cell>
          <table:table-cell office:value-type="float" office:value="1.768907" calcext:value-type="float">
            <text:p>1.76891</text:p>
          </table:table-cell>
          <table:table-cell table:formula="of:=[.J256]/[.E256]" office:value-type="float" office:value="0.000000117734598020703" calcext:value-type="float">
            <text:p>1.17734598020703E-07</text:p>
          </table:table-cell>
          <table:table-cell table:formula="of:=[.J256]/[.F256]" office:value-type="float" office:value="0.000000127138787727939" calcext:value-type="float">
            <text:p>1.2713878772793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vray.out</text:p>
          </table:table-cell>
          <table:table-cell office:value-type="float" office:value="15024530" calcext:value-type="float">
            <text:p>15024530</text:p>
          </table:table-cell>
          <table:table-cell office:value-type="float" office:value="13775550" calcext:value-type="float">
            <text:p>13775550</text:p>
          </table:table-cell>
          <table:table-cell office:value-type="float" office:value="0.916871" calcext:value-type="float">
            <text:p>0.91687</text:p>
          </table:table-cell>
          <table:table-cell office:value-type="float" office:value="1248980" calcext:value-type="float">
            <text:p>1248980</text:p>
          </table:table-cell>
          <table:table-cell office:value-type="float" office:value="0.083129" calcext:value-type="float">
            <text:p>0.08313</text:p>
          </table:table-cell>
          <table:table-cell office:value-type="float" office:value="2.136296" calcext:value-type="float">
            <text:p>2.13630</text:p>
          </table:table-cell>
          <table:table-cell table:formula="of:=[.J257]/[.E257]" office:value-type="float" office:value="0.000000142187209849493" calcext:value-type="float">
            <text:p>1.42187209849493E-07</text:p>
          </table:table-cell>
          <table:table-cell table:formula="of:=[.J257]/[.F257]" office:value-type="float" office:value="0.000000155078817179713" calcext:value-type="float">
            <text:p>1.5507881717971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vray.out</text:p>
          </table:table-cell>
          <table:table-cell office:value-type="float" office:value="15024530" calcext:value-type="float">
            <text:p>15024530</text:p>
          </table:table-cell>
          <table:table-cell office:value-type="float" office:value="13564474" calcext:value-type="float">
            <text:p>13564474</text:p>
          </table:table-cell>
          <table:table-cell office:value-type="float" office:value="0.902822" calcext:value-type="float">
            <text:p>0.90282</text:p>
          </table:table-cell>
          <table:table-cell office:value-type="float" office:value="1460056" calcext:value-type="float">
            <text:p>1460056</text:p>
          </table:table-cell>
          <table:table-cell office:value-type="float" office:value="0.097178" calcext:value-type="float">
            <text:p>0.09718</text:p>
          </table:table-cell>
          <table:table-cell office:value-type="float" office:value="1.786951" calcext:value-type="float">
            <text:p>1.78695</text:p>
          </table:table-cell>
          <table:table-cell table:formula="of:=[.J258]/[.E258]" office:value-type="float" office:value="0.00000011893556736883" calcext:value-type="float">
            <text:p>1.1893556736883E-07</text:p>
          </table:table-cell>
          <table:table-cell table:formula="of:=[.J258]/[.F258]" office:value-type="float" office:value="0.000000131737581567851" calcext:value-type="float">
            <text:p>1.3173758156785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vray.out</text:p>
          </table:table-cell>
          <table:table-cell office:value-type="float" office:value="15024530" calcext:value-type="float">
            <text:p>15024530</text:p>
          </table:table-cell>
          <table:table-cell office:value-type="float" office:value="13403728" calcext:value-type="float">
            <text:p>13403728</text:p>
          </table:table-cell>
          <table:table-cell office:value-type="float" office:value="0.892123" calcext:value-type="float">
            <text:p>0.89212</text:p>
          </table:table-cell>
          <table:table-cell office:value-type="float" office:value="1620802" calcext:value-type="float">
            <text:p>1620802</text:p>
          </table:table-cell>
          <table:table-cell office:value-type="float" office:value="0.107877" calcext:value-type="float">
            <text:p>0.10788</text:p>
          </table:table-cell>
          <table:table-cell office:value-type="float" office:value="2.13085" calcext:value-type="float">
            <text:p>2.13085</text:p>
          </table:table-cell>
          <table:table-cell table:formula="of:=[.J259]/[.E259]" office:value-type="float" office:value="0.000000141824735948479" calcext:value-type="float">
            <text:p>1.41824735948479E-07</text:p>
          </table:table-cell>
          <table:table-cell table:formula="of:=[.J259]/[.F259]" office:value-type="float" office:value="0.000000158974428606728" calcext:value-type="float">
            <text:p>1.5897442860672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vray.out</text:p>
          </table:table-cell>
          <table:table-cell office:value-type="float" office:value="15024530" calcext:value-type="float">
            <text:p>15024530</text:p>
          </table:table-cell>
          <table:table-cell office:value-type="float" office:value="12924724" calcext:value-type="float">
            <text:p>12924724</text:p>
          </table:table-cell>
          <table:table-cell office:value-type="float" office:value="0.860241" calcext:value-type="float">
            <text:p>0.86024</text:p>
          </table:table-cell>
          <table:table-cell office:value-type="float" office:value="2099806" calcext:value-type="float">
            <text:p>2099806</text:p>
          </table:table-cell>
          <table:table-cell office:value-type="float" office:value="0.139759" calcext:value-type="float">
            <text:p>0.13976</text:p>
          </table:table-cell>
          <table:table-cell office:value-type="float" office:value="2.149803" calcext:value-type="float">
            <text:p>2.14980</text:p>
          </table:table-cell>
          <table:table-cell table:formula="of:=[.J260]/[.E260]" office:value-type="float" office:value="0.000000143086206357204" calcext:value-type="float">
            <text:p>1.43086206357204E-07</text:p>
          </table:table-cell>
          <table:table-cell table:formula="of:=[.J260]/[.F260]" office:value-type="float" office:value="0.000000166332604085008" calcext:value-type="float">
            <text:p>1.66332604085008E-0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lways true</text:p>
          </table:table-cell>
          <table:table-cell table:number-columns-repeated="2"/>
          <table:table-cell office:value-type="string" calcext:value-type="string">
            <text:p><text:s/>povray.out</text:p>
          </table:table-cell>
          <table:table-cell office:value-type="float" office:value="15024530" calcext:value-type="float">
            <text:p>15024530</text:p>
          </table:table-cell>
          <table:table-cell office:value-type="float" office:value="8248924" calcext:value-type="float">
            <text:p>8248924</text:p>
          </table:table-cell>
          <table:table-cell office:value-type="float" office:value="0.54903" calcext:value-type="float">
            <text:p>0.54903</text:p>
          </table:table-cell>
          <table:table-cell office:value-type="float" office:value="6775606" calcext:value-type="float">
            <text:p>6775606</text:p>
          </table:table-cell>
          <table:table-cell office:value-type="float" office:value="0.45097" calcext:value-type="float">
            <text:p>0.45097</text:p>
          </table:table-cell>
          <table:table-cell office:value-type="float" office:value="1.274366" calcext:value-type="float">
            <text:p>1.27437</text:p>
          </table:table-cell>
          <table:table-cell table:formula="of:=[.J261]/[.E261]" office:value-type="float" office:value="0.0000000848190259528917" calcext:value-type="float">
            <text:p>8.48190259528917E-08</text:p>
          </table:table-cell>
          <table:table-cell table:formula="of:=[.J261]/[.F261]" office:value-type="float" office:value="0.000000154488755139458" calcext:value-type="float">
            <text:p>1.5448875513945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bwaves.out</text:p>
          </table:table-cell>
          <table:table-cell office:value-type="float" office:value="15085617" calcext:value-type="float">
            <text:p>15085617</text:p>
          </table:table-cell>
          <table:table-cell office:value-type="float" office:value="15057452" calcext:value-type="float">
            <text:p>15057452</text:p>
          </table:table-cell>
          <table:table-cell office:value-type="float" office:value="0.998133" calcext:value-type="float">
            <text:p>0.99813</text:p>
          </table:table-cell>
          <table:table-cell office:value-type="float" office:value="28165" calcext:value-type="float">
            <text:p>28165</text:p>
          </table:table-cell>
          <table:table-cell office:value-type="float" office:value="0.001867" calcext:value-type="float">
            <text:p>0.00187</text:p>
          </table:table-cell>
          <table:table-cell office:value-type="float" office:value="1.725061" calcext:value-type="float">
            <text:p>1.72506</text:p>
          </table:table-cell>
          <table:table-cell table:formula="of:=[.J262]/[.E262]" office:value-type="float" office:value="0.000000114351371906101" calcext:value-type="float">
            <text:p>1.14351371906101E-07</text:p>
          </table:table-cell>
          <table:table-cell table:formula="of:=[.J262]/[.F262]" office:value-type="float" office:value="0.000000114565266420906" calcext:value-type="float">
            <text:p>1.1456526642090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bwaves.out</text:p>
          </table:table-cell>
          <table:table-cell office:value-type="float" office:value="15085617" calcext:value-type="float">
            <text:p>15085617</text:p>
          </table:table-cell>
          <table:table-cell office:value-type="float" office:value="15056564" calcext:value-type="float">
            <text:p>15056564</text:p>
          </table:table-cell>
          <table:table-cell office:value-type="float" office:value="0.998074" calcext:value-type="float">
            <text:p>0.99807</text:p>
          </table:table-cell>
          <table:table-cell office:value-type="float" office:value="29053" calcext:value-type="float">
            <text:p>29053</text:p>
          </table:table-cell>
          <table:table-cell office:value-type="float" office:value="0.001926" calcext:value-type="float">
            <text:p>0.00193</text:p>
          </table:table-cell>
          <table:table-cell office:value-type="float" office:value="1.725576" calcext:value-type="float">
            <text:p>1.72558</text:p>
          </table:table-cell>
          <table:table-cell table:formula="of:=[.J263]/[.E263]" office:value-type="float" office:value="0.000000114385510383831" calcext:value-type="float">
            <text:p>1.14385510383831E-07</text:p>
          </table:table-cell>
          <table:table-cell table:formula="of:=[.J263]/[.F263]" office:value-type="float" office:value="0.0000001146062275563" calcext:value-type="float">
            <text:p>1.14606227556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bwaves.out</text:p>
          </table:table-cell>
          <table:table-cell office:value-type="float" office:value="15085617" calcext:value-type="float">
            <text:p>15085617</text:p>
          </table:table-cell>
          <table:table-cell office:value-type="float" office:value="15055390" calcext:value-type="float">
            <text:p>15055390</text:p>
          </table:table-cell>
          <table:table-cell office:value-type="float" office:value="0.997996" calcext:value-type="float">
            <text:p>0.99800</text:p>
          </table:table-cell>
          <table:table-cell office:value-type="float" office:value="30227" calcext:value-type="float">
            <text:p>30227</text:p>
          </table:table-cell>
          <table:table-cell office:value-type="float" office:value="0.002004" calcext:value-type="float">
            <text:p>0.00200</text:p>
          </table:table-cell>
          <table:table-cell office:value-type="float" office:value="1.716314" calcext:value-type="float">
            <text:p>1.71631</text:p>
          </table:table-cell>
          <table:table-cell table:formula="of:=[.J264]/[.E264]" office:value-type="float" office:value="0.000000113771548091139" calcext:value-type="float">
            <text:p>1.13771548091139E-07</text:p>
          </table:table-cell>
          <table:table-cell table:formula="of:=[.J264]/[.F264]" office:value-type="float" office:value="0.000000113999969446158" calcext:value-type="float">
            <text:p>1.1399996944615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bwaves.out</text:p>
          </table:table-cell>
          <table:table-cell office:value-type="float" office:value="15085617" calcext:value-type="float">
            <text:p>15085617</text:p>
          </table:table-cell>
          <table:table-cell office:value-type="float" office:value="15053894" calcext:value-type="float">
            <text:p>15053894</text:p>
          </table:table-cell>
          <table:table-cell office:value-type="float" office:value="0.997897" calcext:value-type="float">
            <text:p>0.99790</text:p>
          </table:table-cell>
          <table:table-cell office:value-type="float" office:value="31723" calcext:value-type="float">
            <text:p>31723</text:p>
          </table:table-cell>
          <table:table-cell office:value-type="float" office:value="0.002103" calcext:value-type="float">
            <text:p>0.00210</text:p>
          </table:table-cell>
          <table:table-cell office:value-type="float" office:value="1.722322" calcext:value-type="float">
            <text:p>1.72232</text:p>
          </table:table-cell>
          <table:table-cell table:formula="of:=[.J265]/[.E265]" office:value-type="float" office:value="0.000000114169808235222" calcext:value-type="float">
            <text:p>1.14169808235222E-07</text:p>
          </table:table-cell>
          <table:table-cell table:formula="of:=[.J265]/[.F265]" office:value-type="float" office:value="0.000000114410397734965" calcext:value-type="float">
            <text:p>1.1441039773496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bwaves.out</text:p>
          </table:table-cell>
          <table:table-cell office:value-type="float" office:value="15085617" calcext:value-type="float">
            <text:p>15085617</text:p>
          </table:table-cell>
          <table:table-cell office:value-type="float" office:value="14692726" calcext:value-type="float">
            <text:p>14692726</text:p>
          </table:table-cell>
          <table:table-cell office:value-type="float" office:value="0.973956" calcext:value-type="float">
            <text:p>0.97396</text:p>
          </table:table-cell>
          <table:table-cell office:value-type="float" office:value="392891" calcext:value-type="float">
            <text:p>392891</text:p>
          </table:table-cell>
          <table:table-cell office:value-type="float" office:value="0.026044" calcext:value-type="float">
            <text:p>0.02604</text:p>
          </table:table-cell>
          <table:table-cell office:value-type="float" office:value="2.063406" calcext:value-type="float">
            <text:p>2.06341</text:p>
          </table:table-cell>
          <table:table-cell table:formula="of:=[.J266]/[.E266]" office:value-type="float" office:value="0.000000136779688891744" calcext:value-type="float">
            <text:p>1.36779688891744E-07</text:p>
          </table:table-cell>
          <table:table-cell table:formula="of:=[.J266]/[.F266]" office:value-type="float" office:value="0.000000140437247655745" calcext:value-type="float">
            <text:p>1.4043724765574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bwaves.out</text:p>
          </table:table-cell>
          <table:table-cell office:value-type="float" office:value="15085617" calcext:value-type="float">
            <text:p>15085617</text:p>
          </table:table-cell>
          <table:table-cell office:value-type="float" office:value="14691805" calcext:value-type="float">
            <text:p>14691805</text:p>
          </table:table-cell>
          <table:table-cell office:value-type="float" office:value="0.973895" calcext:value-type="float">
            <text:p>0.97390</text:p>
          </table:table-cell>
          <table:table-cell office:value-type="float" office:value="393812" calcext:value-type="float">
            <text:p>393812</text:p>
          </table:table-cell>
          <table:table-cell office:value-type="float" office:value="0.026105" calcext:value-type="float">
            <text:p>0.02611</text:p>
          </table:table-cell>
          <table:table-cell office:value-type="float" office:value="2.062618" calcext:value-type="float">
            <text:p>2.06262</text:p>
          </table:table-cell>
          <table:table-cell table:formula="of:=[.J267]/[.E267]" office:value-type="float" office:value="0.000000136727453706401" calcext:value-type="float">
            <text:p>1.36727453706401E-07</text:p>
          </table:table-cell>
          <table:table-cell table:formula="of:=[.J267]/[.F267]" office:value-type="float" office:value="0.000000140392416044182" calcext:value-type="float">
            <text:p>1.4039241604418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bwaves.out</text:p>
          </table:table-cell>
          <table:table-cell office:value-type="float" office:value="15085617" calcext:value-type="float">
            <text:p>15085617</text:p>
          </table:table-cell>
          <table:table-cell office:value-type="float" office:value="14690640" calcext:value-type="float">
            <text:p>14690640</text:p>
          </table:table-cell>
          <table:table-cell office:value-type="float" office:value="0.973818" calcext:value-type="float">
            <text:p>0.97382</text:p>
          </table:table-cell>
          <table:table-cell office:value-type="float" office:value="394977" calcext:value-type="float">
            <text:p>394977</text:p>
          </table:table-cell>
          <table:table-cell office:value-type="float" office:value="0.026182" calcext:value-type="float">
            <text:p>0.02618</text:p>
          </table:table-cell>
          <table:table-cell office:value-type="float" office:value="2.071069" calcext:value-type="float">
            <text:p>2.07107</text:p>
          </table:table-cell>
          <table:table-cell table:formula="of:=[.J268]/[.E268]" office:value-type="float" office:value="0.000000137287656182707" calcext:value-type="float">
            <text:p>1.37287656182707E-07</text:p>
          </table:table-cell>
          <table:table-cell table:formula="of:=[.J268]/[.F268]" office:value-type="float" office:value="0.000000140978813720845" calcext:value-type="float">
            <text:p>1.4097881372084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bwaves.out</text:p>
          </table:table-cell>
          <table:table-cell office:value-type="float" office:value="15085617" calcext:value-type="float">
            <text:p>15085617</text:p>
          </table:table-cell>
          <table:table-cell office:value-type="float" office:value="14689512" calcext:value-type="float">
            <text:p>14689512</text:p>
          </table:table-cell>
          <table:table-cell office:value-type="float" office:value="0.973743" calcext:value-type="float">
            <text:p>0.97374</text:p>
          </table:table-cell>
          <table:table-cell office:value-type="float" office:value="396105" calcext:value-type="float">
            <text:p>396105</text:p>
          </table:table-cell>
          <table:table-cell office:value-type="float" office:value="0.026257" calcext:value-type="float">
            <text:p>0.02626</text:p>
          </table:table-cell>
          <table:table-cell office:value-type="float" office:value="2.067855" calcext:value-type="float">
            <text:p>2.06786</text:p>
          </table:table-cell>
          <table:table-cell table:formula="of:=[.J269]/[.E269]" office:value-type="float" office:value="0.000000137074605566348" calcext:value-type="float">
            <text:p>1.37074605566348E-07</text:p>
          </table:table-cell>
          <table:table-cell table:formula="of:=[.J269]/[.F269]" office:value-type="float" office:value="0.000000140770843851042" calcext:value-type="float">
            <text:p>1.4077084385104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bwaves.out</text:p>
          </table:table-cell>
          <table:table-cell office:value-type="float" office:value="15095617" calcext:value-type="float">
            <text:p>15095617</text:p>
          </table:table-cell>
          <table:table-cell office:value-type="float" office:value="15066751" calcext:value-type="float">
            <text:p>15066751</text:p>
          </table:table-cell>
          <table:table-cell office:value-type="float" office:value="0.998088" calcext:value-type="float">
            <text:p>0.99809</text:p>
          </table:table-cell>
          <table:table-cell office:value-type="float" office:value="28866" calcext:value-type="float">
            <text:p>28866</text:p>
          </table:table-cell>
          <table:table-cell office:value-type="float" office:value="0.001912" calcext:value-type="float">
            <text:p>0.00191</text:p>
          </table:table-cell>
          <table:table-cell office:value-type="float" office:value="1.717897" calcext:value-type="float">
            <text:p>1.71790</text:p>
          </table:table-cell>
          <table:table-cell table:formula="of:=[.J270]/[.E270]" office:value-type="float" office:value="0.000000113801045694257" calcext:value-type="float">
            <text:p>1.13801045694257E-07</text:p>
          </table:table-cell>
          <table:table-cell table:formula="of:=[.J270]/[.F270]" office:value-type="float" office:value="0.000000114019074185271" calcext:value-type="float">
            <text:p>1.1401907418527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bwaves.out</text:p>
          </table:table-cell>
          <table:table-cell office:value-type="float" office:value="15095617" calcext:value-type="float">
            <text:p>15095617</text:p>
          </table:table-cell>
          <table:table-cell office:value-type="float" office:value="15065829" calcext:value-type="float">
            <text:p>15065829</text:p>
          </table:table-cell>
          <table:table-cell office:value-type="float" office:value="0.998027" calcext:value-type="float">
            <text:p>0.99803</text:p>
          </table:table-cell>
          <table:table-cell office:value-type="float" office:value="29788" calcext:value-type="float">
            <text:p>29788</text:p>
          </table:table-cell>
          <table:table-cell office:value-type="float" office:value="0.001973" calcext:value-type="float">
            <text:p>0.00197</text:p>
          </table:table-cell>
          <table:table-cell office:value-type="float" office:value="1.725299" calcext:value-type="float">
            <text:p>1.72530</text:p>
          </table:table-cell>
          <table:table-cell table:formula="of:=[.J271]/[.E271]" office:value-type="float" office:value="0.000000114291386698536" calcext:value-type="float">
            <text:p>1.14291386698536E-07</text:p>
          </table:table-cell>
          <table:table-cell table:formula="of:=[.J271]/[.F271]" office:value-type="float" office:value="0.000000114517362436544" calcext:value-type="float">
            <text:p>1.1451736243654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bwaves.out</text:p>
          </table:table-cell>
          <table:table-cell office:value-type="float" office:value="15095617" calcext:value-type="float">
            <text:p>15095617</text:p>
          </table:table-cell>
          <table:table-cell office:value-type="float" office:value="15064638" calcext:value-type="float">
            <text:p>15064638</text:p>
          </table:table-cell>
          <table:table-cell office:value-type="float" office:value="0.997948" calcext:value-type="float">
            <text:p>0.99795</text:p>
          </table:table-cell>
          <table:table-cell office:value-type="float" office:value="30979" calcext:value-type="float">
            <text:p>30979</text:p>
          </table:table-cell>
          <table:table-cell office:value-type="float" office:value="0.002052" calcext:value-type="float">
            <text:p>0.00205</text:p>
          </table:table-cell>
          <table:table-cell office:value-type="float" office:value="1.724051" calcext:value-type="float">
            <text:p>1.72405</text:p>
          </table:table-cell>
          <table:table-cell table:formula="of:=[.J272]/[.E272]" office:value-type="float" office:value="0.000000114208713694843" calcext:value-type="float">
            <text:p>1.14208713694843E-07</text:p>
          </table:table-cell>
          <table:table-cell table:formula="of:=[.J272]/[.F272]" office:value-type="float" office:value="0.000000114443573088182" calcext:value-type="float">
            <text:p>1.1444357308818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bwaves.out</text:p>
          </table:table-cell>
          <table:table-cell office:value-type="float" office:value="15095617" calcext:value-type="float">
            <text:p>15095617</text:p>
          </table:table-cell>
          <table:table-cell office:value-type="float" office:value="15063073" calcext:value-type="float">
            <text:p>15063073</text:p>
          </table:table-cell>
          <table:table-cell office:value-type="float" office:value="0.997844" calcext:value-type="float">
            <text:p>0.99784</text:p>
          </table:table-cell>
          <table:table-cell office:value-type="float" office:value="32544" calcext:value-type="float">
            <text:p>32544</text:p>
          </table:table-cell>
          <table:table-cell office:value-type="float" office:value="0.002156" calcext:value-type="float">
            <text:p>0.00216</text:p>
          </table:table-cell>
          <table:table-cell office:value-type="float" office:value="1.724005" calcext:value-type="float">
            <text:p>1.72401</text:p>
          </table:table-cell>
          <table:table-cell table:formula="of:=[.J273]/[.E273]" office:value-type="float" office:value="0.000000114205666452719" calcext:value-type="float">
            <text:p>1.14205666452719E-07</text:p>
          </table:table-cell>
          <table:table-cell table:formula="of:=[.J273]/[.F273]" office:value-type="float" office:value="0.000000114452409544852" calcext:value-type="float">
            <text:p>1.1445240954485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bwaves.out</text:p>
          </table:table-cell>
          <table:table-cell office:value-type="float" office:value="15095617" calcext:value-type="float">
            <text:p>15095617</text:p>
          </table:table-cell>
          <table:table-cell office:value-type="float" office:value="14701616" calcext:value-type="float">
            <text:p>14701616</text:p>
          </table:table-cell>
          <table:table-cell office:value-type="float" office:value="0.9739" calcext:value-type="float">
            <text:p>0.97390</text:p>
          </table:table-cell>
          <table:table-cell office:value-type="float" office:value="394001" calcext:value-type="float">
            <text:p>394001</text:p>
          </table:table-cell>
          <table:table-cell office:value-type="float" office:value="0.0261" calcext:value-type="float">
            <text:p>0.02610</text:p>
          </table:table-cell>
          <table:table-cell office:value-type="float" office:value="2.066389" calcext:value-type="float">
            <text:p>2.06639</text:p>
          </table:table-cell>
          <table:table-cell table:formula="of:=[.J274]/[.E274]" office:value-type="float" office:value="0.000000136886687043001" calcext:value-type="float">
            <text:p>1.36886687043001E-07</text:p>
          </table:table-cell>
          <table:table-cell table:formula="of:=[.J274]/[.F274]" office:value-type="float" office:value="0.000000140555228758526" calcext:value-type="float">
            <text:p>1.4055522875852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bwaves.out</text:p>
          </table:table-cell>
          <table:table-cell office:value-type="float" office:value="15095617" calcext:value-type="float">
            <text:p>15095617</text:p>
          </table:table-cell>
          <table:table-cell office:value-type="float" office:value="14700602" calcext:value-type="float">
            <text:p>14700602</text:p>
          </table:table-cell>
          <table:table-cell office:value-type="float" office:value="0.973832" calcext:value-type="float">
            <text:p>0.97383</text:p>
          </table:table-cell>
          <table:table-cell office:value-type="float" office:value="395015" calcext:value-type="float">
            <text:p>395015</text:p>
          </table:table-cell>
          <table:table-cell office:value-type="float" office:value="0.026168" calcext:value-type="float">
            <text:p>0.02617</text:p>
          </table:table-cell>
          <table:table-cell office:value-type="float" office:value="2.064359" calcext:value-type="float">
            <text:p>2.06436</text:p>
          </table:table-cell>
          <table:table-cell table:formula="of:=[.J275]/[.E275]" office:value-type="float" office:value="0.00000013675221092321" calcext:value-type="float">
            <text:p>1.3675221092321E-07</text:p>
          </table:table-cell>
          <table:table-cell table:formula="of:=[.J275]/[.F275]" office:value-type="float" office:value="0.000000140426834220803" calcext:value-type="float">
            <text:p>1.4042683422080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bwaves.out</text:p>
          </table:table-cell>
          <table:table-cell office:value-type="float" office:value="15095617" calcext:value-type="float">
            <text:p>15095617</text:p>
          </table:table-cell>
          <table:table-cell office:value-type="float" office:value="14699368" calcext:value-type="float">
            <text:p>14699368</text:p>
          </table:table-cell>
          <table:table-cell office:value-type="float" office:value="0.973751" calcext:value-type="float">
            <text:p>0.97375</text:p>
          </table:table-cell>
          <table:table-cell office:value-type="float" office:value="396249" calcext:value-type="float">
            <text:p>396249</text:p>
          </table:table-cell>
          <table:table-cell office:value-type="float" office:value="0.026249" calcext:value-type="float">
            <text:p>0.02625</text:p>
          </table:table-cell>
          <table:table-cell office:value-type="float" office:value="2.061115" calcext:value-type="float">
            <text:p>2.06112</text:p>
          </table:table-cell>
          <table:table-cell table:formula="of:=[.J276]/[.E276]" office:value-type="float" office:value="0.000000136537314109122" calcext:value-type="float">
            <text:p>1.36537314109122E-07</text:p>
          </table:table-cell>
          <table:table-cell table:formula="of:=[.J276]/[.F276]" office:value-type="float" office:value="0.000000140217933179168" calcext:value-type="float">
            <text:p>1.4021793317916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bwaves.out</text:p>
          </table:table-cell>
          <table:table-cell office:value-type="float" office:value="15095617" calcext:value-type="float">
            <text:p>15095617</text:p>
          </table:table-cell>
          <table:table-cell office:value-type="float" office:value="14698115" calcext:value-type="float">
            <text:p>14698115</text:p>
          </table:table-cell>
          <table:table-cell office:value-type="float" office:value="0.973668" calcext:value-type="float">
            <text:p>0.97367</text:p>
          </table:table-cell>
          <table:table-cell office:value-type="float" office:value="397502" calcext:value-type="float">
            <text:p>397502</text:p>
          </table:table-cell>
          <table:table-cell office:value-type="float" office:value="0.026332" calcext:value-type="float">
            <text:p>0.02633</text:p>
          </table:table-cell>
          <table:table-cell office:value-type="float" office:value="2.063556" calcext:value-type="float">
            <text:p>2.06356</text:p>
          </table:table-cell>
          <table:table-cell table:formula="of:=[.J277]/[.E277]" office:value-type="float" office:value="0.00000013669901667484" calcext:value-type="float">
            <text:p>1.3669901667484E-07</text:p>
          </table:table-cell>
          <table:table-cell table:formula="of:=[.J277]/[.F277]" office:value-type="float" office:value="0.000000140395962339388" calcext:value-type="float">
            <text:p>1.4039596233938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bwaves.out</text:p>
          </table:table-cell>
          <table:table-cell office:value-type="float" office:value="15100617" calcext:value-type="float">
            <text:p>15100617</text:p>
          </table:table-cell>
          <table:table-cell office:value-type="float" office:value="15071093" calcext:value-type="float">
            <text:p>15071093</text:p>
          </table:table-cell>
          <table:table-cell office:value-type="float" office:value="0.998045" calcext:value-type="float">
            <text:p>0.99805</text:p>
          </table:table-cell>
          <table:table-cell office:value-type="float" office:value="29524" calcext:value-type="float">
            <text:p>29524</text:p>
          </table:table-cell>
          <table:table-cell office:value-type="float" office:value="0.001955" calcext:value-type="float">
            <text:p>0.00196</text:p>
          </table:table-cell>
          <table:table-cell office:value-type="float" office:value="1.721244" calcext:value-type="float">
            <text:p>1.72124</text:p>
          </table:table-cell>
          <table:table-cell table:formula="of:=[.J278]/[.E278]" office:value-type="float" office:value="0.000000113985011340927" calcext:value-type="float">
            <text:p>1.13985011340927E-07</text:p>
          </table:table-cell>
          <table:table-cell table:formula="of:=[.J278]/[.F278]" office:value-type="float" office:value="0.000000114208305927115" calcext:value-type="float">
            <text:p>1.1420830592711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bwaves.out</text:p>
          </table:table-cell>
          <table:table-cell office:value-type="float" office:value="15100617" calcext:value-type="float">
            <text:p>15100617</text:p>
          </table:table-cell>
          <table:table-cell office:value-type="float" office:value="15070097" calcext:value-type="float">
            <text:p>15070097</text:p>
          </table:table-cell>
          <table:table-cell office:value-type="float" office:value="0.997979" calcext:value-type="float">
            <text:p>0.99798</text:p>
          </table:table-cell>
          <table:table-cell office:value-type="float" office:value="30520" calcext:value-type="float">
            <text:p>30520</text:p>
          </table:table-cell>
          <table:table-cell office:value-type="float" office:value="0.002021" calcext:value-type="float">
            <text:p>0.00202</text:p>
          </table:table-cell>
          <table:table-cell office:value-type="float" office:value="1.72008" calcext:value-type="float">
            <text:p>1.72008</text:p>
          </table:table-cell>
          <table:table-cell table:formula="of:=[.J279]/[.E279]" office:value-type="float" office:value="0.000000113907928397893" calcext:value-type="float">
            <text:p>1.13907928397893E-07</text:p>
          </table:table-cell>
          <table:table-cell table:formula="of:=[.J279]/[.F279]" office:value-type="float" office:value="0.000000114138615033467" calcext:value-type="float">
            <text:p>1.1413861503346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bwaves.out</text:p>
          </table:table-cell>
          <table:table-cell office:value-type="float" office:value="15100617" calcext:value-type="float">
            <text:p>15100617</text:p>
          </table:table-cell>
          <table:table-cell office:value-type="float" office:value="15068851" calcext:value-type="float">
            <text:p>15068851</text:p>
          </table:table-cell>
          <table:table-cell office:value-type="float" office:value="0.997896" calcext:value-type="float">
            <text:p>0.99790</text:p>
          </table:table-cell>
          <table:table-cell office:value-type="float" office:value="31766" calcext:value-type="float">
            <text:p>31766</text:p>
          </table:table-cell>
          <table:table-cell office:value-type="float" office:value="0.002104" calcext:value-type="float">
            <text:p>0.00210</text:p>
          </table:table-cell>
          <table:table-cell office:value-type="float" office:value="1.713131" calcext:value-type="float">
            <text:p>1.71313</text:p>
          </table:table-cell>
          <table:table-cell table:formula="of:=[.J280]/[.E280]" office:value-type="float" office:value="0.000000113447748525772" calcext:value-type="float">
            <text:p>1.13447748525772E-07</text:p>
          </table:table-cell>
          <table:table-cell table:formula="of:=[.J280]/[.F280]" office:value-type="float" office:value="0.000000113686902870033" calcext:value-type="float">
            <text:p>1.1368690287003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bwaves.out</text:p>
          </table:table-cell>
          <table:table-cell office:value-type="float" office:value="15100617" calcext:value-type="float">
            <text:p>15100617</text:p>
          </table:table-cell>
          <table:table-cell office:value-type="float" office:value="15067152" calcext:value-type="float">
            <text:p>15067152</text:p>
          </table:table-cell>
          <table:table-cell office:value-type="float" office:value="0.997784" calcext:value-type="float">
            <text:p>0.99778</text:p>
          </table:table-cell>
          <table:table-cell office:value-type="float" office:value="33465" calcext:value-type="float">
            <text:p>33465</text:p>
          </table:table-cell>
          <table:table-cell office:value-type="float" office:value="0.002216" calcext:value-type="float">
            <text:p>0.00222</text:p>
          </table:table-cell>
          <table:table-cell office:value-type="float" office:value="1.716898" calcext:value-type="float">
            <text:p>1.71690</text:p>
          </table:table-cell>
          <table:table-cell table:formula="of:=[.J281]/[.E281]" office:value-type="float" office:value="0.000000113697208531281" calcext:value-type="float">
            <text:p>1.13697208531281E-07</text:p>
          </table:table-cell>
          <table:table-cell table:formula="of:=[.J281]/[.F281]" office:value-type="float" office:value="0.000000113949736486365" calcext:value-type="float">
            <text:p>1.1394973648636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bwaves.out</text:p>
          </table:table-cell>
          <table:table-cell office:value-type="float" office:value="15100617" calcext:value-type="float">
            <text:p>15100617</text:p>
          </table:table-cell>
          <table:table-cell office:value-type="float" office:value="14705619" calcext:value-type="float">
            <text:p>14705619</text:p>
          </table:table-cell>
          <table:table-cell office:value-type="float" office:value="0.973842" calcext:value-type="float">
            <text:p>0.97384</text:p>
          </table:table-cell>
          <table:table-cell office:value-type="float" office:value="394998" calcext:value-type="float">
            <text:p>394998</text:p>
          </table:table-cell>
          <table:table-cell office:value-type="float" office:value="0.026158" calcext:value-type="float">
            <text:p>0.02616</text:p>
          </table:table-cell>
          <table:table-cell office:value-type="float" office:value="2.070661" calcext:value-type="float">
            <text:p>2.07066</text:p>
          </table:table-cell>
          <table:table-cell table:formula="of:=[.J282]/[.E282]" office:value-type="float" office:value="0.000000137124264525085" calcext:value-type="float">
            <text:p>1.37124264525085E-07</text:p>
          </table:table-cell>
          <table:table-cell table:formula="of:=[.J282]/[.F282]" office:value-type="float" office:value="0.000000140807469580165" calcext:value-type="float">
            <text:p>1.4080746958016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bwaves.out</text:p>
          </table:table-cell>
          <table:table-cell office:value-type="float" office:value="15100617" calcext:value-type="float">
            <text:p>15100617</text:p>
          </table:table-cell>
          <table:table-cell office:value-type="float" office:value="14704442" calcext:value-type="float">
            <text:p>14704442</text:p>
          </table:table-cell>
          <table:table-cell office:value-type="float" office:value="0.973764" calcext:value-type="float">
            <text:p>0.97376</text:p>
          </table:table-cell>
          <table:table-cell office:value-type="float" office:value="396175" calcext:value-type="float">
            <text:p>396175</text:p>
          </table:table-cell>
          <table:table-cell office:value-type="float" office:value="0.026236" calcext:value-type="float">
            <text:p>0.02624</text:p>
          </table:table-cell>
          <table:table-cell office:value-type="float" office:value="2.062309" calcext:value-type="float">
            <text:p>2.06231</text:p>
          </table:table-cell>
          <table:table-cell table:formula="of:=[.J283]/[.E283]" office:value-type="float" office:value="0.000000136571174542073" calcext:value-type="float">
            <text:p>1.36571174542073E-07</text:p>
          </table:table-cell>
          <table:table-cell table:formula="of:=[.J283]/[.F283]" office:value-type="float" office:value="0.000000140250748719333" calcext:value-type="float">
            <text:p>1.4025074871933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bwaves.out</text:p>
          </table:table-cell>
          <table:table-cell office:value-type="float" office:value="15100617" calcext:value-type="float">
            <text:p>15100617</text:p>
          </table:table-cell>
          <table:table-cell office:value-type="float" office:value="14703098" calcext:value-type="float">
            <text:p>14703098</text:p>
          </table:table-cell>
          <table:table-cell office:value-type="float" office:value="0.973675" calcext:value-type="float">
            <text:p>0.97368</text:p>
          </table:table-cell>
          <table:table-cell office:value-type="float" office:value="397519" calcext:value-type="float">
            <text:p>397519</text:p>
          </table:table-cell>
          <table:table-cell office:value-type="float" office:value="0.026325" calcext:value-type="float">
            <text:p>0.02633</text:p>
          </table:table-cell>
          <table:table-cell office:value-type="float" office:value="2.059978" calcext:value-type="float">
            <text:p>2.05998</text:p>
          </table:table-cell>
          <table:table-cell table:formula="of:=[.J284]/[.E284]" office:value-type="float" office:value="0.000000136416809988625" calcext:value-type="float">
            <text:p>1.36416809988625E-07</text:p>
          </table:table-cell>
          <table:table-cell table:formula="of:=[.J284]/[.F284]" office:value-type="float" office:value="0.000000140105030926135" calcext:value-type="float">
            <text:p>1.4010503092613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bwaves.out</text:p>
          </table:table-cell>
          <table:table-cell office:value-type="float" office:value="15100617" calcext:value-type="float">
            <text:p>15100617</text:p>
          </table:table-cell>
          <table:table-cell office:value-type="float" office:value="14701637" calcext:value-type="float">
            <text:p>14701637</text:p>
          </table:table-cell>
          <table:table-cell office:value-type="float" office:value="0.973579" calcext:value-type="float">
            <text:p>0.97358</text:p>
          </table:table-cell>
          <table:table-cell office:value-type="float" office:value="398980" calcext:value-type="float">
            <text:p>398980</text:p>
          </table:table-cell>
          <table:table-cell office:value-type="float" office:value="0.026421" calcext:value-type="float">
            <text:p>0.02642</text:p>
          </table:table-cell>
          <table:table-cell office:value-type="float" office:value="2.055343" calcext:value-type="float">
            <text:p>2.05534</text:p>
          </table:table-cell>
          <table:table-cell table:formula="of:=[.J285]/[.E285]" office:value-type="float" office:value="0.000000136109868888139" calcext:value-type="float">
            <text:p>1.36109868888139E-07</text:p>
          </table:table-cell>
          <table:table-cell table:formula="of:=[.J285]/[.F285]" office:value-type="float" office:value="0.000000139803683086448" calcext:value-type="float">
            <text:p>1.3980368308644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bwaves.out</text:p>
          </table:table-cell>
          <table:table-cell office:value-type="float" office:value="15103617" calcext:value-type="float">
            <text:p>15103617</text:p>
          </table:table-cell>
          <table:table-cell office:value-type="float" office:value="15073425" calcext:value-type="float">
            <text:p>15073425</text:p>
          </table:table-cell>
          <table:table-cell office:value-type="float" office:value="0.998001" calcext:value-type="float">
            <text:p>0.99800</text:p>
          </table:table-cell>
          <table:table-cell office:value-type="float" office:value="30192" calcext:value-type="float">
            <text:p>30192</text:p>
          </table:table-cell>
          <table:table-cell office:value-type="float" office:value="0.001999" calcext:value-type="float">
            <text:p>0.00200</text:p>
          </table:table-cell>
          <table:table-cell office:value-type="float" office:value="1.718158" calcext:value-type="float">
            <text:p>1.71816</text:p>
          </table:table-cell>
          <table:table-cell table:formula="of:=[.J286]/[.E286]" office:value-type="float" office:value="0.000000113758048817048" calcext:value-type="float">
            <text:p>1.13758048817048E-07</text:p>
          </table:table-cell>
          <table:table-cell table:formula="of:=[.J286]/[.F286]" office:value-type="float" office:value="0.000000113985905658468" calcext:value-type="float">
            <text:p>1.1398590565846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bwaves.out</text:p>
          </table:table-cell>
          <table:table-cell office:value-type="float" office:value="15103617" calcext:value-type="float">
            <text:p>15103617</text:p>
          </table:table-cell>
          <table:table-cell office:value-type="float" office:value="15072430" calcext:value-type="float">
            <text:p>15072430</text:p>
          </table:table-cell>
          <table:table-cell office:value-type="float" office:value="0.997935" calcext:value-type="float">
            <text:p>0.99794</text:p>
          </table:table-cell>
          <table:table-cell office:value-type="float" office:value="31187" calcext:value-type="float">
            <text:p>31187</text:p>
          </table:table-cell>
          <table:table-cell office:value-type="float" office:value="0.002065" calcext:value-type="float">
            <text:p>0.00207</text:p>
          </table:table-cell>
          <table:table-cell office:value-type="float" office:value="1.716749" calcext:value-type="float">
            <text:p>1.71675</text:p>
          </table:table-cell>
          <table:table-cell table:formula="of:=[.J287]/[.E287]" office:value-type="float" office:value="0.000000113664759904863" calcext:value-type="float">
            <text:p>1.13664759904863E-07</text:p>
          </table:table-cell>
          <table:table-cell table:formula="of:=[.J287]/[.F287]" office:value-type="float" office:value="0.000000113899948448923" calcext:value-type="float">
            <text:p>1.1389994844892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bwaves.out</text:p>
          </table:table-cell>
          <table:table-cell office:value-type="float" office:value="15103617" calcext:value-type="float">
            <text:p>15103617</text:p>
          </table:table-cell>
          <table:table-cell office:value-type="float" office:value="15071167" calcext:value-type="float">
            <text:p>15071167</text:p>
          </table:table-cell>
          <table:table-cell office:value-type="float" office:value="0.997851" calcext:value-type="float">
            <text:p>0.99785</text:p>
          </table:table-cell>
          <table:table-cell office:value-type="float" office:value="32450" calcext:value-type="float">
            <text:p>32450</text:p>
          </table:table-cell>
          <table:table-cell office:value-type="float" office:value="0.002148" calcext:value-type="float">
            <text:p>0.00215</text:p>
          </table:table-cell>
          <table:table-cell office:value-type="float" office:value="1.715001" calcext:value-type="float">
            <text:p>1.71500</text:p>
          </table:table-cell>
          <table:table-cell table:formula="of:=[.J288]/[.E288]" office:value-type="float" office:value="0.000000113549026037935" calcext:value-type="float">
            <text:p>1.13549026037935E-07</text:p>
          </table:table-cell>
          <table:table-cell table:formula="of:=[.J288]/[.F288]" office:value-type="float" office:value="0.000000113793510482632" calcext:value-type="float">
            <text:p>1.1379351048263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bwaves.out</text:p>
          </table:table-cell>
          <table:table-cell office:value-type="float" office:value="15103617" calcext:value-type="float">
            <text:p>15103617</text:p>
          </table:table-cell>
          <table:table-cell office:value-type="float" office:value="15069429" calcext:value-type="float">
            <text:p>15069429</text:p>
          </table:table-cell>
          <table:table-cell office:value-type="float" office:value="0.997736" calcext:value-type="float">
            <text:p>0.99774</text:p>
          </table:table-cell>
          <table:table-cell office:value-type="float" office:value="34188" calcext:value-type="float">
            <text:p>34188</text:p>
          </table:table-cell>
          <table:table-cell office:value-type="float" office:value="0.002264" calcext:value-type="float">
            <text:p>0.00226</text:p>
          </table:table-cell>
          <table:table-cell office:value-type="float" office:value="1.716524" calcext:value-type="float">
            <text:p>1.71652</text:p>
          </table:table-cell>
          <table:table-cell table:formula="of:=[.J289]/[.E289]" office:value-type="float" office:value="0.000000113649862811007" calcext:value-type="float">
            <text:p>1.13649862811007E-07</text:p>
          </table:table-cell>
          <table:table-cell table:formula="of:=[.J289]/[.F289]" office:value-type="float" office:value="0.000000113907700152408" calcext:value-type="float">
            <text:p>1.1390770015240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bwaves.out</text:p>
          </table:table-cell>
          <table:table-cell office:value-type="float" office:value="15103617" calcext:value-type="float">
            <text:p>15103617</text:p>
          </table:table-cell>
          <table:table-cell office:value-type="float" office:value="14707739" calcext:value-type="float">
            <text:p>14707739</text:p>
          </table:table-cell>
          <table:table-cell office:value-type="float" office:value="0.973789" calcext:value-type="float">
            <text:p>0.97379</text:p>
          </table:table-cell>
          <table:table-cell office:value-type="float" office:value="395878" calcext:value-type="float">
            <text:p>395878</text:p>
          </table:table-cell>
          <table:table-cell office:value-type="float" office:value="0.026211" calcext:value-type="float">
            <text:p>0.02621</text:p>
          </table:table-cell>
          <table:table-cell office:value-type="float" office:value="2.071279" calcext:value-type="float">
            <text:p>2.07128</text:p>
          </table:table-cell>
          <table:table-cell table:formula="of:=[.J290]/[.E290]" office:value-type="float" office:value="0.000000137137945169028" calcext:value-type="float">
            <text:p>1.37137945169028E-07</text:p>
          </table:table-cell>
          <table:table-cell table:formula="of:=[.J290]/[.F290]" office:value-type="float" office:value="0.000000140829192032847" calcext:value-type="float">
            <text:p>1.4082919203284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bwaves.out</text:p>
          </table:table-cell>
          <table:table-cell office:value-type="float" office:value="15103617" calcext:value-type="float">
            <text:p>15103617</text:p>
          </table:table-cell>
          <table:table-cell office:value-type="float" office:value="14706576" calcext:value-type="float">
            <text:p>14706576</text:p>
          </table:table-cell>
          <table:table-cell office:value-type="float" office:value="0.973712" calcext:value-type="float">
            <text:p>0.97371</text:p>
          </table:table-cell>
          <table:table-cell office:value-type="float" office:value="397041" calcext:value-type="float">
            <text:p>397041</text:p>
          </table:table-cell>
          <table:table-cell office:value-type="float" office:value="0.026288" calcext:value-type="float">
            <text:p>0.02629</text:p>
          </table:table-cell>
          <table:table-cell office:value-type="float" office:value="2.067779" calcext:value-type="float">
            <text:p>2.06778</text:p>
          </table:table-cell>
          <table:table-cell table:formula="of:=[.J291]/[.E291]" office:value-type="float" office:value="0.000000136906212597949" calcext:value-type="float">
            <text:p>1.36906212597949E-07</text:p>
          </table:table-cell>
          <table:table-cell table:formula="of:=[.J291]/[.F291]" office:value-type="float" office:value="0.000000140602340068824" calcext:value-type="float">
            <text:p>1.4060234006882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bwaves.out</text:p>
          </table:table-cell>
          <table:table-cell office:value-type="float" office:value="15103617" calcext:value-type="float">
            <text:p>15103617</text:p>
          </table:table-cell>
          <table:table-cell office:value-type="float" office:value="14705179" calcext:value-type="float">
            <text:p>14705179</text:p>
          </table:table-cell>
          <table:table-cell office:value-type="float" office:value="0.97362" calcext:value-type="float">
            <text:p>0.97362</text:p>
          </table:table-cell>
          <table:table-cell office:value-type="float" office:value="398438" calcext:value-type="float">
            <text:p>398438</text:p>
          </table:table-cell>
          <table:table-cell office:value-type="float" office:value="0.02638" calcext:value-type="float">
            <text:p>0.02638</text:p>
          </table:table-cell>
          <table:table-cell office:value-type="float" office:value="2.067344" calcext:value-type="float">
            <text:p>2.06734</text:p>
          </table:table-cell>
          <table:table-cell table:formula="of:=[.J292]/[.E292]" office:value-type="float" office:value="0.000000136877411549829" calcext:value-type="float">
            <text:p>1.36877411549829E-07</text:p>
          </table:table-cell>
          <table:table-cell table:formula="of:=[.J292]/[.F292]" office:value-type="float" office:value="0.000000140586115952754" calcext:value-type="float">
            <text:p>1.4058611595275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bwaves.out</text:p>
          </table:table-cell>
          <table:table-cell office:value-type="float" office:value="15103617" calcext:value-type="float">
            <text:p>15103617</text:p>
          </table:table-cell>
          <table:table-cell office:value-type="float" office:value="14703715" calcext:value-type="float">
            <text:p>14703715</text:p>
          </table:table-cell>
          <table:table-cell office:value-type="float" office:value="0.973523" calcext:value-type="float">
            <text:p>0.97352</text:p>
          </table:table-cell>
          <table:table-cell office:value-type="float" office:value="399902" calcext:value-type="float">
            <text:p>399902</text:p>
          </table:table-cell>
          <table:table-cell office:value-type="float" office:value="0.026477" calcext:value-type="float">
            <text:p>0.02648</text:p>
          </table:table-cell>
          <table:table-cell office:value-type="float" office:value="2.068669" calcext:value-type="float">
            <text:p>2.06867</text:p>
          </table:table-cell>
          <table:table-cell table:formula="of:=[.J293]/[.E293]" office:value-type="float" office:value="0.000000136965138880309" calcext:value-type="float">
            <text:p>1.36965138880309E-07</text:p>
          </table:table-cell>
          <table:table-cell table:formula="of:=[.J293]/[.F293]" office:value-type="float" office:value="0.000000140690226925644" calcext:value-type="float">
            <text:p>1.4069022692564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bwaves.out</text:p>
          </table:table-cell>
          <table:table-cell office:value-type="float" office:value="15104617" calcext:value-type="float">
            <text:p>15104617</text:p>
          </table:table-cell>
          <table:table-cell office:value-type="float" office:value="15074322" calcext:value-type="float">
            <text:p>15074322</text:p>
          </table:table-cell>
          <table:table-cell office:value-type="float" office:value="0.997994" calcext:value-type="float">
            <text:p>0.99799</text:p>
          </table:table-cell>
          <table:table-cell office:value-type="float" office:value="30295" calcext:value-type="float">
            <text:p>30295</text:p>
          </table:table-cell>
          <table:table-cell office:value-type="float" office:value="0.002006" calcext:value-type="float">
            <text:p>0.00201</text:p>
          </table:table-cell>
          <table:table-cell office:value-type="float" office:value="1.724306" calcext:value-type="float">
            <text:p>1.72431</text:p>
          </table:table-cell>
          <table:table-cell table:formula="of:=[.J294]/[.E294]" office:value-type="float" office:value="0.000000114157545338621" calcext:value-type="float">
            <text:p>1.14157545338621E-07</text:p>
          </table:table-cell>
          <table:table-cell table:formula="of:=[.J294]/[.F294]" office:value-type="float" office:value="0.00000011438696878042" calcext:value-type="float">
            <text:p>1.143869687804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bwaves.out</text:p>
          </table:table-cell>
          <table:table-cell office:value-type="float" office:value="15104617" calcext:value-type="float">
            <text:p>15104617</text:p>
          </table:table-cell>
          <table:table-cell office:value-type="float" office:value="15073327" calcext:value-type="float">
            <text:p>15073327</text:p>
          </table:table-cell>
          <table:table-cell office:value-type="float" office:value="0.997928" calcext:value-type="float">
            <text:p>0.99793</text:p>
          </table:table-cell>
          <table:table-cell office:value-type="float" office:value="31290" calcext:value-type="float">
            <text:p>31290</text:p>
          </table:table-cell>
          <table:table-cell office:value-type="float" office:value="0.002072" calcext:value-type="float">
            <text:p>0.00207</text:p>
          </table:table-cell>
          <table:table-cell office:value-type="float" office:value="1.725326" calcext:value-type="float">
            <text:p>1.72533</text:p>
          </table:table-cell>
          <table:table-cell table:formula="of:=[.J295]/[.E295]" office:value-type="float" office:value="0.000000114225074359714" calcext:value-type="float">
            <text:p>1.14225074359714E-07</text:p>
          </table:table-cell>
          <table:table-cell table:formula="of:=[.J295]/[.F295]" office:value-type="float" office:value="0.000000114462188739089" calcext:value-type="float">
            <text:p>1.1446218873908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bwaves.out</text:p>
          </table:table-cell>
          <table:table-cell office:value-type="float" office:value="15104617" calcext:value-type="float">
            <text:p>15104617</text:p>
          </table:table-cell>
          <table:table-cell office:value-type="float" office:value="15072064" calcext:value-type="float">
            <text:p>15072064</text:p>
          </table:table-cell>
          <table:table-cell office:value-type="float" office:value="0.997845" calcext:value-type="float">
            <text:p>0.99785</text:p>
          </table:table-cell>
          <table:table-cell office:value-type="float" office:value="32553" calcext:value-type="float">
            <text:p>32553</text:p>
          </table:table-cell>
          <table:table-cell office:value-type="float" office:value="0.002155" calcext:value-type="float">
            <text:p>0.00216</text:p>
          </table:table-cell>
          <table:table-cell office:value-type="float" office:value="1.716825" calcext:value-type="float">
            <text:p>1.71683</text:p>
          </table:table-cell>
          <table:table-cell table:formula="of:=[.J296]/[.E296]" office:value-type="float" office:value="0.000000113662266312347" calcext:value-type="float">
            <text:p>1.13662266312347E-07</text:p>
          </table:table-cell>
          <table:table-cell table:formula="of:=[.J296]/[.F296]" office:value-type="float" office:value="0.000000113907756761118" calcext:value-type="float">
            <text:p>1.1390775676111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bwaves.out</text:p>
          </table:table-cell>
          <table:table-cell office:value-type="float" office:value="15104617" calcext:value-type="float">
            <text:p>15104617</text:p>
          </table:table-cell>
          <table:table-cell office:value-type="float" office:value="15070326" calcext:value-type="float">
            <text:p>15070326</text:p>
          </table:table-cell>
          <table:table-cell office:value-type="float" office:value="0.99773" calcext:value-type="float">
            <text:p>0.99773</text:p>
          </table:table-cell>
          <table:table-cell office:value-type="float" office:value="34291" calcext:value-type="float">
            <text:p>34291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1.716877" calcext:value-type="float">
            <text:p>1.71688</text:p>
          </table:table-cell>
          <table:table-cell table:formula="of:=[.J297]/[.E297]" office:value-type="float" office:value="0.000000113665708968324" calcext:value-type="float">
            <text:p>1.13665708968324E-07</text:p>
          </table:table-cell>
          <table:table-cell table:formula="of:=[.J297]/[.F297]" office:value-type="float" office:value="0.00000011392434377332" calcext:value-type="float">
            <text:p>1.139243437733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bwaves.out</text:p>
          </table:table-cell>
          <table:table-cell office:value-type="float" office:value="15104617" calcext:value-type="float">
            <text:p>15104617</text:p>
          </table:table-cell>
          <table:table-cell office:value-type="float" office:value="14708653" calcext:value-type="float">
            <text:p>14708653</text:p>
          </table:table-cell>
          <table:table-cell office:value-type="float" office:value="0.973785" calcext:value-type="float">
            <text:p>0.97379</text:p>
          </table:table-cell>
          <table:table-cell office:value-type="float" office:value="395964" calcext:value-type="float">
            <text:p>395964</text:p>
          </table:table-cell>
          <table:table-cell office:value-type="float" office:value="0.026215" calcext:value-type="float">
            <text:p>0.02622</text:p>
          </table:table-cell>
          <table:table-cell office:value-type="float" office:value="2.065305" calcext:value-type="float">
            <text:p>2.06531</text:p>
          </table:table-cell>
          <table:table-cell table:formula="of:=[.J298]/[.E298]" office:value-type="float" office:value="0.000000136733357754122" calcext:value-type="float">
            <text:p>1.36733357754122E-07</text:p>
          </table:table-cell>
          <table:table-cell table:formula="of:=[.J298]/[.F298]" office:value-type="float" office:value="0.000000140414285386976" calcext:value-type="float">
            <text:p>1.4041428538697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bwaves.out</text:p>
          </table:table-cell>
          <table:table-cell office:value-type="float" office:value="15104617" calcext:value-type="float">
            <text:p>15104617</text:p>
          </table:table-cell>
          <table:table-cell office:value-type="float" office:value="14707507" calcext:value-type="float">
            <text:p>14707507</text:p>
          </table:table-cell>
          <table:table-cell office:value-type="float" office:value="0.973709" calcext:value-type="float">
            <text:p>0.97371</text:p>
          </table:table-cell>
          <table:table-cell office:value-type="float" office:value="397110" calcext:value-type="float">
            <text:p>397110</text:p>
          </table:table-cell>
          <table:table-cell office:value-type="float" office:value="0.026291" calcext:value-type="float">
            <text:p>0.02629</text:p>
          </table:table-cell>
          <table:table-cell office:value-type="float" office:value="2.062038" calcext:value-type="float">
            <text:p>2.06204</text:p>
          </table:table-cell>
          <table:table-cell table:formula="of:=[.J299]/[.E299]" office:value-type="float" office:value="0.000000136517066271856" calcext:value-type="float">
            <text:p>1.36517066271856E-07</text:p>
          </table:table-cell>
          <table:table-cell table:formula="of:=[.J299]/[.F299]" office:value-type="float" office:value="0.000000140203094922885" calcext:value-type="float">
            <text:p>1.4020309492288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bwaves.out</text:p>
          </table:table-cell>
          <table:table-cell office:value-type="float" office:value="15104617" calcext:value-type="float">
            <text:p>15104617</text:p>
          </table:table-cell>
          <table:table-cell office:value-type="float" office:value="14706110" calcext:value-type="float">
            <text:p>14706110</text:p>
          </table:table-cell>
          <table:table-cell office:value-type="float" office:value="0.973617" calcext:value-type="float">
            <text:p>0.97362</text:p>
          </table:table-cell>
          <table:table-cell office:value-type="float" office:value="398507" calcext:value-type="float">
            <text:p>398507</text:p>
          </table:table-cell>
          <table:table-cell office:value-type="float" office:value="0.026383" calcext:value-type="float">
            <text:p>0.02638</text:p>
          </table:table-cell>
          <table:table-cell office:value-type="float" office:value="2.096818" calcext:value-type="float">
            <text:p>2.09682</text:p>
          </table:table-cell>
          <table:table-cell table:formula="of:=[.J300]/[.E300]" office:value-type="float" office:value="0.000000138819673481294" calcext:value-type="float">
            <text:p>1.38819673481294E-07</text:p>
          </table:table-cell>
          <table:table-cell table:formula="of:=[.J300]/[.F300]" office:value-type="float" office:value="0.000000142581416839667" calcext:value-type="float">
            <text:p>1.4258141683966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bwaves.out</text:p>
          </table:table-cell>
          <table:table-cell office:value-type="float" office:value="15104617" calcext:value-type="float">
            <text:p>15104617</text:p>
          </table:table-cell>
          <table:table-cell office:value-type="float" office:value="14704641" calcext:value-type="float">
            <text:p>14704641</text:p>
          </table:table-cell>
          <table:table-cell office:value-type="float" office:value="0.97352" calcext:value-type="float">
            <text:p>0.97352</text:p>
          </table:table-cell>
          <table:table-cell office:value-type="float" office:value="399976" calcext:value-type="float">
            <text:p>399976</text:p>
          </table:table-cell>
          <table:table-cell office:value-type="float" office:value="0.02648" calcext:value-type="float">
            <text:p>0.02648</text:p>
          </table:table-cell>
          <table:table-cell office:value-type="float" office:value="2.098316" calcext:value-type="float">
            <text:p>2.09832</text:p>
          </table:table-cell>
          <table:table-cell table:formula="of:=[.J301]/[.E301]" office:value-type="float" office:value="0.000000138918848455409" calcext:value-type="float">
            <text:p>1.38918848455409E-07</text:p>
          </table:table-cell>
          <table:table-cell table:formula="of:=[.J301]/[.F301]" office:value-type="float" office:value="0.000000142697533384188" calcext:value-type="float">
            <text:p>1.4269753338418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bwaves.out</text:p>
          </table:table-cell>
          <table:table-cell office:value-type="float" office:value="15105117" calcext:value-type="float">
            <text:p>15105117</text:p>
          </table:table-cell>
          <table:table-cell office:value-type="float" office:value="15074747" calcext:value-type="float">
            <text:p>15074747</text:p>
          </table:table-cell>
          <table:table-cell office:value-type="float" office:value="0.997989" calcext:value-type="float">
            <text:p>0.99799</text:p>
          </table:table-cell>
          <table:table-cell office:value-type="float" office:value="30370" calcext:value-type="float">
            <text:p>30370</text:p>
          </table:table-cell>
          <table:table-cell office:value-type="float" office:value="0.002011" calcext:value-type="float">
            <text:p>0.00201</text:p>
          </table:table-cell>
          <table:table-cell office:value-type="float" office:value="1.721389" calcext:value-type="float">
            <text:p>1.72139</text:p>
          </table:table-cell>
          <table:table-cell table:formula="of:=[.J302]/[.E302]" office:value-type="float" office:value="0.000000113960653201164" calcext:value-type="float">
            <text:p>1.13960653201164E-07</text:p>
          </table:table-cell>
          <table:table-cell table:formula="of:=[.J302]/[.F302]" office:value-type="float" office:value="0.000000114190241468066" calcext:value-type="float">
            <text:p>1.1419024146806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bwaves.out</text:p>
          </table:table-cell>
          <table:table-cell office:value-type="float" office:value="15105117" calcext:value-type="float">
            <text:p>15105117</text:p>
          </table:table-cell>
          <table:table-cell office:value-type="float" office:value="15073752" calcext:value-type="float">
            <text:p>15073752</text:p>
          </table:table-cell>
          <table:table-cell office:value-type="float" office:value="0.997924" calcext:value-type="float">
            <text:p>0.99792</text:p>
          </table:table-cell>
          <table:table-cell office:value-type="float" office:value="31365" calcext:value-type="float">
            <text:p>31365</text:p>
          </table:table-cell>
          <table:table-cell office:value-type="float" office:value="0.002076" calcext:value-type="float">
            <text:p>0.00208</text:p>
          </table:table-cell>
          <table:table-cell office:value-type="float" office:value="1.724517" calcext:value-type="float">
            <text:p>1.72452</text:p>
          </table:table-cell>
          <table:table-cell table:formula="of:=[.J303]/[.E303]" office:value-type="float" office:value="0.000000114167735344255" calcext:value-type="float">
            <text:p>1.14167735344255E-07</text:p>
          </table:table-cell>
          <table:table-cell table:formula="of:=[.J303]/[.F303]" office:value-type="float" office:value="0.000000114405292059999" calcext:value-type="float">
            <text:p>1.1440529205999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bwaves.out</text:p>
          </table:table-cell>
          <table:table-cell office:value-type="float" office:value="15105117" calcext:value-type="float">
            <text:p>15105117</text:p>
          </table:table-cell>
          <table:table-cell office:value-type="float" office:value="15072489" calcext:value-type="float">
            <text:p>15072489</text:p>
          </table:table-cell>
          <table:table-cell office:value-type="float" office:value="0.99784" calcext:value-type="float">
            <text:p>0.99784</text:p>
          </table:table-cell>
          <table:table-cell office:value-type="float" office:value="32628" calcext:value-type="float">
            <text:p>32628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1.724427" calcext:value-type="float">
            <text:p>1.72443</text:p>
          </table:table-cell>
          <table:table-cell table:formula="of:=[.J304]/[.E304]" office:value-type="float" office:value="0.000000114161777098449" calcext:value-type="float">
            <text:p>1.14161777098449E-07</text:p>
          </table:table-cell>
          <table:table-cell table:formula="of:=[.J304]/[.F304]" office:value-type="float" office:value="0.00000011440890751355" calcext:value-type="float">
            <text:p>1.144089075135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bwaves.out</text:p>
          </table:table-cell>
          <table:table-cell office:value-type="float" office:value="15105117" calcext:value-type="float">
            <text:p>15105117</text:p>
          </table:table-cell>
          <table:table-cell office:value-type="float" office:value="15070748" calcext:value-type="float">
            <text:p>15070748</text:p>
          </table:table-cell>
          <table:table-cell office:value-type="float" office:value="0.997725" calcext:value-type="float">
            <text:p>0.99773</text:p>
          </table:table-cell>
          <table:table-cell office:value-type="float" office:value="34369" calcext:value-type="float">
            <text:p>34369</text:p>
          </table:table-cell>
          <table:table-cell office:value-type="float" office:value="0.002275" calcext:value-type="float">
            <text:p>0.00228</text:p>
          </table:table-cell>
          <table:table-cell office:value-type="float" office:value="1.720716" calcext:value-type="float">
            <text:p>1.72072</text:p>
          </table:table-cell>
          <table:table-cell table:formula="of:=[.J305]/[.E305]" office:value-type="float" office:value="0.000000113916098763088" calcext:value-type="float">
            <text:p>1.13916098763088E-07</text:p>
          </table:table-cell>
          <table:table-cell table:formula="of:=[.J305]/[.F305]" office:value-type="float" office:value="0.000000114175885629565" calcext:value-type="float">
            <text:p>1.1417588562956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bwaves.out</text:p>
          </table:table-cell>
          <table:table-cell office:value-type="float" office:value="15105117" calcext:value-type="float">
            <text:p>15105117</text:p>
          </table:table-cell>
          <table:table-cell office:value-type="float" office:value="14709063" calcext:value-type="float">
            <text:p>14709063</text:p>
          </table:table-cell>
          <table:table-cell office:value-type="float" office:value="0.97378" calcext:value-type="float">
            <text:p>0.97378</text:p>
          </table:table-cell>
          <table:table-cell office:value-type="float" office:value="396054" calcext:value-type="float">
            <text:p>39605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2.066534" calcext:value-type="float">
            <text:p>2.06653</text:p>
          </table:table-cell>
          <table:table-cell table:formula="of:=[.J306]/[.E306]" office:value-type="float" office:value="0.000000136810194849864" calcext:value-type="float">
            <text:p>1.36810194849864E-07</text:p>
          </table:table-cell>
          <table:table-cell table:formula="of:=[.J306]/[.F306]" office:value-type="float" office:value="0.000000140493925411836" calcext:value-type="float">
            <text:p>1.4049392541183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bwaves.out</text:p>
          </table:table-cell>
          <table:table-cell office:value-type="float" office:value="15105117" calcext:value-type="float">
            <text:p>15105117</text:p>
          </table:table-cell>
          <table:table-cell office:value-type="float" office:value="14707926" calcext:value-type="float">
            <text:p>14707926</text:p>
          </table:table-cell>
          <table:table-cell office:value-type="float" office:value="0.973705" calcext:value-type="float">
            <text:p>0.97371</text:p>
          </table:table-cell>
          <table:table-cell office:value-type="float" office:value="397191" calcext:value-type="float">
            <text:p>397191</text:p>
          </table:table-cell>
          <table:table-cell office:value-type="float" office:value="0.026295" calcext:value-type="float">
            <text:p>0.02630</text:p>
          </table:table-cell>
          <table:table-cell office:value-type="float" office:value="2.063218" calcext:value-type="float">
            <text:p>2.06322</text:p>
          </table:table-cell>
          <table:table-cell table:formula="of:=[.J307]/[.E307]" office:value-type="float" office:value="0.000000136590666593314" calcext:value-type="float">
            <text:p>1.36590666593314E-07</text:p>
          </table:table-cell>
          <table:table-cell table:formula="of:=[.J307]/[.F307]" office:value-type="float" office:value="0.000000140279329662116" calcext:value-type="float">
            <text:p>1.4027932966211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bwaves.out</text:p>
          </table:table-cell>
          <table:table-cell office:value-type="float" office:value="15105117" calcext:value-type="float">
            <text:p>15105117</text:p>
          </table:table-cell>
          <table:table-cell office:value-type="float" office:value="14706536" calcext:value-type="float">
            <text:p>14706536</text:p>
          </table:table-cell>
          <table:table-cell office:value-type="float" office:value="0.973613" calcext:value-type="float">
            <text:p>0.97361</text:p>
          </table:table-cell>
          <table:table-cell office:value-type="float" office:value="398581" calcext:value-type="float">
            <text:p>398581</text:p>
          </table:table-cell>
          <table:table-cell office:value-type="float" office:value="0.026387" calcext:value-type="float">
            <text:p>0.02639</text:p>
          </table:table-cell>
          <table:table-cell office:value-type="float" office:value="2.059536" calcext:value-type="float">
            <text:p>2.05954</text:p>
          </table:table-cell>
          <table:table-cell table:formula="of:=[.J308]/[.E308]" office:value-type="float" office:value="0.000000136346908137156" calcext:value-type="float">
            <text:p>1.36346908137156E-07</text:p>
          </table:table-cell>
          <table:table-cell table:formula="of:=[.J308]/[.F308]" office:value-type="float" office:value="0.000000140042223403254" calcext:value-type="float">
            <text:p>1.4004222340325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bwaves.out</text:p>
          </table:table-cell>
          <table:table-cell office:value-type="float" office:value="15105117" calcext:value-type="float">
            <text:p>15105117</text:p>
          </table:table-cell>
          <table:table-cell office:value-type="float" office:value="14705064" calcext:value-type="float">
            <text:p>14705064</text:p>
          </table:table-cell>
          <table:table-cell office:value-type="float" office:value="0.973515" calcext:value-type="float">
            <text:p>0.97352</text:p>
          </table:table-cell>
          <table:table-cell office:value-type="float" office:value="400053" calcext:value-type="float">
            <text:p>400053</text:p>
          </table:table-cell>
          <table:table-cell office:value-type="float" office:value="0.026485" calcext:value-type="float">
            <text:p>0.02649</text:p>
          </table:table-cell>
          <table:table-cell office:value-type="float" office:value="2.059167" calcext:value-type="float">
            <text:p>2.05917</text:p>
          </table:table-cell>
          <table:table-cell table:formula="of:=[.J309]/[.E309]" office:value-type="float" office:value="0.000000136322479329356" calcext:value-type="float">
            <text:p>1.36322479329356E-07</text:p>
          </table:table-cell>
          <table:table-cell table:formula="of:=[.J309]/[.F309]" office:value-type="float" office:value="0.000000140031148453349" calcext:value-type="float">
            <text:p>1.4003114845334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waves.out</text:p>
          </table:table-cell>
          <table:table-cell office:value-type="float" office:value="15105517" calcext:value-type="float">
            <text:p>15105517</text:p>
          </table:table-cell>
          <table:table-cell office:value-type="float" office:value="15075125" calcext:value-type="float">
            <text:p>15075125</text:p>
          </table:table-cell>
          <table:table-cell office:value-type="float" office:value="0.997988" calcext:value-type="float">
            <text:p>0.99799</text:p>
          </table:table-cell>
          <table:table-cell office:value-type="float" office:value="30392" calcext:value-type="float">
            <text:p>30392</text:p>
          </table:table-cell>
          <table:table-cell office:value-type="float" office:value="0.002012" calcext:value-type="float">
            <text:p>0.00201</text:p>
          </table:table-cell>
          <table:table-cell office:value-type="float" office:value="1.713635" calcext:value-type="float">
            <text:p>1.71364</text:p>
          </table:table-cell>
          <table:table-cell table:formula="of:=[.J310]/[.E310]" office:value-type="float" office:value="0.000000113444313094348" calcext:value-type="float">
            <text:p>1.13444313094348E-07</text:p>
          </table:table-cell>
          <table:table-cell table:formula="of:=[.J310]/[.F310]" office:value-type="float" office:value="0.000000113673020953392" calcext:value-type="float">
            <text:p>1.1367302095339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waves.out</text:p>
          </table:table-cell>
          <table:table-cell office:value-type="float" office:value="15105517" calcext:value-type="float">
            <text:p>15105517</text:p>
          </table:table-cell>
          <table:table-cell office:value-type="float" office:value="15074130" calcext:value-type="float">
            <text:p>15074130</text:p>
          </table:table-cell>
          <table:table-cell office:value-type="float" office:value="0.997922" calcext:value-type="float">
            <text:p>0.99792</text:p>
          </table:table-cell>
          <table:table-cell office:value-type="float" office:value="31387" calcext:value-type="float">
            <text:p>31387</text:p>
          </table:table-cell>
          <table:table-cell office:value-type="float" office:value="0.002078" calcext:value-type="float">
            <text:p>0.00208</text:p>
          </table:table-cell>
          <table:table-cell office:value-type="float" office:value="1.724928" calcext:value-type="float">
            <text:p>1.72493</text:p>
          </table:table-cell>
          <table:table-cell table:formula="of:=[.J311]/[.E311]" office:value-type="float" office:value="0.000000114191920739952" calcext:value-type="float">
            <text:p>1.14191920739952E-07</text:p>
          </table:table-cell>
          <table:table-cell table:formula="of:=[.J311]/[.F311]" office:value-type="float" office:value="0.000000114429688479534" calcext:value-type="float">
            <text:p>1.1442968847953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waves.out</text:p>
          </table:table-cell>
          <table:table-cell office:value-type="float" office:value="15105517" calcext:value-type="float">
            <text:p>15105517</text:p>
          </table:table-cell>
          <table:table-cell office:value-type="float" office:value="15072868" calcext:value-type="float">
            <text:p>15072868</text:p>
          </table:table-cell>
          <table:table-cell office:value-type="float" office:value="0.997839" calcext:value-type="float">
            <text:p>0.99784</text:p>
          </table:table-cell>
          <table:table-cell office:value-type="float" office:value="32649" calcext:value-type="float">
            <text:p>32649</text:p>
          </table:table-cell>
          <table:table-cell office:value-type="float" office:value="0.002161" calcext:value-type="float">
            <text:p>0.00216</text:p>
          </table:table-cell>
          <table:table-cell office:value-type="float" office:value="1.718963" calcext:value-type="float">
            <text:p>1.71896</text:p>
          </table:table-cell>
          <table:table-cell table:formula="of:=[.J312]/[.E312]" office:value-type="float" office:value="0.000000113797031905628" calcext:value-type="float">
            <text:p>1.13797031905628E-07</text:p>
          </table:table-cell>
          <table:table-cell table:formula="of:=[.J312]/[.F312]" office:value-type="float" office:value="0.000000114043525094229" calcext:value-type="float">
            <text:p>1.1404352509422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waves.out</text:p>
          </table:table-cell>
          <table:table-cell office:value-type="float" office:value="15105517" calcext:value-type="float">
            <text:p>15105517</text:p>
          </table:table-cell>
          <table:table-cell office:value-type="float" office:value="15071126" calcext:value-type="float">
            <text:p>15071126</text:p>
          </table:table-cell>
          <table:table-cell office:value-type="float" office:value="0.997723" calcext:value-type="float">
            <text:p>0.99772</text:p>
          </table:table-cell>
          <table:table-cell office:value-type="float" office:value="34391" calcext:value-type="float">
            <text:p>34391</text:p>
          </table:table-cell>
          <table:table-cell office:value-type="float" office:value="0.002277" calcext:value-type="float">
            <text:p>0.00228</text:p>
          </table:table-cell>
          <table:table-cell office:value-type="float" office:value="1.711733" calcext:value-type="float">
            <text:p>1.71173</text:p>
          </table:table-cell>
          <table:table-cell table:formula="of:=[.J313]/[.E313]" office:value-type="float" office:value="0.000000113318398834015" calcext:value-type="float">
            <text:p>1.13318398834015E-07</text:p>
          </table:table-cell>
          <table:table-cell table:formula="of:=[.J313]/[.F313]" office:value-type="float" office:value="0.000000113576981573905" calcext:value-type="float">
            <text:p>1.1357698157390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waves.out</text:p>
          </table:table-cell>
          <table:table-cell office:value-type="float" office:value="15105517" calcext:value-type="float">
            <text:p>15105517</text:p>
          </table:table-cell>
          <table:table-cell office:value-type="float" office:value="14709422" calcext:value-type="float">
            <text:p>14709422</text:p>
          </table:table-cell>
          <table:table-cell office:value-type="float" office:value="0.973778" calcext:value-type="float">
            <text:p>0.97378</text:p>
          </table:table-cell>
          <table:table-cell office:value-type="float" office:value="396095" calcext:value-type="float">
            <text:p>396095</text:p>
          </table:table-cell>
          <table:table-cell office:value-type="float" office:value="0.026222" calcext:value-type="float">
            <text:p>0.02622</text:p>
          </table:table-cell>
          <table:table-cell office:value-type="float" office:value="2.065905" calcext:value-type="float">
            <text:p>2.06591</text:p>
          </table:table-cell>
          <table:table-cell table:formula="of:=[.J314]/[.E314]" office:value-type="float" office:value="0.000000136764931647159" calcext:value-type="float">
            <text:p>1.36764931647159E-07</text:p>
          </table:table-cell>
          <table:table-cell table:formula="of:=[.J314]/[.F314]" office:value-type="float" office:value="0.000000140447734792027" calcext:value-type="float">
            <text:p>1.4044773479202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waves.out</text:p>
          </table:table-cell>
          <table:table-cell office:value-type="float" office:value="15105517" calcext:value-type="float">
            <text:p>15105517</text:p>
          </table:table-cell>
          <table:table-cell office:value-type="float" office:value="14708286" calcext:value-type="float">
            <text:p>14708286</text:p>
          </table:table-cell>
          <table:table-cell office:value-type="float" office:value="0.973703" calcext:value-type="float">
            <text:p>0.97370</text:p>
          </table:table-cell>
          <table:table-cell office:value-type="float" office:value="397231" calcext:value-type="float">
            <text:p>397231</text:p>
          </table:table-cell>
          <table:table-cell office:value-type="float" office:value="0.026297" calcext:value-type="float">
            <text:p>0.02630</text:p>
          </table:table-cell>
          <table:table-cell office:value-type="float" office:value="2.062977" calcext:value-type="float">
            <text:p>2.06298</text:p>
          </table:table-cell>
          <table:table-cell table:formula="of:=[.J315]/[.E315]" office:value-type="float" office:value="0.000000136571095183303" calcext:value-type="float">
            <text:p>1.36571095183303E-07</text:p>
          </table:table-cell>
          <table:table-cell table:formula="of:=[.J315]/[.F315]" office:value-type="float" office:value="0.000000140259510863468" calcext:value-type="float">
            <text:p>1.4025951086346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waves.out</text:p>
          </table:table-cell>
          <table:table-cell office:value-type="float" office:value="15105517" calcext:value-type="float">
            <text:p>15105517</text:p>
          </table:table-cell>
          <table:table-cell office:value-type="float" office:value="14706900" calcext:value-type="float">
            <text:p>14706900</text:p>
          </table:table-cell>
          <table:table-cell office:value-type="float" office:value="0.973611" calcext:value-type="float">
            <text:p>0.97361</text:p>
          </table:table-cell>
          <table:table-cell office:value-type="float" office:value="398617" calcext:value-type="float">
            <text:p>398617</text:p>
          </table:table-cell>
          <table:table-cell office:value-type="float" office:value="0.026389" calcext:value-type="float">
            <text:p>0.02639</text:p>
          </table:table-cell>
          <table:table-cell office:value-type="float" office:value="2.06087" calcext:value-type="float">
            <text:p>2.06087</text:p>
          </table:table-cell>
          <table:table-cell table:formula="of:=[.J316]/[.E316]" office:value-type="float" office:value="0.000000136431609722461" calcext:value-type="float">
            <text:p>1.36431609722461E-07</text:p>
          </table:table-cell>
          <table:table-cell table:formula="of:=[.J316]/[.F316]" office:value-type="float" office:value="0.000000140129463041158" calcext:value-type="float">
            <text:p>1.4012946304115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waves.out</text:p>
          </table:table-cell>
          <table:table-cell office:value-type="float" office:value="15105517" calcext:value-type="float">
            <text:p>15105517</text:p>
          </table:table-cell>
          <table:table-cell office:value-type="float" office:value="14705429" calcext:value-type="float">
            <text:p>14705429</text:p>
          </table:table-cell>
          <table:table-cell office:value-type="float" office:value="0.973514" calcext:value-type="float">
            <text:p>0.97351</text:p>
          </table:table-cell>
          <table:table-cell office:value-type="float" office:value="400088" calcext:value-type="float">
            <text:p>400088</text:p>
          </table:table-cell>
          <table:table-cell office:value-type="float" office:value="0.026486" calcext:value-type="float">
            <text:p>0.02649</text:p>
          </table:table-cell>
          <table:table-cell office:value-type="float" office:value="2.055466" calcext:value-type="float">
            <text:p>2.05547</text:p>
          </table:table-cell>
          <table:table-cell table:formula="of:=[.J317]/[.E317]" office:value-type="float" office:value="0.000000136073859636847" calcext:value-type="float">
            <text:p>1.36073859636847E-07</text:p>
          </table:table-cell>
          <table:table-cell table:formula="of:=[.J317]/[.F317]" office:value-type="float" office:value="0.000000139775997014436" calcext:value-type="float">
            <text:p>1.3977599701443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waves.out</text:p>
          </table:table-cell>
          <table:table-cell office:value-type="float" office:value="15105617" calcext:value-type="float">
            <text:p>15105617</text:p>
          </table:table-cell>
          <table:table-cell office:value-type="float" office:value="15075194" calcext:value-type="float">
            <text:p>15075194</text:p>
          </table:table-cell>
          <table:table-cell office:value-type="float" office:value="0.997986" calcext:value-type="float">
            <text:p>0.99799</text:p>
          </table:table-cell>
          <table:table-cell office:value-type="float" office:value="30423" calcext:value-type="float">
            <text:p>30423</text:p>
          </table:table-cell>
          <table:table-cell office:value-type="float" office:value="0.002014" calcext:value-type="float">
            <text:p>0.00201</text:p>
          </table:table-cell>
          <table:table-cell office:value-type="float" office:value="1.719224" calcext:value-type="float">
            <text:p>1.71922</text:p>
          </table:table-cell>
          <table:table-cell table:formula="of:=[.J318]/[.E318]" office:value-type="float" office:value="0.000000113813556904031" calcext:value-type="float">
            <text:p>1.13813556904031E-07</text:p>
          </table:table-cell>
          <table:table-cell table:formula="of:=[.J318]/[.F318]" office:value-type="float" office:value="0.000000114043242163252" calcext:value-type="float">
            <text:p>1.1404324216325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waves.out</text:p>
          </table:table-cell>
          <table:table-cell office:value-type="float" office:value="15105617" calcext:value-type="float">
            <text:p>15105617</text:p>
          </table:table-cell>
          <table:table-cell office:value-type="float" office:value="15074199" calcext:value-type="float">
            <text:p>15074199</text:p>
          </table:table-cell>
          <table:table-cell office:value-type="float" office:value="0.99792" calcext:value-type="float">
            <text:p>0.99792</text:p>
          </table:table-cell>
          <table:table-cell office:value-type="float" office:value="31418" calcext:value-type="float">
            <text:p>31418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1.717547" calcext:value-type="float">
            <text:p>1.71755</text:p>
          </table:table-cell>
          <table:table-cell table:formula="of:=[.J319]/[.E319]" office:value-type="float" office:value="0.000000113702538598721" calcext:value-type="float">
            <text:p>1.13702538598721E-07</text:p>
          </table:table-cell>
          <table:table-cell table:formula="of:=[.J319]/[.F319]" office:value-type="float" office:value="0.000000113939520103191" calcext:value-type="float">
            <text:p>1.1393952010319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waves.out</text:p>
          </table:table-cell>
          <table:table-cell office:value-type="float" office:value="15105617" calcext:value-type="float">
            <text:p>15105617</text:p>
          </table:table-cell>
          <table:table-cell office:value-type="float" office:value="15072937" calcext:value-type="float">
            <text:p>15072937</text:p>
          </table:table-cell>
          <table:table-cell office:value-type="float" office:value="0.997837" calcext:value-type="float">
            <text:p>0.99784</text:p>
          </table:table-cell>
          <table:table-cell office:value-type="float" office:value="32680" calcext:value-type="float">
            <text:p>32680</text:p>
          </table:table-cell>
          <table:table-cell office:value-type="float" office:value="0.002163" calcext:value-type="float">
            <text:p>0.00216</text:p>
          </table:table-cell>
          <table:table-cell office:value-type="float" office:value="1.717567" calcext:value-type="float">
            <text:p>1.71757</text:p>
          </table:table-cell>
          <table:table-cell table:formula="of:=[.J320]/[.E320]" office:value-type="float" office:value="0.000000113703862609518" calcext:value-type="float">
            <text:p>1.13703862609518E-07</text:p>
          </table:table-cell>
          <table:table-cell table:formula="of:=[.J320]/[.F320]" office:value-type="float" office:value="0.000000113950386709637" calcext:value-type="float">
            <text:p>1.1395038670963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waves.out</text:p>
          </table:table-cell>
          <table:table-cell office:value-type="float" office:value="15105617" calcext:value-type="float">
            <text:p>15105617</text:p>
          </table:table-cell>
          <table:table-cell office:value-type="float" office:value="15071195" calcext:value-type="float">
            <text:p>15071195</text:p>
          </table:table-cell>
          <table:table-cell office:value-type="float" office:value="0.997721" calcext:value-type="float">
            <text:p>0.99772</text:p>
          </table:table-cell>
          <table:table-cell office:value-type="float" office:value="34422" calcext:value-type="float">
            <text:p>34422</text:p>
          </table:table-cell>
          <table:table-cell office:value-type="float" office:value="0.002279" calcext:value-type="float">
            <text:p>0.00228</text:p>
          </table:table-cell>
          <table:table-cell office:value-type="float" office:value="1.710795" calcext:value-type="float">
            <text:p>1.71080</text:p>
          </table:table-cell>
          <table:table-cell table:formula="of:=[.J321]/[.E321]" office:value-type="float" office:value="0.000000113255552553729" calcext:value-type="float">
            <text:p>1.13255552553729E-07</text:p>
          </table:table-cell>
          <table:table-cell table:formula="of:=[.J321]/[.F321]" office:value-type="float" office:value="0.000000113514223656452" calcext:value-type="float">
            <text:p>1.1351422365645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waves.out</text:p>
          </table:table-cell>
          <table:table-cell office:value-type="float" office:value="15105617" calcext:value-type="float">
            <text:p>15105617</text:p>
          </table:table-cell>
          <table:table-cell office:value-type="float" office:value="14709476" calcext:value-type="float">
            <text:p>14709476</text:p>
          </table:table-cell>
          <table:table-cell office:value-type="float" office:value="0.973775" calcext:value-type="float">
            <text:p>0.97378</text:p>
          </table:table-cell>
          <table:table-cell office:value-type="float" office:value="396141" calcext:value-type="float">
            <text:p>396141</text:p>
          </table:table-cell>
          <table:table-cell office:value-type="float" office:value="0.026225" calcext:value-type="float">
            <text:p>0.02623</text:p>
          </table:table-cell>
          <table:table-cell office:value-type="float" office:value="2.06715" calcext:value-type="float">
            <text:p>2.06715</text:p>
          </table:table-cell>
          <table:table-cell table:formula="of:=[.J322]/[.E322]" office:value-type="float" office:value="0.000000136846445928028" calcext:value-type="float">
            <text:p>1.36846445928028E-07</text:p>
          </table:table-cell>
          <table:table-cell table:formula="of:=[.J322]/[.F322]" office:value-type="float" office:value="0.000000140531858510799" calcext:value-type="float">
            <text:p>1.4053185851079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waves.out</text:p>
          </table:table-cell>
          <table:table-cell office:value-type="float" office:value="15105617" calcext:value-type="float">
            <text:p>15105617</text:p>
          </table:table-cell>
          <table:table-cell office:value-type="float" office:value="14708341" calcext:value-type="float">
            <text:p>14708341</text:p>
          </table:table-cell>
          <table:table-cell office:value-type="float" office:value="0.9737" calcext:value-type="float">
            <text:p>0.97370</text:p>
          </table:table-cell>
          <table:table-cell office:value-type="float" office:value="397276" calcext:value-type="float">
            <text:p>397276</text:p>
          </table:table-cell>
          <table:table-cell office:value-type="float" office:value="0.0263" calcext:value-type="float">
            <text:p>0.02630</text:p>
          </table:table-cell>
          <table:table-cell office:value-type="float" office:value="2.095957" calcext:value-type="float">
            <text:p>2.09596</text:p>
          </table:table-cell>
          <table:table-cell table:formula="of:=[.J323]/[.E323]" office:value-type="float" office:value="0.000000138753484879168" calcext:value-type="float">
            <text:p>1.38753484879168E-07</text:p>
          </table:table-cell>
          <table:table-cell table:formula="of:=[.J323]/[.F323]" office:value-type="float" office:value="0.000000142501251500764" calcext:value-type="float">
            <text:p>1.4250125150076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waves.out</text:p>
          </table:table-cell>
          <table:table-cell office:value-type="float" office:value="15105617" calcext:value-type="float">
            <text:p>15105617</text:p>
          </table:table-cell>
          <table:table-cell office:value-type="float" office:value="14706957" calcext:value-type="float">
            <text:p>14706957</text:p>
          </table:table-cell>
          <table:table-cell office:value-type="float" office:value="0.973608" calcext:value-type="float">
            <text:p>0.97361</text:p>
          </table:table-cell>
          <table:table-cell office:value-type="float" office:value="398660" calcext:value-type="float">
            <text:p>398660</text:p>
          </table:table-cell>
          <table:table-cell office:value-type="float" office:value="0.026392" calcext:value-type="float">
            <text:p>0.02639</text:p>
          </table:table-cell>
          <table:table-cell office:value-type="float" office:value="2.106832" calcext:value-type="float">
            <text:p>2.10683</text:p>
          </table:table-cell>
          <table:table-cell table:formula="of:=[.J324]/[.E324]" office:value-type="float" office:value="0.000000139473415749916" calcext:value-type="float">
            <text:p>1.39473415749916E-07</text:p>
          </table:table-cell>
          <table:table-cell table:formula="of:=[.J324]/[.F324]" office:value-type="float" office:value="0.000000143254107562836" calcext:value-type="float">
            <text:p>1.4325410756283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waves.out</text:p>
          </table:table-cell>
          <table:table-cell office:value-type="float" office:value="15105617" calcext:value-type="float">
            <text:p>15105617</text:p>
          </table:table-cell>
          <table:table-cell office:value-type="float" office:value="14705489" calcext:value-type="float">
            <text:p>14705489</text:p>
          </table:table-cell>
          <table:table-cell office:value-type="float" office:value="0.973511" calcext:value-type="float">
            <text:p>0.97351</text:p>
          </table:table-cell>
          <table:table-cell office:value-type="float" office:value="400128" calcext:value-type="float">
            <text:p>400128</text:p>
          </table:table-cell>
          <table:table-cell office:value-type="float" office:value="0.026489" calcext:value-type="float">
            <text:p>0.02649</text:p>
          </table:table-cell>
          <table:table-cell office:value-type="float" office:value="2.099428" calcext:value-type="float">
            <text:p>2.09943</text:p>
          </table:table-cell>
          <table:table-cell table:formula="of:=[.J325]/[.E325]" office:value-type="float" office:value="0.000000138983266952949" calcext:value-type="float">
            <text:p>1.38983266952949E-07</text:p>
          </table:table-cell>
          <table:table-cell table:formula="of:=[.J325]/[.F325]" office:value-type="float" office:value="0.000000142764922676152" calcext:value-type="float">
            <text:p>1.42764922676152E-0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lways true</text:p>
          </table:table-cell>
          <table:table-cell table:number-columns-repeated="2"/>
          <table:table-cell office:value-type="string" calcext:value-type="string">
            <text:p><text:s/>bwaves.out</text:p>
          </table:table-cell>
          <table:table-cell office:value-type="float" office:value="15105617" calcext:value-type="float">
            <text:p>15105617</text:p>
          </table:table-cell>
          <table:table-cell office:value-type="float" office:value="9582022" calcext:value-type="float">
            <text:p>9582022</text:p>
          </table:table-cell>
          <table:table-cell office:value-type="float" office:value="0.634335" calcext:value-type="float">
            <text:p>0.63434</text:p>
          </table:table-cell>
          <table:table-cell office:value-type="float" office:value="5523595" calcext:value-type="float">
            <text:p>5523595</text:p>
          </table:table-cell>
          <table:table-cell office:value-type="float" office:value="0.365665" calcext:value-type="float">
            <text:p>0.36567</text:p>
          </table:table-cell>
          <table:table-cell office:value-type="float" office:value="1.218668" calcext:value-type="float">
            <text:p>1.21867</text:p>
          </table:table-cell>
          <table:table-cell table:formula="of:=[.J326]/[.E326]" office:value-type="float" office:value="0.0000000806764794844196" calcext:value-type="float">
            <text:p>8.06764794844196E-08</text:p>
          </table:table-cell>
          <table:table-cell table:formula="of:=[.J326]/[.F326]" office:value-type="float" office:value="0.000000127182759546993" calcext:value-type="float">
            <text:p>1.2718275954699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83193" calcext:value-type="float">
            <text:p>15183193</text:p>
          </table:table-cell>
          <table:table-cell office:value-type="float" office:value="14181333" calcext:value-type="float">
            <text:p>14181333</text:p>
          </table:table-cell>
          <table:table-cell office:value-type="float" office:value="0.934015" calcext:value-type="float">
            <text:p>0.93402</text:p>
          </table:table-cell>
          <table:table-cell office:value-type="float" office:value="1001860" calcext:value-type="float">
            <text:p>1001860</text:p>
          </table:table-cell>
          <table:table-cell office:value-type="float" office:value="0.065985" calcext:value-type="float">
            <text:p>0.06599</text:p>
          </table:table-cell>
          <table:table-cell office:value-type="float" office:value="2.064248" calcext:value-type="float">
            <text:p>2.06425</text:p>
          </table:table-cell>
          <table:table-cell table:formula="of:=[.J327]/[.E327]" office:value-type="float" office:value="0.00000013595611937489" calcext:value-type="float">
            <text:p>1.3595611937489E-07</text:p>
          </table:table-cell>
          <table:table-cell table:formula="of:=[.J327]/[.F327]" office:value-type="float" office:value="0.000000145560928581255" calcext:value-type="float">
            <text:p>1.4556092858125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83193" calcext:value-type="float">
            <text:p>15183193</text:p>
          </table:table-cell>
          <table:table-cell office:value-type="float" office:value="14093716" calcext:value-type="float">
            <text:p>14093716</text:p>
          </table:table-cell>
          <table:table-cell office:value-type="float" office:value="0.928245" calcext:value-type="float">
            <text:p>0.92825</text:p>
          </table:table-cell>
          <table:table-cell office:value-type="float" office:value="1089477" calcext:value-type="float">
            <text:p>1089477</text:p>
          </table:table-cell>
          <table:table-cell office:value-type="float" office:value="0.071755" calcext:value-type="float">
            <text:p>0.07176</text:p>
          </table:table-cell>
          <table:table-cell office:value-type="float" office:value="2.066613" calcext:value-type="float">
            <text:p>2.06661</text:p>
          </table:table-cell>
          <table:table-cell table:formula="of:=[.J328]/[.E328]" office:value-type="float" office:value="0.000000136111883712471" calcext:value-type="float">
            <text:p>1.36111883712471E-07</text:p>
          </table:table-cell>
          <table:table-cell table:formula="of:=[.J328]/[.F328]" office:value-type="float" office:value="0.000000146633648641707" calcext:value-type="float">
            <text:p>1.4663364864170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83193" calcext:value-type="float">
            <text:p>15183193</text:p>
          </table:table-cell>
          <table:table-cell office:value-type="float" office:value="13979736" calcext:value-type="float">
            <text:p>13979736</text:p>
          </table:table-cell>
          <table:table-cell office:value-type="float" office:value="0.920738" calcext:value-type="float">
            <text:p>0.92074</text:p>
          </table:table-cell>
          <table:table-cell office:value-type="float" office:value="1203457" calcext:value-type="float">
            <text:p>1203457</text:p>
          </table:table-cell>
          <table:table-cell office:value-type="float" office:value="0.079262" calcext:value-type="float">
            <text:p>0.07926</text:p>
          </table:table-cell>
          <table:table-cell office:value-type="float" office:value="2.062644" calcext:value-type="float">
            <text:p>2.06264</text:p>
          </table:table-cell>
          <table:table-cell table:formula="of:=[.J329]/[.E329]" office:value-type="float" office:value="0.000000135850476246992" calcext:value-type="float">
            <text:p>1.35850476246992E-07</text:p>
          </table:table-cell>
          <table:table-cell table:formula="of:=[.J329]/[.F329]" office:value-type="float" office:value="0.0000001475452755331" calcext:value-type="float">
            <text:p>1.47545275533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83193" calcext:value-type="float">
            <text:p>15183193</text:p>
          </table:table-cell>
          <table:table-cell office:value-type="float" office:value="13780870" calcext:value-type="float">
            <text:p>13780870</text:p>
          </table:table-cell>
          <table:table-cell office:value-type="float" office:value="0.90764" calcext:value-type="float">
            <text:p>0.90764</text:p>
          </table:table-cell>
          <table:table-cell office:value-type="float" office:value="1402323" calcext:value-type="float">
            <text:p>1402323</text:p>
          </table:table-cell>
          <table:table-cell office:value-type="float" office:value="0.09236" calcext:value-type="float">
            <text:p>0.09236</text:p>
          </table:table-cell>
          <table:table-cell office:value-type="float" office:value="2.084706" calcext:value-type="float">
            <text:p>2.08471</text:p>
          </table:table-cell>
          <table:table-cell table:formula="of:=[.J330]/[.E330]" office:value-type="float" office:value="0.000000137303530291685" calcext:value-type="float">
            <text:p>1.37303530291685E-07</text:p>
          </table:table-cell>
          <table:table-cell table:formula="of:=[.J330]/[.F330]" office:value-type="float" office:value="0.00000015127535489414" calcext:value-type="float">
            <text:p>1.512753548941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83193" calcext:value-type="float">
            <text:p>15183193</text:p>
          </table:table-cell>
          <table:table-cell office:value-type="float" office:value="13599534" calcext:value-type="float">
            <text:p>13599534</text:p>
          </table:table-cell>
          <table:table-cell office:value-type="float" office:value="0.895697" calcext:value-type="float">
            <text:p>0.89570</text:p>
          </table:table-cell>
          <table:table-cell office:value-type="float" office:value="1583659" calcext:value-type="float">
            <text:p>1583659</text:p>
          </table:table-cell>
          <table:table-cell office:value-type="float" office:value="0.104303" calcext:value-type="float">
            <text:p>0.10430</text:p>
          </table:table-cell>
          <table:table-cell office:value-type="float" office:value="1.71621" calcext:value-type="float">
            <text:p>1.71621</text:p>
          </table:table-cell>
          <table:table-cell table:formula="of:=[.J331]/[.E331]" office:value-type="float" office:value="0.000000113033536489986" calcext:value-type="float">
            <text:p>1.13033536489986E-07</text:p>
          </table:table-cell>
          <table:table-cell table:formula="of:=[.J331]/[.F331]" office:value-type="float" office:value="0.00000012619623584161" calcext:value-type="float">
            <text:p>1.261962358416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83193" calcext:value-type="float">
            <text:p>15183193</text:p>
          </table:table-cell>
          <table:table-cell office:value-type="float" office:value="13577637" calcext:value-type="float">
            <text:p>13577637</text:p>
          </table:table-cell>
          <table:table-cell office:value-type="float" office:value="0.894254" calcext:value-type="float">
            <text:p>0.89425</text:p>
          </table:table-cell>
          <table:table-cell office:value-type="float" office:value="1605556" calcext:value-type="float">
            <text:p>1605556</text:p>
          </table:table-cell>
          <table:table-cell office:value-type="float" office:value="0.105746" calcext:value-type="float">
            <text:p>0.10575</text:p>
          </table:table-cell>
          <table:table-cell office:value-type="float" office:value="1.714524" calcext:value-type="float">
            <text:p>1.71452</text:p>
          </table:table-cell>
          <table:table-cell table:formula="of:=[.J332]/[.E332]" office:value-type="float" office:value="0.000000112922492653554" calcext:value-type="float">
            <text:p>1.12922492653554E-07</text:p>
          </table:table-cell>
          <table:table-cell table:formula="of:=[.J332]/[.F332]" office:value-type="float" office:value="0.000000126275580942398" calcext:value-type="float">
            <text:p>1.2627558094239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83193" calcext:value-type="float">
            <text:p>15183193</text:p>
          </table:table-cell>
          <table:table-cell office:value-type="float" office:value="13521783" calcext:value-type="float">
            <text:p>13521783</text:p>
          </table:table-cell>
          <table:table-cell office:value-type="float" office:value="0.890576" calcext:value-type="float">
            <text:p>0.89058</text:p>
          </table:table-cell>
          <table:table-cell office:value-type="float" office:value="1661410" calcext:value-type="float">
            <text:p>1661410</text:p>
          </table:table-cell>
          <table:table-cell office:value-type="float" office:value="0.109424" calcext:value-type="float">
            <text:p>0.10942</text:p>
          </table:table-cell>
          <table:table-cell office:value-type="float" office:value="1.720226" calcext:value-type="float">
            <text:p>1.72023</text:p>
          </table:table-cell>
          <table:table-cell table:formula="of:=[.J333]/[.E333]" office:value-type="float" office:value="0.000000113298039483526" calcext:value-type="float">
            <text:p>1.13298039483526E-07</text:p>
          </table:table-cell>
          <table:table-cell table:formula="of:=[.J333]/[.F333]" office:value-type="float" office:value="0.000000127218873428157" calcext:value-type="float">
            <text:p>1.2721887342815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83193" calcext:value-type="float">
            <text:p>15183193</text:p>
          </table:table-cell>
          <table:table-cell office:value-type="float" office:value="13449532" calcext:value-type="float">
            <text:p>13449532</text:p>
          </table:table-cell>
          <table:table-cell office:value-type="float" office:value="0.885817" calcext:value-type="float">
            <text:p>0.88582</text:p>
          </table:table-cell>
          <table:table-cell office:value-type="float" office:value="1733661" calcext:value-type="float">
            <text:p>1733661</text:p>
          </table:table-cell>
          <table:table-cell office:value-type="float" office:value="0.114183" calcext:value-type="float">
            <text:p>0.11418</text:p>
          </table:table-cell>
          <table:table-cell office:value-type="float" office:value="1.713825" calcext:value-type="float">
            <text:p>1.71383</text:p>
          </table:table-cell>
          <table:table-cell table:formula="of:=[.J334]/[.E334]" office:value-type="float" office:value="0.000000112876454906422" calcext:value-type="float">
            <text:p>1.12876454906422E-07</text:p>
          </table:table-cell>
          <table:table-cell table:formula="of:=[.J334]/[.F334]" office:value-type="float" office:value="0.000000127426366954627" calcext:value-type="float">
            <text:p>1.2742636695462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3193" calcext:value-type="float">
            <text:p>15193193</text:p>
          </table:table-cell>
          <table:table-cell office:value-type="float" office:value="14190267" calcext:value-type="float">
            <text:p>14190267</text:p>
          </table:table-cell>
          <table:table-cell office:value-type="float" office:value="0.933988" calcext:value-type="float">
            <text:p>0.93399</text:p>
          </table:table-cell>
          <table:table-cell office:value-type="float" office:value="1002926" calcext:value-type="float">
            <text:p>1002926</text:p>
          </table:table-cell>
          <table:table-cell office:value-type="float" office:value="0.066012" calcext:value-type="float">
            <text:p>0.06601</text:p>
          </table:table-cell>
          <table:table-cell office:value-type="float" office:value="2.063796" calcext:value-type="float">
            <text:p>2.06380</text:p>
          </table:table-cell>
          <table:table-cell table:formula="of:=[.J335]/[.E335]" office:value-type="float" office:value="0.000000135836884320498" calcext:value-type="float">
            <text:p>1.35836884320498E-07</text:p>
          </table:table-cell>
          <table:table-cell table:formula="of:=[.J335]/[.F335]" office:value-type="float" office:value="0.000000145437432572622" calcext:value-type="float">
            <text:p>1.4543743257262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3193" calcext:value-type="float">
            <text:p>15193193</text:p>
          </table:table-cell>
          <table:table-cell office:value-type="float" office:value="14102561" calcext:value-type="float">
            <text:p>14102561</text:p>
          </table:table-cell>
          <table:table-cell office:value-type="float" office:value="0.928216" calcext:value-type="float">
            <text:p>0.92822</text:p>
          </table:table-cell>
          <table:table-cell office:value-type="float" office:value="1090632" calcext:value-type="float">
            <text:p>1090632</text:p>
          </table:table-cell>
          <table:table-cell office:value-type="float" office:value="0.071784" calcext:value-type="float">
            <text:p>0.07178</text:p>
          </table:table-cell>
          <table:table-cell office:value-type="float" office:value="2.067032" calcext:value-type="float">
            <text:p>2.06703</text:p>
          </table:table-cell>
          <table:table-cell table:formula="of:=[.J336]/[.E336]" office:value-type="float" office:value="0.000000136049874440481" calcext:value-type="float">
            <text:p>1.36049874440481E-07</text:p>
          </table:table-cell>
          <table:table-cell table:formula="of:=[.J336]/[.F336]" office:value-type="float" office:value="0.000000146571392245706" calcext:value-type="float">
            <text:p>1.4657139224570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3193" calcext:value-type="float">
            <text:p>15193193</text:p>
          </table:table-cell>
          <table:table-cell office:value-type="float" office:value="13988546" calcext:value-type="float">
            <text:p>13988546</text:p>
          </table:table-cell>
          <table:table-cell office:value-type="float" office:value="0.920711" calcext:value-type="float">
            <text:p>0.92071</text:p>
          </table:table-cell>
          <table:table-cell office:value-type="float" office:value="1204647" calcext:value-type="float">
            <text:p>1204647</text:p>
          </table:table-cell>
          <table:table-cell office:value-type="float" office:value="0.079289" calcext:value-type="float">
            <text:p>0.07929</text:p>
          </table:table-cell>
          <table:table-cell office:value-type="float" office:value="2.073033" calcext:value-type="float">
            <text:p>2.07303</text:p>
          </table:table-cell>
          <table:table-cell table:formula="of:=[.J337]/[.E337]" office:value-type="float" office:value="0.000000136444853955321" calcext:value-type="float">
            <text:p>1.36444853955321E-07</text:p>
          </table:table-cell>
          <table:table-cell table:formula="of:=[.J337]/[.F337]" office:value-type="float" office:value="0.000000148195030419888" calcext:value-type="float">
            <text:p>1.4819503041988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3193" calcext:value-type="float">
            <text:p>15193193</text:p>
          </table:table-cell>
          <table:table-cell office:value-type="float" office:value="13789564" calcext:value-type="float">
            <text:p>13789564</text:p>
          </table:table-cell>
          <table:table-cell office:value-type="float" office:value="0.907615" calcext:value-type="float">
            <text:p>0.90762</text:p>
          </table:table-cell>
          <table:table-cell office:value-type="float" office:value="1403629" calcext:value-type="float">
            <text:p>1403629</text:p>
          </table:table-cell>
          <table:table-cell office:value-type="float" office:value="0.092385" calcext:value-type="float">
            <text:p>0.09239</text:p>
          </table:table-cell>
          <table:table-cell office:value-type="float" office:value="2.074763" calcext:value-type="float">
            <text:p>2.07476</text:p>
          </table:table-cell>
          <table:table-cell table:formula="of:=[.J338]/[.E338]" office:value-type="float" office:value="0.000000136558720737636" calcext:value-type="float">
            <text:p>1.36558720737636E-07</text:p>
          </table:table-cell>
          <table:table-cell table:formula="of:=[.J338]/[.F338]" office:value-type="float" office:value="0.000000150458926765197" calcext:value-type="float">
            <text:p>1.5045892676519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3193" calcext:value-type="float">
            <text:p>15193193</text:p>
          </table:table-cell>
          <table:table-cell office:value-type="float" office:value="13608870" calcext:value-type="float">
            <text:p>13608870</text:p>
          </table:table-cell>
          <table:table-cell office:value-type="float" office:value="0.895721" calcext:value-type="float">
            <text:p>0.89572</text:p>
          </table:table-cell>
          <table:table-cell office:value-type="float" office:value="1584323" calcext:value-type="float">
            <text:p>1584323</text:p>
          </table:table-cell>
          <table:table-cell office:value-type="float" office:value="0.104278" calcext:value-type="float">
            <text:p>0.10428</text:p>
          </table:table-cell>
          <table:table-cell office:value-type="float" office:value="1.710202" calcext:value-type="float">
            <text:p>1.71020</text:p>
          </table:table-cell>
          <table:table-cell table:formula="of:=[.J339]/[.E339]" office:value-type="float" office:value="0.00000011256369875641" calcext:value-type="float">
            <text:p>1.1256369875641E-07</text:p>
          </table:table-cell>
          <table:table-cell table:formula="of:=[.J339]/[.F339]" office:value-type="float" office:value="0.000000125668185528997" calcext:value-type="float">
            <text:p>1.2566818552899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3193" calcext:value-type="float">
            <text:p>15193193</text:p>
          </table:table-cell>
          <table:table-cell office:value-type="float" office:value="13586949" calcext:value-type="float">
            <text:p>13586949</text:p>
          </table:table-cell>
          <table:table-cell office:value-type="float" office:value="0.894279" calcext:value-type="float">
            <text:p>0.89428</text:p>
          </table:table-cell>
          <table:table-cell office:value-type="float" office:value="1606244" calcext:value-type="float">
            <text:p>1606244</text:p>
          </table:table-cell>
          <table:table-cell office:value-type="float" office:value="0.105721" calcext:value-type="float">
            <text:p>0.10572</text:p>
          </table:table-cell>
          <table:table-cell office:value-type="float" office:value="1.713747" calcext:value-type="float">
            <text:p>1.71375</text:p>
          </table:table-cell>
          <table:table-cell table:formula="of:=[.J340]/[.E340]" office:value-type="float" office:value="0.000000112797026931732" calcext:value-type="float">
            <text:p>1.12797026931732E-07</text:p>
          </table:table-cell>
          <table:table-cell table:formula="of:=[.J340]/[.F340]" office:value-type="float" office:value="0.000000126131849026592" calcext:value-type="float">
            <text:p>1.2613184902659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3193" calcext:value-type="float">
            <text:p>15193193</text:p>
          </table:table-cell>
          <table:table-cell office:value-type="float" office:value="13531075" calcext:value-type="float">
            <text:p>13531075</text:p>
          </table:table-cell>
          <table:table-cell office:value-type="float" office:value="0.890601" calcext:value-type="float">
            <text:p>0.89060</text:p>
          </table:table-cell>
          <table:table-cell office:value-type="float" office:value="1662118" calcext:value-type="float">
            <text:p>1662118</text:p>
          </table:table-cell>
          <table:table-cell office:value-type="float" office:value="0.109399" calcext:value-type="float">
            <text:p>0.10940</text:p>
          </table:table-cell>
          <table:table-cell office:value-type="float" office:value="1.701132" calcext:value-type="float">
            <text:p>1.70113</text:p>
          </table:table-cell>
          <table:table-cell table:formula="of:=[.J341]/[.E341]" office:value-type="float" office:value="0.000000111966720886123" calcext:value-type="float">
            <text:p>1.11966720886123E-07</text:p>
          </table:table-cell>
          <table:table-cell table:formula="of:=[.J341]/[.F341]" office:value-type="float" office:value="0.000000125720388069684" calcext:value-type="float">
            <text:p>1.2572038806968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3193" calcext:value-type="float">
            <text:p>15193193</text:p>
          </table:table-cell>
          <table:table-cell office:value-type="float" office:value="13458762" calcext:value-type="float">
            <text:p>13458762</text:p>
          </table:table-cell>
          <table:table-cell office:value-type="float" office:value="0.885842" calcext:value-type="float">
            <text:p>0.88584</text:p>
          </table:table-cell>
          <table:table-cell office:value-type="float" office:value="1734431" calcext:value-type="float">
            <text:p>1734431</text:p>
          </table:table-cell>
          <table:table-cell office:value-type="float" office:value="0.114158" calcext:value-type="float">
            <text:p>0.11416</text:p>
          </table:table-cell>
          <table:table-cell office:value-type="float" office:value="1.723329" calcext:value-type="float">
            <text:p>1.72333</text:p>
          </table:table-cell>
          <table:table-cell table:formula="of:=[.J342]/[.E342]" office:value-type="float" office:value="0.000000113427704104068" calcext:value-type="float">
            <text:p>1.13427704104068E-07</text:p>
          </table:table-cell>
          <table:table-cell table:formula="of:=[.J342]/[.F342]" office:value-type="float" office:value="0.000000128045135206344" calcext:value-type="float">
            <text:p>1.2804513520634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8193" calcext:value-type="float">
            <text:p>15198193</text:p>
          </table:table-cell>
          <table:table-cell office:value-type="float" office:value="14194272" calcext:value-type="float">
            <text:p>14194272</text:p>
          </table:table-cell>
          <table:table-cell office:value-type="float" office:value="0.933945" calcext:value-type="float">
            <text:p>0.93395</text:p>
          </table:table-cell>
          <table:table-cell office:value-type="float" office:value="1003921" calcext:value-type="float">
            <text:p>1003921</text:p>
          </table:table-cell>
          <table:table-cell office:value-type="float" office:value="0.066055" calcext:value-type="float">
            <text:p>0.06606</text:p>
          </table:table-cell>
          <table:table-cell office:value-type="float" office:value="2.071826" calcext:value-type="float">
            <text:p>2.07183</text:p>
          </table:table-cell>
          <table:table-cell table:formula="of:=[.J343]/[.E343]" office:value-type="float" office:value="0.000000136320548107265" calcext:value-type="float">
            <text:p>1.36320548107265E-07</text:p>
          </table:table-cell>
          <table:table-cell table:formula="of:=[.J343]/[.F343]" office:value-type="float" office:value="0.000000145962117676764" calcext:value-type="float">
            <text:p>1.4596211767676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8193" calcext:value-type="float">
            <text:p>15198193</text:p>
          </table:table-cell>
          <table:table-cell office:value-type="float" office:value="14106419" calcext:value-type="float">
            <text:p>14106419</text:p>
          </table:table-cell>
          <table:table-cell office:value-type="float" office:value="0.928164" calcext:value-type="float">
            <text:p>0.92816</text:p>
          </table:table-cell>
          <table:table-cell office:value-type="float" office:value="1091774" calcext:value-type="float">
            <text:p>1091774</text:p>
          </table:table-cell>
          <table:table-cell office:value-type="float" office:value="0.071836" calcext:value-type="float">
            <text:p>0.07184</text:p>
          </table:table-cell>
          <table:table-cell office:value-type="float" office:value="2.063096" calcext:value-type="float">
            <text:p>2.06310</text:p>
          </table:table-cell>
          <table:table-cell table:formula="of:=[.J344]/[.E344]" office:value-type="float" office:value="0.000000135746137715188" calcext:value-type="float">
            <text:p>1.35746137715188E-07</text:p>
          </table:table-cell>
          <table:table-cell table:formula="of:=[.J344]/[.F344]" office:value-type="float" office:value="0.000000146252284155178" calcext:value-type="float">
            <text:p>1.4625228415517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8193" calcext:value-type="float">
            <text:p>15198193</text:p>
          </table:table-cell>
          <table:table-cell office:value-type="float" office:value="13992280" calcext:value-type="float">
            <text:p>13992280</text:p>
          </table:table-cell>
          <table:table-cell office:value-type="float" office:value="0.920654" calcext:value-type="float">
            <text:p>0.92065</text:p>
          </table:table-cell>
          <table:table-cell office:value-type="float" office:value="1205913" calcext:value-type="float">
            <text:p>1205913</text:p>
          </table:table-cell>
          <table:table-cell office:value-type="float" office:value="0.079346" calcext:value-type="float">
            <text:p>0.07935</text:p>
          </table:table-cell>
          <table:table-cell office:value-type="float" office:value="2.071657" calcext:value-type="float">
            <text:p>2.07166</text:p>
          </table:table-cell>
          <table:table-cell table:formula="of:=[.J345]/[.E345]" office:value-type="float" office:value="0.00000013630942836428" calcext:value-type="float">
            <text:p>1.3630942836428E-07</text:p>
          </table:table-cell>
          <table:table-cell table:formula="of:=[.J345]/[.F345]" office:value-type="float" office:value="0.000000148057142938821" calcext:value-type="float">
            <text:p>1.4805714293882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8193" calcext:value-type="float">
            <text:p>15198193</text:p>
          </table:table-cell>
          <table:table-cell office:value-type="float" office:value="13793087" calcext:value-type="float">
            <text:p>13793087</text:p>
          </table:table-cell>
          <table:table-cell office:value-type="float" office:value="0.907548" calcext:value-type="float">
            <text:p>0.90755</text:p>
          </table:table-cell>
          <table:table-cell office:value-type="float" office:value="1405106" calcext:value-type="float">
            <text:p>1405106</text:p>
          </table:table-cell>
          <table:table-cell office:value-type="float" office:value="0.092452" calcext:value-type="float">
            <text:p>0.09245</text:p>
          </table:table-cell>
          <table:table-cell office:value-type="float" office:value="2.077194" calcext:value-type="float">
            <text:p>2.07719</text:p>
          </table:table-cell>
          <table:table-cell table:formula="of:=[.J346]/[.E346]" office:value-type="float" office:value="0.000000136673747990962" calcext:value-type="float">
            <text:p>1.36673747990962E-07</text:p>
          </table:table-cell>
          <table:table-cell table:formula="of:=[.J346]/[.F346]" office:value-type="float" office:value="0.000000150596744586618" calcext:value-type="float">
            <text:p>1.5059674458661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8193" calcext:value-type="float">
            <text:p>15198193</text:p>
          </table:table-cell>
          <table:table-cell office:value-type="float" office:value="13613193" calcext:value-type="float">
            <text:p>13613193</text:p>
          </table:table-cell>
          <table:table-cell office:value-type="float" office:value="0.895711" calcext:value-type="float">
            <text:p>0.89571</text:p>
          </table:table-cell>
          <table:table-cell office:value-type="float" office:value="1585000" calcext:value-type="float">
            <text:p>1585000</text:p>
          </table:table-cell>
          <table:table-cell office:value-type="float" office:value="0.104289" calcext:value-type="float">
            <text:p>0.10429</text:p>
          </table:table-cell>
          <table:table-cell office:value-type="float" office:value="1.707593" calcext:value-type="float">
            <text:p>1.70759</text:p>
          </table:table-cell>
          <table:table-cell table:formula="of:=[.J347]/[.E347]" office:value-type="float" office:value="0.000000112355001676844" calcext:value-type="float">
            <text:p>1.12355001676844E-07</text:p>
          </table:table-cell>
          <table:table-cell table:formula="of:=[.J347]/[.F347]" office:value-type="float" office:value="0.000000125436626072957" calcext:value-type="float">
            <text:p>1.2543662607295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8193" calcext:value-type="float">
            <text:p>15198193</text:p>
          </table:table-cell>
          <table:table-cell office:value-type="float" office:value="13591191" calcext:value-type="float">
            <text:p>13591191</text:p>
          </table:table-cell>
          <table:table-cell office:value-type="float" office:value="0.894264" calcext:value-type="float">
            <text:p>0.89426</text:p>
          </table:table-cell>
          <table:table-cell office:value-type="float" office:value="1607002" calcext:value-type="float">
            <text:p>1607002</text:p>
          </table:table-cell>
          <table:table-cell office:value-type="float" office:value="0.105736" calcext:value-type="float">
            <text:p>0.10574</text:p>
          </table:table-cell>
          <table:table-cell office:value-type="float" office:value="1.705912" calcext:value-type="float">
            <text:p>1.70591</text:p>
          </table:table-cell>
          <table:table-cell table:formula="of:=[.J348]/[.E348]" office:value-type="float" office:value="0.000000112244396422654" calcext:value-type="float">
            <text:p>1.12244396422654E-07</text:p>
          </table:table-cell>
          <table:table-cell table:formula="of:=[.J348]/[.F348]" office:value-type="float" office:value="0.000000125516005183063" calcext:value-type="float">
            <text:p>1.2551600518306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8193" calcext:value-type="float">
            <text:p>15198193</text:p>
          </table:table-cell>
          <table:table-cell office:value-type="float" office:value="13535265" calcext:value-type="float">
            <text:p>13535265</text:p>
          </table:table-cell>
          <table:table-cell office:value-type="float" office:value="0.890584" calcext:value-type="float">
            <text:p>0.89058</text:p>
          </table:table-cell>
          <table:table-cell office:value-type="float" office:value="1662928" calcext:value-type="float">
            <text:p>1662928</text:p>
          </table:table-cell>
          <table:table-cell office:value-type="float" office:value="0.109416" calcext:value-type="float">
            <text:p>0.10942</text:p>
          </table:table-cell>
          <table:table-cell office:value-type="float" office:value="1.709305" calcext:value-type="float">
            <text:p>1.70931</text:p>
          </table:table-cell>
          <table:table-cell table:formula="of:=[.J349]/[.E349]" office:value-type="float" office:value="0.000000112467646647203" calcext:value-type="float">
            <text:p>1.12467646647203E-07</text:p>
          </table:table-cell>
          <table:table-cell table:formula="of:=[.J349]/[.F349]" office:value-type="float" office:value="0.000000126285299918398" calcext:value-type="float">
            <text:p>1.2628529991839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exchange2.out</text:p>
          </table:table-cell>
          <table:table-cell office:value-type="float" office:value="15198193" calcext:value-type="float">
            <text:p>15198193</text:p>
          </table:table-cell>
          <table:table-cell office:value-type="float" office:value="13462814" calcext:value-type="float">
            <text:p>13462814</text:p>
          </table:table-cell>
          <table:table-cell office:value-type="float" office:value="0.885817" calcext:value-type="float">
            <text:p>0.88582</text:p>
          </table:table-cell>
          <table:table-cell office:value-type="float" office:value="1735379" calcext:value-type="float">
            <text:p>1735379</text:p>
          </table:table-cell>
          <table:table-cell office:value-type="float" office:value="0.114183" calcext:value-type="float">
            <text:p>0.11418</text:p>
          </table:table-cell>
          <table:table-cell office:value-type="float" office:value="1.7125" calcext:value-type="float">
            <text:p>1.71250</text:p>
          </table:table-cell>
          <table:table-cell table:formula="of:=[.J350]/[.E350]" office:value-type="float" office:value="0.000000112677869007191" calcext:value-type="float">
            <text:p>1.12677869007191E-07</text:p>
          </table:table-cell>
          <table:table-cell table:formula="of:=[.J350]/[.F350]" office:value-type="float" office:value="0.00000012720223275758" calcext:value-type="float">
            <text:p>1.272022327575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1193" calcext:value-type="float">
            <text:p>15201193</text:p>
          </table:table-cell>
          <table:table-cell office:value-type="float" office:value="14196389" calcext:value-type="float">
            <text:p>14196389</text:p>
          </table:table-cell>
          <table:table-cell office:value-type="float" office:value="0.9339" calcext:value-type="float">
            <text:p>0.93390</text:p>
          </table:table-cell>
          <table:table-cell office:value-type="float" office:value="1004804" calcext:value-type="float">
            <text:p>1004804</text:p>
          </table:table-cell>
          <table:table-cell office:value-type="float" office:value="0.0661" calcext:value-type="float">
            <text:p>0.06610</text:p>
          </table:table-cell>
          <table:table-cell office:value-type="float" office:value="2.073953" calcext:value-type="float">
            <text:p>2.07395</text:p>
          </table:table-cell>
          <table:table-cell table:formula="of:=[.J351]/[.E351]" office:value-type="float" office:value="0.000000136433568075874" calcext:value-type="float">
            <text:p>1.36433568075874E-07</text:p>
          </table:table-cell>
          <table:table-cell table:formula="of:=[.J351]/[.F351]" office:value-type="float" office:value="0.000000146090178284069" calcext:value-type="float">
            <text:p>1.4609017828406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1193" calcext:value-type="float">
            <text:p>15201193</text:p>
          </table:table-cell>
          <table:table-cell office:value-type="float" office:value="14108552" calcext:value-type="float">
            <text:p>14108552</text:p>
          </table:table-cell>
          <table:table-cell office:value-type="float" office:value="0.928121" calcext:value-type="float">
            <text:p>0.92812</text:p>
          </table:table-cell>
          <table:table-cell office:value-type="float" office:value="1092641" calcext:value-type="float">
            <text:p>1092641</text:p>
          </table:table-cell>
          <table:table-cell office:value-type="float" office:value="0.071879" calcext:value-type="float">
            <text:p>0.07188</text:p>
          </table:table-cell>
          <table:table-cell office:value-type="float" office:value="2.071134" calcext:value-type="float">
            <text:p>2.07113</text:p>
          </table:table-cell>
          <table:table-cell table:formula="of:=[.J352]/[.E352]" office:value-type="float" office:value="0.000000136248122104627" calcext:value-type="float">
            <text:p>1.36248122104627E-07</text:p>
          </table:table-cell>
          <table:table-cell table:formula="of:=[.J352]/[.F352]" office:value-type="float" office:value="0.000000146799898387871" calcext:value-type="float">
            <text:p>1.4679989838787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1193" calcext:value-type="float">
            <text:p>15201193</text:p>
          </table:table-cell>
          <table:table-cell office:value-type="float" office:value="13994362" calcext:value-type="float">
            <text:p>13994362</text:p>
          </table:table-cell>
          <table:table-cell office:value-type="float" office:value="0.920609" calcext:value-type="float">
            <text:p>0.92061</text:p>
          </table:table-cell>
          <table:table-cell office:value-type="float" office:value="1206831" calcext:value-type="float">
            <text:p>1206831</text:p>
          </table:table-cell>
          <table:table-cell office:value-type="float" office:value="0.079391" calcext:value-type="float">
            <text:p>0.07939</text:p>
          </table:table-cell>
          <table:table-cell office:value-type="float" office:value="2.078407" calcext:value-type="float">
            <text:p>2.07841</text:p>
          </table:table-cell>
          <table:table-cell table:formula="of:=[.J353]/[.E353]" office:value-type="float" office:value="0.000000136726571394758" calcext:value-type="float">
            <text:p>1.36726571394758E-07</text:p>
          </table:table-cell>
          <table:table-cell table:formula="of:=[.J353]/[.F353]" office:value-type="float" office:value="0.000000148517452957127" calcext:value-type="float">
            <text:p>1.4851745295712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1193" calcext:value-type="float">
            <text:p>15201193</text:p>
          </table:table-cell>
          <table:table-cell office:value-type="float" office:value="13795167" calcext:value-type="float">
            <text:p>13795167</text:p>
          </table:table-cell>
          <table:table-cell office:value-type="float" office:value="0.907506" calcext:value-type="float">
            <text:p>0.90751</text:p>
          </table:table-cell>
          <table:table-cell office:value-type="float" office:value="1406026" calcext:value-type="float">
            <text:p>1406026</text:p>
          </table:table-cell>
          <table:table-cell office:value-type="float" office:value="0.092494" calcext:value-type="float">
            <text:p>0.09249</text:p>
          </table:table-cell>
          <table:table-cell office:value-type="float" office:value="2.085195" calcext:value-type="float">
            <text:p>2.08520</text:p>
          </table:table-cell>
          <table:table-cell table:formula="of:=[.J354]/[.E354]" office:value-type="float" office:value="0.000000137173115294306" calcext:value-type="float">
            <text:p>1.37173115294306E-07</text:p>
          </table:table-cell>
          <table:table-cell table:formula="of:=[.J354]/[.F354]" office:value-type="float" office:value="0.000000151154023724396" calcext:value-type="float">
            <text:p>1.5115402372439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1193" calcext:value-type="float">
            <text:p>15201193</text:p>
          </table:table-cell>
          <table:table-cell office:value-type="float" office:value="13615518" calcext:value-type="float">
            <text:p>13615518</text:p>
          </table:table-cell>
          <table:table-cell office:value-type="float" office:value="0.895687" calcext:value-type="float">
            <text:p>0.89569</text:p>
          </table:table-cell>
          <table:table-cell office:value-type="float" office:value="1585675" calcext:value-type="float">
            <text:p>1585675</text:p>
          </table:table-cell>
          <table:table-cell office:value-type="float" office:value="0.104313" calcext:value-type="float">
            <text:p>0.10431</text:p>
          </table:table-cell>
          <table:table-cell office:value-type="float" office:value="1.705885" calcext:value-type="float">
            <text:p>1.70589</text:p>
          </table:table-cell>
          <table:table-cell table:formula="of:=[.J355]/[.E355]" office:value-type="float" office:value="0.000000112220468485598" calcext:value-type="float">
            <text:p>1.12220468485598E-07</text:p>
          </table:table-cell>
          <table:table-cell table:formula="of:=[.J355]/[.F355]" office:value-type="float" office:value="0.000000125289761285615" calcext:value-type="float">
            <text:p>1.2528976128561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1193" calcext:value-type="float">
            <text:p>15201193</text:p>
          </table:table-cell>
          <table:table-cell office:value-type="float" office:value="13593517" calcext:value-type="float">
            <text:p>13593517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1607676" calcext:value-type="float">
            <text:p>1607676</text:p>
          </table:table-cell>
          <table:table-cell office:value-type="float" office:value="0.10576" calcext:value-type="float">
            <text:p>0.10576</text:p>
          </table:table-cell>
          <table:table-cell office:value-type="float" office:value="1.709179" calcext:value-type="float">
            <text:p>1.70918</text:p>
          </table:table-cell>
          <table:table-cell table:formula="of:=[.J356]/[.E356]" office:value-type="float" office:value="0.000000112437162004324" calcext:value-type="float">
            <text:p>1.12437162004324E-07</text:p>
          </table:table-cell>
          <table:table-cell table:formula="of:=[.J356]/[.F356]" office:value-type="float" office:value="0.000000125734863170436" calcext:value-type="float">
            <text:p>1.2573486317043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1193" calcext:value-type="float">
            <text:p>15201193</text:p>
          </table:table-cell>
          <table:table-cell office:value-type="float" office:value="13537574" calcext:value-type="float">
            <text:p>13537574</text:p>
          </table:table-cell>
          <table:table-cell office:value-type="float" office:value="0.89056" calcext:value-type="float">
            <text:p>0.89056</text:p>
          </table:table-cell>
          <table:table-cell office:value-type="float" office:value="1663619" calcext:value-type="float">
            <text:p>1663619</text:p>
          </table:table-cell>
          <table:table-cell office:value-type="float" office:value="0.10944" calcext:value-type="float">
            <text:p>0.10944</text:p>
          </table:table-cell>
          <table:table-cell office:value-type="float" office:value="1.709053" calcext:value-type="float">
            <text:p>1.70905</text:p>
          </table:table-cell>
          <table:table-cell table:formula="of:=[.J357]/[.E357]" office:value-type="float" office:value="0.000000112428873181204" calcext:value-type="float">
            <text:p>1.12428873181204E-07</text:p>
          </table:table-cell>
          <table:table-cell table:formula="of:=[.J357]/[.F357]" office:value-type="float" office:value="0.000000126245145548235" calcext:value-type="float">
            <text:p>1.2624514554823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1193" calcext:value-type="float">
            <text:p>15201193</text:p>
          </table:table-cell>
          <table:table-cell office:value-type="float" office:value="13465084" calcext:value-type="float">
            <text:p>13465084</text:p>
          </table:table-cell>
          <table:table-cell office:value-type="float" office:value="0.885791" calcext:value-type="float">
            <text:p>0.88579</text:p>
          </table:table-cell>
          <table:table-cell office:value-type="float" office:value="1736109" calcext:value-type="float">
            <text:p>1736109</text:p>
          </table:table-cell>
          <table:table-cell office:value-type="float" office:value="0.114209" calcext:value-type="float">
            <text:p>0.11421</text:p>
          </table:table-cell>
          <table:table-cell office:value-type="float" office:value="1.713951" calcext:value-type="float">
            <text:p>1.71395</text:p>
          </table:table-cell>
          <table:table-cell table:formula="of:=[.J358]/[.E358]" office:value-type="float" office:value="0.000000112751084733942" calcext:value-type="float">
            <text:p>1.12751084733942E-07</text:p>
          </table:table-cell>
          <table:table-cell table:formula="of:=[.J358]/[.F358]" office:value-type="float" office:value="0.000000127288548664086" calcext:value-type="float">
            <text:p>1.2728854866408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193" calcext:value-type="float">
            <text:p>15202193</text:p>
          </table:table-cell>
          <table:table-cell office:value-type="float" office:value="14197303" calcext:value-type="float">
            <text:p>14197303</text:p>
          </table:table-cell>
          <table:table-cell office:value-type="float" office:value="0.933898" calcext:value-type="float">
            <text:p>0.93390</text:p>
          </table:table-cell>
          <table:table-cell office:value-type="float" office:value="1004890" calcext:value-type="float">
            <text:p>1004890</text:p>
          </table:table-cell>
          <table:table-cell office:value-type="float" office:value="0.066102" calcext:value-type="float">
            <text:p>0.06610</text:p>
          </table:table-cell>
          <table:table-cell office:value-type="float" office:value="2.065429" calcext:value-type="float">
            <text:p>2.06543</text:p>
          </table:table-cell>
          <table:table-cell table:formula="of:=[.J359]/[.E359]" office:value-type="float" office:value="0.000000135863884901343" calcext:value-type="float">
            <text:p>1.35863884901343E-07</text:p>
          </table:table-cell>
          <table:table-cell table:formula="of:=[.J359]/[.F359]" office:value-type="float" office:value="0.000000145480377505502" calcext:value-type="float">
            <text:p>1.4548037750550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193" calcext:value-type="float">
            <text:p>15202193</text:p>
          </table:table-cell>
          <table:table-cell office:value-type="float" office:value="14109483" calcext:value-type="float">
            <text:p>14109483</text:p>
          </table:table-cell>
          <table:table-cell office:value-type="float" office:value="0.928122" calcext:value-type="float">
            <text:p>0.92812</text:p>
          </table:table-cell>
          <table:table-cell office:value-type="float" office:value="1092710" calcext:value-type="float">
            <text:p>1092710</text:p>
          </table:table-cell>
          <table:table-cell office:value-type="float" office:value="0.071878" calcext:value-type="float">
            <text:p>0.07188</text:p>
          </table:table-cell>
          <table:table-cell office:value-type="float" office:value="2.065166" calcext:value-type="float">
            <text:p>2.06517</text:p>
          </table:table-cell>
          <table:table-cell table:formula="of:=[.J360]/[.E360]" office:value-type="float" office:value="0.000000135846584765764" calcext:value-type="float">
            <text:p>1.35846584765764E-07</text:p>
          </table:table-cell>
          <table:table-cell table:formula="of:=[.J360]/[.F360]" office:value-type="float" office:value="0.000000146367234008503" calcext:value-type="float">
            <text:p>1.4636723400850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193" calcext:value-type="float">
            <text:p>15202193</text:p>
          </table:table-cell>
          <table:table-cell office:value-type="float" office:value="13995293" calcext:value-type="float">
            <text:p>13995293</text:p>
          </table:table-cell>
          <table:table-cell office:value-type="float" office:value="0.92061" calcext:value-type="float">
            <text:p>0.92061</text:p>
          </table:table-cell>
          <table:table-cell office:value-type="float" office:value="1206900" calcext:value-type="float">
            <text:p>1206900</text:p>
          </table:table-cell>
          <table:table-cell office:value-type="float" office:value="0.07939" calcext:value-type="float">
            <text:p>0.07939</text:p>
          </table:table-cell>
          <table:table-cell office:value-type="float" office:value="2.079084" calcext:value-type="float">
            <text:p>2.07908</text:p>
          </table:table-cell>
          <table:table-cell table:formula="of:=[.J361]/[.E361]" office:value-type="float" office:value="0.00000013676211057181" calcext:value-type="float">
            <text:p>1.3676211057181E-07</text:p>
          </table:table-cell>
          <table:table-cell table:formula="of:=[.J361]/[.F361]" office:value-type="float" office:value="0.000000148555946631485" calcext:value-type="float">
            <text:p>1.4855594663148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193" calcext:value-type="float">
            <text:p>15202193</text:p>
          </table:table-cell>
          <table:table-cell office:value-type="float" office:value="13796093" calcext:value-type="float">
            <text:p>13796093</text:p>
          </table:table-cell>
          <table:table-cell office:value-type="float" office:value="0.907507" calcext:value-type="float">
            <text:p>0.90751</text:p>
          </table:table-cell>
          <table:table-cell office:value-type="float" office:value="1406100" calcext:value-type="float">
            <text:p>1406100</text:p>
          </table:table-cell>
          <table:table-cell office:value-type="float" office:value="0.092493" calcext:value-type="float">
            <text:p>0.09249</text:p>
          </table:table-cell>
          <table:table-cell office:value-type="float" office:value="2.087987" calcext:value-type="float">
            <text:p>2.08799</text:p>
          </table:table-cell>
          <table:table-cell table:formula="of:=[.J362]/[.E362]" office:value-type="float" office:value="0.000000137347749762156" calcext:value-type="float">
            <text:p>1.37347749762156E-07</text:p>
          </table:table-cell>
          <table:table-cell table:formula="of:=[.J362]/[.F362]" office:value-type="float" office:value="0.00000015134625433447" calcext:value-type="float">
            <text:p>1.513462543344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193" calcext:value-type="float">
            <text:p>15202193</text:p>
          </table:table-cell>
          <table:table-cell office:value-type="float" office:value="13616415" calcext:value-type="float">
            <text:p>13616415</text:p>
          </table:table-cell>
          <table:table-cell office:value-type="float" office:value="0.895688" calcext:value-type="float">
            <text:p>0.89569</text:p>
          </table:table-cell>
          <table:table-cell office:value-type="float" office:value="1585778" calcext:value-type="float">
            <text:p>1585778</text:p>
          </table:table-cell>
          <table:table-cell office:value-type="float" office:value="0.104312" calcext:value-type="float">
            <text:p>0.10431</text:p>
          </table:table-cell>
          <table:table-cell office:value-type="float" office:value="1.711402" calcext:value-type="float">
            <text:p>1.71140</text:p>
          </table:table-cell>
          <table:table-cell table:formula="of:=[.J363]/[.E363]" office:value-type="float" office:value="0.00000011257599479233" calcext:value-type="float">
            <text:p>1.1257599479233E-07</text:p>
          </table:table-cell>
          <table:table-cell table:formula="of:=[.J363]/[.F363]" office:value-type="float" office:value="0.000000125686680378058" calcext:value-type="float">
            <text:p>1.2568668037805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193" calcext:value-type="float">
            <text:p>15202193</text:p>
          </table:table-cell>
          <table:table-cell office:value-type="float" office:value="13594414" calcext:value-type="float">
            <text:p>13594414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1607779" calcext:value-type="float">
            <text:p>1607779</text:p>
          </table:table-cell>
          <table:table-cell office:value-type="float" office:value="0.10576" calcext:value-type="float">
            <text:p>0.10576</text:p>
          </table:table-cell>
          <table:table-cell office:value-type="float" office:value="1.713443" calcext:value-type="float">
            <text:p>1.71344</text:p>
          </table:table-cell>
          <table:table-cell table:formula="of:=[.J364]/[.E364]" office:value-type="float" office:value="0.000000112710251738022" calcext:value-type="float">
            <text:p>1.12710251738022E-07</text:p>
          </table:table-cell>
          <table:table-cell table:formula="of:=[.J364]/[.F364]" office:value-type="float" office:value="0.00000012604022505126" calcext:value-type="float">
            <text:p>1.260402250512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193" calcext:value-type="float">
            <text:p>15202193</text:p>
          </table:table-cell>
          <table:table-cell office:value-type="float" office:value="13538471" calcext:value-type="float">
            <text:p>13538471</text:p>
          </table:table-cell>
          <table:table-cell office:value-type="float" office:value="0.89056" calcext:value-type="float">
            <text:p>0.89056</text:p>
          </table:table-cell>
          <table:table-cell office:value-type="float" office:value="1663722" calcext:value-type="float">
            <text:p>1663722</text:p>
          </table:table-cell>
          <table:table-cell office:value-type="float" office:value="0.10944" calcext:value-type="float">
            <text:p>0.10944</text:p>
          </table:table-cell>
          <table:table-cell office:value-type="float" office:value="1.706025" calcext:value-type="float">
            <text:p>1.70603</text:p>
          </table:table-cell>
          <table:table-cell table:formula="of:=[.J365]/[.E365]" office:value-type="float" office:value="0.000000112222295822715" calcext:value-type="float">
            <text:p>1.12222295822715E-07</text:p>
          </table:table-cell>
          <table:table-cell table:formula="of:=[.J365]/[.F365]" office:value-type="float" office:value="0.000000126013122161284" calcext:value-type="float">
            <text:p>1.2601312216128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193" calcext:value-type="float">
            <text:p>15202193</text:p>
          </table:table-cell>
          <table:table-cell office:value-type="float" office:value="13465981" calcext:value-type="float">
            <text:p>13465981</text:p>
          </table:table-cell>
          <table:table-cell office:value-type="float" office:value="0.885792" calcext:value-type="float">
            <text:p>0.88579</text:p>
          </table:table-cell>
          <table:table-cell office:value-type="float" office:value="1736212" calcext:value-type="float">
            <text:p>1736212</text:p>
          </table:table-cell>
          <table:table-cell office:value-type="float" office:value="0.114208" calcext:value-type="float">
            <text:p>0.11421</text:p>
          </table:table-cell>
          <table:table-cell office:value-type="float" office:value="1.708715" calcext:value-type="float">
            <text:p>1.70872</text:p>
          </table:table-cell>
          <table:table-cell table:formula="of:=[.J366]/[.E366]" office:value-type="float" office:value="0.000000112399243977497" calcext:value-type="float">
            <text:p>1.12399243977497E-07</text:p>
          </table:table-cell>
          <table:table-cell table:formula="of:=[.J366]/[.F366]" office:value-type="float" office:value="0.000000126891238001895" calcext:value-type="float">
            <text:p>1.2689123800189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693" calcext:value-type="float">
            <text:p>15202693</text:p>
          </table:table-cell>
          <table:table-cell office:value-type="float" office:value="14197713" calcext:value-type="float">
            <text:p>14197713</text:p>
          </table:table-cell>
          <table:table-cell office:value-type="float" office:value="0.933895" calcext:value-type="float">
            <text:p>0.93390</text:p>
          </table:table-cell>
          <table:table-cell office:value-type="float" office:value="1004980" calcext:value-type="float">
            <text:p>1004980</text:p>
          </table:table-cell>
          <table:table-cell office:value-type="float" office:value="0.066105" calcext:value-type="float">
            <text:p>0.06611</text:p>
          </table:table-cell>
          <table:table-cell office:value-type="float" office:value="2.061349" calcext:value-type="float">
            <text:p>2.06135</text:p>
          </table:table-cell>
          <table:table-cell table:formula="of:=[.J367]/[.E367]" office:value-type="float" office:value="0.000000135591042981661" calcext:value-type="float">
            <text:p>1.35591042981661E-07</text:p>
          </table:table-cell>
          <table:table-cell table:formula="of:=[.J367]/[.F367]" office:value-type="float" office:value="0.000000145188806112646" calcext:value-type="float">
            <text:p>1.4518880611264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693" calcext:value-type="float">
            <text:p>15202693</text:p>
          </table:table-cell>
          <table:table-cell office:value-type="float" office:value="14109902" calcext:value-type="float">
            <text:p>14109902</text:p>
          </table:table-cell>
          <table:table-cell office:value-type="float" office:value="0.928119" calcext:value-type="float">
            <text:p>0.92812</text:p>
          </table:table-cell>
          <table:table-cell office:value-type="float" office:value="1092791" calcext:value-type="float">
            <text:p>1092791</text:p>
          </table:table-cell>
          <table:table-cell office:value-type="float" office:value="0.071881" calcext:value-type="float">
            <text:p>0.07188</text:p>
          </table:table-cell>
          <table:table-cell office:value-type="float" office:value="2.063209" calcext:value-type="float">
            <text:p>2.06321</text:p>
          </table:table-cell>
          <table:table-cell table:formula="of:=[.J368]/[.E368]" office:value-type="float" office:value="0.000000135713389726412" calcext:value-type="float">
            <text:p>1.35713389726412E-07</text:p>
          </table:table-cell>
          <table:table-cell table:formula="of:=[.J368]/[.F368]" office:value-type="float" office:value="0.000000146224190642855" calcext:value-type="float">
            <text:p>1.4622419064285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693" calcext:value-type="float">
            <text:p>15202693</text:p>
          </table:table-cell>
          <table:table-cell office:value-type="float" office:value="13995719" calcext:value-type="float">
            <text:p>13995719</text:p>
          </table:table-cell>
          <table:table-cell office:value-type="float" office:value="0.920608" calcext:value-type="float">
            <text:p>0.92061</text:p>
          </table:table-cell>
          <table:table-cell office:value-type="float" office:value="1206974" calcext:value-type="float">
            <text:p>1206974</text:p>
          </table:table-cell>
          <table:table-cell office:value-type="float" office:value="0.079392" calcext:value-type="float">
            <text:p>0.07939</text:p>
          </table:table-cell>
          <table:table-cell office:value-type="float" office:value="2.074671" calcext:value-type="float">
            <text:p>2.07467</text:p>
          </table:table-cell>
          <table:table-cell table:formula="of:=[.J369]/[.E369]" office:value-type="float" office:value="0.000000136467335096486" calcext:value-type="float">
            <text:p>1.36467335096486E-07</text:p>
          </table:table-cell>
          <table:table-cell table:formula="of:=[.J369]/[.F369]" office:value-type="float" office:value="0.000000148236114200349" calcext:value-type="float">
            <text:p>1.4823611420034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693" calcext:value-type="float">
            <text:p>15202693</text:p>
          </table:table-cell>
          <table:table-cell office:value-type="float" office:value="13796516" calcext:value-type="float">
            <text:p>13796516</text:p>
          </table:table-cell>
          <table:table-cell office:value-type="float" office:value="0.907505" calcext:value-type="float">
            <text:p>0.90751</text:p>
          </table:table-cell>
          <table:table-cell office:value-type="float" office:value="1406177" calcext:value-type="float">
            <text:p>1406177</text:p>
          </table:table-cell>
          <table:table-cell office:value-type="float" office:value="0.092495" calcext:value-type="float">
            <text:p>0.09250</text:p>
          </table:table-cell>
          <table:table-cell office:value-type="float" office:value="2.076646" calcext:value-type="float">
            <text:p>2.07665</text:p>
          </table:table-cell>
          <table:table-cell table:formula="of:=[.J370]/[.E370]" office:value-type="float" office:value="0.000000136597246290509" calcext:value-type="float">
            <text:p>1.36597246290509E-07</text:p>
          </table:table-cell>
          <table:table-cell table:formula="of:=[.J370]/[.F370]" office:value-type="float" office:value="0.000000150519594947014" calcext:value-type="float">
            <text:p>1.5051959494701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693" calcext:value-type="float">
            <text:p>15202693</text:p>
          </table:table-cell>
          <table:table-cell office:value-type="float" office:value="13616840" calcext:value-type="float">
            <text:p>13616840</text:p>
          </table:table-cell>
          <table:table-cell office:value-type="float" office:value="0.895686" calcext:value-type="float">
            <text:p>0.89569</text:p>
          </table:table-cell>
          <table:table-cell office:value-type="float" office:value="1585853" calcext:value-type="float">
            <text:p>1585853</text:p>
          </table:table-cell>
          <table:table-cell office:value-type="float" office:value="0.104314" calcext:value-type="float">
            <text:p>0.10431</text:p>
          </table:table-cell>
          <table:table-cell office:value-type="float" office:value="1.704842" calcext:value-type="float">
            <text:p>1.70484</text:p>
          </table:table-cell>
          <table:table-cell table:formula="of:=[.J371]/[.E371]" office:value-type="float" office:value="0.000000112140789792966" calcext:value-type="float">
            <text:p>1.12140789792966E-07</text:p>
          </table:table-cell>
          <table:table-cell table:formula="of:=[.J371]/[.F371]" office:value-type="float" office:value="0.000000125201001113327" calcext:value-type="float">
            <text:p>1.2520100111332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693" calcext:value-type="float">
            <text:p>15202693</text:p>
          </table:table-cell>
          <table:table-cell office:value-type="float" office:value="13594839" calcext:value-type="float">
            <text:p>13594839</text:p>
          </table:table-cell>
          <table:table-cell office:value-type="float" office:value="0.894239" calcext:value-type="float">
            <text:p>0.89424</text:p>
          </table:table-cell>
          <table:table-cell office:value-type="float" office:value="1607854" calcext:value-type="float">
            <text:p>1607854</text:p>
          </table:table-cell>
          <table:table-cell office:value-type="float" office:value="0.105761" calcext:value-type="float">
            <text:p>0.10576</text:p>
          </table:table-cell>
          <table:table-cell office:value-type="float" office:value="1.715819" calcext:value-type="float">
            <text:p>1.71582</text:p>
          </table:table-cell>
          <table:table-cell table:formula="of:=[.J372]/[.E372]" office:value-type="float" office:value="0.000000112862832920457" calcext:value-type="float">
            <text:p>1.12862832920457E-07</text:p>
          </table:table-cell>
          <table:table-cell table:formula="of:=[.J372]/[.F372]" office:value-type="float" office:value="0.000000126211057004794" calcext:value-type="float">
            <text:p>1.2621105700479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693" calcext:value-type="float">
            <text:p>15202693</text:p>
          </table:table-cell>
          <table:table-cell office:value-type="float" office:value="13538896" calcext:value-type="float">
            <text:p>13538896</text:p>
          </table:table-cell>
          <table:table-cell office:value-type="float" office:value="0.890559" calcext:value-type="float">
            <text:p>0.89056</text:p>
          </table:table-cell>
          <table:table-cell office:value-type="float" office:value="1663797" calcext:value-type="float">
            <text:p>1663797</text:p>
          </table:table-cell>
          <table:table-cell office:value-type="float" office:value="0.109441" calcext:value-type="float">
            <text:p>0.10944</text:p>
          </table:table-cell>
          <table:table-cell office:value-type="float" office:value="1.713645" calcext:value-type="float">
            <text:p>1.71365</text:p>
          </table:table-cell>
          <table:table-cell table:formula="of:=[.J373]/[.E373]" office:value-type="float" office:value="0.000000112719831940302" calcext:value-type="float">
            <text:p>1.12719831940302E-07</text:p>
          </table:table-cell>
          <table:table-cell table:formula="of:=[.J373]/[.F373]" office:value-type="float" office:value="0.000000126571989326161" calcext:value-type="float">
            <text:p>1.2657198932616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2693" calcext:value-type="float">
            <text:p>15202693</text:p>
          </table:table-cell>
          <table:table-cell office:value-type="float" office:value="13466403" calcext:value-type="float">
            <text:p>13466403</text:p>
          </table:table-cell>
          <table:table-cell office:value-type="float" office:value="0.885791" calcext:value-type="float">
            <text:p>0.88579</text:p>
          </table:table-cell>
          <table:table-cell office:value-type="float" office:value="1736290" calcext:value-type="float">
            <text:p>1736290</text:p>
          </table:table-cell>
          <table:table-cell office:value-type="float" office:value="0.114209" calcext:value-type="float">
            <text:p>0.11421</text:p>
          </table:table-cell>
          <table:table-cell office:value-type="float" office:value="1.718075" calcext:value-type="float">
            <text:p>1.71808</text:p>
          </table:table-cell>
          <table:table-cell table:formula="of:=[.J374]/[.E374]" office:value-type="float" office:value="0.000000113011227681832" calcext:value-type="float">
            <text:p>1.13011227681832E-07</text:p>
          </table:table-cell>
          <table:table-cell table:formula="of:=[.J374]/[.F374]" office:value-type="float" office:value="0.000000127582324693535" calcext:value-type="float">
            <text:p>1.2758232469353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093" calcext:value-type="float">
            <text:p>15203093</text:p>
          </table:table-cell>
          <table:table-cell office:value-type="float" office:value="14198072" calcext:value-type="float">
            <text:p>14198072</text:p>
          </table:table-cell>
          <table:table-cell office:value-type="float" office:value="0.933894" calcext:value-type="float">
            <text:p>0.93389</text:p>
          </table:table-cell>
          <table:table-cell office:value-type="float" office:value="1005021" calcext:value-type="float">
            <text:p>1005021</text:p>
          </table:table-cell>
          <table:table-cell office:value-type="float" office:value="0.066106" calcext:value-type="float">
            <text:p>0.06611</text:p>
          </table:table-cell>
          <table:table-cell office:value-type="float" office:value="2.069295" calcext:value-type="float">
            <text:p>2.06930</text:p>
          </table:table-cell>
          <table:table-cell table:formula="of:=[.J375]/[.E375]" office:value-type="float" office:value="0.000000136110132326363" calcext:value-type="float">
            <text:p>1.36110132326363E-07</text:p>
          </table:table-cell>
          <table:table-cell table:formula="of:=[.J375]/[.F375]" office:value-type="float" office:value="0.000000145744788447333" calcext:value-type="float">
            <text:p>1.4574478844733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093" calcext:value-type="float">
            <text:p>15203093</text:p>
          </table:table-cell>
          <table:table-cell office:value-type="float" office:value="14110262" calcext:value-type="float">
            <text:p>14110262</text:p>
          </table:table-cell>
          <table:table-cell office:value-type="float" office:value="0.928118" calcext:value-type="float">
            <text:p>0.92812</text:p>
          </table:table-cell>
          <table:table-cell office:value-type="float" office:value="1092831" calcext:value-type="float">
            <text:p>1092831</text:p>
          </table:table-cell>
          <table:table-cell office:value-type="float" office:value="0.071882" calcext:value-type="float">
            <text:p>0.07188</text:p>
          </table:table-cell>
          <table:table-cell office:value-type="float" office:value="2.064625" calcext:value-type="float">
            <text:p>2.06463</text:p>
          </table:table-cell>
          <table:table-cell table:formula="of:=[.J376]/[.E376]" office:value-type="float" office:value="0.000000135802957990193" calcext:value-type="float">
            <text:p>1.35802957990193E-07</text:p>
          </table:table-cell>
          <table:table-cell table:formula="of:=[.J376]/[.F376]" office:value-type="float" office:value="0.000000146320812469676" calcext:value-type="float">
            <text:p>1.4632081246967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093" calcext:value-type="float">
            <text:p>15203093</text:p>
          </table:table-cell>
          <table:table-cell office:value-type="float" office:value="13996083" calcext:value-type="float">
            <text:p>13996083</text:p>
          </table:table-cell>
          <table:table-cell office:value-type="float" office:value="0.920608" calcext:value-type="float">
            <text:p>0.92061</text:p>
          </table:table-cell>
          <table:table-cell office:value-type="float" office:value="1207010" calcext:value-type="float">
            <text:p>1207010</text:p>
          </table:table-cell>
          <table:table-cell office:value-type="float" office:value="0.079392" calcext:value-type="float">
            <text:p>0.07939</text:p>
          </table:table-cell>
          <table:table-cell office:value-type="float" office:value="2.072009" calcext:value-type="float">
            <text:p>2.07201</text:p>
          </table:table-cell>
          <table:table-cell table:formula="of:=[.J377]/[.E377]" office:value-type="float" office:value="0.000000136288648632222" calcext:value-type="float">
            <text:p>1.36288648632222E-07</text:p>
          </table:table-cell>
          <table:table-cell table:formula="of:=[.J377]/[.F377]" office:value-type="float" office:value="0.000000148042062911459" calcext:value-type="float">
            <text:p>1.4804206291145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093" calcext:value-type="float">
            <text:p>15203093</text:p>
          </table:table-cell>
          <table:table-cell office:value-type="float" office:value="13796881" calcext:value-type="float">
            <text:p>13796881</text:p>
          </table:table-cell>
          <table:table-cell office:value-type="float" office:value="0.907505" calcext:value-type="float">
            <text:p>0.90751</text:p>
          </table:table-cell>
          <table:table-cell office:value-type="float" office:value="1406212" calcext:value-type="float">
            <text:p>1406212</text:p>
          </table:table-cell>
          <table:table-cell office:value-type="float" office:value="0.092495" calcext:value-type="float">
            <text:p>0.09250</text:p>
          </table:table-cell>
          <table:table-cell office:value-type="float" office:value="2.074888" calcext:value-type="float">
            <text:p>2.07489</text:p>
          </table:table-cell>
          <table:table-cell table:formula="of:=[.J378]/[.E378]" office:value-type="float" office:value="0.000000136478017992786" calcext:value-type="float">
            <text:p>1.36478017992786E-07</text:p>
          </table:table-cell>
          <table:table-cell table:formula="of:=[.J378]/[.F378]" office:value-type="float" office:value="0.000000150388192809665" calcext:value-type="float">
            <text:p>1.5038819280966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093" calcext:value-type="float">
            <text:p>15203093</text:p>
          </table:table-cell>
          <table:table-cell office:value-type="float" office:value="13617218" calcext:value-type="float">
            <text:p>13617218</text:p>
          </table:table-cell>
          <table:table-cell office:value-type="float" office:value="0.895687" calcext:value-type="float">
            <text:p>0.89569</text:p>
          </table:table-cell>
          <table:table-cell office:value-type="float" office:value="1585875" calcext:value-type="float">
            <text:p>1585875</text:p>
          </table:table-cell>
          <table:table-cell office:value-type="float" office:value="0.104313" calcext:value-type="float">
            <text:p>0.10431</text:p>
          </table:table-cell>
          <table:table-cell office:value-type="float" office:value="1.70535" calcext:value-type="float">
            <text:p>1.70535</text:p>
          </table:table-cell>
          <table:table-cell table:formula="of:=[.J379]/[.E379]" office:value-type="float" office:value="0.000000112171253573204" calcext:value-type="float">
            <text:p>1.12171253573204E-07</text:p>
          </table:table-cell>
          <table:table-cell table:formula="of:=[.J379]/[.F379]" office:value-type="float" office:value="0.000000125234831373046" calcext:value-type="float">
            <text:p>1.2523483137304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093" calcext:value-type="float">
            <text:p>15203093</text:p>
          </table:table-cell>
          <table:table-cell office:value-type="float" office:value="13595217" calcext:value-type="float">
            <text:p>13595217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1607876" calcext:value-type="float">
            <text:p>1607876</text:p>
          </table:table-cell>
          <table:table-cell office:value-type="float" office:value="0.10576" calcext:value-type="float">
            <text:p>0.10576</text:p>
          </table:table-cell>
          <table:table-cell office:value-type="float" office:value="1.70775" calcext:value-type="float">
            <text:p>1.70775</text:p>
          </table:table-cell>
          <table:table-cell table:formula="of:=[.J380]/[.E380]" office:value-type="float" office:value="0.000000112329116187081" calcext:value-type="float">
            <text:p>1.12329116187081E-07</text:p>
          </table:table-cell>
          <table:table-cell table:formula="of:=[.J380]/[.F380]" office:value-type="float" office:value="0.000000125614030287269" calcext:value-type="float">
            <text:p>1.2561403028726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093" calcext:value-type="float">
            <text:p>15203093</text:p>
          </table:table-cell>
          <table:table-cell office:value-type="float" office:value="13539275" calcext:value-type="float">
            <text:p>13539275</text:p>
          </table:table-cell>
          <table:table-cell office:value-type="float" office:value="0.890561" calcext:value-type="float">
            <text:p>0.89056</text:p>
          </table:table-cell>
          <table:table-cell office:value-type="float" office:value="1663818" calcext:value-type="float">
            <text:p>1663818</text:p>
          </table:table-cell>
          <table:table-cell office:value-type="float" office:value="0.109439" calcext:value-type="float">
            <text:p>0.10944</text:p>
          </table:table-cell>
          <table:table-cell office:value-type="float" office:value="1.71025" calcext:value-type="float">
            <text:p>1.71025</text:p>
          </table:table-cell>
          <table:table-cell table:formula="of:=[.J381]/[.E381]" office:value-type="float" office:value="0.00000011249355640987" calcext:value-type="float">
            <text:p>1.1249355640987E-07</text:p>
          </table:table-cell>
          <table:table-cell table:formula="of:=[.J381]/[.F381]" office:value-type="float" office:value="0.000000126317694263541" calcext:value-type="float">
            <text:p>1.2631769426354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093" calcext:value-type="float">
            <text:p>15203093</text:p>
          </table:table-cell>
          <table:table-cell office:value-type="float" office:value="13466781" calcext:value-type="float">
            <text:p>13466781</text:p>
          </table:table-cell>
          <table:table-cell office:value-type="float" office:value="0.885792" calcext:value-type="float">
            <text:p>0.88579</text:p>
          </table:table-cell>
          <table:table-cell office:value-type="float" office:value="1736312" calcext:value-type="float">
            <text:p>1736312</text:p>
          </table:table-cell>
          <table:table-cell office:value-type="float" office:value="0.114208" calcext:value-type="float">
            <text:p>0.11421</text:p>
          </table:table-cell>
          <table:table-cell office:value-type="float" office:value="1.713789" calcext:value-type="float">
            <text:p>1.71379</text:p>
          </table:table-cell>
          <table:table-cell table:formula="of:=[.J382]/[.E382]" office:value-type="float" office:value="0.00000011272633798925" calcext:value-type="float">
            <text:p>1.1272633798925E-07</text:p>
          </table:table-cell>
          <table:table-cell table:formula="of:=[.J382]/[.F382]" office:value-type="float" office:value="0.000000127260478951874" calcext:value-type="float">
            <text:p>1.2726047895187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193" calcext:value-type="float">
            <text:p>15203193</text:p>
          </table:table-cell>
          <table:table-cell office:value-type="float" office:value="14198126" calcext:value-type="float">
            <text:p>14198126</text:p>
          </table:table-cell>
          <table:table-cell office:value-type="float" office:value="0.933891" calcext:value-type="float">
            <text:p>0.93389</text:p>
          </table:table-cell>
          <table:table-cell office:value-type="float" office:value="1005067" calcext:value-type="float">
            <text:p>1005067</text:p>
          </table:table-cell>
          <table:table-cell office:value-type="float" office:value="0.066109" calcext:value-type="float">
            <text:p>0.06611</text:p>
          </table:table-cell>
          <table:table-cell office:value-type="float" office:value="2.0694" calcext:value-type="float">
            <text:p>2.06940</text:p>
          </table:table-cell>
          <table:table-cell table:formula="of:=[.J383]/[.E383]" office:value-type="float" office:value="0.000000136116143496961" calcext:value-type="float">
            <text:p>1.36116143496961E-07</text:p>
          </table:table-cell>
          <table:table-cell table:formula="of:=[.J383]/[.F383]" office:value-type="float" office:value="0.000000145751629475608" calcext:value-type="float">
            <text:p>1.4575162947560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193" calcext:value-type="float">
            <text:p>15203193</text:p>
          </table:table-cell>
          <table:table-cell office:value-type="float" office:value="14110317" calcext:value-type="float">
            <text:p>14110317</text:p>
          </table:table-cell>
          <table:table-cell office:value-type="float" office:value="0.928115" calcext:value-type="float">
            <text:p>0.92812</text:p>
          </table:table-cell>
          <table:table-cell office:value-type="float" office:value="1092876" calcext:value-type="float">
            <text:p>1092876</text:p>
          </table:table-cell>
          <table:table-cell office:value-type="float" office:value="0.071885" calcext:value-type="float">
            <text:p>0.07189</text:p>
          </table:table-cell>
          <table:table-cell office:value-type="float" office:value="2.073009" calcext:value-type="float">
            <text:p>2.07301</text:p>
          </table:table-cell>
          <table:table-cell table:formula="of:=[.J384]/[.E384]" office:value-type="float" office:value="0.000000136353527841158" calcext:value-type="float">
            <text:p>1.36353527841158E-07</text:p>
          </table:table-cell>
          <table:table-cell table:formula="of:=[.J384]/[.F384]" office:value-type="float" office:value="0.000000146914417301893" calcext:value-type="float">
            <text:p>1.4691441730189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193" calcext:value-type="float">
            <text:p>15203193</text:p>
          </table:table-cell>
          <table:table-cell office:value-type="float" office:value="13996140" calcext:value-type="float">
            <text:p>13996140</text:p>
          </table:table-cell>
          <table:table-cell office:value-type="float" office:value="0.920605" calcext:value-type="float">
            <text:p>0.92061</text:p>
          </table:table-cell>
          <table:table-cell office:value-type="float" office:value="1207053" calcext:value-type="float">
            <text:p>1207053</text:p>
          </table:table-cell>
          <table:table-cell office:value-type="float" office:value="0.079395" calcext:value-type="float">
            <text:p>0.07940</text:p>
          </table:table-cell>
          <table:table-cell office:value-type="float" office:value="2.077947" calcext:value-type="float">
            <text:p>2.07795</text:p>
          </table:table-cell>
          <table:table-cell table:formula="of:=[.J385]/[.E385]" office:value-type="float" office:value="0.000000136678328032802" calcext:value-type="float">
            <text:p>1.36678328032802E-07</text:p>
          </table:table-cell>
          <table:table-cell table:formula="of:=[.J385]/[.F385]" office:value-type="float" office:value="0.000000148465719834183" calcext:value-type="float">
            <text:p>1.4846571983418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193" calcext:value-type="float">
            <text:p>15203193</text:p>
          </table:table-cell>
          <table:table-cell office:value-type="float" office:value="13796941" calcext:value-type="float">
            <text:p>13796941</text:p>
          </table:table-cell>
          <table:table-cell office:value-type="float" office:value="0.907503" calcext:value-type="float">
            <text:p>0.90750</text:p>
          </table:table-cell>
          <table:table-cell office:value-type="float" office:value="1406252" calcext:value-type="float">
            <text:p>1406252</text:p>
          </table:table-cell>
          <table:table-cell office:value-type="float" office:value="0.092497" calcext:value-type="float">
            <text:p>0.09250</text:p>
          </table:table-cell>
          <table:table-cell office:value-type="float" office:value="2.081106" calcext:value-type="float">
            <text:p>2.08111</text:p>
          </table:table-cell>
          <table:table-cell table:formula="of:=[.J386]/[.E386]" office:value-type="float" office:value="0.000000136886113331588" calcext:value-type="float">
            <text:p>1.36886113331588E-07</text:p>
          </table:table-cell>
          <table:table-cell table:formula="of:=[.J386]/[.F386]" office:value-type="float" office:value="0.000000150838218413777" calcext:value-type="float">
            <text:p>1.5083821841377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193" calcext:value-type="float">
            <text:p>15203193</text:p>
          </table:table-cell>
          <table:table-cell office:value-type="float" office:value="13617287" calcext:value-type="float">
            <text:p>13617287</text:p>
          </table:table-cell>
          <table:table-cell office:value-type="float" office:value="0.895686" calcext:value-type="float">
            <text:p>0.89569</text:p>
          </table:table-cell>
          <table:table-cell office:value-type="float" office:value="1585906" calcext:value-type="float">
            <text:p>1585906</text:p>
          </table:table-cell>
          <table:table-cell office:value-type="float" office:value="0.104314" calcext:value-type="float">
            <text:p>0.10431</text:p>
          </table:table-cell>
          <table:table-cell office:value-type="float" office:value="1.705199" calcext:value-type="float">
            <text:p>1.70520</text:p>
          </table:table-cell>
          <table:table-cell table:formula="of:=[.J387]/[.E387]" office:value-type="float" office:value="0.000000112160583635293" calcext:value-type="float">
            <text:p>1.12160583635293E-07</text:p>
          </table:table-cell>
          <table:table-cell table:formula="of:=[.J387]/[.F387]" office:value-type="float" office:value="0.000000125223107950945" calcext:value-type="float">
            <text:p>1.2522310795094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193" calcext:value-type="float">
            <text:p>15203193</text:p>
          </table:table-cell>
          <table:table-cell office:value-type="float" office:value="13595286" calcext:value-type="float">
            <text:p>13595286</text:p>
          </table:table-cell>
          <table:table-cell office:value-type="float" office:value="0.894239" calcext:value-type="float">
            <text:p>0.89424</text:p>
          </table:table-cell>
          <table:table-cell office:value-type="float" office:value="1607907" calcext:value-type="float">
            <text:p>1607907</text:p>
          </table:table-cell>
          <table:table-cell office:value-type="float" office:value="0.105761" calcext:value-type="float">
            <text:p>0.10576</text:p>
          </table:table-cell>
          <table:table-cell office:value-type="float" office:value="1.703836" calcext:value-type="float">
            <text:p>1.70384</text:p>
          </table:table-cell>
          <table:table-cell table:formula="of:=[.J388]/[.E388]" office:value-type="float" office:value="0.000000112070931415526" calcext:value-type="float">
            <text:p>1.12070931415526E-07</text:p>
          </table:table-cell>
          <table:table-cell table:formula="of:=[.J388]/[.F388]" office:value-type="float" office:value="0.000000125325498853058" calcext:value-type="float">
            <text:p>1.2532549885305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193" calcext:value-type="float">
            <text:p>15203193</text:p>
          </table:table-cell>
          <table:table-cell office:value-type="float" office:value="13539344" calcext:value-type="float">
            <text:p>13539344</text:p>
          </table:table-cell>
          <table:table-cell office:value-type="float" office:value="0.890559" calcext:value-type="float">
            <text:p>0.89056</text:p>
          </table:table-cell>
          <table:table-cell office:value-type="float" office:value="1663849" calcext:value-type="float">
            <text:p>1663849</text:p>
          </table:table-cell>
          <table:table-cell office:value-type="float" office:value="0.109441" calcext:value-type="float">
            <text:p>0.10944</text:p>
          </table:table-cell>
          <table:table-cell office:value-type="float" office:value="1.710067" calcext:value-type="float">
            <text:p>1.71007</text:p>
          </table:table-cell>
          <table:table-cell table:formula="of:=[.J389]/[.E389]" office:value-type="float" office:value="0.000000112480779530984" calcext:value-type="float">
            <text:p>1.12480779530984E-07</text:p>
          </table:table-cell>
          <table:table-cell table:formula="of:=[.J389]/[.F389]" office:value-type="float" office:value="0.000000126303534351443" calcext:value-type="float">
            <text:p>1.2630353435144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xchange2.out</text:p>
          </table:table-cell>
          <table:table-cell office:value-type="float" office:value="15203193" calcext:value-type="float">
            <text:p>15203193</text:p>
          </table:table-cell>
          <table:table-cell office:value-type="float" office:value="13466850" calcext:value-type="float">
            <text:p>13466850</text:p>
          </table:table-cell>
          <table:table-cell office:value-type="float" office:value="0.885791" calcext:value-type="float">
            <text:p>0.88579</text:p>
          </table:table-cell>
          <table:table-cell office:value-type="float" office:value="1736343" calcext:value-type="float">
            <text:p>1736343</text:p>
          </table:table-cell>
          <table:table-cell office:value-type="float" office:value="0.114209" calcext:value-type="float">
            <text:p>0.11421</text:p>
          </table:table-cell>
          <table:table-cell office:value-type="float" office:value="1.709189" calcext:value-type="float">
            <text:p>1.70919</text:p>
          </table:table-cell>
          <table:table-cell table:formula="of:=[.J390]/[.E390]" office:value-type="float" office:value="0.000000112423028504604" calcext:value-type="float">
            <text:p>1.12423028504604E-07</text:p>
          </table:table-cell>
          <table:table-cell table:formula="of:=[.J390]/[.F390]" office:value-type="float" office:value="0.000000126918247400097" calcext:value-type="float">
            <text:p>1.26918247400097E-0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lways true</text:p>
          </table:table-cell>
          <table:table-cell table:number-columns-repeated="2"/>
          <table:table-cell office:value-type="string" calcext:value-type="string">
            <text:p><text:s/>exchange2.out</text:p>
          </table:table-cell>
          <table:table-cell office:value-type="float" office:value="15203193" calcext:value-type="float">
            <text:p>15203193</text:p>
          </table:table-cell>
          <table:table-cell office:value-type="float" office:value="9588014" calcext:value-type="float">
            <text:p>9588014</text:p>
          </table:table-cell>
          <table:table-cell office:value-type="float" office:value="0.630658" calcext:value-type="float">
            <text:p>0.63066</text:p>
          </table:table-cell>
          <table:table-cell office:value-type="float" office:value="5615179" calcext:value-type="float">
            <text:p>5615179</text:p>
          </table:table-cell>
          <table:table-cell office:value-type="float" office:value="0.369342" calcext:value-type="float">
            <text:p>0.36934</text:p>
          </table:table-cell>
          <table:table-cell office:value-type="float" office:value="1.191569" calcext:value-type="float">
            <text:p>1.19157</text:p>
          </table:table-cell>
          <table:table-cell table:formula="of:=[.J391]/[.E391]" office:value-type="float" office:value="0.0000000783762332031173" calcext:value-type="float">
            <text:p>7.83762332031173E-08</text:p>
          </table:table-cell>
          <table:table-cell table:formula="of:=[.J391]/[.F391]" office:value-type="float" office:value="0.000000124276935765843" calcext:value-type="float">
            <text:p>1.2427693576584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xz.out</text:p>
          </table:table-cell>
          <table:table-cell office:value-type="float" office:value="15271703" calcext:value-type="float">
            <text:p>15271703</text:p>
          </table:table-cell>
          <table:table-cell office:value-type="float" office:value="13389990" calcext:value-type="float">
            <text:p>13389990</text:p>
          </table:table-cell>
          <table:table-cell office:value-type="float" office:value="0.876784" calcext:value-type="float">
            <text:p>0.87678</text:p>
          </table:table-cell>
          <table:table-cell office:value-type="float" office:value="1881713" calcext:value-type="float">
            <text:p>1881713</text:p>
          </table:table-cell>
          <table:table-cell office:value-type="float" office:value="0.123216" calcext:value-type="float">
            <text:p>0.12322</text:p>
          </table:table-cell>
          <table:table-cell office:value-type="float" office:value="1.807319" calcext:value-type="float">
            <text:p>1.80732</text:p>
          </table:table-cell>
          <table:table-cell table:formula="of:=[.J392]/[.E392]" office:value-type="float" office:value="0.000000118344299912066" calcext:value-type="float">
            <text:p>1.18344299912066E-07</text:p>
          </table:table-cell>
          <table:table-cell table:formula="of:=[.J392]/[.F392]" office:value-type="float" office:value="0.000000134975380862868" calcext:value-type="float">
            <text:p>1.3497538086286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xz.out</text:p>
          </table:table-cell>
          <table:table-cell office:value-type="float" office:value="15271703" calcext:value-type="float">
            <text:p>15271703</text:p>
          </table:table-cell>
          <table:table-cell office:value-type="float" office:value="13385783" calcext:value-type="float">
            <text:p>13385783</text:p>
          </table:table-cell>
          <table:table-cell office:value-type="float" office:value="0.876509" calcext:value-type="float">
            <text:p>0.87651</text:p>
          </table:table-cell>
          <table:table-cell office:value-type="float" office:value="1885920" calcext:value-type="float">
            <text:p>1885920</text:p>
          </table:table-cell>
          <table:table-cell office:value-type="float" office:value="0.123491" calcext:value-type="float">
            <text:p>0.12349</text:p>
          </table:table-cell>
          <table:table-cell office:value-type="float" office:value="1.807178" calcext:value-type="float">
            <text:p>1.80718</text:p>
          </table:table-cell>
          <table:table-cell table:formula="of:=[.J393]/[.E393]" office:value-type="float" office:value="0.000000118335067150009" calcext:value-type="float">
            <text:p>1.18335067150009E-07</text:p>
          </table:table-cell>
          <table:table-cell table:formula="of:=[.J393]/[.F393]" office:value-type="float" office:value="0.000000135007268532592" calcext:value-type="float">
            <text:p>1.3500726853259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xz.out</text:p>
          </table:table-cell>
          <table:table-cell office:value-type="float" office:value="15271703" calcext:value-type="float">
            <text:p>15271703</text:p>
          </table:table-cell>
          <table:table-cell office:value-type="float" office:value="13344361" calcext:value-type="float">
            <text:p>13344361</text:p>
          </table:table-cell>
          <table:table-cell office:value-type="float" office:value="0.873797" calcext:value-type="float">
            <text:p>0.87380</text:p>
          </table:table-cell>
          <table:table-cell office:value-type="float" office:value="1927342" calcext:value-type="float">
            <text:p>1927342</text:p>
          </table:table-cell>
          <table:table-cell office:value-type="float" office:value="0.126203" calcext:value-type="float">
            <text:p>0.12620</text:p>
          </table:table-cell>
          <table:table-cell office:value-type="float" office:value="1.806912" calcext:value-type="float">
            <text:p>1.80691</text:p>
          </table:table-cell>
          <table:table-cell table:formula="of:=[.J394]/[.E394]" office:value-type="float" office:value="0.000000118317649315207" calcext:value-type="float">
            <text:p>1.18317649315207E-07</text:p>
          </table:table-cell>
          <table:table-cell table:formula="of:=[.J394]/[.F394]" office:value-type="float" office:value="0.000000135406408744488" calcext:value-type="float">
            <text:p>1.3540640874448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xz.out</text:p>
          </table:table-cell>
          <table:table-cell office:value-type="float" office:value="15271703" calcext:value-type="float">
            <text:p>15271703</text:p>
          </table:table-cell>
          <table:table-cell office:value-type="float" office:value="13188585" calcext:value-type="float">
            <text:p>13188585</text:p>
          </table:table-cell>
          <table:table-cell office:value-type="float" office:value="0.863596" calcext:value-type="float">
            <text:p>0.86360</text:p>
          </table:table-cell>
          <table:table-cell office:value-type="float" office:value="2083118" calcext:value-type="float">
            <text:p>2083118</text:p>
          </table:table-cell>
          <table:table-cell office:value-type="float" office:value="0.136404" calcext:value-type="float">
            <text:p>0.13640</text:p>
          </table:table-cell>
          <table:table-cell office:value-type="float" office:value="1.811504" calcext:value-type="float">
            <text:p>1.81150</text:p>
          </table:table-cell>
          <table:table-cell table:formula="of:=[.J395]/[.E395]" office:value-type="float" office:value="0.00000011861833614758" calcext:value-type="float">
            <text:p>1.1861833614758E-07</text:p>
          </table:table-cell>
          <table:table-cell table:formula="of:=[.J395]/[.F395]" office:value-type="float" office:value="0.000000137353931449052" calcext:value-type="float">
            <text:p>1.3735393144905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xz.out</text:p>
          </table:table-cell>
          <table:table-cell office:value-type="float" office:value="15271703" calcext:value-type="float">
            <text:p>15271703</text:p>
          </table:table-cell>
          <table:table-cell office:value-type="float" office:value="12740050" calcext:value-type="float">
            <text:p>12740050</text:p>
          </table:table-cell>
          <table:table-cell office:value-type="float" office:value="0.834226" calcext:value-type="float">
            <text:p>0.83423</text:p>
          </table:table-cell>
          <table:table-cell office:value-type="float" office:value="2531653" calcext:value-type="float">
            <text:p>2531653</text:p>
          </table:table-cell>
          <table:table-cell office:value-type="float" office:value="0.165774" calcext:value-type="float">
            <text:p>0.16577</text:p>
          </table:table-cell>
          <table:table-cell office:value-type="float" office:value="2.194936" calcext:value-type="float">
            <text:p>2.19494</text:p>
          </table:table-cell>
          <table:table-cell table:formula="of:=[.J396]/[.E396]" office:value-type="float" office:value="0.000000143725686650664" calcext:value-type="float">
            <text:p>1.43725686650664E-07</text:p>
          </table:table-cell>
          <table:table-cell table:formula="of:=[.J396]/[.F396]" office:value-type="float" office:value="0.000000172286294009835" calcext:value-type="float">
            <text:p>1.7228629400983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xz.out</text:p>
          </table:table-cell>
          <table:table-cell office:value-type="float" office:value="15271703" calcext:value-type="float">
            <text:p>15271703</text:p>
          </table:table-cell>
          <table:table-cell office:value-type="float" office:value="12540543" calcext:value-type="float">
            <text:p>12540543</text:p>
          </table:table-cell>
          <table:table-cell office:value-type="float" office:value="0.821162" calcext:value-type="float">
            <text:p>0.82116</text:p>
          </table:table-cell>
          <table:table-cell office:value-type="float" office:value="2731160" calcext:value-type="float">
            <text:p>2731160</text:p>
          </table:table-cell>
          <table:table-cell office:value-type="float" office:value="0.178838" calcext:value-type="float">
            <text:p>0.17884</text:p>
          </table:table-cell>
          <table:table-cell office:value-type="float" office:value="2.198073" calcext:value-type="float">
            <text:p>2.19807</text:p>
          </table:table-cell>
          <table:table-cell table:formula="of:=[.J397]/[.E397]" office:value-type="float" office:value="0.00000014393109923628" calcext:value-type="float">
            <text:p>1.4393109923628E-07</text:p>
          </table:table-cell>
          <table:table-cell table:formula="of:=[.J397]/[.F397]" office:value-type="float" office:value="0.000000175277338469315" calcext:value-type="float">
            <text:p>1.7527733846931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xz.out</text:p>
          </table:table-cell>
          <table:table-cell office:value-type="float" office:value="15271703" calcext:value-type="float">
            <text:p>15271703</text:p>
          </table:table-cell>
          <table:table-cell office:value-type="float" office:value="12358429" calcext:value-type="float">
            <text:p>12358429</text:p>
          </table:table-cell>
          <table:table-cell office:value-type="float" office:value="0.809237" calcext:value-type="float">
            <text:p>0.80924</text:p>
          </table:table-cell>
          <table:table-cell office:value-type="float" office:value="2913274" calcext:value-type="float">
            <text:p>2913274</text:p>
          </table:table-cell>
          <table:table-cell office:value-type="float" office:value="0.190763" calcext:value-type="float">
            <text:p>0.19076</text:p>
          </table:table-cell>
          <table:table-cell office:value-type="float" office:value="2.205181" calcext:value-type="float">
            <text:p>2.20518</text:p>
          </table:table-cell>
          <table:table-cell table:formula="of:=[.J398]/[.E398]" office:value-type="float" office:value="0.000000144396535212871" calcext:value-type="float">
            <text:p>1.44396535212871E-07</text:p>
          </table:table-cell>
          <table:table-cell table:formula="of:=[.J398]/[.F398]" office:value-type="float" office:value="0.000000178435382037636" calcext:value-type="float">
            <text:p>1.7843538203763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xz.out</text:p>
          </table:table-cell>
          <table:table-cell office:value-type="float" office:value="15271703" calcext:value-type="float">
            <text:p>15271703</text:p>
          </table:table-cell>
          <table:table-cell office:value-type="float" office:value="12126965" calcext:value-type="float">
            <text:p>12126965</text:p>
          </table:table-cell>
          <table:table-cell office:value-type="float" office:value="0.794081" calcext:value-type="float">
            <text:p>0.79408</text:p>
          </table:table-cell>
          <table:table-cell office:value-type="float" office:value="3144738" calcext:value-type="float">
            <text:p>3144738</text:p>
          </table:table-cell>
          <table:table-cell office:value-type="float" office:value="0.205919" calcext:value-type="float">
            <text:p>0.20592</text:p>
          </table:table-cell>
          <table:table-cell office:value-type="float" office:value="2.207653" calcext:value-type="float">
            <text:p>2.20765</text:p>
          </table:table-cell>
          <table:table-cell table:formula="of:=[.J399]/[.E399]" office:value-type="float" office:value="0.000000144558403211482" calcext:value-type="float">
            <text:p>1.44558403211482E-07</text:p>
          </table:table-cell>
          <table:table-cell table:formula="of:=[.J399]/[.F399]" office:value-type="float" office:value="0.000000182044971680878" calcext:value-type="float">
            <text:p>1.8204497168087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xz.out</text:p>
          </table:table-cell>
          <table:table-cell office:value-type="float" office:value="15281703" calcext:value-type="float">
            <text:p>15281703</text:p>
          </table:table-cell>
          <table:table-cell office:value-type="float" office:value="13399395" calcext:value-type="float">
            <text:p>13399395</text:p>
          </table:table-cell>
          <table:table-cell office:value-type="float" office:value="0.876826" calcext:value-type="float">
            <text:p>0.87683</text:p>
          </table:table-cell>
          <table:table-cell office:value-type="float" office:value="1882308" calcext:value-type="float">
            <text:p>1882308</text:p>
          </table:table-cell>
          <table:table-cell office:value-type="float" office:value="0.123174" calcext:value-type="float">
            <text:p>0.12317</text:p>
          </table:table-cell>
          <table:table-cell office:value-type="float" office:value="1.818035" calcext:value-type="float">
            <text:p>1.81804</text:p>
          </table:table-cell>
          <table:table-cell table:formula="of:=[.J400]/[.E400]" office:value-type="float" office:value="0.000000118968088831461" calcext:value-type="float">
            <text:p>1.18968088831461E-07</text:p>
          </table:table-cell>
          <table:table-cell table:formula="of:=[.J400]/[.F400]" office:value-type="float" office:value="0.000000135680379599228" calcext:value-type="float">
            <text:p>1.3568037959922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xz.out</text:p>
          </table:table-cell>
          <table:table-cell office:value-type="float" office:value="15281703" calcext:value-type="float">
            <text:p>15281703</text:p>
          </table:table-cell>
          <table:table-cell office:value-type="float" office:value="13395173" calcext:value-type="float">
            <text:p>13395173</text:p>
          </table:table-cell>
          <table:table-cell office:value-type="float" office:value="0.87655" calcext:value-type="float">
            <text:p>0.87655</text:p>
          </table:table-cell>
          <table:table-cell office:value-type="float" office:value="1886530" calcext:value-type="float">
            <text:p>1886530</text:p>
          </table:table-cell>
          <table:table-cell office:value-type="float" office:value="0.12345" calcext:value-type="float">
            <text:p>0.12345</text:p>
          </table:table-cell>
          <table:table-cell office:value-type="float" office:value="1.809301" calcext:value-type="float">
            <text:p>1.80930</text:p>
          </table:table-cell>
          <table:table-cell table:formula="of:=[.J401]/[.E401]" office:value-type="float" office:value="0.000000118396555671838" calcext:value-type="float">
            <text:p>1.18396555671838E-07</text:p>
          </table:table-cell>
          <table:table-cell table:formula="of:=[.J401]/[.F401]" office:value-type="float" office:value="0.00000013507111852904" calcext:value-type="float">
            <text:p>1.350711185290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xz.out</text:p>
          </table:table-cell>
          <table:table-cell office:value-type="float" office:value="15281703" calcext:value-type="float">
            <text:p>15281703</text:p>
          </table:table-cell>
          <table:table-cell office:value-type="float" office:value="13353751" calcext:value-type="float">
            <text:p>13353751</text:p>
          </table:table-cell>
          <table:table-cell office:value-type="float" office:value="0.873839" calcext:value-type="float">
            <text:p>0.87384</text:p>
          </table:table-cell>
          <table:table-cell office:value-type="float" office:value="1927952" calcext:value-type="float">
            <text:p>1927952</text:p>
          </table:table-cell>
          <table:table-cell office:value-type="float" office:value="0.126161" calcext:value-type="float">
            <text:p>0.12616</text:p>
          </table:table-cell>
          <table:table-cell office:value-type="float" office:value="1.817209" calcext:value-type="float">
            <text:p>1.81721</text:p>
          </table:table-cell>
          <table:table-cell table:formula="of:=[.J402]/[.E402]" office:value-type="float" office:value="0.000000118914037264041" calcext:value-type="float">
            <text:p>1.18914037264041E-07</text:p>
          </table:table-cell>
          <table:table-cell table:formula="of:=[.J402]/[.F402]" office:value-type="float" office:value="0.00000013608228878912" calcext:value-type="float">
            <text:p>1.360822887891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xz.out</text:p>
          </table:table-cell>
          <table:table-cell office:value-type="float" office:value="15281703" calcext:value-type="float">
            <text:p>15281703</text:p>
          </table:table-cell>
          <table:table-cell office:value-type="float" office:value="13197772" calcext:value-type="float">
            <text:p>13197772</text:p>
          </table:table-cell>
          <table:table-cell office:value-type="float" office:value="0.863632" calcext:value-type="float">
            <text:p>0.86363</text:p>
          </table:table-cell>
          <table:table-cell office:value-type="float" office:value="2083931" calcext:value-type="float">
            <text:p>2083931</text:p>
          </table:table-cell>
          <table:table-cell office:value-type="float" office:value="0.136368" calcext:value-type="float">
            <text:p>0.13637</text:p>
          </table:table-cell>
          <table:table-cell office:value-type="float" office:value="1.813745" calcext:value-type="float">
            <text:p>1.81375</text:p>
          </table:table-cell>
          <table:table-cell table:formula="of:=[.J403]/[.E403]" office:value-type="float" office:value="0.000000118687360957087" calcext:value-type="float">
            <text:p>1.18687360957087E-07</text:p>
          </table:table-cell>
          <table:table-cell table:formula="of:=[.J403]/[.F403]" office:value-type="float" office:value="0.00000013742812044336" calcext:value-type="float">
            <text:p>1.374281204433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xz.out</text:p>
          </table:table-cell>
          <table:table-cell office:value-type="float" office:value="15281703" calcext:value-type="float">
            <text:p>15281703</text:p>
          </table:table-cell>
          <table:table-cell office:value-type="float" office:value="12749168" calcext:value-type="float">
            <text:p>12749168</text:p>
          </table:table-cell>
          <table:table-cell office:value-type="float" office:value="0.834277" calcext:value-type="float">
            <text:p>0.83428</text:p>
          </table:table-cell>
          <table:table-cell office:value-type="float" office:value="2532535" calcext:value-type="float">
            <text:p>2532535</text:p>
          </table:table-cell>
          <table:table-cell office:value-type="float" office:value="0.165723" calcext:value-type="float">
            <text:p>0.16572</text:p>
          </table:table-cell>
          <table:table-cell office:value-type="float" office:value="2.191737" calcext:value-type="float">
            <text:p>2.19174</text:p>
          </table:table-cell>
          <table:table-cell table:formula="of:=[.J404]/[.E404]" office:value-type="float" office:value="0.000000143422300511926" calcext:value-type="float">
            <text:p>1.43422300511926E-07</text:p>
          </table:table-cell>
          <table:table-cell table:formula="of:=[.J404]/[.F404]" office:value-type="float" office:value="0.000000171912159287571" calcext:value-type="float">
            <text:p>1.7191215928757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xz.out</text:p>
          </table:table-cell>
          <table:table-cell office:value-type="float" office:value="15281703" calcext:value-type="float">
            <text:p>15281703</text:p>
          </table:table-cell>
          <table:table-cell office:value-type="float" office:value="12549585" calcext:value-type="float">
            <text:p>12549585</text:p>
          </table:table-cell>
          <table:table-cell office:value-type="float" office:value="0.821216" calcext:value-type="float">
            <text:p>0.82122</text:p>
          </table:table-cell>
          <table:table-cell office:value-type="float" office:value="2732118" calcext:value-type="float">
            <text:p>2732118</text:p>
          </table:table-cell>
          <table:table-cell office:value-type="float" office:value="0.178784" calcext:value-type="float">
            <text:p>0.17878</text:p>
          </table:table-cell>
          <table:table-cell office:value-type="float" office:value="2.202239" calcext:value-type="float">
            <text:p>2.20224</text:p>
          </table:table-cell>
          <table:table-cell table:formula="of:=[.J405]/[.E405]" office:value-type="float" office:value="0.000000144109527583411" calcext:value-type="float">
            <text:p>1.44109527583411E-07</text:p>
          </table:table-cell>
          <table:table-cell table:formula="of:=[.J405]/[.F405]" office:value-type="float" office:value="0.000000175483013980144" calcext:value-type="float">
            <text:p>1.7548301398014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xz.out</text:p>
          </table:table-cell>
          <table:table-cell office:value-type="float" office:value="15281703" calcext:value-type="float">
            <text:p>15281703</text:p>
          </table:table-cell>
          <table:table-cell office:value-type="float" office:value="12367415" calcext:value-type="float">
            <text:p>12367415</text:p>
          </table:table-cell>
          <table:table-cell office:value-type="float" office:value="0.809296" calcext:value-type="float">
            <text:p>0.80930</text:p>
          </table:table-cell>
          <table:table-cell office:value-type="float" office:value="2914288" calcext:value-type="float">
            <text:p>2914288</text:p>
          </table:table-cell>
          <table:table-cell office:value-type="float" office:value="0.190704" calcext:value-type="float">
            <text:p>0.19070</text:p>
          </table:table-cell>
          <table:table-cell office:value-type="float" office:value="2.202965" calcext:value-type="float">
            <text:p>2.20297</text:p>
          </table:table-cell>
          <table:table-cell table:formula="of:=[.J406]/[.E406]" office:value-type="float" office:value="0.000000144157035377536" calcext:value-type="float">
            <text:p>1.44157035377536E-07</text:p>
          </table:table-cell>
          <table:table-cell table:formula="of:=[.J406]/[.F406]" office:value-type="float" office:value="0.000000178126552719384" calcext:value-type="float">
            <text:p>1.7812655271938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xz.out</text:p>
          </table:table-cell>
          <table:table-cell office:value-type="float" office:value="15281703" calcext:value-type="float">
            <text:p>15281703</text:p>
          </table:table-cell>
          <table:table-cell office:value-type="float" office:value="12135766" calcext:value-type="float">
            <text:p>12135766</text:p>
          </table:table-cell>
          <table:table-cell office:value-type="float" office:value="0.794137" calcext:value-type="float">
            <text:p>0.79414</text:p>
          </table:table-cell>
          <table:table-cell office:value-type="float" office:value="3145937" calcext:value-type="float">
            <text:p>3145937</text:p>
          </table:table-cell>
          <table:table-cell office:value-type="float" office:value="0.205863" calcext:value-type="float">
            <text:p>0.20586</text:p>
          </table:table-cell>
          <table:table-cell office:value-type="float" office:value="2.211388" calcext:value-type="float">
            <text:p>2.21139</text:p>
          </table:table-cell>
          <table:table-cell table:formula="of:=[.J407]/[.E407]" office:value-type="float" office:value="0.00000014470821740221" calcext:value-type="float">
            <text:p>1.4470821740221E-07</text:p>
          </table:table-cell>
          <table:table-cell table:formula="of:=[.J407]/[.F407]" office:value-type="float" office:value="0.000000182220718494407" calcext:value-type="float">
            <text:p>1.8222071849440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xz.out</text:p>
          </table:table-cell>
          <table:table-cell office:value-type="float" office:value="15286703" calcext:value-type="float">
            <text:p>15286703</text:p>
          </table:table-cell>
          <table:table-cell office:value-type="float" office:value="13404037" calcext:value-type="float">
            <text:p>13404037</text:p>
          </table:table-cell>
          <table:table-cell office:value-type="float" office:value="0.876843" calcext:value-type="float">
            <text:p>0.87684</text:p>
          </table:table-cell>
          <table:table-cell office:value-type="float" office:value="1882666" calcext:value-type="float">
            <text:p>1882666</text:p>
          </table:table-cell>
          <table:table-cell office:value-type="float" office:value="0.123157" calcext:value-type="float">
            <text:p>0.12316</text:p>
          </table:table-cell>
          <table:table-cell office:value-type="float" office:value="1.816733" calcext:value-type="float">
            <text:p>1.81673</text:p>
          </table:table-cell>
          <table:table-cell table:formula="of:=[.J408]/[.E408]" office:value-type="float" office:value="0.000000118844004492009" calcext:value-type="float">
            <text:p>1.18844004492009E-07</text:p>
          </table:table-cell>
          <table:table-cell table:formula="of:=[.J408]/[.F408]" office:value-type="float" office:value="0.000000135536256726239" calcext:value-type="float">
            <text:p>1.3553625672623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xz.out</text:p>
          </table:table-cell>
          <table:table-cell office:value-type="float" office:value="15286703" calcext:value-type="float">
            <text:p>15286703</text:p>
          </table:table-cell>
          <table:table-cell office:value-type="float" office:value="13399795" calcext:value-type="float">
            <text:p>13399795</text:p>
          </table:table-cell>
          <table:table-cell office:value-type="float" office:value="0.876565" calcext:value-type="float">
            <text:p>0.87657</text:p>
          </table:table-cell>
          <table:table-cell office:value-type="float" office:value="1886908" calcext:value-type="float">
            <text:p>1886908</text:p>
          </table:table-cell>
          <table:table-cell office:value-type="float" office:value="0.123435" calcext:value-type="float">
            <text:p>0.12344</text:p>
          </table:table-cell>
          <table:table-cell office:value-type="float" office:value="1.808911" calcext:value-type="float">
            <text:p>1.80891</text:p>
          </table:table-cell>
          <table:table-cell table:formula="of:=[.J409]/[.E409]" office:value-type="float" office:value="0.000000118332317962873" calcext:value-type="float">
            <text:p>1.18332317962873E-07</text:p>
          </table:table-cell>
          <table:table-cell table:formula="of:=[.J409]/[.F409]" office:value-type="float" office:value="0.000000134995423437448" calcext:value-type="float">
            <text:p>1.3499542343744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xz.out</text:p>
          </table:table-cell>
          <table:table-cell office:value-type="float" office:value="15286703" calcext:value-type="float">
            <text:p>15286703</text:p>
          </table:table-cell>
          <table:table-cell office:value-type="float" office:value="13358371" calcext:value-type="float">
            <text:p>13358371</text:p>
          </table:table-cell>
          <table:table-cell office:value-type="float" office:value="0.873856" calcext:value-type="float">
            <text:p>0.87386</text:p>
          </table:table-cell>
          <table:table-cell office:value-type="float" office:value="1928332" calcext:value-type="float">
            <text:p>1928332</text:p>
          </table:table-cell>
          <table:table-cell office:value-type="float" office:value="0.126144" calcext:value-type="float">
            <text:p>0.12614</text:p>
          </table:table-cell>
          <table:table-cell office:value-type="float" office:value="1.816865" calcext:value-type="float">
            <text:p>1.81687</text:p>
          </table:table-cell>
          <table:table-cell table:formula="of:=[.J410]/[.E410]" office:value-type="float" office:value="0.000000118852639447499" calcext:value-type="float">
            <text:p>1.18852639447499E-07</text:p>
          </table:table-cell>
          <table:table-cell table:formula="of:=[.J410]/[.F410]" office:value-type="float" office:value="0.000000136009473011342" calcext:value-type="float">
            <text:p>1.3600947301134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xz.out</text:p>
          </table:table-cell>
          <table:table-cell office:value-type="float" office:value="15286703" calcext:value-type="float">
            <text:p>15286703</text:p>
          </table:table-cell>
          <table:table-cell office:value-type="float" office:value="13202373" calcext:value-type="float">
            <text:p>13202373</text:p>
          </table:table-cell>
          <table:table-cell office:value-type="float" office:value="0.863651" calcext:value-type="float">
            <text:p>0.86365</text:p>
          </table:table-cell>
          <table:table-cell office:value-type="float" office:value="2084330" calcext:value-type="float">
            <text:p>2084330</text:p>
          </table:table-cell>
          <table:table-cell office:value-type="float" office:value="0.136349" calcext:value-type="float">
            <text:p>0.13635</text:p>
          </table:table-cell>
          <table:table-cell office:value-type="float" office:value="1.813195" calcext:value-type="float">
            <text:p>1.81320</text:p>
          </table:table-cell>
          <table:table-cell table:formula="of:=[.J411]/[.E411]" office:value-type="float" office:value="0.000000118612561518334" calcext:value-type="float">
            <text:p>1.18612561518334E-07</text:p>
          </table:table-cell>
          <table:table-cell table:formula="of:=[.J411]/[.F411]" office:value-type="float" office:value="0.000000137338567846856" calcext:value-type="float">
            <text:p>1.3733856784685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xz.out</text:p>
          </table:table-cell>
          <table:table-cell office:value-type="float" office:value="15286703" calcext:value-type="float">
            <text:p>15286703</text:p>
          </table:table-cell>
          <table:table-cell office:value-type="float" office:value="12753566" calcext:value-type="float">
            <text:p>12753566</text:p>
          </table:table-cell>
          <table:table-cell office:value-type="float" office:value="0.834291" calcext:value-type="float">
            <text:p>0.83429</text:p>
          </table:table-cell>
          <table:table-cell office:value-type="float" office:value="2533137" calcext:value-type="float">
            <text:p>2533137</text:p>
          </table:table-cell>
          <table:table-cell office:value-type="float" office:value="0.165709" calcext:value-type="float">
            <text:p>0.16571</text:p>
          </table:table-cell>
          <table:table-cell office:value-type="float" office:value="2.189907" calcext:value-type="float">
            <text:p>2.18991</text:p>
          </table:table-cell>
          <table:table-cell table:formula="of:=[.J412]/[.E412]" office:value-type="float" office:value="0.000000143255677826671" calcext:value-type="float">
            <text:p>1.43255677826671E-07</text:p>
          </table:table-cell>
          <table:table-cell table:formula="of:=[.J412]/[.F412]" office:value-type="float" office:value="0.000000171709387005956" calcext:value-type="float">
            <text:p>1.7170938700595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xz.out</text:p>
          </table:table-cell>
          <table:table-cell office:value-type="float" office:value="15286703" calcext:value-type="float">
            <text:p>15286703</text:p>
          </table:table-cell>
          <table:table-cell office:value-type="float" office:value="12553984" calcext:value-type="float">
            <text:p>12553984</text:p>
          </table:table-cell>
          <table:table-cell office:value-type="float" office:value="0.821236" calcext:value-type="float">
            <text:p>0.82124</text:p>
          </table:table-cell>
          <table:table-cell office:value-type="float" office:value="2732719" calcext:value-type="float">
            <text:p>2732719</text:p>
          </table:table-cell>
          <table:table-cell office:value-type="float" office:value="0.178764" calcext:value-type="float">
            <text:p>0.17876</text:p>
          </table:table-cell>
          <table:table-cell office:value-type="float" office:value="2.203046" calcext:value-type="float">
            <text:p>2.20305</text:p>
          </table:table-cell>
          <table:table-cell table:formula="of:=[.J413]/[.E413]" office:value-type="float" office:value="0.000000144115182979613" calcext:value-type="float">
            <text:p>1.44115182979613E-07</text:p>
          </table:table-cell>
          <table:table-cell table:formula="of:=[.J413]/[.F413]" office:value-type="float" office:value="0.00000017548580594017" calcext:value-type="float">
            <text:p>1.754858059401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xz.out</text:p>
          </table:table-cell>
          <table:table-cell office:value-type="float" office:value="15286703" calcext:value-type="float">
            <text:p>15286703</text:p>
          </table:table-cell>
          <table:table-cell office:value-type="float" office:value="12371788" calcext:value-type="float">
            <text:p>12371788</text:p>
          </table:table-cell>
          <table:table-cell office:value-type="float" office:value="0.809317" calcext:value-type="float">
            <text:p>0.80932</text:p>
          </table:table-cell>
          <table:table-cell office:value-type="float" office:value="2914915" calcext:value-type="float">
            <text:p>2914915</text:p>
          </table:table-cell>
          <table:table-cell office:value-type="float" office:value="0.190683" calcext:value-type="float">
            <text:p>0.19068</text:p>
          </table:table-cell>
          <table:table-cell office:value-type="float" office:value="2.198901" calcext:value-type="float">
            <text:p>2.19890</text:p>
          </table:table-cell>
          <table:table-cell table:formula="of:=[.J414]/[.E414]" office:value-type="float" office:value="0.000000143844032293949" calcext:value-type="float">
            <text:p>1.43844032293949E-07</text:p>
          </table:table-cell>
          <table:table-cell table:formula="of:=[.J414]/[.F414]" office:value-type="float" office:value="0.000000177735101830067" calcext:value-type="float">
            <text:p>1.7773510183006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xz.out</text:p>
          </table:table-cell>
          <table:table-cell office:value-type="float" office:value="15286703" calcext:value-type="float">
            <text:p>15286703</text:p>
          </table:table-cell>
          <table:table-cell office:value-type="float" office:value="12140175" calcext:value-type="float">
            <text:p>12140175</text:p>
          </table:table-cell>
          <table:table-cell office:value-type="float" office:value="0.794166" calcext:value-type="float">
            <text:p>0.79417</text:p>
          </table:table-cell>
          <table:table-cell office:value-type="float" office:value="3146528" calcext:value-type="float">
            <text:p>3146528</text:p>
          </table:table-cell>
          <table:table-cell office:value-type="float" office:value="0.205834" calcext:value-type="float">
            <text:p>0.20583</text:p>
          </table:table-cell>
          <table:table-cell office:value-type="float" office:value="2.213547" calcext:value-type="float">
            <text:p>2.21355</text:p>
          </table:table-cell>
          <table:table-cell table:formula="of:=[.J415]/[.E415]" office:value-type="float" office:value="0.000000144802119855406" calcext:value-type="float">
            <text:p>1.44802119855406E-07</text:p>
          </table:table-cell>
          <table:table-cell table:formula="of:=[.J415]/[.F415]" office:value-type="float" office:value="0.00000018233237988744" calcext:value-type="float">
            <text:p>1.823323798874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xz.out</text:p>
          </table:table-cell>
          <table:table-cell office:value-type="float" office:value="15289703" calcext:value-type="float">
            <text:p>15289703</text:p>
          </table:table-cell>
          <table:table-cell office:value-type="float" office:value="13406344" calcext:value-type="float">
            <text:p>13406344</text:p>
          </table:table-cell>
          <table:table-cell office:value-type="float" office:value="0.876822" calcext:value-type="float">
            <text:p>0.87682</text:p>
          </table:table-cell>
          <table:table-cell office:value-type="float" office:value="1883359" calcext:value-type="float">
            <text:p>1883359</text:p>
          </table:table-cell>
          <table:table-cell office:value-type="float" office:value="0.123178" calcext:value-type="float">
            <text:p>0.12318</text:p>
          </table:table-cell>
          <table:table-cell office:value-type="float" office:value="1.810227" calcext:value-type="float">
            <text:p>1.81023</text:p>
          </table:table-cell>
          <table:table-cell table:formula="of:=[.J416]/[.E416]" office:value-type="float" office:value="0.000000118395170919932" calcext:value-type="float">
            <text:p>1.18395170919932E-07</text:p>
          </table:table-cell>
          <table:table-cell table:formula="of:=[.J416]/[.F416]" office:value-type="float" office:value="0.000000135027640645354" calcext:value-type="float">
            <text:p>1.3502764064535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xz.out</text:p>
          </table:table-cell>
          <table:table-cell office:value-type="float" office:value="15289703" calcext:value-type="float">
            <text:p>15289703</text:p>
          </table:table-cell>
          <table:table-cell office:value-type="float" office:value="13402098" calcext:value-type="float">
            <text:p>13402098</text:p>
          </table:table-cell>
          <table:table-cell office:value-type="float" office:value="0.876544" calcext:value-type="float">
            <text:p>0.87654</text:p>
          </table:table-cell>
          <table:table-cell office:value-type="float" office:value="1887605" calcext:value-type="float">
            <text:p>1887605</text:p>
          </table:table-cell>
          <table:table-cell office:value-type="float" office:value="0.123456" calcext:value-type="float">
            <text:p>0.12346</text:p>
          </table:table-cell>
          <table:table-cell office:value-type="float" office:value="1.819633" calcext:value-type="float">
            <text:p>1.81963</text:p>
          </table:table-cell>
          <table:table-cell table:formula="of:=[.J417]/[.E417]" office:value-type="float" office:value="0.000000119010356185467" calcext:value-type="float">
            <text:p>1.19010356185467E-07</text:p>
          </table:table-cell>
          <table:table-cell table:formula="of:=[.J417]/[.F417]" office:value-type="float" office:value="0.000000135772249986532" calcext:value-type="float">
            <text:p>1.3577224998653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xz.out</text:p>
          </table:table-cell>
          <table:table-cell office:value-type="float" office:value="15289703" calcext:value-type="float">
            <text:p>15289703</text:p>
          </table:table-cell>
          <table:table-cell office:value-type="float" office:value="13360655" calcext:value-type="float">
            <text:p>13360655</text:p>
          </table:table-cell>
          <table:table-cell office:value-type="float" office:value="0.873834" calcext:value-type="float">
            <text:p>0.87383</text:p>
          </table:table-cell>
          <table:table-cell office:value-type="float" office:value="1929048" calcext:value-type="float">
            <text:p>1929048</text:p>
          </table:table-cell>
          <table:table-cell office:value-type="float" office:value="0.126166" calcext:value-type="float">
            <text:p>0.12617</text:p>
          </table:table-cell>
          <table:table-cell office:value-type="float" office:value="1.807541" calcext:value-type="float">
            <text:p>1.80754</text:p>
          </table:table-cell>
          <table:table-cell table:formula="of:=[.J418]/[.E418]" office:value-type="float" office:value="0.000000118219497134771" calcext:value-type="float">
            <text:p>1.18219497134771E-07</text:p>
          </table:table-cell>
          <table:table-cell table:formula="of:=[.J418]/[.F418]" office:value-type="float" office:value="0.000000135288352255185" calcext:value-type="float">
            <text:p>1.3528835225518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xz.out</text:p>
          </table:table-cell>
          <table:table-cell office:value-type="float" office:value="15289703" calcext:value-type="float">
            <text:p>15289703</text:p>
          </table:table-cell>
          <table:table-cell office:value-type="float" office:value="13204618" calcext:value-type="float">
            <text:p>13204618</text:p>
          </table:table-cell>
          <table:table-cell office:value-type="float" office:value="0.863628" calcext:value-type="float">
            <text:p>0.86363</text:p>
          </table:table-cell>
          <table:table-cell office:value-type="float" office:value="2085085" calcext:value-type="float">
            <text:p>2085085</text:p>
          </table:table-cell>
          <table:table-cell office:value-type="float" office:value="0.136372" calcext:value-type="float">
            <text:p>0.13637</text:p>
          </table:table-cell>
          <table:table-cell office:value-type="float" office:value="1.822107" calcext:value-type="float">
            <text:p>1.82211</text:p>
          </table:table-cell>
          <table:table-cell table:formula="of:=[.J419]/[.E419]" office:value-type="float" office:value="0.000000119172164429878" calcext:value-type="float">
            <text:p>1.19172164429878E-07</text:p>
          </table:table-cell>
          <table:table-cell table:formula="of:=[.J419]/[.F419]" office:value-type="float" office:value="0.000000137990133451797" calcext:value-type="float">
            <text:p>1.3799013345179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xz.out</text:p>
          </table:table-cell>
          <table:table-cell office:value-type="float" office:value="15289703" calcext:value-type="float">
            <text:p>15289703</text:p>
          </table:table-cell>
          <table:table-cell office:value-type="float" office:value="12755639" calcext:value-type="float">
            <text:p>12755639</text:p>
          </table:table-cell>
          <table:table-cell office:value-type="float" office:value="0.834263" calcext:value-type="float">
            <text:p>0.83426</text:p>
          </table:table-cell>
          <table:table-cell office:value-type="float" office:value="2534064" calcext:value-type="float">
            <text:p>2534064</text:p>
          </table:table-cell>
          <table:table-cell office:value-type="float" office:value="0.165737" calcext:value-type="float">
            <text:p>0.16574</text:p>
          </table:table-cell>
          <table:table-cell office:value-type="float" office:value="2.191118" calcext:value-type="float">
            <text:p>2.19112</text:p>
          </table:table-cell>
          <table:table-cell table:formula="of:=[.J420]/[.E420]" office:value-type="float" office:value="0.00000014330677319239" calcext:value-type="float">
            <text:p>1.4330677319239E-07</text:p>
          </table:table-cell>
          <table:table-cell table:formula="of:=[.J420]/[.F420]" office:value-type="float" office:value="0.000000171776419824989" calcext:value-type="float">
            <text:p>1.7177641982498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xz.out</text:p>
          </table:table-cell>
          <table:table-cell office:value-type="float" office:value="15289703" calcext:value-type="float">
            <text:p>15289703</text:p>
          </table:table-cell>
          <table:table-cell office:value-type="float" office:value="12556075" calcext:value-type="float">
            <text:p>12556075</text:p>
          </table:table-cell>
          <table:table-cell office:value-type="float" office:value="0.821211" calcext:value-type="float">
            <text:p>0.82121</text:p>
          </table:table-cell>
          <table:table-cell office:value-type="float" office:value="2733628" calcext:value-type="float">
            <text:p>2733628</text:p>
          </table:table-cell>
          <table:table-cell office:value-type="float" office:value="0.178789" calcext:value-type="float">
            <text:p>0.17879</text:p>
          </table:table-cell>
          <table:table-cell office:value-type="float" office:value="2.202485" calcext:value-type="float">
            <text:p>2.20249</text:p>
          </table:table-cell>
          <table:table-cell table:formula="of:=[.J421]/[.E421]" office:value-type="float" office:value="0.000000144050214709861" calcext:value-type="float">
            <text:p>1.44050214709861E-07</text:p>
          </table:table-cell>
          <table:table-cell table:formula="of:=[.J421]/[.F421]" office:value-type="float" office:value="0.000000175411902206701" calcext:value-type="float">
            <text:p>1.7541190220670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xz.out</text:p>
          </table:table-cell>
          <table:table-cell office:value-type="float" office:value="15289703" calcext:value-type="float">
            <text:p>15289703</text:p>
          </table:table-cell>
          <table:table-cell office:value-type="float" office:value="12373824" calcext:value-type="float">
            <text:p>12373824</text:p>
          </table:table-cell>
          <table:table-cell office:value-type="float" office:value="0.809291" calcext:value-type="float">
            <text:p>0.80929</text:p>
          </table:table-cell>
          <table:table-cell office:value-type="float" office:value="2915879" calcext:value-type="float">
            <text:p>2915879</text:p>
          </table:table-cell>
          <table:table-cell office:value-type="float" office:value="0.190709" calcext:value-type="float">
            <text:p>0.19071</text:p>
          </table:table-cell>
          <table:table-cell office:value-type="float" office:value="2.202925" calcext:value-type="float">
            <text:p>2.20293</text:p>
          </table:table-cell>
          <table:table-cell table:formula="of:=[.J422]/[.E422]" office:value-type="float" office:value="0.000000144078992247266" calcext:value-type="float">
            <text:p>1.44078992247266E-07</text:p>
          </table:table-cell>
          <table:table-cell table:formula="of:=[.J422]/[.F422]" office:value-type="float" office:value="0.000000178031059759699" calcext:value-type="float">
            <text:p>1.7803105975969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xz.out</text:p>
          </table:table-cell>
          <table:table-cell office:value-type="float" office:value="15289703" calcext:value-type="float">
            <text:p>15289703</text:p>
          </table:table-cell>
          <table:table-cell office:value-type="float" office:value="12142207" calcext:value-type="float">
            <text:p>12142207</text:p>
          </table:table-cell>
          <table:table-cell office:value-type="float" office:value="0.794143" calcext:value-type="float">
            <text:p>0.79414</text:p>
          </table:table-cell>
          <table:table-cell office:value-type="float" office:value="3147496" calcext:value-type="float">
            <text:p>3147496</text:p>
          </table:table-cell>
          <table:table-cell office:value-type="float" office:value="0.205857" calcext:value-type="float">
            <text:p>0.20586</text:p>
          </table:table-cell>
          <table:table-cell office:value-type="float" office:value="2.204459" calcext:value-type="float">
            <text:p>2.20446</text:p>
          </table:table-cell>
          <table:table-cell table:formula="of:=[.J423]/[.E423]" office:value-type="float" office:value="0.00000014417932120722" calcext:value-type="float">
            <text:p>1.4417932120722E-07</text:p>
          </table:table-cell>
          <table:table-cell table:formula="of:=[.J423]/[.F423]" office:value-type="float" office:value="0.000000181553402935727" calcext:value-type="float">
            <text:p>1.8155340293572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xz.out</text:p>
          </table:table-cell>
          <table:table-cell office:value-type="float" office:value="15290703" calcext:value-type="float">
            <text:p>15290703</text:p>
          </table:table-cell>
          <table:table-cell office:value-type="float" office:value="13407241" calcext:value-type="float">
            <text:p>13407241</text:p>
          </table:table-cell>
          <table:table-cell office:value-type="float" office:value="0.876823" calcext:value-type="float">
            <text:p>0.87682</text:p>
          </table:table-cell>
          <table:table-cell office:value-type="float" office:value="1883462" calcext:value-type="float">
            <text:p>1883462</text:p>
          </table:table-cell>
          <table:table-cell office:value-type="float" office:value="0.123177" calcext:value-type="float">
            <text:p>0.12318</text:p>
          </table:table-cell>
          <table:table-cell office:value-type="float" office:value="1.809853" calcext:value-type="float">
            <text:p>1.80985</text:p>
          </table:table-cell>
          <table:table-cell table:formula="of:=[.J424]/[.E424]" office:value-type="float" office:value="0.000000118362968661415" calcext:value-type="float">
            <text:p>1.18362968661415E-07</text:p>
          </table:table-cell>
          <table:table-cell table:formula="of:=[.J424]/[.F424]" office:value-type="float" office:value="0.000000134990711362614" calcext:value-type="float">
            <text:p>1.3499071136261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xz.out</text:p>
          </table:table-cell>
          <table:table-cell office:value-type="float" office:value="15290703" calcext:value-type="float">
            <text:p>15290703</text:p>
          </table:table-cell>
          <table:table-cell office:value-type="float" office:value="13402995" calcext:value-type="float">
            <text:p>13402995</text:p>
          </table:table-cell>
          <table:table-cell office:value-type="float" office:value="0.876545" calcext:value-type="float">
            <text:p>0.87655</text:p>
          </table:table-cell>
          <table:table-cell office:value-type="float" office:value="1887708" calcext:value-type="float">
            <text:p>1887708</text:p>
          </table:table-cell>
          <table:table-cell office:value-type="float" office:value="0.123455" calcext:value-type="float">
            <text:p>0.12346</text:p>
          </table:table-cell>
          <table:table-cell office:value-type="float" office:value="1.814986" calcext:value-type="float">
            <text:p>1.81499</text:p>
          </table:table-cell>
          <table:table-cell table:formula="of:=[.J425]/[.E425]" office:value-type="float" office:value="0.000000118698662841074" calcext:value-type="float">
            <text:p>1.18698662841074E-07</text:p>
          </table:table-cell>
          <table:table-cell table:formula="of:=[.J425]/[.F425]" office:value-type="float" office:value="0.000000135416449830803" calcext:value-type="float">
            <text:p>1.3541644983080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xz.out</text:p>
          </table:table-cell>
          <table:table-cell office:value-type="float" office:value="15290703" calcext:value-type="float">
            <text:p>15290703</text:p>
          </table:table-cell>
          <table:table-cell office:value-type="float" office:value="13361552" calcext:value-type="float">
            <text:p>13361552</text:p>
          </table:table-cell>
          <table:table-cell office:value-type="float" office:value="0.873835" calcext:value-type="float">
            <text:p>0.87384</text:p>
          </table:table-cell>
          <table:table-cell office:value-type="float" office:value="1929151" calcext:value-type="float">
            <text:p>1929151</text:p>
          </table:table-cell>
          <table:table-cell office:value-type="float" office:value="0.126165" calcext:value-type="float">
            <text:p>0.12617</text:p>
          </table:table-cell>
          <table:table-cell office:value-type="float" office:value="1.802816" calcext:value-type="float">
            <text:p>1.80282</text:p>
          </table:table-cell>
          <table:table-cell table:formula="of:=[.J426]/[.E426]" office:value-type="float" office:value="0.000000117902754373033" calcext:value-type="float">
            <text:p>1.17902754373033E-07</text:p>
          </table:table-cell>
          <table:table-cell table:formula="of:=[.J426]/[.F426]" office:value-type="float" office:value="0.000000134925643368375" calcext:value-type="float">
            <text:p>1.3492564336837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xz.out</text:p>
          </table:table-cell>
          <table:table-cell office:value-type="float" office:value="15290703" calcext:value-type="float">
            <text:p>15290703</text:p>
          </table:table-cell>
          <table:table-cell office:value-type="float" office:value="13205515" calcext:value-type="float">
            <text:p>13205515</text:p>
          </table:table-cell>
          <table:table-cell office:value-type="float" office:value="0.86363" calcext:value-type="float">
            <text:p>0.86363</text:p>
          </table:table-cell>
          <table:table-cell office:value-type="float" office:value="2085188" calcext:value-type="float">
            <text:p>2085188</text:p>
          </table:table-cell>
          <table:table-cell office:value-type="float" office:value="0.13637" calcext:value-type="float">
            <text:p>0.13637</text:p>
          </table:table-cell>
          <table:table-cell office:value-type="float" office:value="1.818535" calcext:value-type="float">
            <text:p>1.81854</text:p>
          </table:table-cell>
          <table:table-cell table:formula="of:=[.J427]/[.E427]" office:value-type="float" office:value="0.000000118930764661376" calcext:value-type="float">
            <text:p>1.18930764661376E-07</text:p>
          </table:table-cell>
          <table:table-cell table:formula="of:=[.J427]/[.F427]" office:value-type="float" office:value="0.000000137710267263337" calcext:value-type="float">
            <text:p>1.3771026726333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xz.out</text:p>
          </table:table-cell>
          <table:table-cell office:value-type="float" office:value="15290703" calcext:value-type="float">
            <text:p>15290703</text:p>
          </table:table-cell>
          <table:table-cell office:value-type="float" office:value="12756553" calcext:value-type="float">
            <text:p>12756553</text:p>
          </table:table-cell>
          <table:table-cell office:value-type="float" office:value="0.834269" calcext:value-type="float">
            <text:p>0.83427</text:p>
          </table:table-cell>
          <table:table-cell office:value-type="float" office:value="2534150" calcext:value-type="float">
            <text:p>2534150</text:p>
          </table:table-cell>
          <table:table-cell office:value-type="float" office:value="0.165731" calcext:value-type="float">
            <text:p>0.16573</text:p>
          </table:table-cell>
          <table:table-cell office:value-type="float" office:value="2.199402" calcext:value-type="float">
            <text:p>2.19940</text:p>
          </table:table-cell>
          <table:table-cell table:formula="of:=[.J428]/[.E428]" office:value-type="float" office:value="0.000000143839168153354" calcext:value-type="float">
            <text:p>1.43839168153354E-07</text:p>
          </table:table-cell>
          <table:table-cell table:formula="of:=[.J428]/[.F428]" office:value-type="float" office:value="0.000000172413503867385" calcext:value-type="float">
            <text:p>1.7241350386738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xz.out</text:p>
          </table:table-cell>
          <table:table-cell office:value-type="float" office:value="15290703" calcext:value-type="float">
            <text:p>15290703</text:p>
          </table:table-cell>
          <table:table-cell office:value-type="float" office:value="12557006" calcext:value-type="float">
            <text:p>12557006</text:p>
          </table:table-cell>
          <table:table-cell office:value-type="float" office:value="0.821218" calcext:value-type="float">
            <text:p>0.82122</text:p>
          </table:table-cell>
          <table:table-cell office:value-type="float" office:value="2733697" calcext:value-type="float">
            <text:p>2733697</text:p>
          </table:table-cell>
          <table:table-cell office:value-type="float" office:value="0.178782" calcext:value-type="float">
            <text:p>0.17878</text:p>
          </table:table-cell>
          <table:table-cell office:value-type="float" office:value="2.197168" calcext:value-type="float">
            <text:p>2.19717</text:p>
          </table:table-cell>
          <table:table-cell table:formula="of:=[.J429]/[.E429]" office:value-type="float" office:value="0.000000143693066303099" calcext:value-type="float">
            <text:p>1.43693066303099E-07</text:p>
          </table:table-cell>
          <table:table-cell table:formula="of:=[.J429]/[.F429]" office:value-type="float" office:value="0.000000174975467878251" calcext:value-type="float">
            <text:p>1.7497546787825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xz.out</text:p>
          </table:table-cell>
          <table:table-cell office:value-type="float" office:value="15290703" calcext:value-type="float">
            <text:p>15290703</text:p>
          </table:table-cell>
          <table:table-cell office:value-type="float" office:value="12374755" calcext:value-type="float">
            <text:p>12374755</text:p>
          </table:table-cell>
          <table:table-cell office:value-type="float" office:value="0.809299" calcext:value-type="float">
            <text:p>0.80930</text:p>
          </table:table-cell>
          <table:table-cell office:value-type="float" office:value="2915948" calcext:value-type="float">
            <text:p>2915948</text:p>
          </table:table-cell>
          <table:table-cell office:value-type="float" office:value="0.190701" calcext:value-type="float">
            <text:p>0.19070</text:p>
          </table:table-cell>
          <table:table-cell office:value-type="float" office:value="2.20756" calcext:value-type="float">
            <text:p>2.20756</text:p>
          </table:table-cell>
          <table:table-cell table:formula="of:=[.J430]/[.E430]" office:value-type="float" office:value="0.000000144372694963731" calcext:value-type="float">
            <text:p>1.44372694963731E-07</text:p>
          </table:table-cell>
          <table:table-cell table:formula="of:=[.J430]/[.F430]" office:value-type="float" office:value="0.000000178392218674228" calcext:value-type="float">
            <text:p>1.7839221867422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xz.out</text:p>
          </table:table-cell>
          <table:table-cell office:value-type="float" office:value="15290703" calcext:value-type="float">
            <text:p>15290703</text:p>
          </table:table-cell>
          <table:table-cell office:value-type="float" office:value="12143133" calcext:value-type="float">
            <text:p>12143133</text:p>
          </table:table-cell>
          <table:table-cell office:value-type="float" office:value="0.794151" calcext:value-type="float">
            <text:p>0.79415</text:p>
          </table:table-cell>
          <table:table-cell office:value-type="float" office:value="3147570" calcext:value-type="float">
            <text:p>3147570</text:p>
          </table:table-cell>
          <table:table-cell office:value-type="float" office:value="0.205849" calcext:value-type="float">
            <text:p>0.20585</text:p>
          </table:table-cell>
          <table:table-cell office:value-type="float" office:value="2.195213" calcext:value-type="float">
            <text:p>2.19521</text:p>
          </table:table-cell>
          <table:table-cell table:formula="of:=[.J431]/[.E431]" office:value-type="float" office:value="0.000000143565210834322" calcext:value-type="float">
            <text:p>1.43565210834322E-07</text:p>
          </table:table-cell>
          <table:table-cell table:formula="of:=[.J431]/[.F431]" office:value-type="float" office:value="0.000000180778140204838" calcext:value-type="float">
            <text:p>1.8077814020483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xz.out</text:p>
          </table:table-cell>
          <table:table-cell office:value-type="float" office:value="15291203" calcext:value-type="float">
            <text:p>15291203</text:p>
          </table:table-cell>
          <table:table-cell office:value-type="float" office:value="13407666" calcext:value-type="float">
            <text:p>13407666</text:p>
          </table:table-cell>
          <table:table-cell office:value-type="float" office:value="0.876822" calcext:value-type="float">
            <text:p>0.87682</text:p>
          </table:table-cell>
          <table:table-cell office:value-type="float" office:value="1883537" calcext:value-type="float">
            <text:p>1883537</text:p>
          </table:table-cell>
          <table:table-cell office:value-type="float" office:value="0.123178" calcext:value-type="float">
            <text:p>0.12318</text:p>
          </table:table-cell>
          <table:table-cell office:value-type="float" office:value="1.803721" calcext:value-type="float">
            <text:p>1.80372</text:p>
          </table:table-cell>
          <table:table-cell table:formula="of:=[.J432]/[.E432]" office:value-type="float" office:value="0.000000117958083481071" calcext:value-type="float">
            <text:p>1.17958083481071E-07</text:p>
          </table:table-cell>
          <table:table-cell table:formula="of:=[.J432]/[.F432]" office:value-type="float" office:value="0.000000134529082093781" calcext:value-type="float">
            <text:p>1.3452908209378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xz.out</text:p>
          </table:table-cell>
          <table:table-cell office:value-type="float" office:value="15291203" calcext:value-type="float">
            <text:p>15291203</text:p>
          </table:table-cell>
          <table:table-cell office:value-type="float" office:value="13403420" calcext:value-type="float">
            <text:p>13403420</text:p>
          </table:table-cell>
          <table:table-cell office:value-type="float" office:value="0.876545" calcext:value-type="float">
            <text:p>0.87655</text:p>
          </table:table-cell>
          <table:table-cell office:value-type="float" office:value="1887783" calcext:value-type="float">
            <text:p>1887783</text:p>
          </table:table-cell>
          <table:table-cell office:value-type="float" office:value="0.123455" calcext:value-type="float">
            <text:p>0.12346</text:p>
          </table:table-cell>
          <table:table-cell office:value-type="float" office:value="1.810453" calcext:value-type="float">
            <text:p>1.81045</text:p>
          </table:table-cell>
          <table:table-cell table:formula="of:=[.J433]/[.E433]" office:value-type="float" office:value="0.000000118398336612234" calcext:value-type="float">
            <text:p>1.18398336612234E-07</text:p>
          </table:table-cell>
          <table:table-cell table:formula="of:=[.J433]/[.F433]" office:value-type="float" office:value="0.000000135073958735905" calcext:value-type="float">
            <text:p>1.3507395873590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xz.out</text:p>
          </table:table-cell>
          <table:table-cell office:value-type="float" office:value="15291203" calcext:value-type="float">
            <text:p>15291203</text:p>
          </table:table-cell>
          <table:table-cell office:value-type="float" office:value="13361977" calcext:value-type="float">
            <text:p>13361977</text:p>
          </table:table-cell>
          <table:table-cell office:value-type="float" office:value="0.873834" calcext:value-type="float">
            <text:p>0.87383</text:p>
          </table:table-cell>
          <table:table-cell office:value-type="float" office:value="1929226" calcext:value-type="float">
            <text:p>1929226</text:p>
          </table:table-cell>
          <table:table-cell office:value-type="float" office:value="0.126166" calcext:value-type="float">
            <text:p>0.12617</text:p>
          </table:table-cell>
          <table:table-cell office:value-type="float" office:value="1.808947" calcext:value-type="float">
            <text:p>1.80895</text:p>
          </table:table-cell>
          <table:table-cell table:formula="of:=[.J434]/[.E434]" office:value-type="float" office:value="0.000000118299848612303" calcext:value-type="float">
            <text:p>1.18299848612303E-07</text:p>
          </table:table-cell>
          <table:table-cell table:formula="of:=[.J434]/[.F434]" office:value-type="float" office:value="0.000000135380191119922" calcext:value-type="float">
            <text:p>1.3538019111992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xz.out</text:p>
          </table:table-cell>
          <table:table-cell office:value-type="float" office:value="15291203" calcext:value-type="float">
            <text:p>15291203</text:p>
          </table:table-cell>
          <table:table-cell office:value-type="float" office:value="13205937" calcext:value-type="float">
            <text:p>13205937</text:p>
          </table:table-cell>
          <table:table-cell office:value-type="float" office:value="0.86363" calcext:value-type="float">
            <text:p>0.86363</text:p>
          </table:table-cell>
          <table:table-cell office:value-type="float" office:value="2085266" calcext:value-type="float">
            <text:p>2085266</text:p>
          </table:table-cell>
          <table:table-cell office:value-type="float" office:value="0.13637" calcext:value-type="float">
            <text:p>0.13637</text:p>
          </table:table-cell>
          <table:table-cell office:value-type="float" office:value="1.812675" calcext:value-type="float">
            <text:p>1.81268</text:p>
          </table:table-cell>
          <table:table-cell table:formula="of:=[.J435]/[.E435]" office:value-type="float" office:value="0.000000118543648920232" calcext:value-type="float">
            <text:p>1.18543648920232E-07</text:p>
          </table:table-cell>
          <table:table-cell table:formula="of:=[.J435]/[.F435]" office:value-type="float" office:value="0.000000137262126875208" calcext:value-type="float">
            <text:p>1.3726212687520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xz.out</text:p>
          </table:table-cell>
          <table:table-cell office:value-type="float" office:value="15291203" calcext:value-type="float">
            <text:p>15291203</text:p>
          </table:table-cell>
          <table:table-cell office:value-type="float" office:value="12756963" calcext:value-type="float">
            <text:p>12756963</text:p>
          </table:table-cell>
          <table:table-cell office:value-type="float" office:value="0.834268" calcext:value-type="float">
            <text:p>0.83427</text:p>
          </table:table-cell>
          <table:table-cell office:value-type="float" office:value="2534240" calcext:value-type="float">
            <text:p>2534240</text:p>
          </table:table-cell>
          <table:table-cell office:value-type="float" office:value="0.165732" calcext:value-type="float">
            <text:p>0.16573</text:p>
          </table:table-cell>
          <table:table-cell office:value-type="float" office:value="2.223942" calcext:value-type="float">
            <text:p>2.22394</text:p>
          </table:table-cell>
          <table:table-cell table:formula="of:=[.J436]/[.E436]" office:value-type="float" office:value="0.000000145439309124338" calcext:value-type="float">
            <text:p>1.45439309124338E-07</text:p>
          </table:table-cell>
          <table:table-cell table:formula="of:=[.J436]/[.F436]" office:value-type="float" office:value="0.000000174331617956405" calcext:value-type="float">
            <text:p>1.7433161795640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xz.out</text:p>
          </table:table-cell>
          <table:table-cell office:value-type="float" office:value="15291203" calcext:value-type="float">
            <text:p>15291203</text:p>
          </table:table-cell>
          <table:table-cell office:value-type="float" office:value="12557425" calcext:value-type="float">
            <text:p>12557425</text:p>
          </table:table-cell>
          <table:table-cell office:value-type="float" office:value="0.821219" calcext:value-type="float">
            <text:p>0.82122</text:p>
          </table:table-cell>
          <table:table-cell office:value-type="float" office:value="2733778" calcext:value-type="float">
            <text:p>2733778</text:p>
          </table:table-cell>
          <table:table-cell office:value-type="float" office:value="0.178781" calcext:value-type="float">
            <text:p>0.17878</text:p>
          </table:table-cell>
          <table:table-cell office:value-type="float" office:value="2.193997" calcext:value-type="float">
            <text:p>2.19400</text:p>
          </table:table-cell>
          <table:table-cell table:formula="of:=[.J437]/[.E437]" office:value-type="float" office:value="0.000000143480993614433" calcext:value-type="float">
            <text:p>1.43480993614433E-07</text:p>
          </table:table-cell>
          <table:table-cell table:formula="of:=[.J437]/[.F437]" office:value-type="float" office:value="0.000000174717109598504" calcext:value-type="float">
            <text:p>1.7471710959850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xz.out</text:p>
          </table:table-cell>
          <table:table-cell office:value-type="float" office:value="15291203" calcext:value-type="float">
            <text:p>15291203</text:p>
          </table:table-cell>
          <table:table-cell office:value-type="float" office:value="12375181" calcext:value-type="float">
            <text:p>12375181</text:p>
          </table:table-cell>
          <table:table-cell office:value-type="float" office:value="0.809301" calcext:value-type="float">
            <text:p>0.80930</text:p>
          </table:table-cell>
          <table:table-cell office:value-type="float" office:value="2916022" calcext:value-type="float">
            <text:p>2916022</text:p>
          </table:table-cell>
          <table:table-cell office:value-type="float" office:value="0.190699" calcext:value-type="float">
            <text:p>0.19070</text:p>
          </table:table-cell>
          <table:table-cell office:value-type="float" office:value="2.205123" calcext:value-type="float">
            <text:p>2.20512</text:p>
          </table:table-cell>
          <table:table-cell table:formula="of:=[.J438]/[.E438]" office:value-type="float" office:value="0.000000144208601507677" calcext:value-type="float">
            <text:p>1.44208601507677E-07</text:p>
          </table:table-cell>
          <table:table-cell table:formula="of:=[.J438]/[.F438]" office:value-type="float" office:value="0.000000178189151334433" calcext:value-type="float">
            <text:p>1.7818915133443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xz.out</text:p>
          </table:table-cell>
          <table:table-cell office:value-type="float" office:value="15291203" calcext:value-type="float">
            <text:p>15291203</text:p>
          </table:table-cell>
          <table:table-cell office:value-type="float" office:value="12143556" calcext:value-type="float">
            <text:p>12143556</text:p>
          </table:table-cell>
          <table:table-cell office:value-type="float" office:value="0.794153" calcext:value-type="float">
            <text:p>0.79415</text:p>
          </table:table-cell>
          <table:table-cell office:value-type="float" office:value="3147647" calcext:value-type="float">
            <text:p>3147647</text:p>
          </table:table-cell>
          <table:table-cell office:value-type="float" office:value="0.205847" calcext:value-type="float">
            <text:p>0.20585</text:p>
          </table:table-cell>
          <table:table-cell office:value-type="float" office:value="2.204332" calcext:value-type="float">
            <text:p>2.20433</text:p>
          </table:table-cell>
          <table:table-cell table:formula="of:=[.J439]/[.E439]" office:value-type="float" office:value="0.000000144156872418736" calcext:value-type="float">
            <text:p>1.44156872418736E-07</text:p>
          </table:table-cell>
          <table:table-cell table:formula="of:=[.J439]/[.F439]" office:value-type="float" office:value="0.000000181522776359742" calcext:value-type="float">
            <text:p>1.8152277635974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xz.out</text:p>
          </table:table-cell>
          <table:table-cell office:value-type="float" office:value="15291603" calcext:value-type="float">
            <text:p>15291603</text:p>
          </table:table-cell>
          <table:table-cell office:value-type="float" office:value="13408044" calcext:value-type="float">
            <text:p>13408044</text:p>
          </table:table-cell>
          <table:table-cell office:value-type="float" office:value="0.876824" calcext:value-type="float">
            <text:p>0.87682</text:p>
          </table:table-cell>
          <table:table-cell office:value-type="float" office:value="1883559" calcext:value-type="float">
            <text:p>1883559</text:p>
          </table:table-cell>
          <table:table-cell office:value-type="float" office:value="0.123176" calcext:value-type="float">
            <text:p>0.12318</text:p>
          </table:table-cell>
          <table:table-cell office:value-type="float" office:value="1.80543" calcext:value-type="float">
            <text:p>1.80543</text:p>
          </table:table-cell>
          <table:table-cell table:formula="of:=[.J440]/[.E440]" office:value-type="float" office:value="0.000000118066758599475" calcext:value-type="float">
            <text:p>1.18066758599475E-07</text:p>
          </table:table-cell>
          <table:table-cell table:formula="of:=[.J440]/[.F440]" office:value-type="float" office:value="0.000000134652750244555" calcext:value-type="float">
            <text:p>1.3465275024455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xz.out</text:p>
          </table:table-cell>
          <table:table-cell office:value-type="float" office:value="15291603" calcext:value-type="float">
            <text:p>15291603</text:p>
          </table:table-cell>
          <table:table-cell office:value-type="float" office:value="13403798" calcext:value-type="float">
            <text:p>13403798</text:p>
          </table:table-cell>
          <table:table-cell office:value-type="float" office:value="0.876546" calcext:value-type="float">
            <text:p>0.87655</text:p>
          </table:table-cell>
          <table:table-cell office:value-type="float" office:value="1887805" calcext:value-type="float">
            <text:p>1887805</text:p>
          </table:table-cell>
          <table:table-cell office:value-type="float" office:value="0.123454" calcext:value-type="float">
            <text:p>0.12345</text:p>
          </table:table-cell>
          <table:table-cell office:value-type="float" office:value="1.807932" calcext:value-type="float">
            <text:p>1.80793</text:p>
          </table:table-cell>
          <table:table-cell table:formula="of:=[.J441]/[.E441]" office:value-type="float" office:value="0.000000118230377809311" calcext:value-type="float">
            <text:p>1.18230377809311E-07</text:p>
          </table:table-cell>
          <table:table-cell table:formula="of:=[.J441]/[.F441]" office:value-type="float" office:value="0.000000134882068500286" calcext:value-type="float">
            <text:p>1.3488206850028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xz.out</text:p>
          </table:table-cell>
          <table:table-cell office:value-type="float" office:value="15291603" calcext:value-type="float">
            <text:p>15291603</text:p>
          </table:table-cell>
          <table:table-cell office:value-type="float" office:value="13362356" calcext:value-type="float">
            <text:p>13362356</text:p>
          </table:table-cell>
          <table:table-cell office:value-type="float" office:value="0.873836" calcext:value-type="float">
            <text:p>0.87384</text:p>
          </table:table-cell>
          <table:table-cell office:value-type="float" office:value="1929247" calcext:value-type="float">
            <text:p>1929247</text:p>
          </table:table-cell>
          <table:table-cell office:value-type="float" office:value="0.126164" calcext:value-type="float">
            <text:p>0.12616</text:p>
          </table:table-cell>
          <table:table-cell office:value-type="float" office:value="1.816344" calcext:value-type="float">
            <text:p>1.81634</text:p>
          </table:table-cell>
          <table:table-cell table:formula="of:=[.J442]/[.E442]" office:value-type="float" office:value="0.000000118780483641905" calcext:value-type="float">
            <text:p>1.18780483641905E-07</text:p>
          </table:table-cell>
          <table:table-cell table:formula="of:=[.J442]/[.F442]" office:value-type="float" office:value="0.000000135929921340219" calcext:value-type="float">
            <text:p>1.3592992134021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xz.out</text:p>
          </table:table-cell>
          <table:table-cell office:value-type="float" office:value="15291603" calcext:value-type="float">
            <text:p>15291603</text:p>
          </table:table-cell>
          <table:table-cell office:value-type="float" office:value="13206315" calcext:value-type="float">
            <text:p>13206315</text:p>
          </table:table-cell>
          <table:table-cell office:value-type="float" office:value="0.863632" calcext:value-type="float">
            <text:p>0.86363</text:p>
          </table:table-cell>
          <table:table-cell office:value-type="float" office:value="2085288" calcext:value-type="float">
            <text:p>2085288</text:p>
          </table:table-cell>
          <table:table-cell office:value-type="float" office:value="0.136368" calcext:value-type="float">
            <text:p>0.13637</text:p>
          </table:table-cell>
          <table:table-cell office:value-type="float" office:value="1.814896" calcext:value-type="float">
            <text:p>1.81490</text:p>
          </table:table-cell>
          <table:table-cell table:formula="of:=[.J443]/[.E443]" office:value-type="float" office:value="0.000000118685791149561" calcext:value-type="float">
            <text:p>1.18685791149561E-07</text:p>
          </table:table-cell>
          <table:table-cell table:formula="of:=[.J443]/[.F443]" office:value-type="float" office:value="0.000000137426375184902" calcext:value-type="float">
            <text:p>1.3742637518490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xz.out</text:p>
          </table:table-cell>
          <table:table-cell office:value-type="float" office:value="15291603" calcext:value-type="float">
            <text:p>15291603</text:p>
          </table:table-cell>
          <table:table-cell office:value-type="float" office:value="12757322" calcext:value-type="float">
            <text:p>12757322</text:p>
          </table:table-cell>
          <table:table-cell office:value-type="float" office:value="0.83427" calcext:value-type="float">
            <text:p>0.83427</text:p>
          </table:table-cell>
          <table:table-cell office:value-type="float" office:value="2534281" calcext:value-type="float">
            <text:p>2534281</text:p>
          </table:table-cell>
          <table:table-cell office:value-type="float" office:value="0.16573" calcext:value-type="float">
            <text:p>0.16573</text:p>
          </table:table-cell>
          <table:table-cell office:value-type="float" office:value="2.194615" calcext:value-type="float">
            <text:p>2.19462</text:p>
          </table:table-cell>
          <table:table-cell table:formula="of:=[.J444]/[.E444]" office:value-type="float" office:value="0.000000143517654754704" calcext:value-type="float">
            <text:p>1.43517654754704E-07</text:p>
          </table:table-cell>
          <table:table-cell table:formula="of:=[.J444]/[.F444]" office:value-type="float" office:value="0.000000172027875442824" calcext:value-type="float">
            <text:p>1.7202787544282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xz.out</text:p>
          </table:table-cell>
          <table:table-cell office:value-type="float" office:value="15291603" calcext:value-type="float">
            <text:p>15291603</text:p>
          </table:table-cell>
          <table:table-cell office:value-type="float" office:value="12557785" calcext:value-type="float">
            <text:p>12557785</text:p>
          </table:table-cell>
          <table:table-cell office:value-type="float" office:value="0.821221" calcext:value-type="float">
            <text:p>0.82122</text:p>
          </table:table-cell>
          <table:table-cell office:value-type="float" office:value="2733818" calcext:value-type="float">
            <text:p>2733818</text:p>
          </table:table-cell>
          <table:table-cell office:value-type="float" office:value="0.178779" calcext:value-type="float">
            <text:p>0.17878</text:p>
          </table:table-cell>
          <table:table-cell office:value-type="float" office:value="2.203558" calcext:value-type="float">
            <text:p>2.20356</text:p>
          </table:table-cell>
          <table:table-cell table:formula="of:=[.J445]/[.E445]" office:value-type="float" office:value="0.000000144102485527515" calcext:value-type="float">
            <text:p>1.44102485527515E-07</text:p>
          </table:table-cell>
          <table:table-cell table:formula="of:=[.J445]/[.F445]" office:value-type="float" office:value="0.00000017547346128318" calcext:value-type="float">
            <text:p>1.754734612831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xz.out</text:p>
          </table:table-cell>
          <table:table-cell office:value-type="float" office:value="15291603" calcext:value-type="float">
            <text:p>15291603</text:p>
          </table:table-cell>
          <table:table-cell office:value-type="float" office:value="12375545" calcext:value-type="float">
            <text:p>12375545</text:p>
          </table:table-cell>
          <table:table-cell office:value-type="float" office:value="0.809303" calcext:value-type="float">
            <text:p>0.80930</text:p>
          </table:table-cell>
          <table:table-cell office:value-type="float" office:value="2916058" calcext:value-type="float">
            <text:p>2916058</text:p>
          </table:table-cell>
          <table:table-cell office:value-type="float" office:value="0.190697" calcext:value-type="float">
            <text:p>0.19070</text:p>
          </table:table-cell>
          <table:table-cell office:value-type="float" office:value="2.201127" calcext:value-type="float">
            <text:p>2.20113</text:p>
          </table:table-cell>
          <table:table-cell table:formula="of:=[.J446]/[.E446]" office:value-type="float" office:value="0.00000014394350938878" calcext:value-type="float">
            <text:p>1.4394350938878E-07</text:p>
          </table:table-cell>
          <table:table-cell table:formula="of:=[.J446]/[.F446]" office:value-type="float" office:value="0.000000177861015413867" calcext:value-type="float">
            <text:p>1.7786101541386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xz.out</text:p>
          </table:table-cell>
          <table:table-cell office:value-type="float" office:value="15291603" calcext:value-type="float">
            <text:p>15291603</text:p>
          </table:table-cell>
          <table:table-cell office:value-type="float" office:value="12143921" calcext:value-type="float">
            <text:p>12143921</text:p>
          </table:table-cell>
          <table:table-cell office:value-type="float" office:value="0.794156" calcext:value-type="float">
            <text:p>0.79416</text:p>
          </table:table-cell>
          <table:table-cell office:value-type="float" office:value="3147682" calcext:value-type="float">
            <text:p>3147682</text:p>
          </table:table-cell>
          <table:table-cell office:value-type="float" office:value="0.205844" calcext:value-type="float">
            <text:p>0.20584</text:p>
          </table:table-cell>
          <table:table-cell office:value-type="float" office:value="2.213623" calcext:value-type="float">
            <text:p>2.21362</text:p>
          </table:table-cell>
          <table:table-cell table:formula="of:=[.J447]/[.E447]" office:value-type="float" office:value="0.000000144760689902818" calcext:value-type="float">
            <text:p>1.44760689902818E-07</text:p>
          </table:table-cell>
          <table:table-cell table:formula="of:=[.J447]/[.F447]" office:value-type="float" office:value="0.000000182282394623615" calcext:value-type="float">
            <text:p>1.8228239462361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z.out</text:p>
          </table:table-cell>
          <table:table-cell office:value-type="float" office:value="15291703" calcext:value-type="float">
            <text:p>15291703</text:p>
          </table:table-cell>
          <table:table-cell office:value-type="float" office:value="13408113" calcext:value-type="float">
            <text:p>13408113</text:p>
          </table:table-cell>
          <table:table-cell office:value-type="float" office:value="0.876823" calcext:value-type="float">
            <text:p>0.87682</text:p>
          </table:table-cell>
          <table:table-cell office:value-type="float" office:value="1883590" calcext:value-type="float">
            <text:p>1883590</text:p>
          </table:table-cell>
          <table:table-cell office:value-type="float" office:value="0.123177" calcext:value-type="float">
            <text:p>0.12318</text:p>
          </table:table-cell>
          <table:table-cell office:value-type="float" office:value="1.810139" calcext:value-type="float">
            <text:p>1.81014</text:p>
          </table:table-cell>
          <table:table-cell table:formula="of:=[.J448]/[.E448]" office:value-type="float" office:value="0.000000118373931275019" calcext:value-type="float">
            <text:p>1.18373931275019E-07</text:p>
          </table:table-cell>
          <table:table-cell table:formula="of:=[.J448]/[.F448]" office:value-type="float" office:value="0.000000135003262576919" calcext:value-type="float">
            <text:p>1.3500326257691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z.out</text:p>
          </table:table-cell>
          <table:table-cell office:value-type="float" office:value="15291703" calcext:value-type="float">
            <text:p>15291703</text:p>
          </table:table-cell>
          <table:table-cell office:value-type="float" office:value="13403867" calcext:value-type="float">
            <text:p>13403867</text:p>
          </table:table-cell>
          <table:table-cell office:value-type="float" office:value="0.876545" calcext:value-type="float">
            <text:p>0.87655</text:p>
          </table:table-cell>
          <table:table-cell office:value-type="float" office:value="1887836" calcext:value-type="float">
            <text:p>1887836</text:p>
          </table:table-cell>
          <table:table-cell office:value-type="float" office:value="0.123455" calcext:value-type="float">
            <text:p>0.12346</text:p>
          </table:table-cell>
          <table:table-cell office:value-type="float" office:value="1.808242" calcext:value-type="float">
            <text:p>1.80824</text:p>
          </table:table-cell>
          <table:table-cell table:formula="of:=[.J449]/[.E449]" office:value-type="float" office:value="0.000000118249877073862" calcext:value-type="float">
            <text:p>1.18249877073862E-07</text:p>
          </table:table-cell>
          <table:table-cell table:formula="of:=[.J449]/[.F449]" office:value-type="float" office:value="0.000000134904501812798" calcext:value-type="float">
            <text:p>1.3490450181279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z.out</text:p>
          </table:table-cell>
          <table:table-cell office:value-type="float" office:value="15291703" calcext:value-type="float">
            <text:p>15291703</text:p>
          </table:table-cell>
          <table:table-cell office:value-type="float" office:value="13362425" calcext:value-type="float">
            <text:p>13362425</text:p>
          </table:table-cell>
          <table:table-cell office:value-type="float" office:value="0.873835" calcext:value-type="float">
            <text:p>0.87384</text:p>
          </table:table-cell>
          <table:table-cell office:value-type="float" office:value="1929278" calcext:value-type="float">
            <text:p>1929278</text:p>
          </table:table-cell>
          <table:table-cell office:value-type="float" office:value="0.126165" calcext:value-type="float">
            <text:p>0.12617</text:p>
          </table:table-cell>
          <table:table-cell office:value-type="float" office:value="1.814855" calcext:value-type="float">
            <text:p>1.81486</text:p>
          </table:table-cell>
          <table:table-cell table:formula="of:=[.J450]/[.E450]" office:value-type="float" office:value="0.000000118682333812003" calcext:value-type="float">
            <text:p>1.18682333812003E-07</text:p>
          </table:table-cell>
          <table:table-cell table:formula="of:=[.J450]/[.F450]" office:value-type="float" office:value="0.000000135817787564757" calcext:value-type="float">
            <text:p>1.3581778756475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z.out</text:p>
          </table:table-cell>
          <table:table-cell office:value-type="float" office:value="15291703" calcext:value-type="float">
            <text:p>15291703</text:p>
          </table:table-cell>
          <table:table-cell office:value-type="float" office:value="13206384" calcext:value-type="float">
            <text:p>13206384</text:p>
          </table:table-cell>
          <table:table-cell office:value-type="float" office:value="0.863631" calcext:value-type="float">
            <text:p>0.86363</text:p>
          </table:table-cell>
          <table:table-cell office:value-type="float" office:value="2085319" calcext:value-type="float">
            <text:p>2085319</text:p>
          </table:table-cell>
          <table:table-cell office:value-type="float" office:value="0.136369" calcext:value-type="float">
            <text:p>0.13637</text:p>
          </table:table-cell>
          <table:table-cell office:value-type="float" office:value="1.814536" calcext:value-type="float">
            <text:p>1.81454</text:p>
          </table:table-cell>
          <table:table-cell table:formula="of:=[.J451]/[.E451]" office:value-type="float" office:value="0.000000118661472826146" calcext:value-type="float">
            <text:p>1.18661472826146E-07</text:p>
          </table:table-cell>
          <table:table-cell table:formula="of:=[.J451]/[.F451]" office:value-type="float" office:value="0.000000137398397623452" calcext:value-type="float">
            <text:p>1.3739839762345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z.out</text:p>
          </table:table-cell>
          <table:table-cell office:value-type="float" office:value="15291703" calcext:value-type="float">
            <text:p>15291703</text:p>
          </table:table-cell>
          <table:table-cell office:value-type="float" office:value="12757376" calcext:value-type="float">
            <text:p>12757376</text:p>
          </table:table-cell>
          <table:table-cell office:value-type="float" office:value="0.834268" calcext:value-type="float">
            <text:p>0.83427</text:p>
          </table:table-cell>
          <table:table-cell office:value-type="float" office:value="2534327" calcext:value-type="float">
            <text:p>2534327</text:p>
          </table:table-cell>
          <table:table-cell office:value-type="float" office:value="0.165732" calcext:value-type="float">
            <text:p>0.16573</text:p>
          </table:table-cell>
          <table:table-cell office:value-type="float" office:value="2.193383" calcext:value-type="float">
            <text:p>2.19338</text:p>
          </table:table-cell>
          <table:table-cell table:formula="of:=[.J452]/[.E452]" office:value-type="float" office:value="0.000000143436149655797" calcext:value-type="float">
            <text:p>1.43436149655797E-07</text:p>
          </table:table-cell>
          <table:table-cell table:formula="of:=[.J452]/[.F452]" office:value-type="float" office:value="0.000000171930575692055" calcext:value-type="float">
            <text:p>1.7193057569205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z.out</text:p>
          </table:table-cell>
          <table:table-cell office:value-type="float" office:value="15291703" calcext:value-type="float">
            <text:p>15291703</text:p>
          </table:table-cell>
          <table:table-cell office:value-type="float" office:value="12557840" calcext:value-type="float">
            <text:p>12557840</text:p>
          </table:table-cell>
          <table:table-cell office:value-type="float" office:value="0.821219" calcext:value-type="float">
            <text:p>0.82122</text:p>
          </table:table-cell>
          <table:table-cell office:value-type="float" office:value="2733863" calcext:value-type="float">
            <text:p>2733863</text:p>
          </table:table-cell>
          <table:table-cell office:value-type="float" office:value="0.178781" calcext:value-type="float">
            <text:p>0.17878</text:p>
          </table:table-cell>
          <table:table-cell office:value-type="float" office:value="2.203102" calcext:value-type="float">
            <text:p>2.20310</text:p>
          </table:table-cell>
          <table:table-cell table:formula="of:=[.J453]/[.E453]" office:value-type="float" office:value="0.000000144071723077541" calcext:value-type="float">
            <text:p>1.44071723077541E-07</text:p>
          </table:table-cell>
          <table:table-cell table:formula="of:=[.J453]/[.F453]" office:value-type="float" office:value="0.00000017543638077886" calcext:value-type="float">
            <text:p>1.754363807788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z.out</text:p>
          </table:table-cell>
          <table:table-cell office:value-type="float" office:value="15291703" calcext:value-type="float">
            <text:p>15291703</text:p>
          </table:table-cell>
          <table:table-cell office:value-type="float" office:value="12375602" calcext:value-type="float">
            <text:p>12375602</text:p>
          </table:table-cell>
          <table:table-cell office:value-type="float" office:value="0.809302" calcext:value-type="float">
            <text:p>0.80930</text:p>
          </table:table-cell>
          <table:table-cell office:value-type="float" office:value="2916101" calcext:value-type="float">
            <text:p>2916101</text:p>
          </table:table-cell>
          <table:table-cell office:value-type="float" office:value="0.190698" calcext:value-type="float">
            <text:p>0.19070</text:p>
          </table:table-cell>
          <table:table-cell office:value-type="float" office:value="2.200728" calcext:value-type="float">
            <text:p>2.20073</text:p>
          </table:table-cell>
          <table:table-cell table:formula="of:=[.J454]/[.E454]" office:value-type="float" office:value="0.000000143916475490009" calcext:value-type="float">
            <text:p>1.43916475490009E-07</text:p>
          </table:table-cell>
          <table:table-cell table:formula="of:=[.J454]/[.F454]" office:value-type="float" office:value="0.000000177827955359263" calcext:value-type="float">
            <text:p>1.7782795535926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xz.out</text:p>
          </table:table-cell>
          <table:table-cell office:value-type="float" office:value="15291703" calcext:value-type="float">
            <text:p>15291703</text:p>
          </table:table-cell>
          <table:table-cell office:value-type="float" office:value="12143981" calcext:value-type="float">
            <text:p>12143981</text:p>
          </table:table-cell>
          <table:table-cell office:value-type="float" office:value="0.794155" calcext:value-type="float">
            <text:p>0.79416</text:p>
          </table:table-cell>
          <table:table-cell office:value-type="float" office:value="3147722" calcext:value-type="float">
            <text:p>3147722</text:p>
          </table:table-cell>
          <table:table-cell office:value-type="float" office:value="0.205845" calcext:value-type="float">
            <text:p>0.20585</text:p>
          </table:table-cell>
          <table:table-cell office:value-type="float" office:value="2.210271" calcext:value-type="float">
            <text:p>2.21027</text:p>
          </table:table-cell>
          <table:table-cell table:formula="of:=[.J455]/[.E455]" office:value-type="float" office:value="0.000000144540539402315" calcext:value-type="float">
            <text:p>1.44540539402315E-07</text:p>
          </table:table-cell>
          <table:table-cell table:formula="of:=[.J455]/[.F455]" office:value-type="float" office:value="0.000000182005472505268" calcext:value-type="float">
            <text:p>1.82005472505268E-0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lways true</text:p>
          </table:table-cell>
          <table:table-cell table:number-columns-repeated="2"/>
          <table:table-cell office:value-type="string" calcext:value-type="string">
            <text:p><text:s/>xz.out</text:p>
          </table:table-cell>
          <table:table-cell office:value-type="float" office:value="15291703" calcext:value-type="float">
            <text:p>15291703</text:p>
          </table:table-cell>
          <table:table-cell office:value-type="float" office:value="10007088" calcext:value-type="float">
            <text:p>10007088</text:p>
          </table:table-cell>
          <table:table-cell office:value-type="float" office:value="0.654413" calcext:value-type="float">
            <text:p>0.65441</text:p>
          </table:table-cell>
          <table:table-cell office:value-type="float" office:value="5284615" calcext:value-type="float">
            <text:p>5284615</text:p>
          </table:table-cell>
          <table:table-cell office:value-type="float" office:value="0.345587" calcext:value-type="float">
            <text:p>0.34559</text:p>
          </table:table-cell>
          <table:table-cell office:value-type="float" office:value="1.286336" calcext:value-type="float">
            <text:p>1.28634</text:p>
          </table:table-cell>
          <table:table-cell table:formula="of:=[.J456]/[.E456]" office:value-type="float" office:value="0.0000000841198655244612" calcext:value-type="float">
            <text:p>8.41198655244612E-08</text:p>
          </table:table-cell>
          <table:table-cell table:formula="of:=[.J456]/[.F456]" office:value-type="float" office:value="0.000000128542489083737" calcext:value-type="float">
            <text:p>1.2854248908373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leela.out</text:p>
          </table:table-cell>
          <table:table-cell office:value-type="float" office:value="15324502" calcext:value-type="float">
            <text:p>15324502</text:p>
          </table:table-cell>
          <table:table-cell office:value-type="float" office:value="14629650" calcext:value-type="float">
            <text:p>14629650</text:p>
          </table:table-cell>
          <table:table-cell office:value-type="float" office:value="0.954657" calcext:value-type="float">
            <text:p>0.95466</text:p>
          </table:table-cell>
          <table:table-cell office:value-type="float" office:value="694852" calcext:value-type="float">
            <text:p>694852</text:p>
          </table:table-cell>
          <table:table-cell office:value-type="float" office:value="0.045343" calcext:value-type="float">
            <text:p>0.04534</text:p>
          </table:table-cell>
          <table:table-cell office:value-type="float" office:value="2.08792" calcext:value-type="float">
            <text:p>2.08792</text:p>
          </table:table-cell>
          <table:table-cell table:formula="of:=[.J457]/[.E457]" office:value-type="float" office:value="0.000000136247168097208" calcext:value-type="float">
            <text:p>1.36247168097208E-07</text:p>
          </table:table-cell>
          <table:table-cell table:formula="of:=[.J457]/[.F457]" office:value-type="float" office:value="0.000000142718383556681" calcext:value-type="float">
            <text:p>1.4271838355668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leela.out</text:p>
          </table:table-cell>
          <table:table-cell office:value-type="float" office:value="15324502" calcext:value-type="float">
            <text:p>15324502</text:p>
          </table:table-cell>
          <table:table-cell office:value-type="float" office:value="14543201" calcext:value-type="float">
            <text:p>14543201</text:p>
          </table:table-cell>
          <table:table-cell office:value-type="float" office:value="0.949016" calcext:value-type="float">
            <text:p>0.94902</text:p>
          </table:table-cell>
          <table:table-cell office:value-type="float" office:value="781301" calcext:value-type="float">
            <text:p>781301</text:p>
          </table:table-cell>
          <table:table-cell office:value-type="float" office:value="0.050984" calcext:value-type="float">
            <text:p>0.05098</text:p>
          </table:table-cell>
          <table:table-cell office:value-type="float" office:value="2.095934" calcext:value-type="float">
            <text:p>2.09593</text:p>
          </table:table-cell>
          <table:table-cell table:formula="of:=[.J458]/[.E458]" office:value-type="float" office:value="0.000000136770121469526" calcext:value-type="float">
            <text:p>1.36770121469526E-07</text:p>
          </table:table-cell>
          <table:table-cell table:formula="of:=[.J458]/[.F458]" office:value-type="float" office:value="0.000000144117790849484" calcext:value-type="float">
            <text:p>1.4411779084948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leela.out</text:p>
          </table:table-cell>
          <table:table-cell office:value-type="float" office:value="15324502" calcext:value-type="float">
            <text:p>15324502</text:p>
          </table:table-cell>
          <table:table-cell office:value-type="float" office:value="14474927" calcext:value-type="float">
            <text:p>14474927</text:p>
          </table:table-cell>
          <table:table-cell office:value-type="float" office:value="0.944561" calcext:value-type="float">
            <text:p>0.94456</text:p>
          </table:table-cell>
          <table:table-cell office:value-type="float" office:value="849575" calcext:value-type="float">
            <text:p>849575</text:p>
          </table:table-cell>
          <table:table-cell office:value-type="float" office:value="0.055439" calcext:value-type="float">
            <text:p>0.05544</text:p>
          </table:table-cell>
          <table:table-cell office:value-type="float" office:value="2.095366" calcext:value-type="float">
            <text:p>2.09537</text:p>
          </table:table-cell>
          <table:table-cell table:formula="of:=[.J459]/[.E459]" office:value-type="float" office:value="0.000000136733056643537" calcext:value-type="float">
            <text:p>1.36733056643537E-07</text:p>
          </table:table-cell>
          <table:table-cell table:formula="of:=[.J459]/[.F459]" office:value-type="float" office:value="0.000000144758312079916" calcext:value-type="float">
            <text:p>1.4475831207991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leela.out</text:p>
          </table:table-cell>
          <table:table-cell office:value-type="float" office:value="15324502" calcext:value-type="float">
            <text:p>15324502</text:p>
          </table:table-cell>
          <table:table-cell office:value-type="float" office:value="14346126" calcext:value-type="float">
            <text:p>14346126</text:p>
          </table:table-cell>
          <table:table-cell office:value-type="float" office:value="0.936156" calcext:value-type="float">
            <text:p>0.93616</text:p>
          </table:table-cell>
          <table:table-cell office:value-type="float" office:value="978376" calcext:value-type="float">
            <text:p>978376</text:p>
          </table:table-cell>
          <table:table-cell office:value-type="float" office:value="0.063844" calcext:value-type="float">
            <text:p>0.06384</text:p>
          </table:table-cell>
          <table:table-cell office:value-type="float" office:value="2.093502" calcext:value-type="float">
            <text:p>2.09350</text:p>
          </table:table-cell>
          <table:table-cell table:formula="of:=[.J460]/[.E460]" office:value-type="float" office:value="0.000000136611421369517" calcext:value-type="float">
            <text:p>1.36611421369517E-07</text:p>
          </table:table-cell>
          <table:table-cell table:formula="of:=[.J460]/[.F460]" office:value-type="float" office:value="0.000000145928036600264" calcext:value-type="float">
            <text:p>1.4592803660026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leela.out</text:p>
          </table:table-cell>
          <table:table-cell office:value-type="float" office:value="15324502" calcext:value-type="float">
            <text:p>15324502</text:p>
          </table:table-cell>
          <table:table-cell office:value-type="float" office:value="13545934" calcext:value-type="float">
            <text:p>13545934</text:p>
          </table:table-cell>
          <table:table-cell office:value-type="float" office:value="0.88394" calcext:value-type="float">
            <text:p>0.88394</text:p>
          </table:table-cell>
          <table:table-cell office:value-type="float" office:value="1778568" calcext:value-type="float">
            <text:p>1778568</text:p>
          </table:table-cell>
          <table:table-cell office:value-type="float" office:value="0.11606" calcext:value-type="float">
            <text:p>0.11606</text:p>
          </table:table-cell>
          <table:table-cell office:value-type="float" office:value="1.771117" calcext:value-type="float">
            <text:p>1.77112</text:p>
          </table:table-cell>
          <table:table-cell table:formula="of:=[.J461]/[.E461]" office:value-type="float" office:value="0.000000115574196146798" calcext:value-type="float">
            <text:p>1.15574196146798E-07</text:p>
          </table:table-cell>
          <table:table-cell table:formula="of:=[.J461]/[.F461]" office:value-type="float" office:value="0.0000001307489760396" calcext:value-type="float">
            <text:p>1.30748976039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leela.out</text:p>
          </table:table-cell>
          <table:table-cell office:value-type="float" office:value="15324502" calcext:value-type="float">
            <text:p>15324502</text:p>
          </table:table-cell>
          <table:table-cell office:value-type="float" office:value="13544922" calcext:value-type="float">
            <text:p>13544922</text:p>
          </table:table-cell>
          <table:table-cell office:value-type="float" office:value="0.883874" calcext:value-type="float">
            <text:p>0.88387</text:p>
          </table:table-cell>
          <table:table-cell office:value-type="float" office:value="1779580" calcext:value-type="float">
            <text:p>1779580</text:p>
          </table:table-cell>
          <table:table-cell office:value-type="float" office:value="0.116126" calcext:value-type="float">
            <text:p>0.11613</text:p>
          </table:table-cell>
          <table:table-cell office:value-type="float" office:value="1.757184" calcext:value-type="float">
            <text:p>1.75718</text:p>
          </table:table-cell>
          <table:table-cell table:formula="of:=[.J462]/[.E462]" office:value-type="float" office:value="0.000000114664998575484" calcext:value-type="float">
            <text:p>1.14664998575484E-07</text:p>
          </table:table-cell>
          <table:table-cell table:formula="of:=[.J462]/[.F462]" office:value-type="float" office:value="0.000000129730093683817" calcext:value-type="float">
            <text:p>1.2973009368381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leela.out</text:p>
          </table:table-cell>
          <table:table-cell office:value-type="float" office:value="15324502" calcext:value-type="float">
            <text:p>15324502</text:p>
          </table:table-cell>
          <table:table-cell office:value-type="float" office:value="13544493" calcext:value-type="float">
            <text:p>13544493</text:p>
          </table:table-cell>
          <table:table-cell office:value-type="float" office:value="0.883846" calcext:value-type="float">
            <text:p>0.88385</text:p>
          </table:table-cell>
          <table:table-cell office:value-type="float" office:value="1780009" calcext:value-type="float">
            <text:p>1780009</text:p>
          </table:table-cell>
          <table:table-cell office:value-type="float" office:value="0.116154" calcext:value-type="float">
            <text:p>0.11615</text:p>
          </table:table-cell>
          <table:table-cell office:value-type="float" office:value="1.760304" calcext:value-type="float">
            <text:p>1.76030</text:p>
          </table:table-cell>
          <table:table-cell table:formula="of:=[.J463]/[.E463]" office:value-type="float" office:value="0.000000114868594098523" calcext:value-type="float">
            <text:p>1.14868594098523E-07</text:p>
          </table:table-cell>
          <table:table-cell table:formula="of:=[.J463]/[.F463]" office:value-type="float" office:value="0.000000129964554597946" calcext:value-type="float">
            <text:p>1.2996455459794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leela.out</text:p>
          </table:table-cell>
          <table:table-cell office:value-type="float" office:value="15324502" calcext:value-type="float">
            <text:p>15324502</text:p>
          </table:table-cell>
          <table:table-cell office:value-type="float" office:value="13539794" calcext:value-type="float">
            <text:p>13539794</text:p>
          </table:table-cell>
          <table:table-cell office:value-type="float" office:value="0.883539" calcext:value-type="float">
            <text:p>0.88354</text:p>
          </table:table-cell>
          <table:table-cell office:value-type="float" office:value="1784708" calcext:value-type="float">
            <text:p>1784708</text:p>
          </table:table-cell>
          <table:table-cell office:value-type="float" office:value="0.116461" calcext:value-type="float">
            <text:p>0.11646</text:p>
          </table:table-cell>
          <table:table-cell office:value-type="float" office:value="1.751756" calcext:value-type="float">
            <text:p>1.75176</text:p>
          </table:table-cell>
          <table:table-cell table:formula="of:=[.J464]/[.E464]" office:value-type="float" office:value="0.000000114310794569377" calcext:value-type="float">
            <text:p>1.14310794569377E-07</text:p>
          </table:table-cell>
          <table:table-cell table:formula="of:=[.J464]/[.F464]" office:value-type="float" office:value="0.000000129378334707308" calcext:value-type="float">
            <text:p>1.2937833470730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leela.out</text:p>
          </table:table-cell>
          <table:table-cell office:value-type="float" office:value="15334502" calcext:value-type="float">
            <text:p>15334502</text:p>
          </table:table-cell>
          <table:table-cell office:value-type="float" office:value="14638717" calcext:value-type="float">
            <text:p>14638717</text:p>
          </table:table-cell>
          <table:table-cell office:value-type="float" office:value="0.954626" calcext:value-type="float">
            <text:p>0.95463</text:p>
          </table:table-cell>
          <table:table-cell office:value-type="float" office:value="695785" calcext:value-type="float">
            <text:p>695785</text:p>
          </table:table-cell>
          <table:table-cell office:value-type="float" office:value="0.045374" calcext:value-type="float">
            <text:p>0.04537</text:p>
          </table:table-cell>
          <table:table-cell office:value-type="float" office:value="2.085367" calcext:value-type="float">
            <text:p>2.08537</text:p>
          </table:table-cell>
          <table:table-cell table:formula="of:=[.J465]/[.E465]" office:value-type="float" office:value="0.000000135991830709599" calcext:value-type="float">
            <text:p>1.35991830709599E-07</text:p>
          </table:table-cell>
          <table:table-cell table:formula="of:=[.J465]/[.F465]" office:value-type="float" office:value="0.000000142455585417766" calcext:value-type="float">
            <text:p>1.4245558541776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leela.out</text:p>
          </table:table-cell>
          <table:table-cell office:value-type="float" office:value="15334502" calcext:value-type="float">
            <text:p>15334502</text:p>
          </table:table-cell>
          <table:table-cell office:value-type="float" office:value="14552220" calcext:value-type="float">
            <text:p>14552220</text:p>
          </table:table-cell>
          <table:table-cell office:value-type="float" office:value="0.948986" calcext:value-type="float">
            <text:p>0.94899</text:p>
          </table:table-cell>
          <table:table-cell office:value-type="float" office:value="782282" calcext:value-type="float">
            <text:p>782282</text:p>
          </table:table-cell>
          <table:table-cell office:value-type="float" office:value="0.051015" calcext:value-type="float">
            <text:p>0.05102</text:p>
          </table:table-cell>
          <table:table-cell office:value-type="float" office:value="2.08939" calcext:value-type="float">
            <text:p>2.08939</text:p>
          </table:table-cell>
          <table:table-cell table:formula="of:=[.J466]/[.E466]" office:value-type="float" office:value="0.000000136254180279216" calcext:value-type="float">
            <text:p>1.36254180279216E-07</text:p>
          </table:table-cell>
          <table:table-cell table:formula="of:=[.J466]/[.F466]" office:value-type="float" office:value="0.000000143578780419757" calcext:value-type="float">
            <text:p>1.4357878041975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leela.out</text:p>
          </table:table-cell>
          <table:table-cell office:value-type="float" office:value="15334502" calcext:value-type="float">
            <text:p>15334502</text:p>
          </table:table-cell>
          <table:table-cell office:value-type="float" office:value="14483923" calcext:value-type="float">
            <text:p>14483923</text:p>
          </table:table-cell>
          <table:table-cell office:value-type="float" office:value="0.944532" calcext:value-type="float">
            <text:p>0.94453</text:p>
          </table:table-cell>
          <table:table-cell office:value-type="float" office:value="850579" calcext:value-type="float">
            <text:p>850579</text:p>
          </table:table-cell>
          <table:table-cell office:value-type="float" office:value="0.055468" calcext:value-type="float">
            <text:p>0.05547</text:p>
          </table:table-cell>
          <table:table-cell office:value-type="float" office:value="2.092741" calcext:value-type="float">
            <text:p>2.09274</text:p>
          </table:table-cell>
          <table:table-cell table:formula="of:=[.J467]/[.E467]" office:value-type="float" office:value="0.000000136472707101933" calcext:value-type="float">
            <text:p>1.36472707101933E-07</text:p>
          </table:table-cell>
          <table:table-cell table:formula="of:=[.J467]/[.F467]" office:value-type="float" office:value="0.000000144487166909131" calcext:value-type="float">
            <text:p>1.4448716690913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leela.out</text:p>
          </table:table-cell>
          <table:table-cell office:value-type="float" office:value="15334502" calcext:value-type="float">
            <text:p>15334502</text:p>
          </table:table-cell>
          <table:table-cell office:value-type="float" office:value="14355056" calcext:value-type="float">
            <text:p>14355056</text:p>
          </table:table-cell>
          <table:table-cell office:value-type="float" office:value="0.936128" calcext:value-type="float">
            <text:p>0.93613</text:p>
          </table:table-cell>
          <table:table-cell office:value-type="float" office:value="979446" calcext:value-type="float">
            <text:p>979446</text:p>
          </table:table-cell>
          <table:table-cell office:value-type="float" office:value="0.063872" calcext:value-type="float">
            <text:p>0.06387</text:p>
          </table:table-cell>
          <table:table-cell office:value-type="float" office:value="2.096382" calcext:value-type="float">
            <text:p>2.09638</text:p>
          </table:table-cell>
          <table:table-cell table:formula="of:=[.J468]/[.E468]" office:value-type="float" office:value="0.000000136710145526734" calcext:value-type="float">
            <text:p>1.36710145526734E-07</text:p>
          </table:table-cell>
          <table:table-cell table:formula="of:=[.J468]/[.F468]" office:value-type="float" office:value="0.000000146037883795089" calcext:value-type="float">
            <text:p>1.4603788379508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leela.out</text:p>
          </table:table-cell>
          <table:table-cell office:value-type="float" office:value="15334502" calcext:value-type="float">
            <text:p>15334502</text:p>
          </table:table-cell>
          <table:table-cell office:value-type="float" office:value="13555386" calcext:value-type="float">
            <text:p>13555386</text:p>
          </table:table-cell>
          <table:table-cell office:value-type="float" office:value="0.88398" calcext:value-type="float">
            <text:p>0.88398</text:p>
          </table:table-cell>
          <table:table-cell office:value-type="float" office:value="1779116" calcext:value-type="float">
            <text:p>1779116</text:p>
          </table:table-cell>
          <table:table-cell office:value-type="float" office:value="0.11602" calcext:value-type="float">
            <text:p>0.11602</text:p>
          </table:table-cell>
          <table:table-cell office:value-type="float" office:value="1.763576" calcext:value-type="float">
            <text:p>1.76358</text:p>
          </table:table-cell>
          <table:table-cell table:formula="of:=[.J469]/[.E469]" office:value-type="float" office:value="0.00000011500706054882" calcext:value-type="float">
            <text:p>1.1500706054882E-07</text:p>
          </table:table-cell>
          <table:table-cell table:formula="of:=[.J469]/[.F469]" office:value-type="float" office:value="0.000000130101496187567" calcext:value-type="float">
            <text:p>1.3010149618756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leela.out</text:p>
          </table:table-cell>
          <table:table-cell office:value-type="float" office:value="15334502" calcext:value-type="float">
            <text:p>15334502</text:p>
          </table:table-cell>
          <table:table-cell office:value-type="float" office:value="13554368" calcext:value-type="float">
            <text:p>13554368</text:p>
          </table:table-cell>
          <table:table-cell office:value-type="float" office:value="0.883913" calcext:value-type="float">
            <text:p>0.88391</text:p>
          </table:table-cell>
          <table:table-cell office:value-type="float" office:value="1780134" calcext:value-type="float">
            <text:p>1780134</text:p>
          </table:table-cell>
          <table:table-cell office:value-type="float" office:value="0.116087" calcext:value-type="float">
            <text:p>0.11609</text:p>
          </table:table-cell>
          <table:table-cell office:value-type="float" office:value="1.760516" calcext:value-type="float">
            <text:p>1.76052</text:p>
          </table:table-cell>
          <table:table-cell table:formula="of:=[.J470]/[.E470]" office:value-type="float" office:value="0.00000011480751054061" calcext:value-type="float">
            <text:p>1.1480751054061E-07</text:p>
          </table:table-cell>
          <table:table-cell table:formula="of:=[.J470]/[.F470]" office:value-type="float" office:value="0.000000129885509969923" calcext:value-type="float">
            <text:p>1.2988550996992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leela.out</text:p>
          </table:table-cell>
          <table:table-cell office:value-type="float" office:value="15334502" calcext:value-type="float">
            <text:p>15334502</text:p>
          </table:table-cell>
          <table:table-cell office:value-type="float" office:value="13553915" calcext:value-type="float">
            <text:p>13553915</text:p>
          </table:table-cell>
          <table:table-cell office:value-type="float" office:value="0.883884" calcext:value-type="float">
            <text:p>0.88388</text:p>
          </table:table-cell>
          <table:table-cell office:value-type="float" office:value="1780587" calcext:value-type="float">
            <text:p>1780587</text:p>
          </table:table-cell>
          <table:table-cell office:value-type="float" office:value="0.116116" calcext:value-type="float">
            <text:p>0.11612</text:p>
          </table:table-cell>
          <table:table-cell office:value-type="float" office:value="1.758373" calcext:value-type="float">
            <text:p>1.75837</text:p>
          </table:table-cell>
          <table:table-cell table:formula="of:=[.J471]/[.E471]" office:value-type="float" office:value="0.000000114667760322442" calcext:value-type="float">
            <text:p>1.14667760322442E-07</text:p>
          </table:table-cell>
          <table:table-cell table:formula="of:=[.J471]/[.F471]" office:value-type="float" office:value="0.000000129731741714479" calcext:value-type="float">
            <text:p>1.2973174171447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<text:s/>leela.out</text:p>
          </table:table-cell>
          <table:table-cell office:value-type="float" office:value="15334502" calcext:value-type="float">
            <text:p>15334502</text:p>
          </table:table-cell>
          <table:table-cell office:value-type="float" office:value="13549169" calcext:value-type="float">
            <text:p>13549169</text:p>
          </table:table-cell>
          <table:table-cell office:value-type="float" office:value="0.883574" calcext:value-type="float">
            <text:p>0.88357</text:p>
          </table:table-cell>
          <table:table-cell office:value-type="float" office:value="1785333" calcext:value-type="float">
            <text:p>1785333</text:p>
          </table:table-cell>
          <table:table-cell office:value-type="float" office:value="0.116426" calcext:value-type="float">
            <text:p>0.11643</text:p>
          </table:table-cell>
          <table:table-cell office:value-type="float" office:value="1.750723" calcext:value-type="float">
            <text:p>1.75072</text:p>
          </table:table-cell>
          <table:table-cell table:formula="of:=[.J472]/[.E472]" office:value-type="float" office:value="0.000000114168885301916" calcext:value-type="float">
            <text:p>1.14168885301916E-07</text:p>
          </table:table-cell>
          <table:table-cell table:formula="of:=[.J472]/[.F472]" office:value-type="float" office:value="0.000000129212573848625" calcext:value-type="float">
            <text:p>1.2921257384862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leela.out</text:p>
          </table:table-cell>
          <table:table-cell office:value-type="float" office:value="15339502" calcext:value-type="float">
            <text:p>15339502</text:p>
          </table:table-cell>
          <table:table-cell office:value-type="float" office:value="14642736" calcext:value-type="float">
            <text:p>14642736</text:p>
          </table:table-cell>
          <table:table-cell office:value-type="float" office:value="0.954577" calcext:value-type="float">
            <text:p>0.95458</text:p>
          </table:table-cell>
          <table:table-cell office:value-type="float" office:value="696766" calcext:value-type="float">
            <text:p>696766</text:p>
          </table:table-cell>
          <table:table-cell office:value-type="float" office:value="0.045423" calcext:value-type="float">
            <text:p>0.04542</text:p>
          </table:table-cell>
          <table:table-cell office:value-type="float" office:value="2.086411" calcext:value-type="float">
            <text:p>2.08641</text:p>
          </table:table-cell>
          <table:table-cell table:formula="of:=[.J473]/[.E473]" office:value-type="float" office:value="0.000000136015562956346" calcext:value-type="float">
            <text:p>1.36015562956346E-07</text:p>
          </table:table-cell>
          <table:table-cell table:formula="of:=[.J473]/[.F473]" office:value-type="float" office:value="0.000000142487783703811" calcext:value-type="float">
            <text:p>1.4248778370381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leela.out</text:p>
          </table:table-cell>
          <table:table-cell office:value-type="float" office:value="15339502" calcext:value-type="float">
            <text:p>15339502</text:p>
          </table:table-cell>
          <table:table-cell office:value-type="float" office:value="14556109" calcext:value-type="float">
            <text:p>14556109</text:p>
          </table:table-cell>
          <table:table-cell office:value-type="float" office:value="0.94893" calcext:value-type="float">
            <text:p>0.94893</text:p>
          </table:table-cell>
          <table:table-cell office:value-type="float" office:value="783393" calcext:value-type="float">
            <text:p>783393</text:p>
          </table:table-cell>
          <table:table-cell office:value-type="float" office:value="0.05107" calcext:value-type="float">
            <text:p>0.05107</text:p>
          </table:table-cell>
          <table:table-cell office:value-type="float" office:value="2.084289" calcext:value-type="float">
            <text:p>2.08429</text:p>
          </table:table-cell>
          <table:table-cell table:formula="of:=[.J474]/[.E474]" office:value-type="float" office:value="0.000000135877227305032" calcext:value-type="float">
            <text:p>1.35877227305032E-07</text:p>
          </table:table-cell>
          <table:table-cell table:formula="of:=[.J474]/[.F474]" office:value-type="float" office:value="0.000000143189982982403" calcext:value-type="float">
            <text:p>1.4318998298240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leela.out</text:p>
          </table:table-cell>
          <table:table-cell office:value-type="float" office:value="15339502" calcext:value-type="float">
            <text:p>15339502</text:p>
          </table:table-cell>
          <table:table-cell office:value-type="float" office:value="14487693" calcext:value-type="float">
            <text:p>14487693</text:p>
          </table:table-cell>
          <table:table-cell office:value-type="float" office:value="0.94447" calcext:value-type="float">
            <text:p>0.94447</text:p>
          </table:table-cell>
          <table:table-cell office:value-type="float" office:value="851809" calcext:value-type="float">
            <text:p>851809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2.092357" calcext:value-type="float">
            <text:p>2.09236</text:p>
          </table:table-cell>
          <table:table-cell table:formula="of:=[.J475]/[.E475]" office:value-type="float" office:value="0.000000136403189621149" calcext:value-type="float">
            <text:p>1.36403189621149E-07</text:p>
          </table:table-cell>
          <table:table-cell table:formula="of:=[.J475]/[.F475]" office:value-type="float" office:value="0.000000144423063078435" calcext:value-type="float">
            <text:p>1.4442306307843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leela.out</text:p>
          </table:table-cell>
          <table:table-cell office:value-type="float" office:value="15339502" calcext:value-type="float">
            <text:p>15339502</text:p>
          </table:table-cell>
          <table:table-cell office:value-type="float" office:value="14358662" calcext:value-type="float">
            <text:p>14358662</text:p>
          </table:table-cell>
          <table:table-cell office:value-type="float" office:value="0.936058" calcext:value-type="float">
            <text:p>0.93606</text:p>
          </table:table-cell>
          <table:table-cell office:value-type="float" office:value="980840" calcext:value-type="float">
            <text:p>980840</text:p>
          </table:table-cell>
          <table:table-cell office:value-type="float" office:value="0.063942" calcext:value-type="float">
            <text:p>0.06394</text:p>
          </table:table-cell>
          <table:table-cell office:value-type="float" office:value="2.094448" calcext:value-type="float">
            <text:p>2.09445</text:p>
          </table:table-cell>
          <table:table-cell table:formula="of:=[.J476]/[.E476]" office:value-type="float" office:value="0.00000013653950434636" calcext:value-type="float">
            <text:p>1.3653950434636E-07</text:p>
          </table:table-cell>
          <table:table-cell table:formula="of:=[.J476]/[.F476]" office:value-type="float" office:value="0.000000145866515974817" calcext:value-type="float">
            <text:p>1.4586651597481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leela.out</text:p>
          </table:table-cell>
          <table:table-cell office:value-type="float" office:value="15339502" calcext:value-type="float">
            <text:p>15339502</text:p>
          </table:table-cell>
          <table:table-cell office:value-type="float" office:value="13559747" calcext:value-type="float">
            <text:p>13559747</text:p>
          </table:table-cell>
          <table:table-cell office:value-type="float" office:value="0.883976" calcext:value-type="float">
            <text:p>0.88398</text:p>
          </table:table-cell>
          <table:table-cell office:value-type="float" office:value="1779755" calcext:value-type="float">
            <text:p>1779755</text:p>
          </table:table-cell>
          <table:table-cell office:value-type="float" office:value="0.116024" calcext:value-type="float">
            <text:p>0.11602</text:p>
          </table:table-cell>
          <table:table-cell office:value-type="float" office:value="1.75538" calcext:value-type="float">
            <text:p>1.75538</text:p>
          </table:table-cell>
          <table:table-cell table:formula="of:=[.J477]/[.E477]" office:value-type="float" office:value="0.000000114435266542551" calcext:value-type="float">
            <text:p>1.14435266542551E-07</text:p>
          </table:table-cell>
          <table:table-cell table:formula="of:=[.J477]/[.F477]" office:value-type="float" office:value="0.000000129455217711658" calcext:value-type="float">
            <text:p>1.2945521771165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leela.out</text:p>
          </table:table-cell>
          <table:table-cell office:value-type="float" office:value="15339502" calcext:value-type="float">
            <text:p>15339502</text:p>
          </table:table-cell>
          <table:table-cell office:value-type="float" office:value="13558651" calcext:value-type="float">
            <text:p>13558651</text:p>
          </table:table-cell>
          <table:table-cell office:value-type="float" office:value="0.883904" calcext:value-type="float">
            <text:p>0.88390</text:p>
          </table:table-cell>
          <table:table-cell office:value-type="float" office:value="1780851" calcext:value-type="float">
            <text:p>1780851</text:p>
          </table:table-cell>
          <table:table-cell office:value-type="float" office:value="0.116096" calcext:value-type="float">
            <text:p>0.11610</text:p>
          </table:table-cell>
          <table:table-cell office:value-type="float" office:value="1.758569" calcext:value-type="float">
            <text:p>1.75857</text:p>
          </table:table-cell>
          <table:table-cell table:formula="of:=[.J478]/[.E478]" office:value-type="float" office:value="0.00000011464316116651" calcext:value-type="float">
            <text:p>1.1464316116651E-07</text:p>
          </table:table-cell>
          <table:table-cell table:formula="of:=[.J478]/[.F478]" office:value-type="float" office:value="0.000000129700882484548" calcext:value-type="float">
            <text:p>1.2970088248454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leela.out</text:p>
          </table:table-cell>
          <table:table-cell office:value-type="float" office:value="15339502" calcext:value-type="float">
            <text:p>15339502</text:p>
          </table:table-cell>
          <table:table-cell office:value-type="float" office:value="13558161" calcext:value-type="float">
            <text:p>13558161</text:p>
          </table:table-cell>
          <table:table-cell office:value-type="float" office:value="0.883872" calcext:value-type="float">
            <text:p>0.88387</text:p>
          </table:table-cell>
          <table:table-cell office:value-type="float" office:value="1781341" calcext:value-type="float">
            <text:p>1781341</text:p>
          </table:table-cell>
          <table:table-cell office:value-type="float" office:value="0.116128" calcext:value-type="float">
            <text:p>0.11613</text:p>
          </table:table-cell>
          <table:table-cell office:value-type="float" office:value="1.765538" calcext:value-type="float">
            <text:p>1.76554</text:p>
          </table:table-cell>
          <table:table-cell table:formula="of:=[.J479]/[.E479]" office:value-type="float" office:value="0.000000115097478392714" calcext:value-type="float">
            <text:p>1.15097478392714E-07</text:p>
          </table:table-cell>
          <table:table-cell table:formula="of:=[.J479]/[.F479]" office:value-type="float" office:value="0.000000130219577714116" calcext:value-type="float">
            <text:p>1.3021957771411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leela.out</text:p>
          </table:table-cell>
          <table:table-cell office:value-type="float" office:value="15339502" calcext:value-type="float">
            <text:p>15339502</text:p>
          </table:table-cell>
          <table:table-cell office:value-type="float" office:value="13553288" calcext:value-type="float">
            <text:p>13553288</text:p>
          </table:table-cell>
          <table:table-cell office:value-type="float" office:value="0.883555" calcext:value-type="float">
            <text:p>0.88356</text:p>
          </table:table-cell>
          <table:table-cell office:value-type="float" office:value="1786214" calcext:value-type="float">
            <text:p>1786214</text:p>
          </table:table-cell>
          <table:table-cell office:value-type="float" office:value="0.116445" calcext:value-type="float">
            <text:p>0.11645</text:p>
          </table:table-cell>
          <table:table-cell office:value-type="float" office:value="1.765144" calcext:value-type="float">
            <text:p>1.76514</text:p>
          </table:table-cell>
          <table:table-cell table:formula="of:=[.J480]/[.E480]" office:value-type="float" office:value="0.000000115071793073856" calcext:value-type="float">
            <text:p>1.15071793073856E-07</text:p>
          </table:table-cell>
          <table:table-cell table:formula="of:=[.J480]/[.F480]" office:value-type="float" office:value="0.00000013023732691285" calcext:value-type="float">
            <text:p>1.302373269128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leela.out</text:p>
          </table:table-cell>
          <table:table-cell office:value-type="float" office:value="15342502" calcext:value-type="float">
            <text:p>15342502</text:p>
          </table:table-cell>
          <table:table-cell office:value-type="float" office:value="14644834" calcext:value-type="float">
            <text:p>14644834</text:p>
          </table:table-cell>
          <table:table-cell office:value-type="float" office:value="0.954527" calcext:value-type="float">
            <text:p>0.95453</text:p>
          </table:table-cell>
          <table:table-cell office:value-type="float" office:value="697668" calcext:value-type="float">
            <text:p>697668</text:p>
          </table:table-cell>
          <table:table-cell office:value-type="float" office:value="0.045473" calcext:value-type="float">
            <text:p>0.04547</text:p>
          </table:table-cell>
          <table:table-cell office:value-type="float" office:value="2.094127" calcext:value-type="float">
            <text:p>2.09413</text:p>
          </table:table-cell>
          <table:table-cell table:formula="of:=[.J481]/[.E481]" office:value-type="float" office:value="0.000000136491883787925" calcext:value-type="float">
            <text:p>1.36491883787925E-07</text:p>
          </table:table-cell>
          <table:table-cell table:formula="of:=[.J481]/[.F481]" office:value-type="float" office:value="0.000000142994246298729" calcext:value-type="float">
            <text:p>1.4299424629872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leela.out</text:p>
          </table:table-cell>
          <table:table-cell office:value-type="float" office:value="15342502" calcext:value-type="float">
            <text:p>15342502</text:p>
          </table:table-cell>
          <table:table-cell office:value-type="float" office:value="14558222" calcext:value-type="float">
            <text:p>14558222</text:p>
          </table:table-cell>
          <table:table-cell office:value-type="float" office:value="0.948882" calcext:value-type="float">
            <text:p>0.94888</text:p>
          </table:table-cell>
          <table:table-cell office:value-type="float" office:value="784280" calcext:value-type="float">
            <text:p>784280</text:p>
          </table:table-cell>
          <table:table-cell office:value-type="float" office:value="0.051118" calcext:value-type="float">
            <text:p>0.05112</text:p>
          </table:table-cell>
          <table:table-cell office:value-type="float" office:value="2.092989" calcext:value-type="float">
            <text:p>2.09299</text:p>
          </table:table-cell>
          <table:table-cell table:formula="of:=[.J482]/[.E482]" office:value-type="float" office:value="0.000000136417710748873" calcext:value-type="float">
            <text:p>1.36417710748873E-07</text:p>
          </table:table-cell>
          <table:table-cell table:formula="of:=[.J482]/[.F482]" office:value-type="float" office:value="0.00000014376680064365" calcext:value-type="float">
            <text:p>1.437668006436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leela.out</text:p>
          </table:table-cell>
          <table:table-cell office:value-type="float" office:value="15342502" calcext:value-type="float">
            <text:p>15342502</text:p>
          </table:table-cell>
          <table:table-cell office:value-type="float" office:value="14489757" calcext:value-type="float">
            <text:p>14489757</text:p>
          </table:table-cell>
          <table:table-cell office:value-type="float" office:value="0.944419" calcext:value-type="float">
            <text:p>0.94442</text:p>
          </table:table-cell>
          <table:table-cell office:value-type="float" office:value="852745" calcext:value-type="float">
            <text:p>852745</text:p>
          </table:table-cell>
          <table:table-cell office:value-type="float" office:value="0.055581" calcext:value-type="float">
            <text:p>0.05558</text:p>
          </table:table-cell>
          <table:table-cell office:value-type="float" office:value="2.08812" calcext:value-type="float">
            <text:p>2.08812</text:p>
          </table:table-cell>
          <table:table-cell table:formula="of:=[.J483]/[.E483]" office:value-type="float" office:value="0.000000136100357034335" calcext:value-type="float">
            <text:p>1.36100357034335E-07</text:p>
          </table:table-cell>
          <table:table-cell table:formula="of:=[.J483]/[.F483]" office:value-type="float" office:value="0.000000144110077208334" calcext:value-type="float">
            <text:p>1.4411007720833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leela.out</text:p>
          </table:table-cell>
          <table:table-cell office:value-type="float" office:value="15342502" calcext:value-type="float">
            <text:p>15342502</text:p>
          </table:table-cell>
          <table:table-cell office:value-type="float" office:value="14360728" calcext:value-type="float">
            <text:p>14360728</text:p>
          </table:table-cell>
          <table:table-cell office:value-type="float" office:value="0.93601" calcext:value-type="float">
            <text:p>0.93601</text:p>
          </table:table-cell>
          <table:table-cell office:value-type="float" office:value="981774" calcext:value-type="float">
            <text:p>981774</text:p>
          </table:table-cell>
          <table:table-cell office:value-type="float" office:value="0.06399" calcext:value-type="float">
            <text:p>0.06399</text:p>
          </table:table-cell>
          <table:table-cell office:value-type="float" office:value="2.09955" calcext:value-type="float">
            <text:p>2.09955</text:p>
          </table:table-cell>
          <table:table-cell table:formula="of:=[.J484]/[.E484]" office:value-type="float" office:value="0.000000136845346345726" calcext:value-type="float">
            <text:p>1.36845346345726E-07</text:p>
          </table:table-cell>
          <table:table-cell table:formula="of:=[.J484]/[.F484]" office:value-type="float" office:value="0.000000146200805418778" calcext:value-type="float">
            <text:p>1.4620080541877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leela.out</text:p>
          </table:table-cell>
          <table:table-cell office:value-type="float" office:value="15342502" calcext:value-type="float">
            <text:p>15342502</text:p>
          </table:table-cell>
          <table:table-cell office:value-type="float" office:value="13562077" calcext:value-type="float">
            <text:p>13562077</text:p>
          </table:table-cell>
          <table:table-cell office:value-type="float" office:value="0.883955" calcext:value-type="float">
            <text:p>0.88396</text:p>
          </table:table-cell>
          <table:table-cell office:value-type="float" office:value="1780425" calcext:value-type="float">
            <text:p>1780425</text:p>
          </table:table-cell>
          <table:table-cell office:value-type="float" office:value="0.116045" calcext:value-type="float">
            <text:p>0.11605</text:p>
          </table:table-cell>
          <table:table-cell office:value-type="float" office:value="1.760154" calcext:value-type="float">
            <text:p>1.76015</text:p>
          </table:table-cell>
          <table:table-cell table:formula="of:=[.J485]/[.E485]" office:value-type="float" office:value="0.000000114724052178712" calcext:value-type="float">
            <text:p>1.14724052178712E-07</text:p>
          </table:table-cell>
          <table:table-cell table:formula="of:=[.J485]/[.F485]" office:value-type="float" office:value="0.00000012978498794838" calcext:value-type="float">
            <text:p>1.297849879483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leela.out</text:p>
          </table:table-cell>
          <table:table-cell office:value-type="float" office:value="15342502" calcext:value-type="float">
            <text:p>15342502</text:p>
          </table:table-cell>
          <table:table-cell office:value-type="float" office:value="13560979" calcext:value-type="float">
            <text:p>13560979</text:p>
          </table:table-cell>
          <table:table-cell office:value-type="float" office:value="0.883883" calcext:value-type="float">
            <text:p>0.88388</text:p>
          </table:table-cell>
          <table:table-cell office:value-type="float" office:value="1781523" calcext:value-type="float">
            <text:p>1781523</text:p>
          </table:table-cell>
          <table:table-cell office:value-type="float" office:value="0.116117" calcext:value-type="float">
            <text:p>0.11612</text:p>
          </table:table-cell>
          <table:table-cell office:value-type="float" office:value="1.757573" calcext:value-type="float">
            <text:p>1.75757</text:p>
          </table:table-cell>
          <table:table-cell table:formula="of:=[.J486]/[.E486]" office:value-type="float" office:value="0.000000114555826683288" calcext:value-type="float">
            <text:p>1.14555826683288E-07</text:p>
          </table:table-cell>
          <table:table-cell table:formula="of:=[.J486]/[.F486]" office:value-type="float" office:value="0.000000129605170836117" calcext:value-type="float">
            <text:p>1.2960517083611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leela.out</text:p>
          </table:table-cell>
          <table:table-cell office:value-type="float" office:value="15342502" calcext:value-type="float">
            <text:p>15342502</text:p>
          </table:table-cell>
          <table:table-cell office:value-type="float" office:value="13560466" calcext:value-type="float">
            <text:p>13560466</text:p>
          </table:table-cell>
          <table:table-cell office:value-type="float" office:value="0.88385" calcext:value-type="float">
            <text:p>0.88385</text:p>
          </table:table-cell>
          <table:table-cell office:value-type="float" office:value="1782036" calcext:value-type="float">
            <text:p>1782036</text:p>
          </table:table-cell>
          <table:table-cell office:value-type="float" office:value="0.11615" calcext:value-type="float">
            <text:p>0.11615</text:p>
          </table:table-cell>
          <table:table-cell office:value-type="float" office:value="1.757464" calcext:value-type="float">
            <text:p>1.75746</text:p>
          </table:table-cell>
          <table:table-cell table:formula="of:=[.J487]/[.E487]" office:value-type="float" office:value="0.000000114548722235787" calcext:value-type="float">
            <text:p>1.14548722235787E-07</text:p>
          </table:table-cell>
          <table:table-cell table:formula="of:=[.J487]/[.F487]" office:value-type="float" office:value="0.000000129602035800245" calcext:value-type="float">
            <text:p>1.2960203580024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leela.out</text:p>
          </table:table-cell>
          <table:table-cell office:value-type="float" office:value="15342502" calcext:value-type="float">
            <text:p>15342502</text:p>
          </table:table-cell>
          <table:table-cell office:value-type="float" office:value="13555550" calcext:value-type="float">
            <text:p>13555550</text:p>
          </table:table-cell>
          <table:table-cell office:value-type="float" office:value="0.883529" calcext:value-type="float">
            <text:p>0.88353</text:p>
          </table:table-cell>
          <table:table-cell office:value-type="float" office:value="1786952" calcext:value-type="float">
            <text:p>1786952</text:p>
          </table:table-cell>
          <table:table-cell office:value-type="float" office:value="0.116471" calcext:value-type="float">
            <text:p>0.11647</text:p>
          </table:table-cell>
          <table:table-cell office:value-type="float" office:value="1.760999" calcext:value-type="float">
            <text:p>1.76100</text:p>
          </table:table-cell>
          <table:table-cell table:formula="of:=[.J488]/[.E488]" office:value-type="float" office:value="0.000000114779127941453" calcext:value-type="float">
            <text:p>1.14779127941453E-07</text:p>
          </table:table-cell>
          <table:table-cell table:formula="of:=[.J488]/[.F488]" office:value-type="float" office:value="0.00000012990981553681" calcext:value-type="float">
            <text:p>1.299098155368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leela.out</text:p>
          </table:table-cell>
          <table:table-cell office:value-type="float" office:value="15343502" calcext:value-type="float">
            <text:p>15343502</text:p>
          </table:table-cell>
          <table:table-cell office:value-type="float" office:value="14645748" calcext:value-type="float">
            <text:p>14645748</text:p>
          </table:table-cell>
          <table:table-cell office:value-type="float" office:value="0.954524" calcext:value-type="float">
            <text:p>0.95452</text:p>
          </table:table-cell>
          <table:table-cell office:value-type="float" office:value="697754" calcext:value-type="float">
            <text:p>697754</text:p>
          </table:table-cell>
          <table:table-cell office:value-type="float" office:value="0.045476" calcext:value-type="float">
            <text:p>0.04548</text:p>
          </table:table-cell>
          <table:table-cell office:value-type="float" office:value="2.090115" calcext:value-type="float">
            <text:p>2.09012</text:p>
          </table:table-cell>
          <table:table-cell table:formula="of:=[.J489]/[.E489]" office:value-type="float" office:value="0.000000136221509274741" calcext:value-type="float">
            <text:p>1.36221509274741E-07</text:p>
          </table:table-cell>
          <table:table-cell table:formula="of:=[.J489]/[.F489]" office:value-type="float" office:value="0.000000142711386267195" calcext:value-type="float">
            <text:p>1.4271138626719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leela.out</text:p>
          </table:table-cell>
          <table:table-cell office:value-type="float" office:value="15343502" calcext:value-type="float">
            <text:p>15343502</text:p>
          </table:table-cell>
          <table:table-cell office:value-type="float" office:value="14559153" calcext:value-type="float">
            <text:p>14559153</text:p>
          </table:table-cell>
          <table:table-cell office:value-type="float" office:value="0.948881" calcext:value-type="float">
            <text:p>0.94888</text:p>
          </table:table-cell>
          <table:table-cell office:value-type="float" office:value="784349" calcext:value-type="float">
            <text:p>784349</text:p>
          </table:table-cell>
          <table:table-cell office:value-type="float" office:value="0.051119" calcext:value-type="float">
            <text:p>0.05112</text:p>
          </table:table-cell>
          <table:table-cell office:value-type="float" office:value="2.127779" calcext:value-type="float">
            <text:p>2.12778</text:p>
          </table:table-cell>
          <table:table-cell table:formula="of:=[.J490]/[.E490]" office:value-type="float" office:value="0.000000138676229194613" calcext:value-type="float">
            <text:p>1.38676229194613E-07</text:p>
          </table:table-cell>
          <table:table-cell table:formula="of:=[.J490]/[.F490]" office:value-type="float" office:value="0.000000146147169412946" calcext:value-type="float">
            <text:p>1.4614716941294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leela.out</text:p>
          </table:table-cell>
          <table:table-cell office:value-type="float" office:value="15343502" calcext:value-type="float">
            <text:p>15343502</text:p>
          </table:table-cell>
          <table:table-cell office:value-type="float" office:value="14490688" calcext:value-type="float">
            <text:p>14490688</text:p>
          </table:table-cell>
          <table:table-cell office:value-type="float" office:value="0.944419" calcext:value-type="float">
            <text:p>0.94442</text:p>
          </table:table-cell>
          <table:table-cell office:value-type="float" office:value="852814" calcext:value-type="float">
            <text:p>852814</text:p>
          </table:table-cell>
          <table:table-cell office:value-type="float" office:value="0.055581" calcext:value-type="float">
            <text:p>0.05558</text:p>
          </table:table-cell>
          <table:table-cell office:value-type="float" office:value="2.097401" calcext:value-type="float">
            <text:p>2.09740</text:p>
          </table:table-cell>
          <table:table-cell table:formula="of:=[.J491]/[.E491]" office:value-type="float" office:value="0.000000136696368273684" calcext:value-type="float">
            <text:p>1.36696368273684E-07</text:p>
          </table:table-cell>
          <table:table-cell table:formula="of:=[.J491]/[.F491]" office:value-type="float" office:value="0.000000144741298687819" calcext:value-type="float">
            <text:p>1.4474129868781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leela.out</text:p>
          </table:table-cell>
          <table:table-cell office:value-type="float" office:value="15343502" calcext:value-type="float">
            <text:p>15343502</text:p>
          </table:table-cell>
          <table:table-cell office:value-type="float" office:value="14361654" calcext:value-type="float">
            <text:p>14361654</text:p>
          </table:table-cell>
          <table:table-cell office:value-type="float" office:value="0.936009" calcext:value-type="float">
            <text:p>0.93601</text:p>
          </table:table-cell>
          <table:table-cell office:value-type="float" office:value="981848" calcext:value-type="float">
            <text:p>981848</text:p>
          </table:table-cell>
          <table:table-cell office:value-type="float" office:value="0.063991" calcext:value-type="float">
            <text:p>0.06399</text:p>
          </table:table-cell>
          <table:table-cell office:value-type="float" office:value="2.090205" calcext:value-type="float">
            <text:p>2.09021</text:p>
          </table:table-cell>
          <table:table-cell table:formula="of:=[.J492]/[.E492]" office:value-type="float" office:value="0.000000136227374949995" calcext:value-type="float">
            <text:p>1.36227374949995E-07</text:p>
          </table:table-cell>
          <table:table-cell table:formula="of:=[.J492]/[.F492]" office:value-type="float" office:value="0.000000145540687723016" calcext:value-type="float">
            <text:p>1.4554068772301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leela.out</text:p>
          </table:table-cell>
          <table:table-cell office:value-type="float" office:value="15343502" calcext:value-type="float">
            <text:p>15343502</text:p>
          </table:table-cell>
          <table:table-cell office:value-type="float" office:value="13562974" calcext:value-type="float">
            <text:p>13562974</text:p>
          </table:table-cell>
          <table:table-cell office:value-type="float" office:value="0.883956" calcext:value-type="float">
            <text:p>0.88396</text:p>
          </table:table-cell>
          <table:table-cell office:value-type="float" office:value="1780528" calcext:value-type="float">
            <text:p>1780528</text:p>
          </table:table-cell>
          <table:table-cell office:value-type="float" office:value="0.116044" calcext:value-type="float">
            <text:p>0.11604</text:p>
          </table:table-cell>
          <table:table-cell office:value-type="float" office:value="1.759004" calcext:value-type="float">
            <text:p>1.75900</text:p>
          </table:table-cell>
          <table:table-cell table:formula="of:=[.J493]/[.E493]" office:value-type="float" office:value="0.000000114641624838971" calcext:value-type="float">
            <text:p>1.14641624838971E-07</text:p>
          </table:table-cell>
          <table:table-cell table:formula="of:=[.J493]/[.F493]" office:value-type="float" office:value="0.000000129691614833148" calcext:value-type="float">
            <text:p>1.2969161483314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leela.out</text:p>
          </table:table-cell>
          <table:table-cell office:value-type="float" office:value="15343502" calcext:value-type="float">
            <text:p>15343502</text:p>
          </table:table-cell>
          <table:table-cell office:value-type="float" office:value="13561876" calcext:value-type="float">
            <text:p>13561876</text:p>
          </table:table-cell>
          <table:table-cell office:value-type="float" office:value="0.883884" calcext:value-type="float">
            <text:p>0.88388</text:p>
          </table:table-cell>
          <table:table-cell office:value-type="float" office:value="1781626" calcext:value-type="float">
            <text:p>1781626</text:p>
          </table:table-cell>
          <table:table-cell office:value-type="float" office:value="0.116116" calcext:value-type="float">
            <text:p>0.11612</text:p>
          </table:table-cell>
          <table:table-cell office:value-type="float" office:value="1.757798" calcext:value-type="float">
            <text:p>1.75780</text:p>
          </table:table-cell>
          <table:table-cell table:formula="of:=[.J494]/[.E494]" office:value-type="float" office:value="0.00000011456302479056" calcext:value-type="float">
            <text:p>1.1456302479056E-07</text:p>
          </table:table-cell>
          <table:table-cell table:formula="of:=[.J494]/[.F494]" office:value-type="float" office:value="0.000000129613189207747" calcext:value-type="float">
            <text:p>1.2961318920774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leela.out</text:p>
          </table:table-cell>
          <table:table-cell office:value-type="float" office:value="15343502" calcext:value-type="float">
            <text:p>15343502</text:p>
          </table:table-cell>
          <table:table-cell office:value-type="float" office:value="13561363" calcext:value-type="float">
            <text:p>13561363</text:p>
          </table:table-cell>
          <table:table-cell office:value-type="float" office:value="0.883851" calcext:value-type="float">
            <text:p>0.88385</text:p>
          </table:table-cell>
          <table:table-cell office:value-type="float" office:value="1782139" calcext:value-type="float">
            <text:p>1782139</text:p>
          </table:table-cell>
          <table:table-cell office:value-type="float" office:value="0.116149" calcext:value-type="float">
            <text:p>0.11615</text:p>
          </table:table-cell>
          <table:table-cell office:value-type="float" office:value="1.756045" calcext:value-type="float">
            <text:p>1.75605</text:p>
          </table:table-cell>
          <table:table-cell table:formula="of:=[.J495]/[.E495]" office:value-type="float" office:value="0.000000114448774471434" calcext:value-type="float">
            <text:p>1.14448774471434E-07</text:p>
          </table:table-cell>
          <table:table-cell table:formula="of:=[.J495]/[.F495]" office:value-type="float" office:value="0.000000129488827929759" calcext:value-type="float">
            <text:p>1.2948882792975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leela.out</text:p>
          </table:table-cell>
          <table:table-cell office:value-type="float" office:value="15343502" calcext:value-type="float">
            <text:p>15343502</text:p>
          </table:table-cell>
          <table:table-cell office:value-type="float" office:value="13556447" calcext:value-type="float">
            <text:p>13556447</text:p>
          </table:table-cell>
          <table:table-cell office:value-type="float" office:value="0.88353" calcext:value-type="float">
            <text:p>0.88353</text:p>
          </table:table-cell>
          <table:table-cell office:value-type="float" office:value="1787055" calcext:value-type="float">
            <text:p>1787055</text:p>
          </table:table-cell>
          <table:table-cell office:value-type="float" office:value="0.11647" calcext:value-type="float">
            <text:p>0.11647</text:p>
          </table:table-cell>
          <table:table-cell office:value-type="float" office:value="1.7574" calcext:value-type="float">
            <text:p>1.75740</text:p>
          </table:table-cell>
          <table:table-cell table:formula="of:=[.J496]/[.E496]" office:value-type="float" office:value="0.0000001145370854711" calcext:value-type="float">
            <text:p>1.145370854711E-07</text:p>
          </table:table-cell>
          <table:table-cell table:formula="of:=[.J496]/[.F496]" office:value-type="float" office:value="0.000000129635737151482" calcext:value-type="float">
            <text:p>1.2963573715148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leela.out</text:p>
          </table:table-cell>
          <table:table-cell office:value-type="float" office:value="15344002" calcext:value-type="float">
            <text:p>15344002</text:p>
          </table:table-cell>
          <table:table-cell office:value-type="float" office:value="14646158" calcext:value-type="float">
            <text:p>14646158</text:p>
          </table:table-cell>
          <table:table-cell office:value-type="float" office:value="0.95452" calcext:value-type="float">
            <text:p>0.95452</text:p>
          </table:table-cell>
          <table:table-cell office:value-type="float" office:value="697844" calcext:value-type="float">
            <text:p>697844</text:p>
          </table:table-cell>
          <table:table-cell office:value-type="float" office:value="0.04548" calcext:value-type="float">
            <text:p>0.04548</text:p>
          </table:table-cell>
          <table:table-cell office:value-type="float" office:value="2.083735" calcext:value-type="float">
            <text:p>2.08374</text:p>
          </table:table-cell>
          <table:table-cell table:formula="of:=[.J497]/[.E497]" office:value-type="float" office:value="0.000000135801272705778" calcext:value-type="float">
            <text:p>1.35801272705778E-07</text:p>
          </table:table-cell>
          <table:table-cell table:formula="of:=[.J497]/[.F497]" office:value-type="float" office:value="0.000000142271782128801" calcext:value-type="float">
            <text:p>1.4227178212880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leela.out</text:p>
          </table:table-cell>
          <table:table-cell office:value-type="float" office:value="15344002" calcext:value-type="float">
            <text:p>15344002</text:p>
          </table:table-cell>
          <table:table-cell office:value-type="float" office:value="14559572" calcext:value-type="float">
            <text:p>14559572</text:p>
          </table:table-cell>
          <table:table-cell office:value-type="float" office:value="0.948877" calcext:value-type="float">
            <text:p>0.94888</text:p>
          </table:table-cell>
          <table:table-cell office:value-type="float" office:value="784430" calcext:value-type="float">
            <text:p>784430</text:p>
          </table:table-cell>
          <table:table-cell office:value-type="float" office:value="0.051123" calcext:value-type="float">
            <text:p>0.05112</text:p>
          </table:table-cell>
          <table:table-cell office:value-type="float" office:value="2.087117" calcext:value-type="float">
            <text:p>2.08712</text:p>
          </table:table-cell>
          <table:table-cell table:formula="of:=[.J498]/[.E498]" office:value-type="float" office:value="0.000000136021684564431" calcext:value-type="float">
            <text:p>1.36021684564431E-07</text:p>
          </table:table-cell>
          <table:table-cell table:formula="of:=[.J498]/[.F498]" office:value-type="float" office:value="0.00000014335016166684" calcext:value-type="float">
            <text:p>1.433501616668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leela.out</text:p>
          </table:table-cell>
          <table:table-cell office:value-type="float" office:value="15344002" calcext:value-type="float">
            <text:p>15344002</text:p>
          </table:table-cell>
          <table:table-cell office:value-type="float" office:value="14491114" calcext:value-type="float">
            <text:p>14491114</text:p>
          </table:table-cell>
          <table:table-cell office:value-type="float" office:value="0.944416" calcext:value-type="float">
            <text:p>0.94442</text:p>
          </table:table-cell>
          <table:table-cell office:value-type="float" office:value="852888" calcext:value-type="float">
            <text:p>852888</text:p>
          </table:table-cell>
          <table:table-cell office:value-type="float" office:value="0.055584" calcext:value-type="float">
            <text:p>0.05558</text:p>
          </table:table-cell>
          <table:table-cell office:value-type="float" office:value="2.094227" calcext:value-type="float">
            <text:p>2.09423</text:p>
          </table:table-cell>
          <table:table-cell table:formula="of:=[.J499]/[.E499]" office:value-type="float" office:value="0.00000013648505780956" calcext:value-type="float">
            <text:p>1.3648505780956E-07</text:p>
          </table:table-cell>
          <table:table-cell table:formula="of:=[.J499]/[.F499]" office:value-type="float" office:value="0.000000144518012900872" calcext:value-type="float">
            <text:p>1.4451801290087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leela.out</text:p>
          </table:table-cell>
          <table:table-cell office:value-type="float" office:value="15344002" calcext:value-type="float">
            <text:p>15344002</text:p>
          </table:table-cell>
          <table:table-cell office:value-type="float" office:value="14362077" calcext:value-type="float">
            <text:p>14362077</text:p>
          </table:table-cell>
          <table:table-cell office:value-type="float" office:value="0.936006" calcext:value-type="float">
            <text:p>0.93601</text:p>
          </table:table-cell>
          <table:table-cell office:value-type="float" office:value="981925" calcext:value-type="float">
            <text:p>981925</text:p>
          </table:table-cell>
          <table:table-cell office:value-type="float" office:value="0.063994" calcext:value-type="float">
            <text:p>0.06399</text:p>
          </table:table-cell>
          <table:table-cell office:value-type="float" office:value="2.100458" calcext:value-type="float">
            <text:p>2.10046</text:p>
          </table:table-cell>
          <table:table-cell table:formula="of:=[.J500]/[.E500]" office:value-type="float" office:value="0.000000136891144826493" calcext:value-type="float">
            <text:p>1.36891144826493E-07</text:p>
          </table:table-cell>
          <table:table-cell table:formula="of:=[.J500]/[.F500]" office:value-type="float" office:value="0.000000146250295134889" calcext:value-type="float">
            <text:p>1.4625029513488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leela.out</text:p>
          </table:table-cell>
          <table:table-cell office:value-type="float" office:value="15344002" calcext:value-type="float">
            <text:p>15344002</text:p>
          </table:table-cell>
          <table:table-cell office:value-type="float" office:value="13563399" calcext:value-type="float">
            <text:p>13563399</text:p>
          </table:table-cell>
          <table:table-cell office:value-type="float" office:value="0.883954" calcext:value-type="float">
            <text:p>0.88395</text:p>
          </table:table-cell>
          <table:table-cell office:value-type="float" office:value="1780603" calcext:value-type="float">
            <text:p>1780603</text:p>
          </table:table-cell>
          <table:table-cell office:value-type="float" office:value="0.116046" calcext:value-type="float">
            <text:p>0.11605</text:p>
          </table:table-cell>
          <table:table-cell office:value-type="float" office:value="1.763453" calcext:value-type="float">
            <text:p>1.76345</text:p>
          </table:table-cell>
          <table:table-cell table:formula="of:=[.J501]/[.E501]" office:value-type="float" office:value="0.000000114927839555808" calcext:value-type="float">
            <text:p>1.14927839555808E-07</text:p>
          </table:table-cell>
          <table:table-cell table:formula="of:=[.J501]/[.F501]" office:value-type="float" office:value="0.000000130015566157126" calcext:value-type="float">
            <text:p>1.3001556615712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leela.out</text:p>
          </table:table-cell>
          <table:table-cell office:value-type="float" office:value="15344002" calcext:value-type="float">
            <text:p>15344002</text:p>
          </table:table-cell>
          <table:table-cell office:value-type="float" office:value="13562301" calcext:value-type="float">
            <text:p>13562301</text:p>
          </table:table-cell>
          <table:table-cell office:value-type="float" office:value="0.883883" calcext:value-type="float">
            <text:p>0.88388</text:p>
          </table:table-cell>
          <table:table-cell office:value-type="float" office:value="1781701" calcext:value-type="float">
            <text:p>1781701</text:p>
          </table:table-cell>
          <table:table-cell office:value-type="float" office:value="0.116117" calcext:value-type="float">
            <text:p>0.11612</text:p>
          </table:table-cell>
          <table:table-cell office:value-type="float" office:value="1.759644" calcext:value-type="float">
            <text:p>1.75964</text:p>
          </table:table-cell>
          <table:table-cell table:formula="of:=[.J502]/[.E502]" office:value-type="float" office:value="0.000000114679599233629" calcext:value-type="float">
            <text:p>1.14679599233629E-07</text:p>
          </table:table-cell>
          <table:table-cell table:formula="of:=[.J502]/[.F502]" office:value-type="float" office:value="0.000000129745240132924" calcext:value-type="float">
            <text:p>1.2974524013292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leela.out</text:p>
          </table:table-cell>
          <table:table-cell office:value-type="float" office:value="15344002" calcext:value-type="float">
            <text:p>15344002</text:p>
          </table:table-cell>
          <table:table-cell office:value-type="float" office:value="13561788" calcext:value-type="float">
            <text:p>13561788</text:p>
          </table:table-cell>
          <table:table-cell office:value-type="float" office:value="0.883849" calcext:value-type="float">
            <text:p>0.88385</text:p>
          </table:table-cell>
          <table:table-cell office:value-type="float" office:value="1782214" calcext:value-type="float">
            <text:p>1782214</text:p>
          </table:table-cell>
          <table:table-cell office:value-type="float" office:value="0.116151" calcext:value-type="float">
            <text:p>0.11615</text:p>
          </table:table-cell>
          <table:table-cell office:value-type="float" office:value="1.758203" calcext:value-type="float">
            <text:p>1.75820</text:p>
          </table:table-cell>
          <table:table-cell table:formula="of:=[.J503]/[.E503]" office:value-type="float" office:value="0.000000114585686315734" calcext:value-type="float">
            <text:p>1.14585686315734E-07</text:p>
          </table:table-cell>
          <table:table-cell table:formula="of:=[.J503]/[.F503]" office:value-type="float" office:value="0.000000129643893563297" calcext:value-type="float">
            <text:p>1.2964389356329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leela.out</text:p>
          </table:table-cell>
          <table:table-cell office:value-type="float" office:value="15344002" calcext:value-type="float">
            <text:p>15344002</text:p>
          </table:table-cell>
          <table:table-cell office:value-type="float" office:value="13556869" calcext:value-type="float">
            <text:p>13556869</text:p>
          </table:table-cell>
          <table:table-cell office:value-type="float" office:value="0.883529" calcext:value-type="float">
            <text:p>0.88353</text:p>
          </table:table-cell>
          <table:table-cell office:value-type="float" office:value="1787133" calcext:value-type="float">
            <text:p>1787133</text:p>
          </table:table-cell>
          <table:table-cell office:value-type="float" office:value="0.116471" calcext:value-type="float">
            <text:p>0.11647</text:p>
          </table:table-cell>
          <table:table-cell office:value-type="float" office:value="1.75308" calcext:value-type="float">
            <text:p>1.75308</text:p>
          </table:table-cell>
          <table:table-cell table:formula="of:=[.J504]/[.E504]" office:value-type="float" office:value="0.000000114251809925468" calcext:value-type="float">
            <text:p>1.14251809925468E-07</text:p>
          </table:table-cell>
          <table:table-cell table:formula="of:=[.J504]/[.F504]" office:value-type="float" office:value="0.000000129313044184465" calcext:value-type="float">
            <text:p>1.2931304418446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eela.out</text:p>
          </table:table-cell>
          <table:table-cell office:value-type="float" office:value="15344402" calcext:value-type="float">
            <text:p>15344402</text:p>
          </table:table-cell>
          <table:table-cell office:value-type="float" office:value="14646517" calcext:value-type="float">
            <text:p>14646517</text:p>
          </table:table-cell>
          <table:table-cell office:value-type="float" office:value="0.954519" calcext:value-type="float">
            <text:p>0.95452</text:p>
          </table:table-cell>
          <table:table-cell office:value-type="float" office:value="697885" calcext:value-type="float">
            <text:p>697885</text:p>
          </table:table-cell>
          <table:table-cell office:value-type="float" office:value="0.045481" calcext:value-type="float">
            <text:p>0.04548</text:p>
          </table:table-cell>
          <table:table-cell office:value-type="float" office:value="2.086284" calcext:value-type="float">
            <text:p>2.08628</text:p>
          </table:table-cell>
          <table:table-cell table:formula="of:=[.J505]/[.E505]" office:value-type="float" office:value="0.000000135963851833392" calcext:value-type="float">
            <text:p>1.35963851833392E-07</text:p>
          </table:table-cell>
          <table:table-cell table:formula="of:=[.J505]/[.F505]" office:value-type="float" office:value="0.000000142442329463039" calcext:value-type="float">
            <text:p>1.4244232946303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eela.out</text:p>
          </table:table-cell>
          <table:table-cell office:value-type="float" office:value="15344402" calcext:value-type="float">
            <text:p>15344402</text:p>
          </table:table-cell>
          <table:table-cell office:value-type="float" office:value="14559932" calcext:value-type="float">
            <text:p>14559932</text:p>
          </table:table-cell>
          <table:table-cell office:value-type="float" office:value="0.948876" calcext:value-type="float">
            <text:p>0.94888</text:p>
          </table:table-cell>
          <table:table-cell office:value-type="float" office:value="784470" calcext:value-type="float">
            <text:p>784470</text:p>
          </table:table-cell>
          <table:table-cell office:value-type="float" office:value="0.051124" calcext:value-type="float">
            <text:p>0.05112</text:p>
          </table:table-cell>
          <table:table-cell office:value-type="float" office:value="2.085901" calcext:value-type="float">
            <text:p>2.08590</text:p>
          </table:table-cell>
          <table:table-cell table:formula="of:=[.J506]/[.E506]" office:value-type="float" office:value="0.000000135938891590562" calcext:value-type="float">
            <text:p>1.35938891590562E-07</text:p>
          </table:table-cell>
          <table:table-cell table:formula="of:=[.J506]/[.F506]" office:value-type="float" office:value="0.00000014326310040459" calcext:value-type="float">
            <text:p>1.4326310040459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eela.out</text:p>
          </table:table-cell>
          <table:table-cell office:value-type="float" office:value="15344402" calcext:value-type="float">
            <text:p>15344402</text:p>
          </table:table-cell>
          <table:table-cell office:value-type="float" office:value="14491478" calcext:value-type="float">
            <text:p>14491478</text:p>
          </table:table-cell>
          <table:table-cell office:value-type="float" office:value="0.944415" calcext:value-type="float">
            <text:p>0.94442</text:p>
          </table:table-cell>
          <table:table-cell office:value-type="float" office:value="852924" calcext:value-type="float">
            <text:p>852924</text:p>
          </table:table-cell>
          <table:table-cell office:value-type="float" office:value="0.055585" calcext:value-type="float">
            <text:p>0.05559</text:p>
          </table:table-cell>
          <table:table-cell office:value-type="float" office:value="2.091659" calcext:value-type="float">
            <text:p>2.09166</text:p>
          </table:table-cell>
          <table:table-cell table:formula="of:=[.J507]/[.E507]" office:value-type="float" office:value="0.000000136314142447519" calcext:value-type="float">
            <text:p>1.36314142447519E-07</text:p>
          </table:table-cell>
          <table:table-cell table:formula="of:=[.J507]/[.F507]" office:value-type="float" office:value="0.000000144337175269493" calcext:value-type="float">
            <text:p>1.4433717526949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eela.out</text:p>
          </table:table-cell>
          <table:table-cell office:value-type="float" office:value="15344402" calcext:value-type="float">
            <text:p>15344402</text:p>
          </table:table-cell>
          <table:table-cell office:value-type="float" office:value="14362442" calcext:value-type="float">
            <text:p>14362442</text:p>
          </table:table-cell>
          <table:table-cell office:value-type="float" office:value="0.936005" calcext:value-type="float">
            <text:p>0.93601</text:p>
          </table:table-cell>
          <table:table-cell office:value-type="float" office:value="981960" calcext:value-type="float">
            <text:p>981960</text:p>
          </table:table-cell>
          <table:table-cell office:value-type="float" office:value="0.063995" calcext:value-type="float">
            <text:p>0.06400</text:p>
          </table:table-cell>
          <table:table-cell office:value-type="float" office:value="2.094981" calcext:value-type="float">
            <text:p>2.09498</text:p>
          </table:table-cell>
          <table:table-cell table:formula="of:=[.J508]/[.E508]" office:value-type="float" office:value="0.000000136530638339637" calcext:value-type="float">
            <text:p>1.36530638339637E-07</text:p>
          </table:table-cell>
          <table:table-cell table:formula="of:=[.J508]/[.F508]" office:value-type="float" office:value="0.000000145865236566317" calcext:value-type="float">
            <text:p>1.45865236566317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eela.out</text:p>
          </table:table-cell>
          <table:table-cell office:value-type="float" office:value="15344402" calcext:value-type="float">
            <text:p>15344402</text:p>
          </table:table-cell>
          <table:table-cell office:value-type="float" office:value="13563777" calcext:value-type="float">
            <text:p>13563777</text:p>
          </table:table-cell>
          <table:table-cell office:value-type="float" office:value="0.883956" calcext:value-type="float">
            <text:p>0.88396</text:p>
          </table:table-cell>
          <table:table-cell office:value-type="float" office:value="1780625" calcext:value-type="float">
            <text:p>1780625</text:p>
          </table:table-cell>
          <table:table-cell office:value-type="float" office:value="0.116044" calcext:value-type="float">
            <text:p>0.11604</text:p>
          </table:table-cell>
          <table:table-cell office:value-type="float" office:value="1.755139" calcext:value-type="float">
            <text:p>1.75514</text:p>
          </table:table-cell>
          <table:table-cell table:formula="of:=[.J509]/[.E509]" office:value-type="float" office:value="0.000000114383017337528" calcext:value-type="float">
            <text:p>1.14383017337528E-07</text:p>
          </table:table-cell>
          <table:table-cell table:formula="of:=[.J509]/[.F509]" office:value-type="float" office:value="0.000000129398986727664" calcext:value-type="float">
            <text:p>1.29398986727664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eela.out</text:p>
          </table:table-cell>
          <table:table-cell office:value-type="float" office:value="15344402" calcext:value-type="float">
            <text:p>15344402</text:p>
          </table:table-cell>
          <table:table-cell office:value-type="float" office:value="13562679" calcext:value-type="float">
            <text:p>13562679</text:p>
          </table:table-cell>
          <table:table-cell office:value-type="float" office:value="0.883884" calcext:value-type="float">
            <text:p>0.88388</text:p>
          </table:table-cell>
          <table:table-cell office:value-type="float" office:value="1781723" calcext:value-type="float">
            <text:p>1781723</text:p>
          </table:table-cell>
          <table:table-cell office:value-type="float" office:value="0.116116" calcext:value-type="float">
            <text:p>0.11612</text:p>
          </table:table-cell>
          <table:table-cell office:value-type="float" office:value="1.759035" calcext:value-type="float">
            <text:p>1.75904</text:p>
          </table:table-cell>
          <table:table-cell table:formula="of:=[.J510]/[.E510]" office:value-type="float" office:value="0.000000114636921008717" calcext:value-type="float">
            <text:p>1.14636921008717E-07</text:p>
          </table:table-cell>
          <table:table-cell table:formula="of:=[.J510]/[.F510]" office:value-type="float" office:value="0.000000129696721422073" calcext:value-type="float">
            <text:p>1.2969672142207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eela.out</text:p>
          </table:table-cell>
          <table:table-cell office:value-type="float" office:value="15344402" calcext:value-type="float">
            <text:p>15344402</text:p>
          </table:table-cell>
          <table:table-cell office:value-type="float" office:value="13562167" calcext:value-type="float">
            <text:p>13562167</text:p>
          </table:table-cell>
          <table:table-cell office:value-type="float" office:value="0.883851" calcext:value-type="float">
            <text:p>0.88385</text:p>
          </table:table-cell>
          <table:table-cell office:value-type="float" office:value="1782235" calcext:value-type="float">
            <text:p>1782235</text:p>
          </table:table-cell>
          <table:table-cell office:value-type="float" office:value="0.116149" calcext:value-type="float">
            <text:p>0.11615</text:p>
          </table:table-cell>
          <table:table-cell office:value-type="float" office:value="1.760167" calcext:value-type="float">
            <text:p>1.76017</text:p>
          </table:table-cell>
          <table:table-cell table:formula="of:=[.J511]/[.E511]" office:value-type="float" office:value="0.000000114710693841311" calcext:value-type="float">
            <text:p>1.14710693841311E-07</text:p>
          </table:table-cell>
          <table:table-cell table:formula="of:=[.J511]/[.F511]" office:value-type="float" office:value="0.000000129785085230111" calcext:value-type="float">
            <text:p>1.2978508523011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eela.out</text:p>
          </table:table-cell>
          <table:table-cell office:value-type="float" office:value="15344402" calcext:value-type="float">
            <text:p>15344402</text:p>
          </table:table-cell>
          <table:table-cell office:value-type="float" office:value="13557247" calcext:value-type="float">
            <text:p>13557247</text:p>
          </table:table-cell>
          <table:table-cell office:value-type="float" office:value="0.88353" calcext:value-type="float">
            <text:p>0.88353</text:p>
          </table:table-cell>
          <table:table-cell office:value-type="float" office:value="1787155" calcext:value-type="float">
            <text:p>1787155</text:p>
          </table:table-cell>
          <table:table-cell office:value-type="float" office:value="0.11647" calcext:value-type="float">
            <text:p>0.11647</text:p>
          </table:table-cell>
          <table:table-cell office:value-type="float" office:value="1.756772" calcext:value-type="float">
            <text:p>1.75677</text:p>
          </table:table-cell>
          <table:table-cell table:formula="of:=[.J512]/[.E512]" office:value-type="float" office:value="0.000000114489440513876" calcext:value-type="float">
            <text:p>1.14489440513876E-07</text:p>
          </table:table-cell>
          <table:table-cell table:formula="of:=[.J512]/[.F512]" office:value-type="float" office:value="0.000000129581765383488" calcext:value-type="float">
            <text:p>1.29581765383488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eela.out</text:p>
          </table:table-cell>
          <table:table-cell office:value-type="float" office:value="15344502" calcext:value-type="float">
            <text:p>15344502</text:p>
          </table:table-cell>
          <table:table-cell office:value-type="float" office:value="14646571" calcext:value-type="float">
            <text:p>14646571</text:p>
          </table:table-cell>
          <table:table-cell office:value-type="float" office:value="0.954516" calcext:value-type="float">
            <text:p>0.95452</text:p>
          </table:table-cell>
          <table:table-cell office:value-type="float" office:value="697931" calcext:value-type="float">
            <text:p>697931</text:p>
          </table:table-cell>
          <table:table-cell office:value-type="float" office:value="0.045484" calcext:value-type="float">
            <text:p>0.04548</text:p>
          </table:table-cell>
          <table:table-cell office:value-type="float" office:value="2.091414" calcext:value-type="float">
            <text:p>2.09141</text:p>
          </table:table-cell>
          <table:table-cell table:formula="of:=[.J513]/[.E513]" office:value-type="float" office:value="0.0000001362972874584" calcext:value-type="float">
            <text:p>1.362972874584E-07</text:p>
          </table:table-cell>
          <table:table-cell table:formula="of:=[.J513]/[.F513]" office:value-type="float" office:value="0.000000142792056925816" calcext:value-type="float">
            <text:p>1.42792056925816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eela.out</text:p>
          </table:table-cell>
          <table:table-cell office:value-type="float" office:value="15344502" calcext:value-type="float">
            <text:p>15344502</text:p>
          </table:table-cell>
          <table:table-cell office:value-type="float" office:value="14559987" calcext:value-type="float">
            <text:p>14559987</text:p>
          </table:table-cell>
          <table:table-cell office:value-type="float" office:value="0.948873" calcext:value-type="float">
            <text:p>0.94887</text:p>
          </table:table-cell>
          <table:table-cell office:value-type="float" office:value="784515" calcext:value-type="float">
            <text:p>784515</text:p>
          </table:table-cell>
          <table:table-cell office:value-type="float" office:value="0.051127" calcext:value-type="float">
            <text:p>0.05113</text:p>
          </table:table-cell>
          <table:table-cell office:value-type="float" office:value="2.088861" calcext:value-type="float">
            <text:p>2.08886</text:p>
          </table:table-cell>
          <table:table-cell table:formula="of:=[.J514]/[.E514]" office:value-type="float" office:value="0.00000013613090864728" calcext:value-type="float">
            <text:p>1.3613090864728E-07</text:p>
          </table:table-cell>
          <table:table-cell table:formula="of:=[.J514]/[.F514]" office:value-type="float" office:value="0.000000143465856116492" calcext:value-type="float">
            <text:p>1.43465856116492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eela.out</text:p>
          </table:table-cell>
          <table:table-cell office:value-type="float" office:value="15344502" calcext:value-type="float">
            <text:p>15344502</text:p>
          </table:table-cell>
          <table:table-cell office:value-type="float" office:value="14491535" calcext:value-type="float">
            <text:p>14491535</text:p>
          </table:table-cell>
          <table:table-cell office:value-type="float" office:value="0.944412" calcext:value-type="float">
            <text:p>0.94441</text:p>
          </table:table-cell>
          <table:table-cell office:value-type="float" office:value="852967" calcext:value-type="float">
            <text:p>852967</text:p>
          </table:table-cell>
          <table:table-cell office:value-type="float" office:value="0.055588" calcext:value-type="float">
            <text:p>0.05559</text:p>
          </table:table-cell>
          <table:table-cell office:value-type="float" office:value="2.088253" calcext:value-type="float">
            <text:p>2.08825</text:p>
          </table:table-cell>
          <table:table-cell table:formula="of:=[.J515]/[.E515]" office:value-type="float" office:value="0.000000136091285334643" calcext:value-type="float">
            <text:p>1.36091285334643E-07</text:p>
          </table:table-cell>
          <table:table-cell table:formula="of:=[.J515]/[.F515]" office:value-type="float" office:value="0.000000144101573780831" calcext:value-type="float">
            <text:p>1.4410157378083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gshare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eela.out</text:p>
          </table:table-cell>
          <table:table-cell office:value-type="float" office:value="15344502" calcext:value-type="float">
            <text:p>15344502</text:p>
          </table:table-cell>
          <table:table-cell office:value-type="float" office:value="14362502" calcext:value-type="float">
            <text:p>14362502</text:p>
          </table:table-cell>
          <table:table-cell office:value-type="float" office:value="0.936003" calcext:value-type="float">
            <text:p>0.93600</text:p>
          </table:table-cell>
          <table:table-cell office:value-type="float" office:value="982000" calcext:value-type="float">
            <text:p>982000</text:p>
          </table:table-cell>
          <table:table-cell office:value-type="float" office:value="0.063997" calcext:value-type="float">
            <text:p>0.06400</text:p>
          </table:table-cell>
          <table:table-cell office:value-type="float" office:value="2.088152" calcext:value-type="float">
            <text:p>2.08815</text:p>
          </table:table-cell>
          <table:table-cell table:formula="of:=[.J516]/[.E516]" office:value-type="float" office:value="0.000000136084703172511" calcext:value-type="float">
            <text:p>1.36084703172511E-07</text:p>
          </table:table-cell>
          <table:table-cell table:formula="of:=[.J516]/[.F516]" office:value-type="float" office:value="0.000000145389152948421" calcext:value-type="float">
            <text:p>1.4538915294842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eela.out</text:p>
          </table:table-cell>
          <table:table-cell office:value-type="float" office:value="15344502" calcext:value-type="float">
            <text:p>15344502</text:p>
          </table:table-cell>
          <table:table-cell office:value-type="float" office:value="13563846" calcext:value-type="float">
            <text:p>13563846</text:p>
          </table:table-cell>
          <table:table-cell office:value-type="float" office:value="0.883955" calcext:value-type="float">
            <text:p>0.88396</text:p>
          </table:table-cell>
          <table:table-cell office:value-type="float" office:value="1780656" calcext:value-type="float">
            <text:p>1780656</text:p>
          </table:table-cell>
          <table:table-cell office:value-type="float" office:value="0.116045" calcext:value-type="float">
            <text:p>0.11605</text:p>
          </table:table-cell>
          <table:table-cell office:value-type="float" office:value="1.757415" calcext:value-type="float">
            <text:p>1.75742</text:p>
          </table:table-cell>
          <table:table-cell table:formula="of:=[.J517]/[.E517]" office:value-type="float" office:value="0.000000114530598646994" calcext:value-type="float">
            <text:p>1.14530598646994E-07</text:p>
          </table:table-cell>
          <table:table-cell table:formula="of:=[.J517]/[.F517]" office:value-type="float" office:value="0.000000129566127483311" calcext:value-type="float">
            <text:p>1.29566127483311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eela.out</text:p>
          </table:table-cell>
          <table:table-cell office:value-type="float" office:value="15344502" calcext:value-type="float">
            <text:p>15344502</text:p>
          </table:table-cell>
          <table:table-cell office:value-type="float" office:value="13562748" calcext:value-type="float">
            <text:p>13562748</text:p>
          </table:table-cell>
          <table:table-cell office:value-type="float" office:value="0.883883" calcext:value-type="float">
            <text:p>0.88388</text:p>
          </table:table-cell>
          <table:table-cell office:value-type="float" office:value="1781754" calcext:value-type="float">
            <text:p>1781754</text:p>
          </table:table-cell>
          <table:table-cell office:value-type="float" office:value="0.116117" calcext:value-type="float">
            <text:p>0.11612</text:p>
          </table:table-cell>
          <table:table-cell office:value-type="float" office:value="1.759978" calcext:value-type="float">
            <text:p>1.75998</text:p>
          </table:table-cell>
          <table:table-cell table:formula="of:=[.J518]/[.E518]" office:value-type="float" office:value="0.000000114697629157336" calcext:value-type="float">
            <text:p>1.14697629157336E-07</text:p>
          </table:table-cell>
          <table:table-cell table:formula="of:=[.J518]/[.F518]" office:value-type="float" office:value="0.000000129765590277133" calcext:value-type="float">
            <text:p>1.29765590277133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eela.out</text:p>
          </table:table-cell>
          <table:table-cell office:value-type="float" office:value="15344502" calcext:value-type="float">
            <text:p>15344502</text:p>
          </table:table-cell>
          <table:table-cell office:value-type="float" office:value="13562236" calcext:value-type="float">
            <text:p>13562236</text:p>
          </table:table-cell>
          <table:table-cell office:value-type="float" office:value="0.88385" calcext:value-type="float">
            <text:p>0.88385</text:p>
          </table:table-cell>
          <table:table-cell office:value-type="float" office:value="1782266" calcext:value-type="float">
            <text:p>1782266</text:p>
          </table:table-cell>
          <table:table-cell office:value-type="float" office:value="0.11615" calcext:value-type="float">
            <text:p>0.11615</text:p>
          </table:table-cell>
          <table:table-cell office:value-type="float" office:value="1.757174" calcext:value-type="float">
            <text:p>1.75717</text:p>
          </table:table-cell>
          <table:table-cell table:formula="of:=[.J519]/[.E519]" office:value-type="float" office:value="0.000000114514892695768" calcext:value-type="float">
            <text:p>1.14514892695768E-07</text:p>
          </table:table-cell>
          <table:table-cell table:formula="of:=[.J519]/[.F519]" office:value-type="float" office:value="0.000000129563738604755" calcext:value-type="float">
            <text:p>1.29563738604755E-07</text:p>
          </table:table-cell>
          <table:table-cell table:number-columns-repeated="16372"/>
        </table:table-row>
        <table:table-row table:style-name="ro2" table:visibility="filter">
          <table:table-cell office:value-type="string" calcext:value-type="string">
            <text:p>2-bit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eela.out</text:p>
          </table:table-cell>
          <table:table-cell office:value-type="float" office:value="15344502" calcext:value-type="float">
            <text:p>15344502</text:p>
          </table:table-cell>
          <table:table-cell office:value-type="float" office:value="13557316" calcext:value-type="float">
            <text:p>13557316</text:p>
          </table:table-cell>
          <table:table-cell office:value-type="float" office:value="0.883529" calcext:value-type="float">
            <text:p>0.88353</text:p>
          </table:table-cell>
          <table:table-cell office:value-type="float" office:value="1787186" calcext:value-type="float">
            <text:p>1787186</text:p>
          </table:table-cell>
          <table:table-cell office:value-type="float" office:value="0.116471" calcext:value-type="float">
            <text:p>0.11647</text:p>
          </table:table-cell>
          <table:table-cell office:value-type="float" office:value="1.764433" calcext:value-type="float">
            <text:p>1.76443</text:p>
          </table:table-cell>
          <table:table-cell table:formula="of:=[.J520]/[.E520]" office:value-type="float" office:value="0.000000114987961160291" calcext:value-type="float">
            <text:p>1.14987961160291E-07</text:p>
          </table:table-cell>
          <table:table-cell table:formula="of:=[.J520]/[.F520]" office:value-type="float" office:value="0.000000130146188227817" calcext:value-type="float">
            <text:p>1.30146188227817E-0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lways true</text:p>
          </table:table-cell>
          <table:table-cell table:number-columns-repeated="2"/>
          <table:table-cell office:value-type="string" calcext:value-type="string">
            <text:p><text:s/>leela.out</text:p>
          </table:table-cell>
          <table:table-cell office:value-type="float" office:value="15344502" calcext:value-type="float">
            <text:p>15344502</text:p>
          </table:table-cell>
          <table:table-cell office:value-type="float" office:value="9934322" calcext:value-type="float">
            <text:p>9934322</text:p>
          </table:table-cell>
          <table:table-cell office:value-type="float" office:value="0.647419" calcext:value-type="float">
            <text:p>0.64742</text:p>
          </table:table-cell>
          <table:table-cell office:value-type="float" office:value="5410180" calcext:value-type="float">
            <text:p>5410180</text:p>
          </table:table-cell>
          <table:table-cell office:value-type="float" office:value="0.352581" calcext:value-type="float">
            <text:p>0.35258</text:p>
          </table:table-cell>
          <table:table-cell office:value-type="float" office:value="1.237781" calcext:value-type="float">
            <text:p>1.23778</text:p>
          </table:table-cell>
          <table:table-cell table:formula="of:=[.J521]/[.E521]" office:value-type="float" office:value="0.0000000806660913465944" calcext:value-type="float">
            <text:p>8.06660913465944E-08</text:p>
          </table:table-cell>
          <table:table-cell table:formula="of:=[.J521]/[.F521]" office:value-type="float" office:value="0.000000124596424396149" calcext:value-type="float">
            <text:p>1.24596424396149E-07</text:p>
          </table:table-cell>
          <table:table-cell table:number-columns-repeated="16372"/>
        </table:table-row>
        <table:table-row table:style-name="ro2" table:number-rows-repeated="10480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ivot Table_Results - Full_1" table:style-name="ta1">
        <table:shapes>
          <draw:frame draw:z-index="1" draw:style-name="gr1" draw:text-style-name="P1" svg:width="24.365cm" svg:height="6.694cm" svg:x="19.926cm" svg:y="2.099cm">
            <draw:object draw:notify-on-update-of-ranges="PT@categories PT@label 0 PT@data 0 PT@label 1 PT@data 1 PT@label 2 PT@data 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number-columns-repeated="17" table:default-cell-style-name="Default"/>
        <table:table-row table:style-name="ro3">
          <table:table-cell table:style-name="Pivot_20_Table_20_Field" office:value-type="string" calcext:value-type="string">
            <text:p>BP <text:line-break/>Entries</text:p>
          </table:table-cell>
          <table:table-cell table:style-name="ce12" office:value-type="string" calcext:value-type="string">
            <text:p>- all -</text:p>
          </table:table-cell>
          <table:table-cell table:number-columns-repeated="15"/>
        </table:table-row>
        <table:table-row table:style-name="ro3">
          <table:table-cell table:style-name="Pivot_20_Table_20_Field" office:value-type="string" calcext:value-type="string">
            <text:p>Trace File</text:p>
          </table:table-cell>
          <table:table-cell table:style-name="ce12" office:value-type="string" calcext:value-type="string">
            <text:p>- all -</text:p>
          </table:table-cell>
          <table:table-cell table:number-columns-repeated="15"/>
        </table:table-row>
        <table:table-row table:style-name="ro3">
          <table:table-cell table:style-name="Pivot_20_Table_20_Field" office:value-type="string" calcext:value-type="string">
            <text:p>Profiles</text:p>
          </table:table-cell>
          <table:table-cell table:style-name="ce12" office:value-type="string" calcext:value-type="string">
            <text:p>- all -</text:p>
          </table:table-cell>
          <table:table-cell table:number-columns-repeated="15"/>
        </table:table-row>
        <table:table-row table:style-name="ro3">
          <table:table-cell table:number-columns-repeated="17"/>
        </table:table-row>
        <table:table-row table:style-name="ro3">
          <table:table-cell table:style-name="ce7"/>
          <table:table-cell table:style-name="ce13" office:value-type="string" calcext:value-type="string">
            <text:p>Data</text:p>
          </table:table-cell>
          <table:table-cell table:style-name="ce19"/>
          <table:table-cell table:style-name="ce27"/>
          <table:table-cell table:number-columns-repeated="13"/>
        </table:table-row>
        <table:table-row table:style-name="ro3">
          <table:table-cell table:style-name="ce8" office:value-type="string" calcext:value-type="string">
            <text:p>Predictor</text:p>
          </table:table-cell>
          <table:table-cell table:style-name="ce14" office:value-type="string" calcext:value-type="string">
            <text:p>Average - Correct %</text:p>
          </table:table-cell>
          <table:table-cell table:style-name="ce20" office:value-type="string" calcext:value-type="string">
            <text:p>Max - Correct %</text:p>
          </table:table-cell>
          <table:table-cell table:style-name="ce28" office:value-type="string" calcext:value-type="string">
            <text:p>Min - Correct %</text:p>
          </table:table-cell>
          <table:table-cell table:number-columns-repeated="13"/>
        </table:table-row>
        <table:table-row table:style-name="ro3">
          <table:table-cell table:style-name="ce9" office:value-type="string" calcext:value-type="string">
            <text:p>2-bit</text:p>
          </table:table-cell>
          <table:table-cell table:style-name="ce15" office:value-type="float" office:value="0.921843289062501" calcext:value-type="float">
            <text:p>0.92184</text:p>
          </table:table-cell>
          <table:table-cell table:style-name="ce21" office:value-type="float" office:value="0.998133" calcext:value-type="float">
            <text:p>0.99813</text:p>
          </table:table-cell>
          <table:table-cell table:style-name="ce29" office:value-type="float" office:value="0.819099" calcext:value-type="float">
            <text:p>0.81910</text:p>
          </table:table-cell>
          <table:table-cell table:number-columns-repeated="13"/>
        </table:table-row>
        <table:table-row table:style-name="ro3">
          <table:table-cell table:style-name="ce10" office:value-type="string" calcext:value-type="string">
            <text:p>always true</text:p>
          </table:table-cell>
          <table:table-cell table:style-name="ce16" office:value-type="float" office:value="0.633248125" calcext:value-type="float">
            <text:p>0.63325</text:p>
          </table:table-cell>
          <table:table-cell table:style-name="ce22" office:value-type="float" office:value="0.860676" calcext:value-type="float">
            <text:p>0.86068</text:p>
          </table:table-cell>
          <table:table-cell table:style-name="ce30" office:value-type="float" office:value="0.519324" calcext:value-type="float">
            <text:p>0.51932</text:p>
          </table:table-cell>
          <table:table-cell table:number-columns-repeated="13"/>
        </table:table-row>
        <table:table-row table:style-name="ro3">
          <table:table-cell table:style-name="ce10" office:value-type="string" calcext:value-type="string">
            <text:p>gshare</text:p>
          </table:table-cell>
          <table:table-cell table:style-name="ce17" office:value-type="float" office:value="0.906005953125" calcext:value-type="float">
            <text:p>0.90601</text:p>
          </table:table-cell>
          <table:table-cell table:style-name="ce23" office:value-type="float" office:value="0.982798" calcext:value-type="float">
            <text:p>0.98280</text:p>
          </table:table-cell>
          <table:table-cell table:style-name="ce31" office:value-type="float" office:value="0.760031" calcext:value-type="float">
            <text:p>0.76003</text:p>
          </table:table-cell>
          <table:table-cell table:number-columns-repeated="13"/>
        </table:table-row>
        <table:table-row table:style-name="ro3">
          <table:table-cell table:style-name="ce11" office:value-type="string" calcext:value-type="string">
            <text:p>Total Result</text:p>
          </table:table-cell>
          <table:table-cell table:style-name="ce18" office:value-type="float" office:value="0.909606521153847" calcext:value-type="float">
            <text:p>0.90961</text:p>
          </table:table-cell>
          <table:table-cell table:style-name="ce24" office:value-type="float" office:value="0.998133" calcext:value-type="float">
            <text:p>0.99813</text:p>
          </table:table-cell>
          <table:table-cell table:style-name="ce32" office:value-type="float" office:value="0.519324" calcext:value-type="float">
            <text:p>0.51932</text:p>
          </table:table-cell>
          <table:table-cell table:number-columns-repeated="13"/>
        </table:table-row>
        <table:table-row table:style-name="ro3" table:number-rows-repeated="7">
          <table:table-cell table:number-columns-repeated="17"/>
        </table:table-row>
        <table:table-row table:style-name="ro3">
          <table:table-cell table:style-name="ce9" office:value-type="string" calcext:value-type="string">
            <text:p>2-bit</text:p>
          </table:table-cell>
          <table:table-cell table:style-name="ce15" office:value-type="float" office:value="0.921843289062501" calcext:value-type="float">
            <text:p>0.92184</text:p>
          </table:table-cell>
          <table:table-cell table:style-name="ce21" office:value-type="float" office:value="0.998133" calcext:value-type="float">
            <text:p>0.99813</text:p>
          </table:table-cell>
          <table:table-cell table:style-name="ce29" office:value-type="float" office:value="0.819099" calcext:value-type="float">
            <text:p>0.81910</text:p>
          </table:table-cell>
          <table:table-cell table:formula="of:=([.C18]-[.B18])/10" office:value-type="float" office:value="0.00762897109374996" calcext:value-type="float">
            <text:p>0.00762897109374996</text:p>
          </table:table-cell>
          <table:table-cell table:formula="of:=([.B18]-[.D18])/10" office:value-type="float" office:value="0.01027442890625" calcext:value-type="float">
            <text:p>0.01027442890625</text:p>
          </table:table-cell>
          <table:table-cell table:number-columns-repeated="11"/>
        </table:table-row>
        <table:table-row table:style-name="ro3">
          <table:table-cell table:style-name="ce10" office:value-type="string" calcext:value-type="string">
            <text:p>always true</text:p>
          </table:table-cell>
          <table:table-cell table:style-name="ce16" office:value-type="float" office:value="0.633248125" calcext:value-type="float">
            <text:p>0.63325</text:p>
          </table:table-cell>
          <table:table-cell table:style-name="ce22" office:value-type="float" office:value="0.860676" calcext:value-type="float">
            <text:p>0.86068</text:p>
          </table:table-cell>
          <table:table-cell table:style-name="ce30" office:value-type="float" office:value="0.519324" calcext:value-type="float">
            <text:p>0.51932</text:p>
          </table:table-cell>
          <table:table-cell table:number-columns-repeated="5"/>
          <table:table-cell>
            <draw:frame draw:z-index="8" draw:style-name="gr1" draw:text-style-name="P1" svg:width="24.365cm" svg:height="6.694cm" svg:x="1.323cm" svg:y="0.132cm">
              <draw:object draw:notify-on-update-of-ranges="'Pivot Table_Results - Full_1'.A18:'Pivot Table_Results - Full_1'.A20 'Pivot Table_Results - Full_1'.B18:'Pivot Table_Results - Full_1'.B20 'Pivot Table_Results - Full_1'.E18:'Pivot Table_Results - Full_1'.E20 'Pivot Table_Results - Full_1'.F18:'Pivot Table_Results - Full_1'.F2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3">
          <table:table-cell table:style-name="ce10" office:value-type="string" calcext:value-type="string">
            <text:p>gshare</text:p>
          </table:table-cell>
          <table:table-cell table:style-name="ce17" office:value-type="float" office:value="0.906005953125" calcext:value-type="float">
            <text:p>0.90601</text:p>
          </table:table-cell>
          <table:table-cell table:style-name="ce23" office:value-type="float" office:value="0.982798" calcext:value-type="float">
            <text:p>0.98280</text:p>
          </table:table-cell>
          <table:table-cell table:style-name="ce31" office:value-type="float" office:value="0.760031" calcext:value-type="float">
            <text:p>0.76003</text:p>
          </table:table-cell>
          <table:table-cell table:formula="of:=([.C20]-[.B20])/10" office:value-type="float" office:value="0.00767920468749995" calcext:value-type="float">
            <text:p>0.00767920468749995</text:p>
          </table:table-cell>
          <table:table-cell table:formula="of:=([.B20]-[.D20])/10" office:value-type="float" office:value="0.0145974953125" calcext:value-type="float">
            <text:p>0.0145974953125</text:p>
          </table:table-cell>
          <table:table-cell table:number-columns-repeated="11"/>
        </table:table-row>
        <table:table-row table:style-name="ro3">
          <table:table-cell table:style-name="ce9" table:number-columns-spanned="1" table:number-rows-spanned="2"/>
          <table:table-cell/>
          <table:table-cell table:style-name="ce25"/>
          <table:table-cell table:number-columns-repeated="14"/>
        </table:table-row>
        <table:table-row table:style-name="ro3">
          <table:covered-table-cell table:style-name="ce10"/>
          <table:table-cell/>
          <table:table-cell table:style-name="ce26"/>
          <table:table-cell table:number-columns-repeated="14"/>
        </table:table-row>
        <table:table-row table:style-name="ro3" table:number-rows-repeated="9">
          <table:table-cell table:number-columns-repeated="17"/>
        </table:table-row>
        <table:table-row table:style-name="ro3">
          <table:table-cell/>
          <table:table-cell>
            <draw:frame draw:z-index="0" draw:style-name="gr1" draw:text-style-name="P1" svg:width="25.311cm" svg:height="14.237cm" svg:x="0.001cm" svg:y="0.001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5"/>
        </table:table-row>
        <table:table-row table:style-name="ro3" table:number-rows-repeated="4">
          <table:table-cell table:number-columns-repeated="17"/>
        </table:table-row>
        <table:table-row table:style-name="ro3">
          <table:table-cell table:number-columns-repeated="16"/>
          <table:table-cell>
            <draw:frame draw:z-index="3" draw:style-name="gr1" draw:text-style-name="P1" svg:width="24.365cm" svg:height="13.705cm" svg:x="1.846cm" svg:y="0.159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3" table:number-rows-repeated="38">
          <table:table-cell table:number-columns-repeated="17"/>
        </table:table-row>
        <table:table-row table:style-name="ro3">
          <table:table-cell table:number-columns-repeated="4"/>
          <table:table-cell>
            <draw:frame draw:z-index="6" draw:style-name="gr1" draw:text-style-name="P1" svg:width="24.365cm" svg:height="9.51cm" svg:x="0.002cm" svg:y="0.157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"/>
          <table:table-cell>
            <draw:frame draw:z-index="7" draw:style-name="gr1" draw:text-style-name="P1" svg:width="24.37cm" svg:height="9.51cm" svg:x="2.121cm" svg:y="0.106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"/>
        </table:table-row>
        <table:table-row table:style-name="ro3" table:number-rows-repeated="12">
          <table:table-cell table:number-columns-repeated="17"/>
        </table:table-row>
        <table:table-row table:style-name="ro3">
          <table:table-cell/>
          <table:table-cell>
            <draw:frame draw:z-index="5" draw:style-name="gr1" draw:text-style-name="P1" svg:width="24.365cm" svg:height="13.705cm" svg:x="2.147cm" svg:y="0.106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5"/>
        </table:table-row>
        <table:table-row table:style-name="ro3" table:number-rows-repeated="8">
          <table:table-cell table:number-columns-repeated="17"/>
        </table:table-row>
        <table:table-row table:style-name="ro3">
          <table:table-cell table:number-columns-repeated="13"/>
          <table:table-cell>
            <draw:frame draw:z-index="4" draw:style-name="gr1" draw:text-style-name="P1" svg:width="24.365cm" svg:height="13.705cm" svg:x="1.128cm" svg:y="0.107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3" table:number-rows-repeated="31">
          <table:table-cell table:number-columns-repeated="17"/>
        </table:table-row>
        <table:table-row table:style-name="ro3">
          <table:table-cell table:number-columns-repeated="11"/>
          <table:table-cell>
            <draw:frame draw:z-index="2" draw:style-name="gr1" draw:text-style-name="P1" svg:width="24.365cm" svg:height="13.705cm" svg:x="2.178cm" svg:y="0.319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</table:table>
      <table:table table:name="Pivot Table_output_1" table:style-name="ta1">
        <table:shapes>
          <draw:frame draw:z-index="0" draw:style-name="gr1" draw:text-style-name="P1" svg:width="15.999cm" svg:height="8.999cm" svg:x="16.292cm" svg:y="2.411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ce10"/>
        <table:table-column table:style-name="co11" table:default-cell-style-name="ce37"/>
        <table:table-column table:style-name="co11" table:default-cell-style-name="ce42"/>
        <table:table-row table:style-name="ro3">
          <table:table-cell table:style-name="ce33" office:value-type="string" calcext:value-type="string">
            <text:p>Predictor</text:p>
          </table:table-cell>
          <table:table-cell table:style-name="ce13" office:value-type="string" calcext:value-type="string">
            <text:p>Table Entries</text:p>
          </table:table-cell>
          <table:table-cell table:style-name="ce40" office:value-type="string" calcext:value-type="string">
            <text:p>Average - Runtime (s)</text:p>
          </table:table-cell>
        </table:table-row>
        <table:table-row table:style-name="ro3">
          <table:table-cell table:style-name="ce9" office:value-type="string" calcext:value-type="string">
            <text:p>2-bit</text:p>
          </table:table-cell>
          <table:table-cell table:style-name="ce36" office:value-type="float" office:value="512" calcext:value-type="float">
            <text:p>512</text:p>
          </table:table-cell>
          <table:table-cell table:style-name="ce41" office:value-type="float" office:value="1.731719625" calcext:value-type="float">
            <text:p>1.731719625</text:p>
          </table:table-cell>
        </table:table-row>
        <table:table-row table:style-name="ro3">
          <table:table-cell/>
          <table:table-cell office:value-type="float" office:value="1024" calcext:value-type="float">
            <text:p>1024</text:p>
          </table:table-cell>
          <table:table-cell office:value-type="float" office:value="1.72619596875" calcext:value-type="float">
            <text:p>1.72619596875</text:p>
          </table:table-cell>
        </table:table-row>
        <table:table-row table:style-name="ro3">
          <table:table-cell/>
          <table:table-cell office:value-type="float" office:value="2048" calcext:value-type="float">
            <text:p>2048</text:p>
          </table:table-cell>
          <table:table-cell office:value-type="float" office:value="1.72222353125" calcext:value-type="float">
            <text:p>1.72222353125</text:p>
          </table:table-cell>
        </table:table-row>
        <table:table-row table:style-name="ro3">
          <table:table-cell table:style-name="ce34"/>
          <table:table-cell table:style-name="ce38" office:value-type="float" office:value="4096" calcext:value-type="float">
            <text:p>4096</text:p>
          </table:table-cell>
          <table:table-cell table:style-name="ce26" office:value-type="float" office:value="1.72046075" calcext:value-type="float">
            <text:p>1.72046075</text:p>
          </table:table-cell>
        </table:table-row>
        <table:table-row table:style-name="ro3">
          <table:table-cell table:style-name="ce35" office:value-type="string" calcext:value-type="string">
            <text:p>Total Result</text:p>
          </table:table-cell>
          <table:table-cell table:style-name="ce39"/>
          <table:table-cell table:style-name="ce43" office:value-type="float" office:value="1.72514996875" calcext:value-type="float">
            <text:p>1.72514996875</text:p>
          </table:table-cell>
        </table:table-row>
      </table:table>
      <table:table table:name="Sheet4" table:style-name="ta1">
        <table:table-column table:style-name="co11" table:number-columns-repeated="7" table:default-cell-style-name="Default"/>
        <table:table-row table:style-name="ro3" table:number-rows-repeated="22">
          <table:table-cell table:number-columns-repeated="7"/>
        </table:table-row>
        <table:table-row table:style-name="ro3">
          <table:table-cell table:number-columns-repeated="6"/>
          <table:table-cell>
            <draw:frame draw:z-index="0" draw:style-name="gr1" draw:text-style-name="P1" svg:width="26.57cm" svg:height="13.202cm" svg:x="0cm" svg:y="0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named-expressions/>
      <table:database-ranges>
        <table:database-range table:name="__Anonymous_Sheet_DB__0" table:target-range-address="'Results - Full'.A1:'Results - Full'.L521" table:display-filter-buttons="true">
          <table:filter>
            <table:filter-and>
              <table:filter-condition table:value="" table:operator="=" table:field-number="1">
                <table:filter-set-item table:value=""/>
                <table:filter-set-item table:value="512"/>
              </table:filter-condition>
              <table:filter-condition table:value="" table:operator="=" table:field-number="2">
                <table:filter-set-item table:value=""/>
                <table:filter-set-item table:value="0"/>
              </table:filter-condition>
              <table:filter-condition table:value="always true" table:operator="=" table:field-number="0"/>
            </table:filter-and>
          </table:filter>
          <table:sort>
            <table:sort-by table:field-number="4" table:data-type="automatic"/>
          </table:sort>
        </table:database-range>
      </table:database-ranges>
      <table:data-pilot-tables>
        <table:data-pilot-table table:name="DataPilot1" table:application-data="" table:target-range-address="'Pivot Table_output_1'.A1:'Pivot Table_output_1'.C6" table:buttons="'Pivot Table_output_1'.A1 'Pivot Table_output_1'.B1" table:show-filter-button="false" table:drill-down-on-double-click="false">
          <table:source-cell-range table:cell-range-address="'Results - Full'.A1:'Results - Full'.J521"/>
          <table:data-pilot-field table:source-field-name="Predictor" table:orientation="row" table:used-hierarchy="0" table:function="auto">
            <table:data-pilot-level table:show-empty="false" calcext:repeat-item-labels="false">
              <table:data-pilot-members>
                <table:data-pilot-member table:name="2-bit" table:display="true" table:show-details="true"/>
                <table:data-pilot-member table:name="always true" table:display="false" table:show-details="true"/>
                <table:data-pilot-member table:name="gshar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able Entries" table:orientation="row" table:used-hierarchy="0" table:function="auto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time (s)" table:orientation="data" table:used-hierarchy="0" table:function="average">
            <table:data-pilot-level table:show-empty="false" calcext:repeat-item-labels="false">
              <table:data-pilot-members>
                <table:data-pilot-member table:name="1.109729" table:display="true" table:show-details="true"/>
                <table:data-pilot-member table:name="1.191569" table:display="true" table:show-details="true"/>
                <table:data-pilot-member table:name="1.209979" table:display="true" table:show-details="true"/>
                <table:data-pilot-member table:name="1.218668" table:display="true" table:show-details="true"/>
                <table:data-pilot-member table:name="1.237781" table:display="true" table:show-details="true"/>
                <table:data-pilot-member table:name="1.250662" table:display="true" table:show-details="true"/>
                <table:data-pilot-member table:name="1.274366" table:display="true" table:show-details="true"/>
                <table:data-pilot-member table:name="1.286336" table:display="true" table:show-details="true"/>
                <table:data-pilot-member table:name="1.559489" table:display="true" table:show-details="true"/>
                <table:data-pilot-member table:name="1.559613" table:display="true" table:show-details="true"/>
                <table:data-pilot-member table:name="1.560168" table:display="true" table:show-details="true"/>
                <table:data-pilot-member table:name="1.561289" table:display="true" table:show-details="true"/>
                <table:data-pilot-member table:name="1.561558" table:display="true" table:show-details="true"/>
                <table:data-pilot-member table:name="1.561958" table:display="true" table:show-details="true"/>
                <table:data-pilot-member table:name="1.563457" table:display="true" table:show-details="true"/>
                <table:data-pilot-member table:name="1.563718" table:display="true" table:show-details="true"/>
                <table:data-pilot-member table:name="1.563801" table:display="true" table:show-details="true"/>
                <table:data-pilot-member table:name="1.564393" table:display="true" table:show-details="true"/>
                <table:data-pilot-member table:name="1.564915" table:display="true" table:show-details="true"/>
                <table:data-pilot-member table:name="1.564938" table:display="true" table:show-details="true"/>
                <table:data-pilot-member table:name="1.565209" table:display="true" table:show-details="true"/>
                <table:data-pilot-member table:name="1.565266" table:display="true" table:show-details="true"/>
                <table:data-pilot-member table:name="1.565447" table:display="true" table:show-details="true"/>
                <table:data-pilot-member table:name="1.56558" table:display="true" table:show-details="true"/>
                <table:data-pilot-member table:name="1.566514" table:display="true" table:show-details="true"/>
                <table:data-pilot-member table:name="1.566585" table:display="true" table:show-details="true"/>
                <table:data-pilot-member table:name="1.567024" table:display="true" table:show-details="true"/>
                <table:data-pilot-member table:name="1.567104" table:display="true" table:show-details="true"/>
                <table:data-pilot-member table:name="1.568473" table:display="true" table:show-details="true"/>
                <table:data-pilot-member table:name="1.56882" table:display="true" table:show-details="true"/>
                <table:data-pilot-member table:name="1.569109" table:display="true" table:show-details="true"/>
                <table:data-pilot-member table:name="1.569701" table:display="true" table:show-details="true"/>
                <table:data-pilot-member table:name="1.569794" table:display="true" table:show-details="true"/>
                <table:data-pilot-member table:name="1.570291" table:display="true" table:show-details="true"/>
                <table:data-pilot-member table:name="1.570724" table:display="true" table:show-details="true"/>
                <table:data-pilot-member table:name="1.571287" table:display="true" table:show-details="true"/>
                <table:data-pilot-member table:name="1.571492" table:display="true" table:show-details="true"/>
                <table:data-pilot-member table:name="1.572324" table:display="true" table:show-details="true"/>
                <table:data-pilot-member table:name="1.572572" table:display="true" table:show-details="true"/>
                <table:data-pilot-member table:name="1.575064" table:display="true" table:show-details="true"/>
                <table:data-pilot-member table:name="1.700334" table:display="true" table:show-details="true"/>
                <table:data-pilot-member table:name="1.700369" table:display="true" table:show-details="true"/>
                <table:data-pilot-member table:name="1.701132" table:display="true" table:show-details="true"/>
                <table:data-pilot-member table:name="1.701769" table:display="true" table:show-details="true"/>
                <table:data-pilot-member table:name="1.702775" table:display="true" table:show-details="true"/>
                <table:data-pilot-member table:name="1.703248" table:display="true" table:show-details="true"/>
                <table:data-pilot-member table:name="1.703836" table:display="true" table:show-details="true"/>
                <table:data-pilot-member table:name="1.703987" table:display="true" table:show-details="true"/>
                <table:data-pilot-member table:name="1.704842" table:display="true" table:show-details="true"/>
                <table:data-pilot-member table:name="1.705199" table:display="true" table:show-details="true"/>
                <table:data-pilot-member table:name="1.70535" table:display="true" table:show-details="true"/>
                <table:data-pilot-member table:name="1.705649" table:display="true" table:show-details="true"/>
                <table:data-pilot-member table:name="1.705885" table:display="true" table:show-details="true"/>
                <table:data-pilot-member table:name="1.705912" table:display="true" table:show-details="true"/>
                <table:data-pilot-member table:name="1.706025" table:display="true" table:show-details="true"/>
                <table:data-pilot-member table:name="1.706519" table:display="true" table:show-details="true"/>
                <table:data-pilot-member table:name="1.70751" table:display="true" table:show-details="true"/>
                <table:data-pilot-member table:name="1.707593" table:display="true" table:show-details="true"/>
                <table:data-pilot-member table:name="1.70767" table:display="true" table:show-details="true"/>
                <table:data-pilot-member table:name="1.70775" table:display="true" table:show-details="true"/>
                <table:data-pilot-member table:name="1.708169" table:display="true" table:show-details="true"/>
                <table:data-pilot-member table:name="1.708512" table:display="true" table:show-details="true"/>
                <table:data-pilot-member table:name="1.708715" table:display="true" table:show-details="true"/>
                <table:data-pilot-member table:name="1.709053" table:display="true" table:show-details="true"/>
                <table:data-pilot-member table:name="1.709179" table:display="true" table:show-details="true"/>
                <table:data-pilot-member table:name="1.709189" table:display="true" table:show-details="true"/>
                <table:data-pilot-member table:name="1.709305" table:display="true" table:show-details="true"/>
                <table:data-pilot-member table:name="1.709656" table:display="true" table:show-details="true"/>
                <table:data-pilot-member table:name="1.7098" table:display="true" table:show-details="true"/>
                <table:data-pilot-member table:name="1.710067" table:display="true" table:show-details="true"/>
                <table:data-pilot-member table:name="1.710115" table:display="true" table:show-details="true"/>
                <table:data-pilot-member table:name="1.710202" table:display="true" table:show-details="true"/>
                <table:data-pilot-member table:name="1.71025" table:display="true" table:show-details="true"/>
                <table:data-pilot-member table:name="1.710795" table:display="true" table:show-details="true"/>
                <table:data-pilot-member table:name="1.711402" table:display="true" table:show-details="true"/>
                <table:data-pilot-member table:name="1.711733" table:display="true" table:show-details="true"/>
                <table:data-pilot-member table:name="1.711983" table:display="true" table:show-details="true"/>
                <table:data-pilot-member table:name="1.7125" table:display="true" table:show-details="true"/>
                <table:data-pilot-member table:name="1.713131" table:display="true" table:show-details="true"/>
                <table:data-pilot-member table:name="1.713443" table:display="true" table:show-details="true"/>
                <table:data-pilot-member table:name="1.713635" table:display="true" table:show-details="true"/>
                <table:data-pilot-member table:name="1.713645" table:display="true" table:show-details="true"/>
                <table:data-pilot-member table:name="1.713747" table:display="true" table:show-details="true"/>
                <table:data-pilot-member table:name="1.713789" table:display="true" table:show-details="true"/>
                <table:data-pilot-member table:name="1.713825" table:display="true" table:show-details="true"/>
                <table:data-pilot-member table:name="1.713951" table:display="true" table:show-details="true"/>
                <table:data-pilot-member table:name="1.714152" table:display="true" table:show-details="true"/>
                <table:data-pilot-member table:name="1.714285" table:display="true" table:show-details="true"/>
                <table:data-pilot-member table:name="1.714524" table:display="true" table:show-details="true"/>
                <table:data-pilot-member table:name="1.714914" table:display="true" table:show-details="true"/>
                <table:data-pilot-member table:name="1.715001" table:display="true" table:show-details="true"/>
                <table:data-pilot-member table:name="1.71515" table:display="true" table:show-details="true"/>
                <table:data-pilot-member table:name="1.715819" table:display="true" table:show-details="true"/>
                <table:data-pilot-member table:name="1.71621" table:display="true" table:show-details="true"/>
                <table:data-pilot-member table:name="1.716314" table:display="true" table:show-details="true"/>
                <table:data-pilot-member table:name="1.716524" table:display="true" table:show-details="true"/>
                <table:data-pilot-member table:name="1.716749" table:display="true" table:show-details="true"/>
                <table:data-pilot-member table:name="1.716825" table:display="true" table:show-details="true"/>
                <table:data-pilot-member table:name="1.716877" table:display="true" table:show-details="true"/>
                <table:data-pilot-member table:name="1.716898" table:display="true" table:show-details="true"/>
                <table:data-pilot-member table:name="1.717547" table:display="true" table:show-details="true"/>
                <table:data-pilot-member table:name="1.717567" table:display="true" table:show-details="true"/>
                <table:data-pilot-member table:name="1.717634" table:display="true" table:show-details="true"/>
                <table:data-pilot-member table:name="1.717738" table:display="true" table:show-details="true"/>
                <table:data-pilot-member table:name="1.717897" table:display="true" table:show-details="true"/>
                <table:data-pilot-member table:name="1.718067" table:display="true" table:show-details="true"/>
                <table:data-pilot-member table:name="1.718075" table:display="true" table:show-details="true"/>
                <table:data-pilot-member table:name="1.718158" table:display="true" table:show-details="true"/>
                <table:data-pilot-member table:name="1.718963" table:display="true" table:show-details="true"/>
                <table:data-pilot-member table:name="1.719224" table:display="true" table:show-details="true"/>
                <table:data-pilot-member table:name="1.71929" table:display="true" table:show-details="true"/>
                <table:data-pilot-member table:name="1.719423" table:display="true" table:show-details="true"/>
                <table:data-pilot-member table:name="1.719731" table:display="true" table:show-details="true"/>
                <table:data-pilot-member table:name="1.72008" table:display="true" table:show-details="true"/>
                <table:data-pilot-member table:name="1.720221" table:display="true" table:show-details="true"/>
                <table:data-pilot-member table:name="1.720226" table:display="true" table:show-details="true"/>
                <table:data-pilot-member table:name="1.720333" table:display="true" table:show-details="true"/>
                <table:data-pilot-member table:name="1.720716" table:display="true" table:show-details="true"/>
                <table:data-pilot-member table:name="1.720929" table:display="true" table:show-details="true"/>
                <table:data-pilot-member table:name="1.721139" table:display="true" table:show-details="true"/>
                <table:data-pilot-member table:name="1.721244" table:display="true" table:show-details="true"/>
                <table:data-pilot-member table:name="1.721389" table:display="true" table:show-details="true"/>
                <table:data-pilot-member table:name="1.722322" table:display="true" table:show-details="true"/>
                <table:data-pilot-member table:name="1.723329" table:display="true" table:show-details="true"/>
                <table:data-pilot-member table:name="1.723475" table:display="true" table:show-details="true"/>
                <table:data-pilot-member table:name="1.723496" table:display="true" table:show-details="true"/>
                <table:data-pilot-member table:name="1.724005" table:display="true" table:show-details="true"/>
                <table:data-pilot-member table:name="1.724051" table:display="true" table:show-details="true"/>
                <table:data-pilot-member table:name="1.724306" table:display="true" table:show-details="true"/>
                <table:data-pilot-member table:name="1.724427" table:display="true" table:show-details="true"/>
                <table:data-pilot-member table:name="1.724452" table:display="true" table:show-details="true"/>
                <table:data-pilot-member table:name="1.724517" table:display="true" table:show-details="true"/>
                <table:data-pilot-member table:name="1.724928" table:display="true" table:show-details="true"/>
                <table:data-pilot-member table:name="1.724975" table:display="true" table:show-details="true"/>
                <table:data-pilot-member table:name="1.725061" table:display="true" table:show-details="true"/>
                <table:data-pilot-member table:name="1.725269" table:display="true" table:show-details="true"/>
                <table:data-pilot-member table:name="1.725299" table:display="true" table:show-details="true"/>
                <table:data-pilot-member table:name="1.725326" table:display="true" table:show-details="true"/>
                <table:data-pilot-member table:name="1.725412" table:display="true" table:show-details="true"/>
                <table:data-pilot-member table:name="1.725576" table:display="true" table:show-details="true"/>
                <table:data-pilot-member table:name="1.727059" table:display="true" table:show-details="true"/>
                <table:data-pilot-member table:name="1.729334" table:display="true" table:show-details="true"/>
                <table:data-pilot-member table:name="1.730886" table:display="true" table:show-details="true"/>
                <table:data-pilot-member table:name="1.731111" table:display="true" table:show-details="true"/>
                <table:data-pilot-member table:name="1.731128" table:display="true" table:show-details="true"/>
                <table:data-pilot-member table:name="1.731131" table:display="true" table:show-details="true"/>
                <table:data-pilot-member table:name="1.731991" table:display="true" table:show-details="true"/>
                <table:data-pilot-member table:name="1.733116" table:display="true" table:show-details="true"/>
                <table:data-pilot-member table:name="1.736671" table:display="true" table:show-details="true"/>
                <table:data-pilot-member table:name="1.739592" table:display="true" table:show-details="true"/>
                <table:data-pilot-member table:name="1.739615" table:display="true" table:show-details="true"/>
                <table:data-pilot-member table:name="1.740512" table:display="true" table:show-details="true"/>
                <table:data-pilot-member table:name="1.750519" table:display="true" table:show-details="true"/>
                <table:data-pilot-member table:name="1.750723" table:display="true" table:show-details="true"/>
                <table:data-pilot-member table:name="1.751423" table:display="true" table:show-details="true"/>
                <table:data-pilot-member table:name="1.751756" table:display="true" table:show-details="true"/>
                <table:data-pilot-member table:name="1.751781" table:display="true" table:show-details="true"/>
                <table:data-pilot-member table:name="1.752832" table:display="true" table:show-details="true"/>
                <table:data-pilot-member table:name="1.75308" table:display="true" table:show-details="true"/>
                <table:data-pilot-member table:name="1.753948" table:display="true" table:show-details="true"/>
                <table:data-pilot-member table:name="1.755139" table:display="true" table:show-details="true"/>
                <table:data-pilot-member table:name="1.75538" table:display="true" table:show-details="true"/>
                <table:data-pilot-member table:name="1.756045" table:display="true" table:show-details="true"/>
                <table:data-pilot-member table:name="1.756772" table:display="true" table:show-details="true"/>
                <table:data-pilot-member table:name="1.757174" table:display="true" table:show-details="true"/>
                <table:data-pilot-member table:name="1.757184" table:display="true" table:show-details="true"/>
                <table:data-pilot-member table:name="1.7574" table:display="true" table:show-details="true"/>
                <table:data-pilot-member table:name="1.757415" table:display="true" table:show-details="true"/>
                <table:data-pilot-member table:name="1.757464" table:display="true" table:show-details="true"/>
                <table:data-pilot-member table:name="1.757573" table:display="true" table:show-details="true"/>
                <table:data-pilot-member table:name="1.757704" table:display="true" table:show-details="true"/>
                <table:data-pilot-member table:name="1.757798" table:display="true" table:show-details="true"/>
                <table:data-pilot-member table:name="1.758203" table:display="true" table:show-details="true"/>
                <table:data-pilot-member table:name="1.758246" table:display="true" table:show-details="true"/>
                <table:data-pilot-member table:name="1.758373" table:display="true" table:show-details="true"/>
                <table:data-pilot-member table:name="1.758569" table:display="true" table:show-details="true"/>
                <table:data-pilot-member table:name="1.758653" table:display="true" table:show-details="true"/>
                <table:data-pilot-member table:name="1.759004" table:display="true" table:show-details="true"/>
                <table:data-pilot-member table:name="1.759035" table:display="true" table:show-details="true"/>
                <table:data-pilot-member table:name="1.759644" table:display="true" table:show-details="true"/>
                <table:data-pilot-member table:name="1.759978" table:display="true" table:show-details="true"/>
                <table:data-pilot-member table:name="1.760154" table:display="true" table:show-details="true"/>
                <table:data-pilot-member table:name="1.760167" table:display="true" table:show-details="true"/>
                <table:data-pilot-member table:name="1.760304" table:display="true" table:show-details="true"/>
                <table:data-pilot-member table:name="1.760516" table:display="true" table:show-details="true"/>
                <table:data-pilot-member table:name="1.760999" table:display="true" table:show-details="true"/>
                <table:data-pilot-member table:name="1.762228" table:display="true" table:show-details="true"/>
                <table:data-pilot-member table:name="1.762987" table:display="true" table:show-details="true"/>
                <table:data-pilot-member table:name="1.763286" table:display="true" table:show-details="true"/>
                <table:data-pilot-member table:name="1.763453" table:display="true" table:show-details="true"/>
                <table:data-pilot-member table:name="1.763576" table:display="true" table:show-details="true"/>
                <table:data-pilot-member table:name="1.763821" table:display="true" table:show-details="true"/>
                <table:data-pilot-member table:name="1.763976" table:display="true" table:show-details="true"/>
                <table:data-pilot-member table:name="1.764009" table:display="true" table:show-details="true"/>
                <table:data-pilot-member table:name="1.764206" table:display="true" table:show-details="true"/>
                <table:data-pilot-member table:name="1.764433" table:display="true" table:show-details="true"/>
                <table:data-pilot-member table:name="1.764683" table:display="true" table:show-details="true"/>
                <table:data-pilot-member table:name="1.764741" table:display="true" table:show-details="true"/>
                <table:data-pilot-member table:name="1.765144" table:display="true" table:show-details="true"/>
                <table:data-pilot-member table:name="1.765538" table:display="true" table:show-details="true"/>
                <table:data-pilot-member table:name="1.766137" table:display="true" table:show-details="true"/>
                <table:data-pilot-member table:name="1.766473" table:display="true" table:show-details="true"/>
                <table:data-pilot-member table:name="1.767555" table:display="true" table:show-details="true"/>
                <table:data-pilot-member table:name="1.767566" table:display="true" table:show-details="true"/>
                <table:data-pilot-member table:name="1.768907" table:display="true" table:show-details="true"/>
                <table:data-pilot-member table:name="1.769501" table:display="true" table:show-details="true"/>
                <table:data-pilot-member table:name="1.77032" table:display="true" table:show-details="true"/>
                <table:data-pilot-member table:name="1.770856" table:display="true" table:show-details="true"/>
                <table:data-pilot-member table:name="1.771108" table:display="true" table:show-details="true"/>
                <table:data-pilot-member table:name="1.771117" table:display="true" table:show-details="true"/>
                <table:data-pilot-member table:name="1.771235" table:display="true" table:show-details="true"/>
                <table:data-pilot-member table:name="1.77183" table:display="true" table:show-details="true"/>
                <table:data-pilot-member table:name="1.773445" table:display="true" table:show-details="true"/>
                <table:data-pilot-member table:name="1.773851" table:display="true" table:show-details="true"/>
                <table:data-pilot-member table:name="1.773956" table:display="true" table:show-details="true"/>
                <table:data-pilot-member table:name="1.774016" table:display="true" table:show-details="true"/>
                <table:data-pilot-member table:name="1.774063" table:display="true" table:show-details="true"/>
                <table:data-pilot-member table:name="1.775048" table:display="true" table:show-details="true"/>
                <table:data-pilot-member table:name="1.775403" table:display="true" table:show-details="true"/>
                <table:data-pilot-member table:name="1.777266" table:display="true" table:show-details="true"/>
                <table:data-pilot-member table:name="1.778252" table:display="true" table:show-details="true"/>
                <table:data-pilot-member table:name="1.781302" table:display="true" table:show-details="true"/>
                <table:data-pilot-member table:name="1.781637" table:display="true" table:show-details="true"/>
                <table:data-pilot-member table:name="1.781727" table:display="true" table:show-details="true"/>
                <table:data-pilot-member table:name="1.781978" table:display="true" table:show-details="true"/>
                <table:data-pilot-member table:name="1.782343" table:display="true" table:show-details="true"/>
                <table:data-pilot-member table:name="1.782732" table:display="true" table:show-details="true"/>
                <table:data-pilot-member table:name="1.782957" table:display="true" table:show-details="true"/>
                <table:data-pilot-member table:name="1.784247" table:display="true" table:show-details="true"/>
                <table:data-pilot-member table:name="1.786924" table:display="true" table:show-details="true"/>
                <table:data-pilot-member table:name="1.786951" table:display="true" table:show-details="true"/>
                <table:data-pilot-member table:name="1.790851" table:display="true" table:show-details="true"/>
                <table:data-pilot-member table:name="1.802816" table:display="true" table:show-details="true"/>
                <table:data-pilot-member table:name="1.803721" table:display="true" table:show-details="true"/>
                <table:data-pilot-member table:name="1.80543" table:display="true" table:show-details="true"/>
                <table:data-pilot-member table:name="1.806912" table:display="true" table:show-details="true"/>
                <table:data-pilot-member table:name="1.807178" table:display="true" table:show-details="true"/>
                <table:data-pilot-member table:name="1.807319" table:display="true" table:show-details="true"/>
                <table:data-pilot-member table:name="1.807541" table:display="true" table:show-details="true"/>
                <table:data-pilot-member table:name="1.807932" table:display="true" table:show-details="true"/>
                <table:data-pilot-member table:name="1.808242" table:display="true" table:show-details="true"/>
                <table:data-pilot-member table:name="1.808911" table:display="true" table:show-details="true"/>
                <table:data-pilot-member table:name="1.808947" table:display="true" table:show-details="true"/>
                <table:data-pilot-member table:name="1.809301" table:display="true" table:show-details="true"/>
                <table:data-pilot-member table:name="1.809853" table:display="true" table:show-details="true"/>
                <table:data-pilot-member table:name="1.810139" table:display="true" table:show-details="true"/>
                <table:data-pilot-member table:name="1.810227" table:display="true" table:show-details="true"/>
                <table:data-pilot-member table:name="1.810453" table:display="true" table:show-details="true"/>
                <table:data-pilot-member table:name="1.811504" table:display="true" table:show-details="true"/>
                <table:data-pilot-member table:name="1.812675" table:display="true" table:show-details="true"/>
                <table:data-pilot-member table:name="1.813195" table:display="true" table:show-details="true"/>
                <table:data-pilot-member table:name="1.813745" table:display="true" table:show-details="true"/>
                <table:data-pilot-member table:name="1.814536" table:display="true" table:show-details="true"/>
                <table:data-pilot-member table:name="1.814855" table:display="true" table:show-details="true"/>
                <table:data-pilot-member table:name="1.814896" table:display="true" table:show-details="true"/>
                <table:data-pilot-member table:name="1.814986" table:display="true" table:show-details="true"/>
                <table:data-pilot-member table:name="1.816344" table:display="true" table:show-details="true"/>
                <table:data-pilot-member table:name="1.816733" table:display="true" table:show-details="true"/>
                <table:data-pilot-member table:name="1.816865" table:display="true" table:show-details="true"/>
                <table:data-pilot-member table:name="1.817209" table:display="true" table:show-details="true"/>
                <table:data-pilot-member table:name="1.818035" table:display="true" table:show-details="true"/>
                <table:data-pilot-member table:name="1.818535" table:display="true" table:show-details="true"/>
                <table:data-pilot-member table:name="1.819633" table:display="true" table:show-details="true"/>
                <table:data-pilot-member table:name="1.822107" table:display="true" table:show-details="true"/>
                <table:data-pilot-member table:name="1.889858" table:display="true" table:show-details="true"/>
                <table:data-pilot-member table:name="1.890642" table:display="true" table:show-details="true"/>
                <table:data-pilot-member table:name="1.89149" table:display="true" table:show-details="true"/>
                <table:data-pilot-member table:name="1.892199" table:display="true" table:show-details="true"/>
                <table:data-pilot-member table:name="1.892904" table:display="true" table:show-details="true"/>
                <table:data-pilot-member table:name="1.893217" table:display="true" table:show-details="true"/>
                <table:data-pilot-member table:name="1.893466" table:display="true" table:show-details="true"/>
                <table:data-pilot-member table:name="1.893507" table:display="true" table:show-details="true"/>
                <table:data-pilot-member table:name="1.893738" table:display="true" table:show-details="true"/>
                <table:data-pilot-member table:name="1.894287" table:display="true" table:show-details="true"/>
                <table:data-pilot-member table:name="1.894581" table:display="true" table:show-details="true"/>
                <table:data-pilot-member table:name="1.894672" table:display="true" table:show-details="true"/>
                <table:data-pilot-member table:name="1.894829" table:display="true" table:show-details="true"/>
                <table:data-pilot-member table:name="1.895298" table:display="true" table:show-details="true"/>
                <table:data-pilot-member table:name="1.895412" table:display="true" table:show-details="true"/>
                <table:data-pilot-member table:name="1.89618" table:display="true" table:show-details="true"/>
                <table:data-pilot-member table:name="1.897061" table:display="true" table:show-details="true"/>
                <table:data-pilot-member table:name="1.897165" table:display="true" table:show-details="true"/>
                <table:data-pilot-member table:name="1.898049" table:display="true" table:show-details="true"/>
                <table:data-pilot-member table:name="1.898242" table:display="true" table:show-details="true"/>
                <table:data-pilot-member table:name="1.898375" table:display="true" table:show-details="true"/>
                <table:data-pilot-member table:name="1.899399" table:display="true" table:show-details="true"/>
                <table:data-pilot-member table:name="1.900208" table:display="true" table:show-details="true"/>
                <table:data-pilot-member table:name="1.900552" table:display="true" table:show-details="true"/>
                <table:data-pilot-member table:name="1.900842" table:display="true" table:show-details="true"/>
                <table:data-pilot-member table:name="1.901072" table:display="true" table:show-details="true"/>
                <table:data-pilot-member table:name="1.901398" table:display="true" table:show-details="true"/>
                <table:data-pilot-member table:name="1.901706" table:display="true" table:show-details="true"/>
                <table:data-pilot-member table:name="1.902272" table:display="true" table:show-details="true"/>
                <table:data-pilot-member table:name="1.90278" table:display="true" table:show-details="true"/>
                <table:data-pilot-member table:name="1.929349" table:display="true" table:show-details="true"/>
                <table:data-pilot-member table:name="1.941998" table:display="true" table:show-details="true"/>
                <table:data-pilot-member table:name="2.050015" table:display="true" table:show-details="true"/>
                <table:data-pilot-member table:name="2.052178" table:display="true" table:show-details="true"/>
                <table:data-pilot-member table:name="2.0525" table:display="true" table:show-details="true"/>
                <table:data-pilot-member table:name="2.055343" table:display="true" table:show-details="true"/>
                <table:data-pilot-member table:name="2.055466" table:display="true" table:show-details="true"/>
                <table:data-pilot-member table:name="2.056939" table:display="true" table:show-details="true"/>
                <table:data-pilot-member table:name="2.059167" table:display="true" table:show-details="true"/>
                <table:data-pilot-member table:name="2.059536" table:display="true" table:show-details="true"/>
                <table:data-pilot-member table:name="2.059978" table:display="true" table:show-details="true"/>
                <table:data-pilot-member table:name="2.06087" table:display="true" table:show-details="true"/>
                <table:data-pilot-member table:name="2.061115" table:display="true" table:show-details="true"/>
                <table:data-pilot-member table:name="2.061349" table:display="true" table:show-details="true"/>
                <table:data-pilot-member table:name="2.06179" table:display="true" table:show-details="true"/>
                <table:data-pilot-member table:name="2.061976" table:display="true" table:show-details="true"/>
                <table:data-pilot-member table:name="2.062038" table:display="true" table:show-details="true"/>
                <table:data-pilot-member table:name="2.062309" table:display="true" table:show-details="true"/>
                <table:data-pilot-member table:name="2.062618" table:display="true" table:show-details="true"/>
                <table:data-pilot-member table:name="2.062644" table:display="true" table:show-details="true"/>
                <table:data-pilot-member table:name="2.062756" table:display="true" table:show-details="true"/>
                <table:data-pilot-member table:name="2.062977" table:display="true" table:show-details="true"/>
                <table:data-pilot-member table:name="2.063096" table:display="true" table:show-details="true"/>
                <table:data-pilot-member table:name="2.063111" table:display="true" table:show-details="true"/>
                <table:data-pilot-member table:name="2.063209" table:display="true" table:show-details="true"/>
                <table:data-pilot-member table:name="2.063218" table:display="true" table:show-details="true"/>
                <table:data-pilot-member table:name="2.063406" table:display="true" table:show-details="true"/>
                <table:data-pilot-member table:name="2.063507" table:display="true" table:show-details="true"/>
                <table:data-pilot-member table:name="2.063556" table:display="true" table:show-details="true"/>
                <table:data-pilot-member table:name="2.063796" table:display="true" table:show-details="true"/>
                <table:data-pilot-member table:name="2.064248" table:display="true" table:show-details="true"/>
                <table:data-pilot-member table:name="2.064359" table:display="true" table:show-details="true"/>
                <table:data-pilot-member table:name="2.064625" table:display="true" table:show-details="true"/>
                <table:data-pilot-member table:name="2.065166" table:display="true" table:show-details="true"/>
                <table:data-pilot-member table:name="2.065228" table:display="true" table:show-details="true"/>
                <table:data-pilot-member table:name="2.065301" table:display="true" table:show-details="true"/>
                <table:data-pilot-member table:name="2.065305" table:display="true" table:show-details="true"/>
                <table:data-pilot-member table:name="2.065429" table:display="true" table:show-details="true"/>
                <table:data-pilot-member table:name="2.065905" table:display="true" table:show-details="true"/>
                <table:data-pilot-member table:name="2.066389" table:display="true" table:show-details="true"/>
                <table:data-pilot-member table:name="2.066534" table:display="true" table:show-details="true"/>
                <table:data-pilot-member table:name="2.066613" table:display="true" table:show-details="true"/>
                <table:data-pilot-member table:name="2.066666" table:display="true" table:show-details="true"/>
                <table:data-pilot-member table:name="2.066735" table:display="true" table:show-details="true"/>
                <table:data-pilot-member table:name="2.067032" table:display="true" table:show-details="true"/>
                <table:data-pilot-member table:name="2.06715" table:display="true" table:show-details="true"/>
                <table:data-pilot-member table:name="2.067344" table:display="true" table:show-details="true"/>
                <table:data-pilot-member table:name="2.067373" table:display="true" table:show-details="true"/>
                <table:data-pilot-member table:name="2.067779" table:display="true" table:show-details="true"/>
                <table:data-pilot-member table:name="2.067855" table:display="true" table:show-details="true"/>
                <table:data-pilot-member table:name="2.068669" table:display="true" table:show-details="true"/>
                <table:data-pilot-member table:name="2.069295" table:display="true" table:show-details="true"/>
                <table:data-pilot-member table:name="2.0694" table:display="true" table:show-details="true"/>
                <table:data-pilot-member table:name="2.070661" table:display="true" table:show-details="true"/>
                <table:data-pilot-member table:name="2.070962" table:display="true" table:show-details="true"/>
                <table:data-pilot-member table:name="2.071069" table:display="true" table:show-details="true"/>
                <table:data-pilot-member table:name="2.071134" table:display="true" table:show-details="true"/>
                <table:data-pilot-member table:name="2.071174" table:display="true" table:show-details="true"/>
                <table:data-pilot-member table:name="2.071279" table:display="true" table:show-details="true"/>
                <table:data-pilot-member table:name="2.071657" table:display="true" table:show-details="true"/>
                <table:data-pilot-member table:name="2.071826" table:display="true" table:show-details="true"/>
                <table:data-pilot-member table:name="2.072009" table:display="true" table:show-details="true"/>
                <table:data-pilot-member table:name="2.072718" table:display="true" table:show-details="true"/>
                <table:data-pilot-member table:name="2.073009" table:display="true" table:show-details="true"/>
                <table:data-pilot-member table:name="2.073033" table:display="true" table:show-details="true"/>
                <table:data-pilot-member table:name="2.073953" table:display="true" table:show-details="true"/>
                <table:data-pilot-member table:name="2.074671" table:display="true" table:show-details="true"/>
                <table:data-pilot-member table:name="2.074763" table:display="true" table:show-details="true"/>
                <table:data-pilot-member table:name="2.074888" table:display="true" table:show-details="true"/>
                <table:data-pilot-member table:name="2.074915" table:display="true" table:show-details="true"/>
                <table:data-pilot-member table:name="2.075247" table:display="true" table:show-details="true"/>
                <table:data-pilot-member table:name="2.075479" table:display="true" table:show-details="true"/>
                <table:data-pilot-member table:name="2.076507" table:display="true" table:show-details="true"/>
                <table:data-pilot-member table:name="2.076646" table:display="true" table:show-details="true"/>
                <table:data-pilot-member table:name="2.077194" table:display="true" table:show-details="true"/>
                <table:data-pilot-member table:name="2.077448" table:display="true" table:show-details="true"/>
                <table:data-pilot-member table:name="2.077947" table:display="true" table:show-details="true"/>
                <table:data-pilot-member table:name="2.078407" table:display="true" table:show-details="true"/>
                <table:data-pilot-member table:name="2.078669" table:display="true" table:show-details="true"/>
                <table:data-pilot-member table:name="2.079084" table:display="true" table:show-details="true"/>
                <table:data-pilot-member table:name="2.080713" table:display="true" table:show-details="true"/>
                <table:data-pilot-member table:name="2.081106" table:display="true" table:show-details="true"/>
                <table:data-pilot-member table:name="2.081701" table:display="true" table:show-details="true"/>
                <table:data-pilot-member table:name="2.081944" table:display="true" table:show-details="true"/>
                <table:data-pilot-member table:name="2.083735" table:display="true" table:show-details="true"/>
                <table:data-pilot-member table:name="2.084289" table:display="true" table:show-details="true"/>
                <table:data-pilot-member table:name="2.084575" table:display="true" table:show-details="true"/>
                <table:data-pilot-member table:name="2.084706" table:display="true" table:show-details="true"/>
                <table:data-pilot-member table:name="2.085195" table:display="true" table:show-details="true"/>
                <table:data-pilot-member table:name="2.085367" table:display="true" table:show-details="true"/>
                <table:data-pilot-member table:name="2.085901" table:display="true" table:show-details="true"/>
                <table:data-pilot-member table:name="2.085979" table:display="true" table:show-details="true"/>
                <table:data-pilot-member table:name="2.086284" table:display="true" table:show-details="true"/>
                <table:data-pilot-member table:name="2.086411" table:display="true" table:show-details="true"/>
                <table:data-pilot-member table:name="2.086968" table:display="true" table:show-details="true"/>
                <table:data-pilot-member table:name="2.087117" table:display="true" table:show-details="true"/>
                <table:data-pilot-member table:name="2.08792" table:display="true" table:show-details="true"/>
                <table:data-pilot-member table:name="2.087987" table:display="true" table:show-details="true"/>
                <table:data-pilot-member table:name="2.08812" table:display="true" table:show-details="true"/>
                <table:data-pilot-member table:name="2.088152" table:display="true" table:show-details="true"/>
                <table:data-pilot-member table:name="2.088253" table:display="true" table:show-details="true"/>
                <table:data-pilot-member table:name="2.088376" table:display="true" table:show-details="true"/>
                <table:data-pilot-member table:name="2.088446" table:display="true" table:show-details="true"/>
                <table:data-pilot-member table:name="2.088642" table:display="true" table:show-details="true"/>
                <table:data-pilot-member table:name="2.088861" table:display="true" table:show-details="true"/>
                <table:data-pilot-member table:name="2.089292" table:display="true" table:show-details="true"/>
                <table:data-pilot-member table:name="2.08939" table:display="true" table:show-details="true"/>
                <table:data-pilot-member table:name="2.089486" table:display="true" table:show-details="true"/>
                <table:data-pilot-member table:name="2.089778" table:display="true" table:show-details="true"/>
                <table:data-pilot-member table:name="2.090115" table:display="true" table:show-details="true"/>
                <table:data-pilot-member table:name="2.090205" table:display="true" table:show-details="true"/>
                <table:data-pilot-member table:name="2.091019" table:display="true" table:show-details="true"/>
                <table:data-pilot-member table:name="2.091118" table:display="true" table:show-details="true"/>
                <table:data-pilot-member table:name="2.091414" table:display="true" table:show-details="true"/>
                <table:data-pilot-member table:name="2.091659" table:display="true" table:show-details="true"/>
                <table:data-pilot-member table:name="2.092357" table:display="true" table:show-details="true"/>
                <table:data-pilot-member table:name="2.092396" table:display="true" table:show-details="true"/>
                <table:data-pilot-member table:name="2.092584" table:display="true" table:show-details="true"/>
                <table:data-pilot-member table:name="2.092741" table:display="true" table:show-details="true"/>
                <table:data-pilot-member table:name="2.092989" table:display="true" table:show-details="true"/>
                <table:data-pilot-member table:name="2.093193" table:display="true" table:show-details="true"/>
                <table:data-pilot-member table:name="2.093502" table:display="true" table:show-details="true"/>
                <table:data-pilot-member table:name="2.094127" table:display="true" table:show-details="true"/>
                <table:data-pilot-member table:name="2.094227" table:display="true" table:show-details="true"/>
                <table:data-pilot-member table:name="2.094448" table:display="true" table:show-details="true"/>
                <table:data-pilot-member table:name="2.094981" table:display="true" table:show-details="true"/>
                <table:data-pilot-member table:name="2.095366" table:display="true" table:show-details="true"/>
                <table:data-pilot-member table:name="2.095934" table:display="true" table:show-details="true"/>
                <table:data-pilot-member table:name="2.095957" table:display="true" table:show-details="true"/>
                <table:data-pilot-member table:name="2.096382" table:display="true" table:show-details="true"/>
                <table:data-pilot-member table:name="2.096818" table:display="true" table:show-details="true"/>
                <table:data-pilot-member table:name="2.097401" table:display="true" table:show-details="true"/>
                <table:data-pilot-member table:name="2.098316" table:display="true" table:show-details="true"/>
                <table:data-pilot-member table:name="2.099428" table:display="true" table:show-details="true"/>
                <table:data-pilot-member table:name="2.09955" table:display="true" table:show-details="true"/>
                <table:data-pilot-member table:name="2.100015" table:display="true" table:show-details="true"/>
                <table:data-pilot-member table:name="2.100458" table:display="true" table:show-details="true"/>
                <table:data-pilot-member table:name="2.102033" table:display="true" table:show-details="true"/>
                <table:data-pilot-member table:name="2.103504" table:display="true" table:show-details="true"/>
                <table:data-pilot-member table:name="2.103926" table:display="true" table:show-details="true"/>
                <table:data-pilot-member table:name="2.104837" table:display="true" table:show-details="true"/>
                <table:data-pilot-member table:name="2.106832" table:display="true" table:show-details="true"/>
                <table:data-pilot-member table:name="2.112151" table:display="true" table:show-details="true"/>
                <table:data-pilot-member table:name="2.113293" table:display="true" table:show-details="true"/>
                <table:data-pilot-member table:name="2.113778" table:display="true" table:show-details="true"/>
                <table:data-pilot-member table:name="2.118873" table:display="true" table:show-details="true"/>
                <table:data-pilot-member table:name="2.120123" table:display="true" table:show-details="true"/>
                <table:data-pilot-member table:name="2.120229" table:display="true" table:show-details="true"/>
                <table:data-pilot-member table:name="2.12033" table:display="true" table:show-details="true"/>
                <table:data-pilot-member table:name="2.12058" table:display="true" table:show-details="true"/>
                <table:data-pilot-member table:name="2.124685" table:display="true" table:show-details="true"/>
                <table:data-pilot-member table:name="2.124972" table:display="true" table:show-details="true"/>
                <table:data-pilot-member table:name="2.125656" table:display="true" table:show-details="true"/>
                <table:data-pilot-member table:name="2.125888" table:display="true" table:show-details="true"/>
                <table:data-pilot-member table:name="2.126177" table:display="true" table:show-details="true"/>
                <table:data-pilot-member table:name="2.127575" table:display="true" table:show-details="true"/>
                <table:data-pilot-member table:name="2.12759" table:display="true" table:show-details="true"/>
                <table:data-pilot-member table:name="2.127779" table:display="true" table:show-details="true"/>
                <table:data-pilot-member table:name="2.127927" table:display="true" table:show-details="true"/>
                <table:data-pilot-member table:name="2.127944" table:display="true" table:show-details="true"/>
                <table:data-pilot-member table:name="2.128301" table:display="true" table:show-details="true"/>
                <table:data-pilot-member table:name="2.128386" table:display="true" table:show-details="true"/>
                <table:data-pilot-member table:name="2.128557" table:display="true" table:show-details="true"/>
                <table:data-pilot-member table:name="2.128644" table:display="true" table:show-details="true"/>
                <table:data-pilot-member table:name="2.128897" table:display="true" table:show-details="true"/>
                <table:data-pilot-member table:name="2.13085" table:display="true" table:show-details="true"/>
                <table:data-pilot-member table:name="2.132074" table:display="true" table:show-details="true"/>
                <table:data-pilot-member table:name="2.133153" table:display="true" table:show-details="true"/>
                <table:data-pilot-member table:name="2.133293" table:display="true" table:show-details="true"/>
                <table:data-pilot-member table:name="2.133303" table:display="true" table:show-details="true"/>
                <table:data-pilot-member table:name="2.134221" table:display="true" table:show-details="true"/>
                <table:data-pilot-member table:name="2.134313" table:display="true" table:show-details="true"/>
                <table:data-pilot-member table:name="2.134781" table:display="true" table:show-details="true"/>
                <table:data-pilot-member table:name="2.135135" table:display="true" table:show-details="true"/>
                <table:data-pilot-member table:name="2.136296" table:display="true" table:show-details="true"/>
                <table:data-pilot-member table:name="2.139095" table:display="true" table:show-details="true"/>
                <table:data-pilot-member table:name="2.140687" table:display="true" table:show-details="true"/>
                <table:data-pilot-member table:name="2.145948" table:display="true" table:show-details="true"/>
                <table:data-pilot-member table:name="2.146867" table:display="true" table:show-details="true"/>
                <table:data-pilot-member table:name="2.147639" table:display="true" table:show-details="true"/>
                <table:data-pilot-member table:name="2.148384" table:display="true" table:show-details="true"/>
                <table:data-pilot-member table:name="2.149145" table:display="true" table:show-details="true"/>
                <table:data-pilot-member table:name="2.149803" table:display="true" table:show-details="true"/>
                <table:data-pilot-member table:name="2.150086" table:display="true" table:show-details="true"/>
                <table:data-pilot-member table:name="2.150187" table:display="true" table:show-details="true"/>
                <table:data-pilot-member table:name="2.151354" table:display="true" table:show-details="true"/>
                <table:data-pilot-member table:name="2.151789" table:display="true" table:show-details="true"/>
                <table:data-pilot-member table:name="2.153968" table:display="true" table:show-details="true"/>
                <table:data-pilot-member table:name="2.15518" table:display="true" table:show-details="true"/>
                <table:data-pilot-member table:name="2.157351" table:display="true" table:show-details="true"/>
                <table:data-pilot-member table:name="2.158261" table:display="true" table:show-details="true"/>
                <table:data-pilot-member table:name="2.159408" table:display="true" table:show-details="true"/>
                <table:data-pilot-member table:name="2.164103" table:display="true" table:show-details="true"/>
                <table:data-pilot-member table:name="2.189907" table:display="true" table:show-details="true"/>
                <table:data-pilot-member table:name="2.191118" table:display="true" table:show-details="true"/>
                <table:data-pilot-member table:name="2.191737" table:display="true" table:show-details="true"/>
                <table:data-pilot-member table:name="2.193383" table:display="true" table:show-details="true"/>
                <table:data-pilot-member table:name="2.193997" table:display="true" table:show-details="true"/>
                <table:data-pilot-member table:name="2.194615" table:display="true" table:show-details="true"/>
                <table:data-pilot-member table:name="2.194936" table:display="true" table:show-details="true"/>
                <table:data-pilot-member table:name="2.195213" table:display="true" table:show-details="true"/>
                <table:data-pilot-member table:name="2.197168" table:display="true" table:show-details="true"/>
                <table:data-pilot-member table:name="2.198073" table:display="true" table:show-details="true"/>
                <table:data-pilot-member table:name="2.198901" table:display="true" table:show-details="true"/>
                <table:data-pilot-member table:name="2.199402" table:display="true" table:show-details="true"/>
                <table:data-pilot-member table:name="2.200728" table:display="true" table:show-details="true"/>
                <table:data-pilot-member table:name="2.201127" table:display="true" table:show-details="true"/>
                <table:data-pilot-member table:name="2.202239" table:display="true" table:show-details="true"/>
                <table:data-pilot-member table:name="2.202485" table:display="true" table:show-details="true"/>
                <table:data-pilot-member table:name="2.202925" table:display="true" table:show-details="true"/>
                <table:data-pilot-member table:name="2.202965" table:display="true" table:show-details="true"/>
                <table:data-pilot-member table:name="2.203046" table:display="true" table:show-details="true"/>
                <table:data-pilot-member table:name="2.203102" table:display="true" table:show-details="true"/>
                <table:data-pilot-member table:name="2.203558" table:display="true" table:show-details="true"/>
                <table:data-pilot-member table:name="2.203636" table:display="true" table:show-details="true"/>
                <table:data-pilot-member table:name="2.204332" table:display="true" table:show-details="true"/>
                <table:data-pilot-member table:name="2.204459" table:display="true" table:show-details="true"/>
                <table:data-pilot-member table:name="2.205123" table:display="true" table:show-details="true"/>
                <table:data-pilot-member table:name="2.205181" table:display="true" table:show-details="true"/>
                <table:data-pilot-member table:name="2.20756" table:display="true" table:show-details="true"/>
                <table:data-pilot-member table:name="2.207653" table:display="true" table:show-details="true"/>
                <table:data-pilot-member table:name="2.210271" table:display="true" table:show-details="true"/>
                <table:data-pilot-member table:name="2.211388" table:display="true" table:show-details="true"/>
                <table:data-pilot-member table:name="2.213547" table:display="true" table:show-details="true"/>
                <table:data-pilot-member table:name="2.213623" table:display="true" table:show-details="true"/>
                <table:data-pilot-member table:name="2.2239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Results - Full_1'.A1:'Pivot Table_Results - Full_1'.D10" table:buttons="'Pivot Table_Results - Full_1'.A1 'Pivot Table_Results - Full_1'.A2 'Pivot Table_Results - Full_1'.A3 'Pivot Table_Results - Full_1'.A6 'Pivot Table_Results - Full_1'.B5" table:show-filter-button="false" table:drill-down-on-double-click="false">
          <table:source-cell-range table:cell-range-address="'Results - Full'.A1:'Results - Full'.L521"/>
          <table:data-pilot-field table:source-field-name="BP &#10;Entries" table:orientation="page" table:used-hierarchy="0" table:function="auto" loext:ignore-selected-page="true" table:selected-page="512">
            <table:data-pilot-level table:show-empty="false" calcext:repeat-item-labels="false">
              <table:data-pilot-subtotals>
                <table:data-pilot-subtotal table:function="average"/>
              </table:data-pilot-subtotals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ce File" table:orientation="page" table:used-hierarchy="0" table:function="auto" loext:ignore-selected-page="true" table:selected-page=" bwaves.out">
            <table:data-pilot-level table:show-empty="false" calcext:repeat-item-labels="false">
              <table:data-pilot-subtotals>
                <table:data-pilot-subtotal table:function="average"/>
              </table:data-pilot-subtotals>
              <table:data-pilot-members>
                <table:data-pilot-member table:name=" bwaves.out" table:display="true" table:show-details="true"/>
                <table:data-pilot-member table:name=" cactusbssn.out" table:display="true" table:show-details="true"/>
                <table:data-pilot-member table:name=" exchange2.out" table:display="true" table:show-details="true"/>
                <table:data-pilot-member table:name=" gcc.out" table:display="true" table:show-details="true"/>
                <table:data-pilot-member table:name=" leela.out" table:display="true" table:show-details="true"/>
                <table:data-pilot-member table:name=" povray.out" table:display="true" table:show-details="true"/>
                <table:data-pilot-member table:name=" wrf.out" table:display="true" table:show-details="true"/>
                <table:data-pilot-member table:name=" xz.ou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files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0" table:display="true" table:show-details="true"/>
                <table:data-pilot-member table:name="500" table:display="true" table:show-details="true"/>
                <table:data-pilot-member table:name="1000" table:display="true" table:show-details="true"/>
                <table:data-pilot-member table:name="20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200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edictor" table:orientation="row" table:used-hierarchy="0" table:function="auto">
            <table:data-pilot-level table:show-empty="false" calcext:repeat-item-labels="false">
              <table:data-pilot-members>
                <table:data-pilot-member table:name="2-bit" table:display="true" table:show-details="true"/>
                <table:data-pilot-member table:name="always true" table:display="true" table:show-details="true"/>
                <table:data-pilot-member table:name="gsha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rect %" table:orientation="data" table:used-hierarchy="0" table:function="average">
            <table:data-pilot-level table:show-empty="false" calcext:repeat-item-labels="false">
              <table:data-pilot-members>
                <table:data-pilot-member table:name="0.51932" table:display="true" table:show-details="true"/>
                <table:data-pilot-member table:name="0.54903" table:display="true" table:show-details="true"/>
                <table:data-pilot-member table:name="0.57013" table:display="true" table:show-details="true"/>
                <table:data-pilot-member table:name="0.63066" table:display="true" table:show-details="true"/>
                <table:data-pilot-member table:name="0.63434" table:display="true" table:show-details="true"/>
                <table:data-pilot-member table:name="0.64742" table:display="true" table:show-details="true"/>
                <table:data-pilot-member table:name="0.65441" table:display="true" table:show-details="true"/>
                <table:data-pilot-member table:name="0.76003" table:display="true" table:show-details="true"/>
                <table:data-pilot-member table:name="0.76013" table:display="true" table:show-details="true"/>
                <table:data-pilot-member table:name="0.76014" table:display="true" table:show-details="true"/>
                <table:data-pilot-member table:name="0.76015" table:display="true" table:show-details="true"/>
                <table:data-pilot-member table:name="0.79408" table:display="true" table:show-details="true"/>
                <table:data-pilot-member table:name="0.79414" table:display="true" table:show-details="true"/>
                <table:data-pilot-member table:name="0.79415" table:display="true" table:show-details="true"/>
                <table:data-pilot-member table:name="0.79416" table:display="true" table:show-details="true"/>
                <table:data-pilot-member table:name="0.79417" table:display="true" table:show-details="true"/>
                <table:data-pilot-member table:name="0.80653" table:display="true" table:show-details="true"/>
                <table:data-pilot-member table:name="0.80659" table:display="true" table:show-details="true"/>
                <table:data-pilot-member table:name="0.80660" table:display="true" table:show-details="true"/>
                <table:data-pilot-member table:name="0.80661" table:display="true" table:show-details="true"/>
                <table:data-pilot-member table:name="0.80662" table:display="true" table:show-details="true"/>
                <table:data-pilot-member table:name="0.80924" table:display="true" table:show-details="true"/>
                <table:data-pilot-member table:name="0.80929" table:display="true" table:show-details="true"/>
                <table:data-pilot-member table:name="0.80930" table:display="true" table:show-details="true"/>
                <table:data-pilot-member table:name="0.80932" table:display="true" table:show-details="true"/>
                <table:data-pilot-member table:name="0.81910" table:display="true" table:show-details="true"/>
                <table:data-pilot-member table:name="0.81919" table:display="true" table:show-details="true"/>
                <table:data-pilot-member table:name="0.81920" table:display="true" table:show-details="true"/>
                <table:data-pilot-member table:name="0.82116" table:display="true" table:show-details="true"/>
                <table:data-pilot-member table:name="0.82121" table:display="true" table:show-details="true"/>
                <table:data-pilot-member table:name="0.82122" table:display="true" table:show-details="true"/>
                <table:data-pilot-member table:name="0.82124" table:display="true" table:show-details="true"/>
                <table:data-pilot-member table:name="0.83423" table:display="true" table:show-details="true"/>
                <table:data-pilot-member table:name="0.83426" table:display="true" table:show-details="true"/>
                <table:data-pilot-member table:name="0.83427" table:display="true" table:show-details="true"/>
                <table:data-pilot-member table:name="0.83428" table:display="true" table:show-details="true"/>
                <table:data-pilot-member table:name="0.83429" table:display="true" table:show-details="true"/>
                <table:data-pilot-member table:name="0.84402" table:display="true" table:show-details="true"/>
                <table:data-pilot-member table:name="0.84403" table:display="true" table:show-details="true"/>
                <table:data-pilot-member table:name="0.84406" table:display="true" table:show-details="true"/>
                <table:data-pilot-member table:name="0.84410" table:display="true" table:show-details="true"/>
                <table:data-pilot-member table:name="0.85526" table:display="true" table:show-details="true"/>
                <table:data-pilot-member table:name="0.85529" table:display="true" table:show-details="true"/>
                <table:data-pilot-member table:name="0.85532" table:display="true" table:show-details="true"/>
                <table:data-pilot-member table:name="0.86024" table:display="true" table:show-details="true"/>
                <table:data-pilot-member table:name="0.86027" table:display="true" table:show-details="true"/>
                <table:data-pilot-member table:name="0.86030" table:display="true" table:show-details="true"/>
                <table:data-pilot-member table:name="0.86032" table:display="true" table:show-details="true"/>
                <table:data-pilot-member table:name="0.86068" table:display="true" table:show-details="true"/>
                <table:data-pilot-member table:name="0.86360" table:display="true" table:show-details="true"/>
                <table:data-pilot-member table:name="0.86363" table:display="true" table:show-details="true"/>
                <table:data-pilot-member table:name="0.86365" table:display="true" table:show-details="true"/>
                <table:data-pilot-member table:name="0.87189" table:display="true" table:show-details="true"/>
                <table:data-pilot-member table:name="0.87192" table:display="true" table:show-details="true"/>
                <table:data-pilot-member table:name="0.87194" table:display="true" table:show-details="true"/>
                <table:data-pilot-member table:name="0.87196" table:display="true" table:show-details="true"/>
                <table:data-pilot-member table:name="0.87380" table:display="true" table:show-details="true"/>
                <table:data-pilot-member table:name="0.87383" table:display="true" table:show-details="true"/>
                <table:data-pilot-member table:name="0.87384" table:display="true" table:show-details="true"/>
                <table:data-pilot-member table:name="0.87386" table:display="true" table:show-details="true"/>
                <table:data-pilot-member table:name="0.87611" table:display="true" table:show-details="true"/>
                <table:data-pilot-member table:name="0.87615" table:display="true" table:show-details="true"/>
                <table:data-pilot-member table:name="0.87617" table:display="true" table:show-details="true"/>
                <table:data-pilot-member table:name="0.87618" table:display="true" table:show-details="true"/>
                <table:data-pilot-member table:name="0.87651" table:display="true" table:show-details="true"/>
                <table:data-pilot-member table:name="0.87654" table:display="true" table:show-details="true"/>
                <table:data-pilot-member table:name="0.87655" table:display="true" table:show-details="true"/>
                <table:data-pilot-member table:name="0.87657" table:display="true" table:show-details="true"/>
                <table:data-pilot-member table:name="0.87678" table:display="true" table:show-details="true"/>
                <table:data-pilot-member table:name="0.87682" table:display="true" table:show-details="true"/>
                <table:data-pilot-member table:name="0.87683" table:display="true" table:show-details="true"/>
                <table:data-pilot-member table:name="0.87684" table:display="true" table:show-details="true"/>
                <table:data-pilot-member table:name="0.88353" table:display="true" table:show-details="true"/>
                <table:data-pilot-member table:name="0.88354" table:display="true" table:show-details="true"/>
                <table:data-pilot-member table:name="0.88356" table:display="true" table:show-details="true"/>
                <table:data-pilot-member table:name="0.88357" table:display="true" table:show-details="true"/>
                <table:data-pilot-member table:name="0.88385" table:display="true" table:show-details="true"/>
                <table:data-pilot-member table:name="0.88387" table:display="true" table:show-details="true"/>
                <table:data-pilot-member table:name="0.88388" table:display="true" table:show-details="true"/>
                <table:data-pilot-member table:name="0.88390" table:display="true" table:show-details="true"/>
                <table:data-pilot-member table:name="0.88391" table:display="true" table:show-details="true"/>
                <table:data-pilot-member table:name="0.88394" table:display="true" table:show-details="true"/>
                <table:data-pilot-member table:name="0.88395" table:display="true" table:show-details="true"/>
                <table:data-pilot-member table:name="0.88396" table:display="true" table:show-details="true"/>
                <table:data-pilot-member table:name="0.88398" table:display="true" table:show-details="true"/>
                <table:data-pilot-member table:name="0.88579" table:display="true" table:show-details="true"/>
                <table:data-pilot-member table:name="0.88582" table:display="true" table:show-details="true"/>
                <table:data-pilot-member table:name="0.88584" table:display="true" table:show-details="true"/>
                <table:data-pilot-member table:name="0.89056" table:display="true" table:show-details="true"/>
                <table:data-pilot-member table:name="0.89058" table:display="true" table:show-details="true"/>
                <table:data-pilot-member table:name="0.89060" table:display="true" table:show-details="true"/>
                <table:data-pilot-member table:name="0.89212" table:display="true" table:show-details="true"/>
                <table:data-pilot-member table:name="0.89213" table:display="true" table:show-details="true"/>
                <table:data-pilot-member table:name="0.89216" table:display="true" table:show-details="true"/>
                <table:data-pilot-member table:name="0.89221" table:display="true" table:show-details="true"/>
                <table:data-pilot-member table:name="0.89367" table:display="true" table:show-details="true"/>
                <table:data-pilot-member table:name="0.89371" table:display="true" table:show-details="true"/>
                <table:data-pilot-member table:name="0.89372" table:display="true" table:show-details="true"/>
                <table:data-pilot-member table:name="0.89375" table:display="true" table:show-details="true"/>
                <table:data-pilot-member table:name="0.89424" table:display="true" table:show-details="true"/>
                <table:data-pilot-member table:name="0.89425" table:display="true" table:show-details="true"/>
                <table:data-pilot-member table:name="0.89426" table:display="true" table:show-details="true"/>
                <table:data-pilot-member table:name="0.89428" table:display="true" table:show-details="true"/>
                <table:data-pilot-member table:name="0.89569" table:display="true" table:show-details="true"/>
                <table:data-pilot-member table:name="0.89570" table:display="true" table:show-details="true"/>
                <table:data-pilot-member table:name="0.89571" table:display="true" table:show-details="true"/>
                <table:data-pilot-member table:name="0.89572" table:display="true" table:show-details="true"/>
                <table:data-pilot-member table:name="0.89661" table:display="true" table:show-details="true"/>
                <table:data-pilot-member table:name="0.89665" table:display="true" table:show-details="true"/>
                <table:data-pilot-member table:name="0.89669" table:display="true" table:show-details="true"/>
                <table:data-pilot-member table:name="0.90282" table:display="true" table:show-details="true"/>
                <table:data-pilot-member table:name="0.90283" table:display="true" table:show-details="true"/>
                <table:data-pilot-member table:name="0.90285" table:display="true" table:show-details="true"/>
                <table:data-pilot-member table:name="0.90286" table:display="true" table:show-details="true"/>
                <table:data-pilot-member table:name="0.90288" table:display="true" table:show-details="true"/>
                <table:data-pilot-member table:name="0.90623" table:display="true" table:show-details="true"/>
                <table:data-pilot-member table:name="0.90626" table:display="true" table:show-details="true"/>
                <table:data-pilot-member table:name="0.90627" table:display="true" table:show-details="true"/>
                <table:data-pilot-member table:name="0.90629" table:display="true" table:show-details="true"/>
                <table:data-pilot-member table:name="0.90750" table:display="true" table:show-details="true"/>
                <table:data-pilot-member table:name="0.90751" table:display="true" table:show-details="true"/>
                <table:data-pilot-member table:name="0.90755" table:display="true" table:show-details="true"/>
                <table:data-pilot-member table:name="0.90762" table:display="true" table:show-details="true"/>
                <table:data-pilot-member table:name="0.90764" table:display="true" table:show-details="true"/>
                <table:data-pilot-member table:name="0.91557" table:display="true" table:show-details="true"/>
                <table:data-pilot-member table:name="0.91558" table:display="true" table:show-details="true"/>
                <table:data-pilot-member table:name="0.91562" table:display="true" table:show-details="true"/>
                <table:data-pilot-member table:name="0.91566" table:display="true" table:show-details="true"/>
                <table:data-pilot-member table:name="0.91579" table:display="true" table:show-details="true"/>
                <table:data-pilot-member table:name="0.91581" table:display="true" table:show-details="true"/>
                <table:data-pilot-member table:name="0.91582" table:display="true" table:show-details="true"/>
                <table:data-pilot-member table:name="0.91584" table:display="true" table:show-details="true"/>
                <table:data-pilot-member table:name="0.91687" table:display="true" table:show-details="true"/>
                <table:data-pilot-member table:name="0.91688" table:display="true" table:show-details="true"/>
                <table:data-pilot-member table:name="0.91692" table:display="true" table:show-details="true"/>
                <table:data-pilot-member table:name="0.91696" table:display="true" table:show-details="true"/>
                <table:data-pilot-member table:name="0.91697" table:display="true" table:show-details="true"/>
                <table:data-pilot-member table:name="0.92061" table:display="true" table:show-details="true"/>
                <table:data-pilot-member table:name="0.92065" table:display="true" table:show-details="true"/>
                <table:data-pilot-member table:name="0.92071" table:display="true" table:show-details="true"/>
                <table:data-pilot-member table:name="0.92074" table:display="true" table:show-details="true"/>
                <table:data-pilot-member table:name="0.92511" table:display="true" table:show-details="true"/>
                <table:data-pilot-member table:name="0.92512" table:display="true" table:show-details="true"/>
                <table:data-pilot-member table:name="0.92515" table:display="true" table:show-details="true"/>
                <table:data-pilot-member table:name="0.92516" table:display="true" table:show-details="true"/>
                <table:data-pilot-member table:name="0.92518" table:display="true" table:show-details="true"/>
                <table:data-pilot-member table:name="0.92603" table:display="true" table:show-details="true"/>
                <table:data-pilot-member table:name="0.92604" table:display="true" table:show-details="true"/>
                <table:data-pilot-member table:name="0.92607" table:display="true" table:show-details="true"/>
                <table:data-pilot-member table:name="0.92609" table:display="true" table:show-details="true"/>
                <table:data-pilot-member table:name="0.92610" table:display="true" table:show-details="true"/>
                <table:data-pilot-member table:name="0.92812" table:display="true" table:show-details="true"/>
                <table:data-pilot-member table:name="0.92816" table:display="true" table:show-details="true"/>
                <table:data-pilot-member table:name="0.92822" table:display="true" table:show-details="true"/>
                <table:data-pilot-member table:name="0.92825" table:display="true" table:show-details="true"/>
                <table:data-pilot-member table:name="0.93389" table:display="true" table:show-details="true"/>
                <table:data-pilot-member table:name="0.93390" table:display="true" table:show-details="true"/>
                <table:data-pilot-member table:name="0.93395" table:display="true" table:show-details="true"/>
                <table:data-pilot-member table:name="0.93399" table:display="true" table:show-details="true"/>
                <table:data-pilot-member table:name="0.93402" table:display="true" table:show-details="true"/>
                <table:data-pilot-member table:name="0.93453" table:display="true" table:show-details="true"/>
                <table:data-pilot-member table:name="0.93454" table:display="true" table:show-details="true"/>
                <table:data-pilot-member table:name="0.93457" table:display="true" table:show-details="true"/>
                <table:data-pilot-member table:name="0.93459" table:display="true" table:show-details="true"/>
                <table:data-pilot-member table:name="0.93511" table:display="true" table:show-details="true"/>
                <table:data-pilot-member table:name="0.93512" table:display="true" table:show-details="true"/>
                <table:data-pilot-member table:name="0.93516" table:display="true" table:show-details="true"/>
                <table:data-pilot-member table:name="0.93520" table:display="true" table:show-details="true"/>
                <table:data-pilot-member table:name="0.93522" table:display="true" table:show-details="true"/>
                <table:data-pilot-member table:name="0.93600" table:display="true" table:show-details="true"/>
                <table:data-pilot-member table:name="0.93601" table:display="true" table:show-details="true"/>
                <table:data-pilot-member table:name="0.93606" table:display="true" table:show-details="true"/>
                <table:data-pilot-member table:name="0.93613" table:display="true" table:show-details="true"/>
                <table:data-pilot-member table:name="0.93616" table:display="true" table:show-details="true"/>
                <table:data-pilot-member table:name="0.93835" table:display="true" table:show-details="true"/>
                <table:data-pilot-member table:name="0.93836" table:display="true" table:show-details="true"/>
                <table:data-pilot-member table:name="0.93839" table:display="true" table:show-details="true"/>
                <table:data-pilot-member table:name="0.93842" table:display="true" table:show-details="true"/>
                <table:data-pilot-member table:name="0.94150" table:display="true" table:show-details="true"/>
                <table:data-pilot-member table:name="0.94151" table:display="true" table:show-details="true"/>
                <table:data-pilot-member table:name="0.94154" table:display="true" table:show-details="true"/>
                <table:data-pilot-member table:name="0.94157" table:display="true" table:show-details="true"/>
                <table:data-pilot-member table:name="0.94441" table:display="true" table:show-details="true"/>
                <table:data-pilot-member table:name="0.94442" table:display="true" table:show-details="true"/>
                <table:data-pilot-member table:name="0.94447" table:display="true" table:show-details="true"/>
                <table:data-pilot-member table:name="0.94453" table:display="true" table:show-details="true"/>
                <table:data-pilot-member table:name="0.94456" table:display="true" table:show-details="true"/>
                <table:data-pilot-member table:name="0.94565" table:display="true" table:show-details="true"/>
                <table:data-pilot-member table:name="0.94566" table:display="true" table:show-details="true"/>
                <table:data-pilot-member table:name="0.94569" table:display="true" table:show-details="true"/>
                <table:data-pilot-member table:name="0.94572" table:display="true" table:show-details="true"/>
                <table:data-pilot-member table:name="0.94807" table:display="true" table:show-details="true"/>
                <table:data-pilot-member table:name="0.94811" table:display="true" table:show-details="true"/>
                <table:data-pilot-member table:name="0.94813" table:display="true" table:show-details="true"/>
                <table:data-pilot-member table:name="0.94814" table:display="true" table:show-details="true"/>
                <table:data-pilot-member table:name="0.94887" table:display="true" table:show-details="true"/>
                <table:data-pilot-member table:name="0.94888" table:display="true" table:show-details="true"/>
                <table:data-pilot-member table:name="0.94893" table:display="true" table:show-details="true"/>
                <table:data-pilot-member table:name="0.94899" table:display="true" table:show-details="true"/>
                <table:data-pilot-member table:name="0.94902" table:display="true" table:show-details="true"/>
                <table:data-pilot-member table:name="0.95452" table:display="true" table:show-details="true"/>
                <table:data-pilot-member table:name="0.95453" table:display="true" table:show-details="true"/>
                <table:data-pilot-member table:name="0.95458" table:display="true" table:show-details="true"/>
                <table:data-pilot-member table:name="0.95463" table:display="true" table:show-details="true"/>
                <table:data-pilot-member table:name="0.95466" table:display="true" table:show-details="true"/>
                <table:data-pilot-member table:name="0.97351" table:display="true" table:show-details="true"/>
                <table:data-pilot-member table:name="0.97352" table:display="true" table:show-details="true"/>
                <table:data-pilot-member table:name="0.97357" table:display="true" table:show-details="true"/>
                <table:data-pilot-member table:name="0.97358" table:display="true" table:show-details="true"/>
                <table:data-pilot-member table:name="0.97361" table:display="true" table:show-details="true"/>
                <table:data-pilot-member table:name="0.97362" table:display="true" table:show-details="true"/>
                <table:data-pilot-member table:name="0.97364" table:display="true" table:show-details="true"/>
                <table:data-pilot-member table:name="0.97367" table:display="true" table:show-details="true"/>
                <table:data-pilot-member table:name="0.97368" table:display="true" table:show-details="true"/>
                <table:data-pilot-member table:name="0.97370" table:display="true" table:show-details="true"/>
                <table:data-pilot-member table:name="0.97371" table:display="true" table:show-details="true"/>
                <table:data-pilot-member table:name="0.97373" table:display="true" table:show-details="true"/>
                <table:data-pilot-member table:name="0.97374" table:display="true" table:show-details="true"/>
                <table:data-pilot-member table:name="0.97375" table:display="true" table:show-details="true"/>
                <table:data-pilot-member table:name="0.97376" table:display="true" table:show-details="true"/>
                <table:data-pilot-member table:name="0.97378" table:display="true" table:show-details="true"/>
                <table:data-pilot-member table:name="0.97379" table:display="true" table:show-details="true"/>
                <table:data-pilot-member table:name="0.97382" table:display="true" table:show-details="true"/>
                <table:data-pilot-member table:name="0.97383" table:display="true" table:show-details="true"/>
                <table:data-pilot-member table:name="0.97384" table:display="true" table:show-details="true"/>
                <table:data-pilot-member table:name="0.97390" table:display="true" table:show-details="true"/>
                <table:data-pilot-member table:name="0.97396" table:display="true" table:show-details="true"/>
                <table:data-pilot-member table:name="0.97816" table:display="true" table:show-details="true"/>
                <table:data-pilot-member table:name="0.97817" table:display="true" table:show-details="true"/>
                <table:data-pilot-member table:name="0.97823" table:display="true" table:show-details="true"/>
                <table:data-pilot-member table:name="0.97831" table:display="true" table:show-details="true"/>
                <table:data-pilot-member table:name="0.97839" table:display="true" table:show-details="true"/>
                <table:data-pilot-member table:name="0.98042" table:display="true" table:show-details="true"/>
                <table:data-pilot-member table:name="0.98043" table:display="true" table:show-details="true"/>
                <table:data-pilot-member table:name="0.98048" table:display="true" table:show-details="true"/>
                <table:data-pilot-member table:name="0.98054" table:display="true" table:show-details="true"/>
                <table:data-pilot-member table:name="0.98058" table:display="true" table:show-details="true"/>
                <table:data-pilot-member table:name="0.98133" table:display="true" table:show-details="true"/>
                <table:data-pilot-member table:name="0.98134" table:display="true" table:show-details="true"/>
                <table:data-pilot-member table:name="0.98140" table:display="true" table:show-details="true"/>
                <table:data-pilot-member table:name="0.98147" table:display="true" table:show-details="true"/>
                <table:data-pilot-member table:name="0.98155" table:display="true" table:show-details="true"/>
                <table:data-pilot-member table:name="0.98259" table:display="true" table:show-details="true"/>
                <table:data-pilot-member table:name="0.98260" table:display="true" table:show-details="true"/>
                <table:data-pilot-member table:name="0.98261" table:display="true" table:show-details="true"/>
                <table:data-pilot-member table:name="0.98266" table:display="true" table:show-details="true"/>
                <table:data-pilot-member table:name="0.98272" table:display="true" table:show-details="true"/>
                <table:data-pilot-member table:name="0.98280" table:display="true" table:show-details="true"/>
                <table:data-pilot-member table:name="0.98309" table:display="true" table:show-details="true"/>
                <table:data-pilot-member table:name="0.98310" table:display="true" table:show-details="true"/>
                <table:data-pilot-member table:name="0.98315" table:display="true" table:show-details="true"/>
                <table:data-pilot-member table:name="0.98320" table:display="true" table:show-details="true"/>
                <table:data-pilot-member table:name="0.98324" table:display="true" table:show-details="true"/>
                <table:data-pilot-member table:name="0.98413" table:display="true" table:show-details="true"/>
                <table:data-pilot-member table:name="0.98414" table:display="true" table:show-details="true"/>
                <table:data-pilot-member table:name="0.98415" table:display="true" table:show-details="true"/>
                <table:data-pilot-member table:name="0.98419" table:display="true" table:show-details="true"/>
                <table:data-pilot-member table:name="0.98423" table:display="true" table:show-details="true"/>
                <table:data-pilot-member table:name="0.98428" table:display="true" table:show-details="true"/>
                <table:data-pilot-member table:name="0.98753" table:display="true" table:show-details="true"/>
                <table:data-pilot-member table:name="0.98754" table:display="true" table:show-details="true"/>
                <table:data-pilot-member table:name="0.98758" table:display="true" table:show-details="true"/>
                <table:data-pilot-member table:name="0.98762" table:display="true" table:show-details="true"/>
                <table:data-pilot-member table:name="0.98767" table:display="true" table:show-details="true"/>
                <table:data-pilot-member table:name="0.99772" table:display="true" table:show-details="true"/>
                <table:data-pilot-member table:name="0.99773" table:display="true" table:show-details="true"/>
                <table:data-pilot-member table:name="0.99774" table:display="true" table:show-details="true"/>
                <table:data-pilot-member table:name="0.99778" table:display="true" table:show-details="true"/>
                <table:data-pilot-member table:name="0.99784" table:display="true" table:show-details="true"/>
                <table:data-pilot-member table:name="0.99785" table:display="true" table:show-details="true"/>
                <table:data-pilot-member table:name="0.99790" table:display="true" table:show-details="true"/>
                <table:data-pilot-member table:name="0.99792" table:display="true" table:show-details="true"/>
                <table:data-pilot-member table:name="0.99793" table:display="true" table:show-details="true"/>
                <table:data-pilot-member table:name="0.99794" table:display="true" table:show-details="true"/>
                <table:data-pilot-member table:name="0.99795" table:display="true" table:show-details="true"/>
                <table:data-pilot-member table:name="0.99798" table:display="true" table:show-details="true"/>
                <table:data-pilot-member table:name="0.99799" table:display="true" table:show-details="true"/>
                <table:data-pilot-member table:name="0.99800" table:display="true" table:show-details="true"/>
                <table:data-pilot-member table:name="0.99803" table:display="true" table:show-details="true"/>
                <table:data-pilot-member table:name="0.99805" table:display="true" table:show-details="true"/>
                <table:data-pilot-member table:name="0.99807" table:display="true" table:show-details="true"/>
                <table:data-pilot-member table:name="0.99809" table:display="true" table:show-details="true"/>
                <table:data-pilot-member table:name="0.998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rect %" table:orientation="data" table:used-hierarchy="-1" table:function="max">
            <table:data-pilot-level calcext:repeat-item-labels="false"/>
          </table:data-pilot-field>
          <table:data-pilot-field table:source-field-name="Correct %" table:orientation="data" table:used-hierarchy="-1" table:function="min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4" number:min-decimal-places="4" number:min-integer-digits="1" number:grouping="true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" style:print-orientation="landscape"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  <dc:date>2024-04-08T15:48:01.782989222</dc:date>
    <meta:editing-duration>PT15H44M35S</meta:editing-duration>
    <meta:editing-cycles>53</meta:editing-cycles>
    <meta:print-date>2024-04-07T22:02:28.430100672</meta:print-date>
    <meta:document-statistic meta:table-count="4" meta:cell-count="6293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plot-area chart:style-name="ch2" table:cell-range-address="PivotChart" chart:data-source-has-labels="column" svg:x="0.32cm" svg:y="0.18cm" svg:width="15.36cm" svg:height="6.759cm">
          <chart:coordinate-region svg:x="1.96cm" svg:y="0.18cm" svg:width="13.295cm" svg:height="6.112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title svg:x="7.123cm" svg:y="7.119cm" chart:style-name="ch5">
              <text:p>Runtime (s)</text:p>
            </chart:title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-bit 512</text:p>
                <text:list>
                  <text:list-item>
                    <text:p>2-bit</text:p>
                  </text:list-item>
                  <text:list-item>
                    <text:p>512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.731719625">
                <text:p>1.73171962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-bit 1024</text:p>
                <text:list>
                  <text:list-item>
                    <text:p/>
                  </text:list-item>
                  <text:list-item>
                    <text:p>1024</text:p>
                  </text:list-item>
                </text:list>
              </table:table-cell>
              <table:table-cell office:value-type="float" office:value="1.72619596875">
                <text:p>1.72619596875</text:p>
              </table:table-cell>
            </table:table-row>
            <table:table-row>
              <table:table-cell office:value-type="string">
                <text:p>2-bit 2048</text:p>
                <text:list>
                  <text:list-item>
                    <text:p/>
                  </text:list-item>
                  <text:list-item>
                    <text:p>2048</text:p>
                  </text:list-item>
                </text:list>
              </table:table-cell>
              <table:table-cell office:value-type="float" office:value="1.72222353125">
                <text:p>1.72222353125</text:p>
              </table:table-cell>
            </table:table-row>
            <table:table-row>
              <table:table-cell office:value-type="string">
                <text:p>2-bit 4096</text:p>
                <text:list>
                  <text:list-item>
                    <text:p/>
                  </text:list-item>
                  <text:list-item>
                    <text:p>4096</text:p>
                  </text:list-item>
                </text:list>
              </table:table-cell>
              <table:table-cell office:value-type="float" office:value="1.72046075">
                <text:p>1.72046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71cm" svg:height="9.511cm" xlink:href="." xlink:type="simple" chart:class="chart:line" chart:style-name="ch1">
        <chart:plot-area chart:style-name="ch2" chart:data-source-has-labels="both" svg:x="1.642cm" svg:y="0.19cm" svg:width="22.242cm" svg:height="8.006cm">
          <chart:coordinate-region svg:x="3.401cm" svg:y="0.417cm" svg:width="19.899cm" svg:height="7.08cm"/>
          <chart:axis chart:dimension="x" chart:name="primary-x" chart:style-name="ch3" chartooo:axis-type="auto">
            <chartooo:date-scale/>
            <chart:title svg:x="11.218cm" svg:y="8.386cm" chart:style-name="ch4">
              <text:p>Profiling Trace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6.307cm" chart:style-name="ch6">
              <text:p>% Predictions Correct</text:p>
            </chart:title>
            <chart:grid chart:style-name="ch7" chart:class="major"/>
          </chart:axis>
          <chart:series chart:style-name="ch8" chart:values-cell-range-address="local-table.$B$2:.$B$9" chart:label-cell-address="local-table.$B$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92182434375">
                <text:p>0.92182434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18258125">
                <text:p>0.92182581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2182525">
                <text:p>0.921825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218276875">
                <text:p>0.921827687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9218294375">
                <text:p>0.921829437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92186009375">
                <text:p>0.9218600937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218815625">
                <text:p>0.9218815625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21872125">
                <text:p>0.9218721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20000000200FF54F853.jpg" xlink:type="simple" xlink:show="embed" xlink:actuate="onLoad"/>
  </office:styles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group-bars-per-axis="false" chart:include-hidden-cells="false" chart:auto-position="true" chart:auto-size="true" chart:treat-empty-cells="leave-gap" chart:right-angled-axes="true" chart:error-category="cell-range" chart:error-upper-range="'Pivot Table_Results - Full_1'.E18:'Pivot Table_Results - Full_1'.E20" chart:error-lower-range="'Pivot Table_Results - Full_1'.F18:'Pivot Table_Results - Full_1'.F2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gap-width="1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Pivot Table_Results - Full_1'.E18:'Pivot Table_Results - Full_1'.E20" chart:error-lower-range="'Pivot Table_Results - Full_1'.F18:'Pivot Table_Results - Full_1'.F20"/>
      <style:graphic-properties draw:stroke="none" draw:fill-color="#dddddd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Pivot Table_Results - Full_1'.E18:'Pivot Table_Results - Full_1'.E20" chart:error-lower-range="'Pivot Table_Results - Full_1'.F18:'Pivot Table_Results - Full_1'.F2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66cm" svg:height="6.695cm" xlink:href=".." xlink:type="simple" chart:class="chart:bar" chart:style-name="ch1">
        <chart:plot-area chart:style-name="ch2" table:cell-range-address="'Pivot Table_Results - Full_1'.A18:'Pivot Table_Results - Full_1'.B20" chart:data-source-has-labels="column" svg:x="0.487cm" svg:y="0.133cm" svg:width="23.392cm" svg:height="5.304cm">
          <chart:coordinate-region svg:x="2.855cm" svg:y="0.133cm" svg:width="20.268cm" svg:height="4.604cm"/>
          <chart:axis chart:dimension="x" chart:name="primary-x" chart:style-name="ch3" chartooo:axis-type="auto">
            <chartooo:date-scale/>
            <chart:categories table:cell-range-address="'Pivot Table_Results - Full_1'.A18:'Pivot Table_Results - Full_1'.A20"/>
          </chart:axis>
          <chart:axis chart:dimension="y" chart:name="primary-y" chart:style-name="ch4">
            <chart:title svg:x="10.069cm" svg:y="5.57cm" chart:style-name="ch5">
              <text:p>% Predictions Correct</text:p>
            </chart:title>
            <chart:grid chart:style-name="ch6" chart:class="major"/>
          </chart:axis>
          <chart:series chart:style-name="ch7" chart:values-cell-range-address="'Pivot Table_Results - Full_1'.B18:'Pivot Table_Results - Full_1'.B20" chart:class="chart:bar">
            <chart:error-indicator chart:style-name="ch8" chart:dimension="y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2-bit</text:p>
                <draw:g>
                  <svg:desc>'Pivot Table_Results - Full_1'.A18:'Pivot Table_Results - Full_1'.A20</svg:desc>
                </draw:g>
              </table:table-cell>
              <table:table-cell office:value-type="float" office:value="0.921843289062501">
                <text:p>0.921843289062501</text:p>
                <draw:g>
                  <svg:desc>'Pivot Table_Results - Full_1'.B18:'Pivot Table_Results - Full_1'.B20</svg:desc>
                </draw:g>
              </table:table-cell>
              <table:table-cell office:value-type="float" office:value="0.00762897109374996">
                <text:p>0.00762897109374996</text:p>
                <draw:g>
                  <svg:desc>'Pivot Table_Results - Full_1'.E18:'Pivot Table_Results - Full_1'.E20</svg:desc>
                </draw:g>
              </table:table-cell>
              <table:table-cell office:value-type="float" office:value="0.01027442890625">
                <text:p>0.01027442890625</text:p>
                <draw:g>
                  <svg:desc>'Pivot Table_Results - Full_1'.F18:'Pivot Table_Results - Full_1'.F20</svg:desc>
                </draw:g>
              </table:table-cell>
            </table:table-row>
            <table:table-row>
              <table:table-cell office:value-type="string">
                <text:p>always true</text:p>
              </table:table-cell>
              <table:table-cell office:value-type="float" office:value="0.633248125">
                <text:p>0.63324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share</text:p>
              </table:table-cell>
              <table:table-cell office:value-type="float" office:value="0.906005953125">
                <text:p>0.906005953125</text:p>
              </table:table-cell>
              <table:table-cell office:value-type="float" office:value="0.00767920468749995">
                <text:p>0.00767920468749995</text:p>
              </table:table-cell>
              <table:table-cell office:value-type="float" office:value="0.0145974953125">
                <text:p>0.01459749531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20000000200FF54F853.jpg" xlink:type="simple" xlink:show="embed" xlink:actuate="onLoad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vertical="true"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gap-width="1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66cm" svg:height="6.695cm" xlink:href=".." xlink:type="simple" loext:data-pilot-source="DataPilot2" chart:class="chart:bar" chart:style-name="ch1">
        <chart:legend chart:legend-position="end" svg:x="19.712cm" svg:y="1.97cm" style:legend-expansion="high" chart:style-name="ch2"/>
        <chart:plot-area chart:style-name="ch3" table:cell-range-address="PivotChart" chart:data-source-has-labels="column" svg:x="1.642cm" svg:y="1.033cm" svg:width="17.583cm" svg:height="3.504cm">
          <chart:coordinate-region svg:x="4.01cm" svg:y="1.033cm" svg:width="14.922cm" svg:height="2.804cm"/>
          <chart:axis chart:dimension="x" chart:name="primary-x" chart:style-name="ch4" chartooo:axis-type="auto">
            <chartooo:date-scale/>
            <chart:title svg:x="0.451cm" svg:y="4.33cm" chart:style-name="ch5">
              <text:p>Profiling Traces</text:p>
            </chart:title>
            <chart:categories table:cell-range-address="PT@categories"/>
          </chart:axis>
          <chart:axis chart:dimension="y" chart:name="primary-y" chart:style-name="ch6">
            <chart:title svg:x="8.319cm" svg:y="4.67cm" chart:style-name="ch7">
              <text:p>% Predictions Correct</text:p>
            </chart:title>
            <chart:grid chart:style-name="ch8" chart:class="major"/>
          </chart:axis>
          <chart:series chart:style-name="ch9" chart:values-cell-range-address="PT@data 0" chart:label-cell-address="PT@label 0" chart:class="chart:bar">
            <chart:data-point chart:repeated="3"/>
          </chart:series>
          <chart:series chart:style-name="ch10" chart:values-cell-range-address="PT@data 1" chart:label-cell-address="PT@label 1" chart:class="chart:bar">
            <chart:data-point chart:repeated="3"/>
          </chart:series>
          <chart:series chart:style-name="ch11" chart:values-cell-range-address="PT@data 2" chart:label-cell-address="PT@label 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Correct %</text:p>
                <draw:g>
                  <svg:desc>PT@label 0</svg:desc>
                </draw:g>
              </table:table-cell>
              <table:table-cell office:value-type="string">
                <text:p>Max - Correct %</text:p>
                <draw:g>
                  <svg:desc>PT@label 1</svg:desc>
                </draw:g>
              </table:table-cell>
              <table:table-cell office:value-type="string">
                <text:p>Min - Correct %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-bit</text:p>
                <draw:g>
                  <svg:desc>PT@categories</svg:desc>
                </draw:g>
              </table:table-cell>
              <table:table-cell office:value-type="float" office:value="0.921843289062501">
                <text:p>0.921843289062501</text:p>
                <draw:g>
                  <svg:desc>PT@data 0</svg:desc>
                </draw:g>
              </table:table-cell>
              <table:table-cell office:value-type="float" office:value="0.998133">
                <text:p>0.998133</text:p>
                <draw:g>
                  <svg:desc>PT@data 1</svg:desc>
                </draw:g>
              </table:table-cell>
              <table:table-cell office:value-type="float" office:value="0.819099">
                <text:p>0.819099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always true</text:p>
              </table:table-cell>
              <table:table-cell office:value-type="float" office:value="0.633248125">
                <text:p>0.633248125</text:p>
              </table:table-cell>
              <table:table-cell office:value-type="float" office:value="0.860676">
                <text:p>0.860676</text:p>
              </table:table-cell>
              <table:table-cell office:value-type="float" office:value="0.519324">
                <text:p>0.519324</text:p>
              </table:table-cell>
            </table:table-row>
            <table:table-row>
              <table:table-cell office:value-type="string">
                <text:p>gshare</text:p>
              </table:table-cell>
              <table:table-cell office:value-type="float" office:value="0.906005953125">
                <text:p>0.906005953125</text:p>
              </table:table-cell>
              <table:table-cell office:value-type="float" office:value="0.982798">
                <text:p>0.982798</text:p>
              </table:table-cell>
              <table:table-cell office:value-type="float" office:value="0.760031">
                <text:p>0.760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20000000200FF54F853.jpg" xlink:type="simple" xlink:show="embed" xlink:actuate="onLoad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999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cccc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dddddd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571cm" svg:height="13.203cm" xlink:href="." xlink:type="simple" chart:class="chart:bar" chart:style-name="ch1">
        <chart:legend chart:legend-position="end" svg:x="22.853cm" svg:y="5.173cm" style:legend-expansion="high" chart:style-name="ch2"/>
        <chart:plot-area chart:style-name="ch3" chart:data-source-has-labels="both" svg:x="1.686cm" svg:y="0.264cm" svg:width="20.636cm" svg:height="12.675cm">
          <chart:coordinate-region svg:x="4.16cm" svg:y="0.49cm" svg:width="18.162cm" svg:height="11.749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9.561cm" chart:style-name="ch6">
              <text:p>Time per Correct Prediction (s)</text:p>
            </chart:title>
            <chart:grid chart:style-name="ch7" chart:class="major"/>
            <chart:grid chart:style-name="ch8" chart:class="min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series chart:style-name="ch10" chart:values-cell-range-address="local-table.$C$2:.$C$3" chart:label-cell-address="local-table.$C$1" chart:class="chart:bar">
            <chart:data-point chart:repeated="2"/>
          </chart:series>
          <chart:series chart:style-name="ch11" chart:values-cell-range-address="local-table.$D$2:.$D$3" chart:label-cell-address="local-table.$D$1" chart:class="chart:bar">
            <chart:data-point chart:repeated="2"/>
          </chart:series>
          <chart:series chart:style-name="ch12" chart:values-cell-range-address="local-table.$E$2:.$E$3" chart:label-cell-address="local-table.$E$1" chart:class="chart:bar">
            <chart:data-point chart:repeated="2"/>
          </chart:series>
          <chart:series chart:style-name="ch13" chart:values-cell-range-address="local-table.$F$2:.$F$3" chart:label-cell-address="local-table.$F$1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Always True</text:p>
              </table:table-cell>
            </table:table-row>
          </table:table-header-rows>
          <table:table-rows>
            <table:table-row>
              <table:table-cell office:value-type="string">
                <text:p>2-bit</text:p>
              </table:table-cell>
              <table:table-cell office:value-type="float" office:value="0.000000128532458874027">
                <text:p>0.000000128532458874027</text:p>
              </table:table-cell>
              <table:table-cell office:value-type="float" office:value="0.000000125839279879916">
                <text:p>0.000000125839279879916</text:p>
              </table:table-cell>
              <table:table-cell office:value-type="float" office:value="0.000000124185858526802">
                <text:p>0.000000124185858526802</text:p>
              </table:table-cell>
              <table:table-cell office:value-type="float" office:value="0.000000123427788413927">
                <text:p>0.000000123427788413927</text:p>
              </table:table-cell>
              <table:table-cell office:value-type="float" office:value="0.000000132120068812084">
                <text:p>0.000000132120068812084</text:p>
              </table:table-cell>
            </table:table-row>
            <table:table-row>
              <table:table-cell office:value-type="string">
                <text:p>gshare</text:p>
              </table:table-cell>
              <table:table-cell office:value-type="float" office:value="0.000000160455654693067">
                <text:p>0.000000160455654693067</text:p>
              </table:table-cell>
              <table:table-cell office:value-type="float" office:value="0.000000156058260333551">
                <text:p>0.000000156058260333551</text:p>
              </table:table-cell>
              <table:table-cell office:value-type="float" office:value="0.000000152522867355207">
                <text:p>0.000000152522867355207</text:p>
              </table:table-cell>
              <table:table-cell office:value-type="float" office:value="0.000000149812347598457">
                <text:p>0.000000149812347598457</text:p>
              </table:table-cell>
              <table:table-cell office:value-type="float" office:value="0.000000132120068812084">
                <text:p>0.0000001321200688120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minimum="0.9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0e0e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dbdb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24242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312cm" svg:height="14.238cm" xlink:href="." xlink:type="simple" chart:class="chart:bar" chart:style-name="ch1">
        <chart:legend chart:legend-position="end" svg:x="23.542cm" svg:y="5.967cm" style:legend-expansion="high" chart:style-name="ch2"/>
        <chart:plot-area chart:style-name="ch3" chart:data-source-has-labels="both" svg:x="0.506cm" svg:y="0.284cm" svg:width="22.53cm" svg:height="12.545cm">
          <chart:coordinate-region svg:x="2.027cm" svg:y="0.284cm" svg:width="20.597cm" svg:height="11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9.419cm" svg:y="13.113cm" chart:style-name="ch6">
              <text:p>% of Correct Predictions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/>
          <chart:series chart:attached-axis="primary-y" chart:style-name="ch10" chart:values-cell-range-address="local-table.$B$2:.$B$3" chart:label-cell-address="local-table.$B$1" chart:class="chart:bar">
            <chart:data-point chart:repeated="2"/>
          </chart:series>
          <chart:series chart:attached-axis="primary-y" chart:style-name="ch11" chart:values-cell-range-address="local-table.$C$2:.$C$3" chart:label-cell-address="local-table.$C$1" chart:class="chart:bar">
            <chart:data-point chart:repeated="2"/>
          </chart:series>
          <chart:series chart:attached-axis="primary-y" chart:style-name="ch12" chart:values-cell-range-address="local-table.$D$2:.$D$3" chart:label-cell-address="local-table.$D$1" chart:class="chart:bar">
            <chart:data-point chart:repeated="2"/>
          </chart:series>
          <chart:series chart:attached-axis="primary-y" chart:style-name="ch13" chart:values-cell-range-address="local-table.$E$2:.$E$3" chart:label-cell-address="local-table.$E$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2-bit</text:p>
              </table:table-cell>
              <table:table-cell office:value-type="float" office:value="0.980536">
                <text:p>0.980536</text:p>
              </table:table-cell>
              <table:table-cell office:value-type="float" office:value="0.983195">
                <text:p>0.983195</text:p>
              </table:table-cell>
              <table:table-cell office:value-type="float" office:value="0.984233">
                <text:p>0.984233</text:p>
              </table:table-cell>
              <table:table-cell office:value-type="float" office:value="0.987624">
                <text:p>0.987624</text:p>
              </table:table-cell>
            </table:table-row>
            <table:table-row>
              <table:table-cell office:value-type="string">
                <text:p>gshare</text:p>
              </table:table-cell>
              <table:table-cell office:value-type="float" office:value="0.973729">
                <text:p>0.973729</text:p>
              </table:table-cell>
              <table:table-cell office:value-type="float" office:value="0.978309">
                <text:p>0.978309</text:p>
              </table:table-cell>
              <table:table-cell office:value-type="float" office:value="0.981467">
                <text:p>0.981467</text:p>
              </table:table-cell>
              <table:table-cell office:value-type="float" office:value="0.982722">
                <text:p>0.9827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f5f5f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eeee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e0e0e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dbdbd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57575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61616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24242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11111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366cm" svg:height="13.706cm" xlink:href="." xlink:type="simple" chart:class="chart:bar" chart:style-name="ch1">
        <chart:legend chart:legend-position="end" svg:x="20.611cm" svg:y="4.599cm" style:legend-expansion="high" chart:style-name="ch2"/>
        <chart:plot-area chart:style-name="ch3" chart:data-source-has-labels="both" svg:x="0.487cm" svg:y="0.274cm" svg:width="19.637cm" svg:height="12.033cm">
          <chart:coordinate-region svg:x="2.855cm" svg:y="0.274cm" svg:width="16.976cm" svg:height="11.33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8.191cm" svg:y="12.581cm" chart:style-name="ch6">
              <text:p>% Predictions Correct</text:p>
            </chart:title>
            <chart:grid chart:style-name="ch7" chart:class="major"/>
          </chart:axis>
          <chart:series chart:style-name="ch8" chart:values-cell-range-address="local-table.$F$2:.$F$4" chart:label-cell-address="local-table.$F$1" chart:class="chart:bar">
            <chart:data-point chart:repeated="3"/>
          </chart:series>
          <chart:series chart:style-name="ch9" chart:values-cell-range-address="local-table.$I$2:.$I$4" chart:label-cell-address="local-table.$I$1" chart:class="chart:bar">
            <chart:data-point chart:style-name="ch10"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series chart:style-name="ch12" chart:values-cell-range-address="local-table.$B$2:.$B$4" chart:label-cell-address="local-table.$B$1" chart:class="chart:bar">
            <chart:data-point chart:repeated="3"/>
          </chart:series>
          <chart:series chart:style-name="ch13" chart:values-cell-range-address="local-table.$G$2:.$G$4" chart:label-cell-address="local-table.$G$1" chart:class="chart:bar">
            <chart:data-point chart:repeated="3"/>
          </chart:series>
          <chart:series chart:style-name="ch14" chart:values-cell-range-address="local-table.$E$2:.$E$4" chart:label-cell-address="local-table.$E$1" chart:class="chart:bar">
            <chart:data-point chart:repeated="3"/>
          </chart:series>
          <chart:series chart:style-name="ch15" chart:values-cell-range-address="local-table.$C$2:.$C$4" chart:label-cell-address="local-table.$C$1" chart:class="chart:bar">
            <chart:data-point chart:repeated="3"/>
          </chart:series>
          <chart:series chart:style-name="ch16" chart:values-cell-range-address="local-table.$H$2:.$H$4" chart:label-cell-address="local-table.$H$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waves.out</text:p>
              </table:table-cell>
              <table:table-cell office:value-type="string">
                <text:p> cactusbssn.out</text:p>
              </table:table-cell>
              <table:table-cell office:value-type="string">
                <text:p> exchange2.out</text:p>
              </table:table-cell>
              <table:table-cell office:value-type="string">
                <text:p> gcc.out</text:p>
              </table:table-cell>
              <table:table-cell office:value-type="string">
                <text:p> leela.out</text:p>
              </table:table-cell>
              <table:table-cell office:value-type="string">
                <text:p> povray.out</text:p>
              </table:table-cell>
              <table:table-cell office:value-type="string">
                <text:p> wrf.out</text:p>
              </table:table-cell>
              <table:table-cell office:value-type="string">
                <text:p> xz.out</text:p>
              </table:table-cell>
            </table:table-row>
          </table:table-header-rows>
          <table:table-rows>
            <table:table-row>
              <table:table-cell office:value-type="string">
                <text:p>2-bit</text:p>
              </table:table-cell>
              <table:table-cell office:value-type="float" office:value="0.997721">
                <text:p>0.997721</text:p>
              </table:table-cell>
              <table:table-cell office:value-type="float" office:value="0.906226">
                <text:p>0.906226</text:p>
              </table:table-cell>
              <table:table-cell office:value-type="float" office:value="0.885791">
                <text:p>0.885791</text:p>
              </table:table-cell>
              <table:table-cell office:value-type="float" office:value="0.819193">
                <text:p>0.819193</text:p>
              </table:table-cell>
              <table:table-cell office:value-type="float" office:value="0.883529">
                <text:p>0.883529</text:p>
              </table:table-cell>
              <table:table-cell office:value-type="float" office:value="0.902822">
                <text:p>0.902822</text:p>
              </table:table-cell>
              <table:table-cell office:value-type="float" office:value="0.98042">
                <text:p>0.98042</text:p>
              </table:table-cell>
              <table:table-cell office:value-type="float" office:value="0.863631">
                <text:p>0.863631</text:p>
              </table:table-cell>
            </table:table-row>
            <table:table-row>
              <table:table-cell office:value-type="string">
                <text:p>always true</text:p>
              </table:table-cell>
              <table:table-cell office:value-type="float" office:value="0.634335">
                <text:p>0.634335</text:p>
              </table:table-cell>
              <table:table-cell office:value-type="float" office:value="0.519324">
                <text:p>0.519324</text:p>
              </table:table-cell>
              <table:table-cell office:value-type="float" office:value="0.630658">
                <text:p>0.630658</text:p>
              </table:table-cell>
              <table:table-cell office:value-type="float" office:value="0.57013">
                <text:p>0.57013</text:p>
              </table:table-cell>
              <table:table-cell office:value-type="float" office:value="0.647419">
                <text:p>0.647419</text:p>
              </table:table-cell>
              <table:table-cell office:value-type="float" office:value="0.54903">
                <text:p>0.54903</text:p>
              </table:table-cell>
              <table:table-cell office:value-type="float" office:value="0.860676">
                <text:p>0.860676</text:p>
              </table:table-cell>
              <table:table-cell office:value-type="float" office:value="0.654413">
                <text:p>0.654413</text:p>
              </table:table-cell>
            </table:table-row>
            <table:table-row>
              <table:table-cell office:value-type="string">
                <text:p>gshare</text:p>
              </table:table-cell>
              <table:table-cell office:value-type="float" office:value="0.973511">
                <text:p>0.973511</text:p>
              </table:table-cell>
              <table:table-cell office:value-type="float" office:value="0.84403">
                <text:p>0.84403</text:p>
              </table:table-cell>
              <table:table-cell office:value-type="float" office:value="0.907503">
                <text:p>0.907503</text:p>
              </table:table-cell>
              <table:table-cell office:value-type="float" office:value="0.760145">
                <text:p>0.760145</text:p>
              </table:table-cell>
              <table:table-cell office:value-type="float" office:value="0.936003">
                <text:p>0.936003</text:p>
              </table:table-cell>
              <table:table-cell office:value-type="float" office:value="0.860241">
                <text:p>0.860241</text:p>
              </table:table-cell>
              <table:table-cell office:value-type="float" office:value="0.973572">
                <text:p>0.973572</text:p>
              </table:table-cell>
              <table:table-cell office:value-type="float" office:value="0.794155">
                <text:p>0.7941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20000000200FF54F853.jpg" xlink:type="simple" xlink:show="embed" xlink:actuate="onLoad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loext:major-origin="0" chart:axis-position="start" chart:axis-label-position="outside-start" chart:tick-mark-position="at-labels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66cm" svg:height="13.706cm" xlink:href="." xlink:type="simple" chart:class="chart:bar" chart:style-name="ch1">
        <chart:legend chart:legend-position="end" svg:x="22.093cm" svg:y="6.252cm" style:legend-expansion="high" chart:style-name="ch2"/>
        <chart:plot-area chart:style-name="ch3" chart:data-source-has-labels="both" svg:x="0.487cm" svg:y="0.274cm" svg:width="21.119cm" svg:height="12.033cm">
          <chart:coordinate-region svg:x="2.855cm" svg:y="0.274cm" svg:width="18.643cm" svg:height="11.33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8.932cm" svg:y="12.581cm" chart:style-name="ch6">
              <text:p>% Predictions Correct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(empty)</text:p>
              </table:table-cell>
            </table:table-row>
          </table:table-header-rows>
          <table:table-rows>
            <table:table-row>
              <table:table-cell office:value-type="string">
                <text:p>always true</text:p>
              </table:table-cell>
              <table:table-cell office:value-type="float" office:value="NaN">
                <text:p>NaN</text:p>
              </table:table-cell>
              <table:table-cell office:value-type="float" office:value="0.633248125">
                <text:p>0.633248125</text:p>
              </table:table-cell>
            </table:table-row>
            <table:table-row>
              <table:table-cell office:value-type="string">
                <text:p>2-bit</text:p>
              </table:table-cell>
              <table:table-cell office:value-type="float" office:value="0.92182434375">
                <text:p>0.921824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share</text:p>
              </table:table-cell>
              <table:table-cell office:value-type="float" office:value="0.90597575">
                <text:p>0.905975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20000000200FF54F853.jpg" xlink:type="simple" xlink:show="embed" xlink:actuate="onLoad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5095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6114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6d6d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a6a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7d7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66cm" svg:height="13.706cm" xlink:href="." xlink:type="simple" chart:class="chart:bar" chart:style-name="ch1">
        <chart:legend chart:legend-position="end" svg:x="22.358cm" svg:y="4.599cm" style:legend-expansion="high" chart:style-name="ch2"/>
        <chart:plot-area chart:style-name="ch3" chart:data-source-has-labels="both" svg:x="0.487cm" svg:y="0.274cm" svg:width="21.384cm" svg:height="12.033cm">
          <chart:coordinate-region svg:x="1.558cm" svg:y="0.274cm" svg:width="19.557cm" svg:height="11.33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9.065cm" svg:y="12.581cm" chart:style-name="ch6">
              <text:p>% Predictions Correct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series chart:style-name="ch14" chart:values-cell-range-address="local-table.$H$2:.$H$2" chart:label-cell-address="local-table.$H$1" chart:class="chart:bar">
            <chart:data-point/>
          </chart:series>
          <chart:series chart:style-name="ch15" chart:values-cell-range-address="local-table.$I$2:.$I$2" chart:label-cell-address="local-table.$I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</table:table-cell>
              <table:table-cell office:value-type="string">
                <text:p>100</text:p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2000</text:p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2-bit</text:p>
              </table:table-cell>
              <table:table-cell office:value-type="float" office:value="0.92182434375">
                <text:p>0.92182434375</text:p>
              </table:table-cell>
              <table:table-cell office:value-type="float" office:value="0.9218258125">
                <text:p>0.9218258125</text:p>
              </table:table-cell>
              <table:table-cell office:value-type="float" office:value="0.92182525">
                <text:p>0.92182525</text:p>
              </table:table-cell>
              <table:table-cell office:value-type="float" office:value="0.9218276875">
                <text:p>0.9218276875</text:p>
              </table:table-cell>
              <table:table-cell office:value-type="float" office:value="0.9218294375">
                <text:p>0.9218294375</text:p>
              </table:table-cell>
              <table:table-cell office:value-type="float" office:value="0.92186009375">
                <text:p>0.92186009375</text:p>
              </table:table-cell>
              <table:table-cell office:value-type="float" office:value="0.9218815625">
                <text:p>0.9218815625</text:p>
              </table:table-cell>
              <table:table-cell office:value-type="float" office:value="0.921872125">
                <text:p>0.9218721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20000000200FF54F853.jpg" xlink:type="simple" xlink:show="embed" xlink:actuate="onLoad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cubic-splin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5095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6114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6d6d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a6a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7d7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66cm" svg:height="13.706cm" xlink:href="." xlink:type="simple" chart:class="chart:bar" chart:style-name="ch1">
        <chart:legend chart:legend-position="end" svg:x="22.358cm" svg:y="4.599cm" style:legend-expansion="high" chart:style-name="ch2"/>
        <chart:plot-area chart:style-name="ch3" chart:data-source-has-labels="both" svg:x="0.487cm" svg:y="0.274cm" svg:width="21.384cm" svg:height="12.033cm">
          <chart:coordinate-region svg:x="2.008cm" svg:y="0.274cm" svg:width="19.107cm" svg:height="11.33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9.065cm" svg:y="12.581cm" chart:style-name="ch6">
              <text:p>% Predictions Correct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series chart:style-name="ch14" chart:values-cell-range-address="local-table.$H$2:.$H$2" chart:label-cell-address="local-table.$H$1" chart:class="chart:bar">
            <chart:data-point/>
          </chart:series>
          <chart:series chart:style-name="ch15" chart:values-cell-range-address="local-table.$I$2:.$I$2" chart:label-cell-address="local-table.$I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</table:table-cell>
              <table:table-cell office:value-type="string">
                <text:p>100</text:p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  <table:table-cell office:value-type="string">
                <text:p>2000</text:p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gshare</text:p>
              </table:table-cell>
              <table:table-cell office:value-type="float" office:value="0.90597575">
                <text:p>0.90597575</text:p>
              </table:table-cell>
              <table:table-cell office:value-type="float" office:value="0.90597815625">
                <text:p>0.90597815625</text:p>
              </table:table-cell>
              <table:table-cell office:value-type="float" office:value="0.90597815625">
                <text:p>0.90597815625</text:p>
              </table:table-cell>
              <table:table-cell office:value-type="float" office:value="0.90598034375">
                <text:p>0.90598034375</text:p>
              </table:table-cell>
              <table:table-cell office:value-type="float" office:value="0.9059790625">
                <text:p>0.9059790625</text:p>
              </table:table-cell>
              <table:table-cell office:value-type="float" office:value="0.9060208125">
                <text:p>0.9060208125</text:p>
              </table:table-cell>
              <table:table-cell office:value-type="float" office:value="0.90606365625">
                <text:p>0.90606365625</text:p>
              </table:table-cell>
              <table:table-cell office:value-type="float" office:value="0.9060716875">
                <text:p>0.90607168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20000000200FF54F853.jpg" xlink:type="simple" xlink:show="embed" xlink:actuate="onLoad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66cm" svg:height="9.511cm" xlink:href="." xlink:type="simple" chart:class="chart:line" chart:style-name="ch1">
        <chart:plot-area chart:style-name="ch2" chart:data-source-has-labels="both" svg:x="1.642cm" svg:y="0.19cm" svg:width="22.237cm" svg:height="8.006cm">
          <chart:coordinate-region svg:x="3.401cm" svg:y="0.416cm" svg:width="19.894cm" svg:height="7.08cm"/>
          <chart:axis chart:dimension="x" chart:name="primary-x" chart:style-name="ch3" chartooo:axis-type="auto">
            <chartooo:date-scale/>
            <chart:title svg:x="11.215cm" svg:y="8.386cm" chart:style-name="ch4">
              <text:p>Profiling Trace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6.307cm" chart:style-name="ch6">
              <text:p>% Predictions Correct</text:p>
            </chart:title>
            <chart:grid chart:style-name="ch7" chart:class="major"/>
          </chart:axis>
          <chart:series chart:style-name="ch8" chart:values-cell-range-address="local-table.$B$2:.$B$9" chart:label-cell-address="local-table.$B$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90597575">
                <text:p>0.90597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0597815625">
                <text:p>0.905978156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0597815625">
                <text:p>0.905978156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0598034375">
                <text:p>0.9059803437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9059790625">
                <text:p>0.905979062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9060208125">
                <text:p>0.906020812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0606365625">
                <text:p>0.90606365625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060716875">
                <text:p>0.90607168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20000000200FF54F853.jpg" xlink:type="simple" xlink:show="embed" xlink:actuate="onLoad"/>
  </office:styles>
</office:document-styles>
</file>